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ystem" style:font-pitch="variable"/>
    <style:font-face style:name="Google Sans" svg:font-family="'Google Sans', sans-serif"/>
    <style:font-face style:name="Google Sans Text" svg:font-family="'Google Sans Text',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boto Medium" svg:font-family="'Roboto Medium'" style:font-family-generic="roman" style:font-pitch="variable"/>
    <style:font-face style:name="Roboto Medium1" svg:font-family="'Roboto Medium'"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style:writing-mode="page"/>
    </style:style>
    <style:style style:name="P1" style:family="paragraph" style:parent-style-name="normal" style:master-page-name="Converted1">
      <style:paragraph-properties style:page-number="1"/>
      <style:text-properties officeooo:paragraph-rsid="0017489c"/>
    </style:style>
    <style:style style:name="P2" style:family="paragraph" style:parent-style-name="Heading_20_2">
      <style:text-properties officeooo:paragraph-rsid="0017489c"/>
    </style:style>
    <style:style style:name="P3" style:family="paragraph" style:parent-style-name="normal">
      <style:text-properties officeooo:paragraph-rsid="0017489c"/>
    </style:style>
    <style:style style:name="P4" style:family="paragraph" style:parent-style-name="Heading_20_3">
      <style:text-properties officeooo:paragraph-rsid="0017489c"/>
    </style:style>
    <style:style style:name="P5" style:family="paragraph" style:parent-style-name="normal">
      <style:paragraph-properties fo:margin-top="0cm" fo:margin-bottom="0cm" style:contextual-spacing="false" fo:line-height="100%"/>
      <style:text-properties officeooo:paragraph-rsid="0017489c"/>
    </style:style>
    <style:style style:name="P6" style:family="paragraph" style:parent-style-name="normal" style:list-style-name="WWNum2">
      <style:paragraph-properties fo:margin-left="1.27cm" fo:margin-top="0cm" fo:margin-bottom="0.282cm" style:contextual-spacing="false" fo:line-height="100%" fo:text-indent="-0.635cm" style:auto-text-indent="false"/>
      <style:text-properties officeooo:paragraph-rsid="0017489c"/>
    </style:style>
    <style:style style:name="P7" style:family="paragraph" style:parent-style-name="normal" style:list-style-name="WWNum1">
      <style:paragraph-properties fo:margin-left="1.27cm" fo:margin-top="0cm" fo:margin-bottom="0cm" style:contextual-spacing="false" fo:text-indent="-0.635cm" style:auto-text-indent="false"/>
      <style:text-properties officeooo:paragraph-rsid="0017489c"/>
    </style:style>
    <style:style style:name="P8" style:family="paragraph" style:parent-style-name="normal" style:list-style-name="WWNum1">
      <style:paragraph-properties fo:margin-left="1.27cm" fo:text-indent="-0.635cm" style:auto-text-indent="false"/>
      <style:text-properties officeooo:paragraph-rsid="0017489c"/>
    </style:style>
    <style:style style:name="P9" style:family="paragraph" style:parent-style-name="Title" style:master-page-name="Converted2">
      <loext:graphic-properties draw:fill="none" draw:fill-color="#ffffff"/>
      <style:paragraph-properties fo:margin-left="0cm" fo:margin-right="0cm" fo:margin-top="0cm" fo:margin-bottom="0cm" style:contextual-spacing="false" fo:line-height="115%" fo:text-align="start" style:justify-single-word="false" fo:keep-together="auto" fo:orphans="0" fo:widows="0" fo:text-indent="0cm" style:auto-text-indent="false" style:page-number="1" fo:break-before="auto" fo:break-after="auto" fo:background-color="transparent" fo:padding="0cm" fo:border="none" style:shadow="none" fo:keep-with-next="auto" style:join-border="false"/>
      <style:text-properties officeooo:paragraph-rsid="0017489c"/>
    </style:style>
    <style:style style:name="P10" style:family="paragraph" style:parent-style-name="normal" style:master-page-name="Converted3">
      <style:paragraph-properties style:page-number="1"/>
      <style:text-properties officeooo:paragraph-rsid="0017489c"/>
    </style:style>
    <style:style style:name="P11" style:family="paragraph" style:parent-style-name="Standard">
      <style:paragraph-properties fo:text-align="start" style:justify-single-word="false"/>
    </style:style>
    <style:style style:name="P12" style:family="paragraph" style:parent-style-name="Table_20_Contents">
      <style:text-properties officeooo:rsid="0017489c" officeooo:paragraph-rsid="0017489c"/>
    </style:style>
    <style:style style:name="P13" style:family="paragraph" style:parent-style-name="Text_20_body">
      <style:paragraph-properties fo:orphans="0" fo:widows="0"/>
    </style:style>
    <style:style style:name="P14" style:family="paragraph" style:parent-style-name="Horizontal_20_Line">
      <style:paragraph-properties fo:orphans="0" fo:widows="0"/>
    </style:style>
    <style:style style:name="P15" style:family="paragraph" style:parent-style-name="Heading_20_2">
      <style:paragraph-properties fo:orphans="0" fo:widows="0"/>
    </style:style>
    <style:style style:name="P16" style:family="paragraph" style:parent-style-name="Text_20_body">
      <style:paragraph-properties fo:margin-left="0cm" fo:margin-right="0cm" fo:margin-top="0cm" fo:margin-bottom="0cm" style:contextual-spacing="false" fo:orphans="0" fo:widows="0" fo:text-indent="0cm" style:auto-text-indent="false"/>
    </style:style>
    <style:style style:name="P17" style:family="paragraph" style:parent-style-name="Heading_20_3">
      <style:paragraph-properties fo:orphans="0" fo:widows="0"/>
    </style:style>
    <style:style style:name="P18" style:family="paragraph" style:parent-style-name="Text_20_body" style:list-style-name="L1">
      <style:paragraph-properties fo:margin-left="0cm" fo:margin-right="0cm" fo:orphans="0" fo:widows="0" fo:text-indent="0cm" style:auto-text-indent="false"/>
    </style:style>
    <style:style style:name="P19" style:family="paragraph" style:parent-style-name="Text_20_body" style:list-style-name="L1">
      <style:paragraph-properties fo:margin-left="0cm" fo:margin-right="0cm" fo:margin-top="0cm" fo:margin-bottom="0cm" style:contextual-spacing="false" fo:orphans="0" fo:widows="0" fo:text-indent="0cm" style:auto-text-indent="false"/>
    </style:style>
    <style:style style:name="P20" style:family="paragraph" style:parent-style-name="Text_20_body" style:list-style-name="L1">
      <style:paragraph-properties fo:orphans="0" fo:widows="0"/>
    </style:style>
    <style:style style:name="P21" style:family="paragraph" style:parent-style-name="Text_20_body" style:list-style-name="L2">
      <style:paragraph-properties fo:margin-left="0cm" fo:margin-right="0cm" fo:margin-top="0cm" fo:margin-bottom="0cm" style:contextual-spacing="false" fo:orphans="0" fo:widows="0" fo:text-indent="0cm" style:auto-text-indent="false"/>
    </style:style>
    <style:style style:name="P22" style:family="paragraph" style:parent-style-name="Text_20_body" style:list-style-name="L2">
      <style:paragraph-properties fo:orphans="0" fo:widows="0"/>
    </style:style>
    <style:style style:name="P23" style:family="paragraph" style:parent-style-name="Text_20_body" style:list-style-name="L3">
      <style:paragraph-properties fo:margin-left="0cm" fo:margin-right="0cm" fo:orphans="0" fo:widows="0" fo:text-indent="0cm" style:auto-text-indent="false"/>
    </style:style>
    <style:style style:name="P24" style:family="paragraph" style:parent-style-name="Text_20_body" style:list-style-name="L3">
      <style:paragraph-properties fo:margin-left="0cm" fo:margin-right="0cm" fo:margin-top="0cm" fo:margin-bottom="0cm" style:contextual-spacing="false" fo:orphans="0" fo:widows="0" fo:text-indent="0cm" style:auto-text-indent="false"/>
    </style:style>
    <style:style style:name="P25" style:family="paragraph" style:parent-style-name="Text_20_body" style:list-style-name="L3">
      <style:paragraph-properties fo:orphans="0" fo:widows="0"/>
    </style:style>
    <style:style style:name="P26" style:family="paragraph" style:parent-style-name="Text_20_body" style:list-style-name="L4">
      <style:paragraph-properties fo:margin-left="0cm" fo:margin-right="0cm" fo:orphans="0" fo:widows="0" fo:text-indent="0cm" style:auto-text-indent="false"/>
    </style:style>
    <style:style style:name="P27" style:family="paragraph" style:parent-style-name="Text_20_body" style:list-style-name="L4">
      <style:paragraph-properties fo:margin-left="0cm" fo:margin-right="0cm" fo:margin-top="0cm" fo:margin-bottom="0cm" style:contextual-spacing="false" fo:orphans="0" fo:widows="0" fo:text-indent="0cm" style:auto-text-indent="false"/>
    </style:style>
    <style:style style:name="P28" style:family="paragraph" style:parent-style-name="Text_20_body" style:list-style-name="L4">
      <style:paragraph-properties fo:orphans="0" fo:widows="0"/>
    </style:style>
    <style:style style:name="P29" style:family="paragraph" style:parent-style-name="Text_20_body" style:list-style-name="L5">
      <style:paragraph-properties fo:orphans="0" fo:widows="0"/>
      <style:text-properties fo:font-weight="bold"/>
    </style:style>
    <style:style style:name="P30" style:family="paragraph" style:parent-style-name="Text_20_body" style:list-style-name="L5">
      <style:paragraph-properties fo:margin-left="0cm" fo:margin-right="0cm" fo:margin-top="0cm" fo:margin-bottom="0cm" style:contextual-spacing="false" fo:orphans="0" fo:widows="0" fo:text-indent="0cm" style:auto-text-indent="false"/>
    </style:style>
    <style:style style:name="P31" style:family="paragraph" style:parent-style-name="Text_20_body" style:list-style-name="L5">
      <style:paragraph-properties fo:orphans="0" fo:widows="0"/>
    </style:style>
    <style:style style:name="P32" style:family="paragraph" style:parent-style-name="Text_20_body" style:list-style-name="L6">
      <style:paragraph-properties fo:margin-left="0cm" fo:margin-right="0cm" fo:margin-top="0cm" fo:margin-bottom="0cm" style:contextual-spacing="false" fo:orphans="0" fo:widows="0" fo:text-indent="0cm" style:auto-text-indent="false"/>
    </style:style>
    <style:style style:name="P33" style:family="paragraph" style:parent-style-name="Text_20_body" style:list-style-name="L6">
      <style:paragraph-properties fo:orphans="0" fo:widows="0"/>
    </style:style>
    <style:style style:name="P34" style:family="paragraph" style:parent-style-name="Text_20_body" style:list-style-name="L7">
      <style:paragraph-properties fo:orphans="0" fo:widows="0"/>
    </style:style>
    <style:style style:name="P35" style:family="paragraph" style:parent-style-name="Text_20_body" style:list-style-name="L8">
      <style:paragraph-properties fo:orphans="0" fo:widows="0"/>
    </style:style>
    <style:style style:name="P36" style:family="paragraph" style:parent-style-name="Text_20_body">
      <style:paragraph-properties fo:orphans="0" fo:widows="0"/>
      <style:text-properties fo:font-weight="bold"/>
    </style:style>
    <style:style style:name="P37" style:family="paragraph" style:parent-style-name="Text_20_body">
      <style:paragraph-properties fo:margin-left="0cm" fo:margin-right="0cm" fo:margin-top="0cm" fo:margin-bottom="0.247cm" style:contextual-spacing="false" fo:line-height="114%" fo:orphans="0" fo:widows="0" fo:text-indent="0cm" style:auto-text-indent="false"/>
      <style:text-properties style:font-name="Google Sans Text"/>
    </style:style>
    <style:style style:name="P38" style:family="paragraph" style:parent-style-name="Heading_20_2">
      <style:paragraph-properties fo:margin-left="0cm" fo:margin-right="0cm" fo:margin-top="0cm" fo:margin-bottom="0.247cm" style:contextual-spacing="false" fo:line-height="114%" fo:orphans="0" fo:widows="0" fo:text-indent="0cm" style:auto-text-indent="false"/>
      <style:text-properties style:font-name="Google Sans"/>
    </style:style>
    <style:style style:name="P39" style:family="paragraph" style:parent-style-name="Text_20_body">
      <style:paragraph-properties fo:margin-left="0cm" fo:margin-right="0cm" fo:margin-top="0cm" fo:margin-bottom="0.247cm" style:contextual-spacing="false" fo:line-height="114%" fo:orphans="0" fo:widows="0" fo:text-indent="0cm" style:auto-text-indent="false"/>
    </style:style>
    <style:style style:name="P40" style:family="paragraph" style:parent-style-name="Text_20_body">
      <style:paragraph-properties fo:margin-left="0cm" fo:margin-right="0cm" fo:margin-top="0cm" fo:margin-bottom="0.247cm" style:contextual-spacing="false" fo:line-height="114%" fo:orphans="0" fo:widows="0" fo:text-indent="0cm" style:auto-text-indent="false"/>
      <style:text-properties style:font-name="Google Sans Text" fo:font-weight="bold"/>
    </style:style>
    <style:style style:name="P41" style:family="paragraph" style:parent-style-name="Text_20_body" style:list-style-name="L9">
      <style:paragraph-properties fo:margin-left="0cm" fo:margin-right="0cm" fo:margin-top="0cm" fo:margin-bottom="0.247cm" style:contextual-spacing="false" fo:line-height="114%" fo:orphans="0" fo:widows="0" fo:text-indent="0cm" style:auto-text-indent="false" fo:padding="0cm" fo:border="none"/>
      <style:text-properties style:font-name="Google Sans Text"/>
    </style:style>
    <style:style style:name="P42" style:family="paragraph" style:parent-style-name="Heading_20_3">
      <style:paragraph-properties fo:margin-left="0cm" fo:margin-right="0cm" fo:margin-top="0cm" fo:margin-bottom="0.247cm" style:contextual-spacing="false" fo:line-height="114%" fo:orphans="0" fo:widows="0" fo:text-indent="0cm" style:auto-text-indent="false"/>
      <style:text-properties style:font-name="Google Sans"/>
    </style:style>
    <style:style style:name="P43" style:family="paragraph" style:parent-style-name="Text_20_body" style:list-style-name="L10">
      <style:paragraph-properties fo:margin-left="0cm" fo:margin-right="0cm" fo:margin-top="0cm" fo:margin-bottom="0.247cm" style:contextual-spacing="false" fo:line-height="114%" fo:orphans="0" fo:widows="0" fo:text-indent="0cm" style:auto-text-indent="false" fo:padding="0cm" fo:border="none"/>
      <style:text-properties style:font-name="Google Sans Text"/>
    </style:style>
    <style:style style:name="P44" style:family="paragraph" style:parent-style-name="Text_20_body" style:list-style-name="L11">
      <style:paragraph-properties fo:margin-left="0cm" fo:margin-right="0cm" fo:margin-top="0cm" fo:margin-bottom="0cm" style:contextual-spacing="false" fo:orphans="0" fo:widows="0" fo:text-indent="0cm" style:auto-text-indent="false"/>
    </style:style>
    <style:style style:name="P45" style:family="paragraph" style:parent-style-name="Text_20_body" style:list-style-name="L11">
      <style:paragraph-properties fo:orphans="0" fo:widows="0"/>
    </style:style>
    <style:style style:name="P46" style:family="paragraph" style:parent-style-name="Text_20_body" style:list-style-name="L12">
      <style:paragraph-properties fo:margin-left="0cm" fo:margin-right="0cm" fo:margin-top="0cm" fo:margin-bottom="0cm" style:contextual-spacing="false" fo:orphans="0" fo:widows="0" fo:text-indent="0cm" style:auto-text-indent="false"/>
    </style:style>
    <style:style style:name="P47" style:family="paragraph" style:parent-style-name="Text_20_body" style:list-style-name="L12">
      <style:paragraph-properties fo:orphans="0" fo:widows="0"/>
    </style:style>
    <style:style style:name="P48" style:family="paragraph" style:parent-style-name="Text_20_body" style:list-style-name="L13">
      <style:paragraph-properties fo:margin-left="0cm" fo:margin-right="0cm" fo:orphans="0" fo:widows="0" fo:text-indent="0cm" style:auto-text-indent="false"/>
    </style:style>
    <style:style style:name="P49" style:family="paragraph" style:parent-style-name="Text_20_body" style:list-style-name="L13">
      <style:paragraph-properties fo:margin-left="0cm" fo:margin-right="0cm" fo:margin-top="0cm" fo:margin-bottom="0cm" style:contextual-spacing="false" fo:orphans="0" fo:widows="0" fo:text-indent="0cm" style:auto-text-indent="false"/>
    </style:style>
    <style:style style:name="P50" style:family="paragraph" style:parent-style-name="Text_20_body" style:list-style-name="L13">
      <style:paragraph-properties fo:orphans="0" fo:widows="0"/>
    </style:style>
    <style:style style:name="P51" style:family="paragraph" style:parent-style-name="Text_20_body" style:list-style-name="L14">
      <style:paragraph-properties fo:margin-left="0cm" fo:margin-right="0cm" fo:margin-top="0cm" fo:margin-bottom="0cm" style:contextual-spacing="false" fo:orphans="0" fo:widows="0" fo:text-indent="0cm" style:auto-text-indent="false"/>
    </style:style>
    <style:style style:name="P52" style:family="paragraph" style:parent-style-name="Text_20_body" style:list-style-name="L14">
      <style:paragraph-properties fo:orphans="0" fo:widows="0"/>
    </style:style>
    <style:style style:name="P53" style:family="paragraph" style:parent-style-name="Text_20_body" style:list-style-name="L15">
      <style:paragraph-properties fo:margin-left="0cm" fo:margin-right="0cm" fo:margin-top="0cm" fo:margin-bottom="0cm" style:contextual-spacing="false" fo:orphans="0" fo:widows="0" fo:text-indent="0cm" style:auto-text-indent="false"/>
    </style:style>
    <style:style style:name="P54" style:family="paragraph" style:parent-style-name="Text_20_body" style:list-style-name="L15">
      <style:paragraph-properties fo:orphans="0" fo:widows="0"/>
    </style:style>
    <style:style style:name="P55" style:family="paragraph" style:parent-style-name="Text_20_body" style:list-style-name="L16">
      <style:paragraph-properties fo:orphans="0" fo:widows="0"/>
      <style:text-properties fo:font-weight="bold"/>
    </style:style>
    <style:style style:name="P56" style:family="paragraph" style:parent-style-name="Text_20_body" style:list-style-name="L16">
      <style:paragraph-properties fo:margin-left="0cm" fo:margin-right="0cm" fo:margin-top="0cm" fo:margin-bottom="0cm" style:contextual-spacing="false" fo:orphans="0" fo:widows="0" fo:text-indent="0cm" style:auto-text-indent="false"/>
    </style:style>
    <style:style style:name="P57" style:family="paragraph" style:parent-style-name="Text_20_body" style:list-style-name="L16">
      <style:paragraph-properties fo:orphans="0" fo:widows="0"/>
    </style:style>
    <style:style style:name="P58" style:family="paragraph" style:parent-style-name="Text_20_body" style:list-style-name="L16">
      <style:paragraph-properties fo:margin-left="0cm" fo:margin-right="0cm" fo:orphans="0" fo:widows="0" fo:text-indent="0cm" style:auto-text-indent="false"/>
    </style:style>
    <style:style style:name="P59" style:family="paragraph" style:parent-style-name="Text_20_body" style:list-style-name="L17">
      <style:paragraph-properties fo:orphans="0" fo:widows="0"/>
    </style:style>
    <style:style style:name="T1" style:family="text">
      <style:text-properties fo:color="#062e6f" loext:opacity="100%" fo:background-color="#d6eaff" loext:char-shading-value="0"/>
    </style:style>
    <style:style style:name="T2" style:family="text">
      <style:text-properties fo:color="#0000ee" loext:opacity="100%" style:text-underline-style="solid" style:text-underline-width="auto" style:text-underline-color="font-color"/>
    </style:style>
    <style:style style:name="T3" style:family="text">
      <style:text-properties fo:font-size="14pt" style:font-size-asian="14pt" style:font-size-complex="14pt"/>
    </style:style>
    <style:style style:name="T4" style:family="text">
      <style:text-properties fo:font-size="14pt" fo:font-style="italic" style:font-size-asian="14pt" style:font-style-asian="italic" style:font-size-complex="14pt" style:font-style-complex="italic"/>
    </style:style>
    <style:style style:name="T5" style:family="text">
      <style:text-properties fo:font-weight="bold" style:font-weight-asian="bold" style:font-weight-complex="bold"/>
    </style:style>
    <style:style style:name="T6" style:family="text">
      <style:text-properties fo:color="#1155cc" loext:opacity="100%" style:text-underline-style="solid" style:text-underline-width="auto" style:text-underline-color="font-color"/>
    </style:style>
    <style:style style:name="T7" style:family="text">
      <style:text-properties fo:font-style="italic" style:font-style-asian="italic" style:font-style-complex="italic"/>
    </style:style>
    <style:style style:name="T8" style:family="text">
      <style:text-properties fo:color="#1155cc" loext:opacity="100%" fo:font-style="italic" style:text-underline-style="solid" style:text-underline-width="auto" style:text-underline-color="font-color" style:font-style-asian="italic" style:font-style-complex="italic"/>
    </style:style>
    <style:style style:name="T9" style:family="text">
      <style:text-properties fo:color="#747775" loext:opacity="100%" fo:font-style="italic" style:font-style-asian="italic" style:font-style-complex="italic"/>
    </style:style>
    <style:style style:name="T10" style:family="text">
      <style:text-properties fo:font-variant="normal" fo:text-transform="none" fo:color="#303030" loext:opacity="100%" style:text-line-through-style="none" style:text-line-through-type="none" style:text-position="0% 100%" style:font-name="Roboto Medium" fo:font-size="32pt" fo:font-style="normal" style:text-underline-style="none" fo:font-weight="normal" fo:background-color="transparent" loext:char-shading-value="0" style:font-name-asian="Roboto Medium1" style:font-size-asian="32pt" style:font-style-asian="normal" style:font-weight-asian="normal" style:font-name-complex="Roboto Medium1" style:font-size-complex="32pt" style:font-style-complex="normal" style:font-weight-complex="normal"/>
    </style:style>
    <style:style style:name="T11" style:family="text">
      <style:text-properties fo:color="#000000" loext:opacity="100%" fo:font-family="NotoSansMultilanguageRegular-Regular" style:font-family-generic="roman" style:font-pitch="variable" fo:font-size="24pt" style:font-size-asian="24pt"/>
    </style:style>
    <style:style style:name="T12" style:family="text">
      <style:text-properties fo:color="#000000" loext:opacity="100%" fo:font-family="NotoSansMultilanguageRegular-Regular" style:font-family-generic="roman" style:font-pitch="variable" fo:font-size="12pt" style:font-size-asian="12pt"/>
    </style:style>
    <style:style style:name="T13" style:family="text">
      <style:text-properties fo:color="#0000ff" loext:opacity="100%" fo:font-family="NotoSansMultilanguageRegular-Regular" style:font-family-generic="roman" style:font-pitch="variable" fo:font-size="12pt" style:font-size-asian="12pt"/>
    </style:style>
    <style:style style:name="T14" style:family="text">
      <style:text-properties fo:color="#000000" loext:opacity="100%" fo:font-family="NotoSansMultilanguageRegular-Regular" style:font-family-generic="roman" style:font-pitch="variable" fo:font-size="20pt" style:font-size-asian="20pt"/>
    </style:style>
    <style:style style:name="T15" style:family="text">
      <style:text-properties fo:color="#000000" loext:opacity="100%" fo:font-family="NotoSansMultilanguageRegular-Regular" style:font-family-generic="roman" style:font-pitch="variable" fo:font-size="10pt" style:font-size-asian="10pt"/>
    </style:style>
    <style:style style:name="T16" style:family="text">
      <style:text-properties fo:font-weight="bold"/>
    </style:style>
    <style:style style:name="T17" style:family="text">
      <style:text-properties fo:font-style="italic"/>
    </style:style>
    <style:style style:name="T18" style:family="text">
      <style:text-properties style:font-name="Google Sans Text"/>
    </style:style>
    <style:style style:name="T19" style:family="text">
      <style:text-properties style:font-name="Google Sans Text" fo:font-weight="bol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BR-gemini-ACTA-2026-02-18 David sobre CPII y EXP Commercial</text:p>
      <text:p text:style-name="Standard"/>
      <table:table table:name="Tabla1" table:style-name="Tabla1">
        <table:table-column table:style-name="Tabla1.A"/>
        <table:table-row>
          <table:table-cell table:style-name="Tabla1.A1" office:value-type="string">
            <text:p text:style-name="P1" loext:marker-style-name="T1"><text:span text:style-name="T1">18 feb 2026</text:span></text:p>
            <text:p text:style-name="P2"><text:bookmark text:name="_g59ffz1w61be"/>Reunion con David Hidrocarbonetes</text:p>
            <text:p text:style-name="P3">Archivos adjuntos <text:a xlink:type="simple" xlink:href="https://www.google.com/calendar/event?eid=MWYxdW5kcXQycDYyZ3ZnazlnYWYzcmxzbW0gYWRtaW5AYnJlZWRlcmh1Yi5zdG9yZQ" text:style-name="ListLabel_20_19" text:visited-style-name="ListLabel_20_19"><text:span text:style-name="T2">Reunion con David Hidrocarbonetes</text:span></text:a> </text:p>
            <text:p text:style-name="P3">Registros de la reunión <text:a xlink:type="simple" xlink:href="../2026-02-18%20Reunion%20con%20David%20Hidrocarbonetes%20-%202026_02_18%2016_36%20CET%20-%20Notas%20de%20Gemini.docx%3Ftab=t.e6kwlxgwysh0" text:style-name="ListLabel_20_20" text:visited-style-name="ListLabel_20_20"><text:span text:style-name="T2">Transcripción</text:span></text:a> </text:p>
            <text:p text:style-name="P3"/>
            <text:p text:style-name="P4"><text:bookmark text:name="_78l7nlop4dgy"/>Resumen</text:p>
            <text:p text:style-name="P5" loext:marker-style-name="T3"><text:span text:style-name="T3">David Almeida y Carlos Alberto Balboa Castelo planificaron la logística de sus reuniones, incluyendo un encuentro matutino en Paços de Ferreira, un almuerzo con Artur en Póvoa, y la posterior organización para reunirse con Salgado. Se enfocaron en la estrategia comercial de XP en España y Portugal, proponiendo una reflexión sobre oportunidades de inversión y la estructura de autoridad con David Almeida como agente sénior y Carlos Alberto Balboa Castelo como especialista en tecnología, para generar confianza entre los agentes. Finalmente, discutieron el desarrollo de la página web del "Clube Privado de Investidores Imobiliários" (CPII) para la captación de </text:span><text:span text:style-name="T4">leads</text:span><text:span text:style-name="T3">, la metodología de trabajo del grupo XP Portugal y el proceso comercial detallado (incluyendo la captación, la Ficha de Producto Sumaria, la Carta de Intención, y la Prueba de Fondos), y avanzaron en la formalización de un Acuerdo de Colaboración Comercial con Ricardo y la empresa Start, definiendo el procedimiento para el registro de </text:span><text:span text:style-name="T4">leads</text:span><text:span text:style-name="T3"> y honorarios.</text:span></text:p>
            <text:p text:style-name="P3"/>
            <text:p text:style-name="P4"><text:bookmark text:name="_dbmop3oxe3bq"/>Detalles</text:p>
            <text:list text:style-name="WWNum2">
              <text:list-item>
                <text:p text:style-name="P6"><text:span text:style-name="T5">Ubicación y Hora del Encuentro:</text:span> Se confirmó que la reunión para el día siguiente se llevará a cabo a las 9:30 de la mañana en Paços de Ferreira. David Almeida indicó que enviaría la ubicación precisa por GPS, mencionando que el punto de referencia sería frente al Mini Preço de Paços de Ferreira (<text:a xlink:type="simple" xlink:href="#_rb8i4m2twwjn" text:style-name="ListLabel_20_21" text:visited-style-name="ListLabel_20_21"><text:span text:style-name="T6">00:00:00</text:span></text:a>).</text:p>
              </text:list-item>
              <text:list-item>
                <text:p text:style-name="P6"><text:span text:style-name="T5">Planes de Almuerzo y Reunión con Artur:</text:span> Después de la reunión de la mañana, los participantes planean encontrarse con Artur alrededor de las doce y media o la una (<text:a xlink:type="simple" xlink:href="#_rb8i4m2twwjn" text:style-name="ListLabel_20_22" text:visited-style-name="ListLabel_20_22"><text:span text:style-name="T6">00:00:00</text:span></text:a>). Ya se conoce el restaurante, O Manjar dos Leitões en Póvoa (<text:a xlink:type="simple" xlink:href="#_8l232tgfvinj" text:style-name="ListLabel_20_23" text:visited-style-name="ListLabel_20_23"><text:span text:style-name="T6">00:06:48</text:span></text:a>).</text:p>
              </text:list-item>
              <text:list-item>
                <text:p text:style-name="P6"><text:span text:style-name="T5">Reunión con Ricardo Salgado y Logística de Viaje:</text:span> Se acordó que después de la reunión en Póvoa, contactarían directamente a Salgado para organizar el encuentro con él. Ambos participantes viajarán en vehículos separados, ya que cada uno tiene planes de desplazamiento diferentes posteriormente (<text:a xlink:type="simple" xlink:href="#_8l232tgfvinj" text:style-name="ListLabel_20_24" text:visited-style-name="ListLabel_20_24"><text:span text:style-name="T6">00:06:48</text:span></text:a>).</text:p>
              </text:list-item>
              <text:list-item>
                <text:p text:style-name="P6"><text:span text:style-name="T5">Estrategia Comercial para XP y Portugal:</text:span> Carlos Alberto Balboa Castelo propuso que se debe realizar una reflexión sobre el área comercial de XP en España y Portugal. La intención es presentar oportunidades de inversión en Portugal y comunicar el procedimiento, dado que los agentes españoles se enfocan en negocios sin discutir el procedimiento (<text:a xlink:type="simple" xlink:href="#_b5dfho6zq0aj" text:style-name="ListLabel_20_25" text:visited-style-name="ListLabel_20_25"><text:span text:style-name="T6">00:09:13</text:span></text:a>).</text:p>
              </text:list-item>
              <text:list-item>
                <text:p text:style-name="P6"><text:span text:style-name="T5">Presentación de Oportunidades de Inversión y Autoridad:</text:span> Se discutió la necesidad de crear una presentación sobre oportunidades de inversión en Portugal, destacando a David <text:soft-page-break/>Almeida como agente senior y referente de autoridad, y a Carlos Alberto Balboa Castelo como agente junior y especialista en tecnología. Esto es crucial para generar confianza entre los agentes jóvenes que necesitan un referente de autoridad, especialmente al hablar de la división de honorarios y la preparación de las condiciones para los inversores (como la carta de intención y la prueba de fondos) (<text:a xlink:type="simple" xlink:href="#_b5dfho6zq0aj" text:style-name="ListLabel_20_26" text:visited-style-name="ListLabel_20_26"><text:span text:style-name="T6">00:09:13</text:span></text:a>) (<text:a xlink:type="simple" xlink:href="#_er9so5qbjd1t" text:style-name="ListLabel_20_27" text:visited-style-name="ListLabel_20_27"><text:span text:style-name="T6">00:13:44</text:span></text:a>).</text:p>
              </text:list-item>
              <text:list-item>
                <text:p text:style-name="P6"><text:span text:style-name="T5">Desarrollo de la Página Web del Club de Inversores Inmobiliarios:</text:span> Carlos Alberto Balboa Castelo presentó la página web que está desarrollando para el "Clube Privado de Investidores Imobiliários" (CPII). Se tuvo que modificar el nombre porque el dominio inicial no estaba disponible, por lo que el club se llamará Club Privado de Inversores Inmobiliarios, manteniendo la abreviatura CPII (<text:a xlink:type="simple" xlink:href="#_6cm61t4s10g" text:style-name="ListLabel_20_28" text:visited-style-name="ListLabel_20_28"><text:span text:style-name="T6">00:12:23</text:span></text:a>).</text:p>
              </text:list-item>
              <text:list-item>
                <text:p text:style-name="P6"><text:span text:style-name="T5">Funcionalidades de la Página Web y Captación de Leads:</text:span> La página web incluirá la opción de seleccionar idioma y ofrecerá información, un simulador, y tres vías de acceso (como inversor, promotor, o gestor) (<text:a xlink:type="simple" xlink:href="#_6cm61t4s10g" text:style-name="ListLabel_20_29" text:visited-style-name="ListLabel_20_29"><text:span text:style-name="T6">00:12:23</text:span></text:a>). El objetivo principal de la web es la captación global de leads, posicionando a los fundadores como prescriptores (<text:a xlink:type="simple" xlink:href="#_i2abqe5cggqf" text:style-name="ListLabel_20_30" text:visited-style-name="ListLabel_20_30"><text:span text:style-name="T6">00:15:00</text:span></text:a>).</text:p>
              </text:list-item>
              <text:list-item>
                <text:p text:style-name="P6"><text:span text:style-name="T5">Simulador y Seguimiento de Referidos:</text:span> Se destacó el simulador como una herramienta para generar esperanza y apetito, mostrando cómo la gente puede ahorrar y ver análisis de sus inversiones. Además, se planea implementar una sección de "mi red" donde cada persona pueda ver su árbol de referidos y contactarlos, lo que ayudará a multiplicar el potencial de inversión (<text:a xlink:type="simple" xlink:href="#_a82ga5gm3za7" text:style-name="ListLabel_20_31" text:visited-style-name="ListLabel_20_31"><text:span text:style-name="T6">00:16:23</text:span></text:a>).</text:p>
              </text:list-item>
              <text:list-item>
                <text:p text:style-name="P6"><text:span text:style-name="T5">Elementos Faltantes en la Web y Tareas Pendientes:</text:span> Se mencionó que la página web necesitará una sección de blog para atraer tráfico mediante contenido semanal que se publicará en LinkedIn y perfiles personales (<text:a xlink:type="simple" xlink:href="#_nhxoirpwyruo" text:style-name="ListLabel_20_32" text:visited-style-name="ListLabel_20_32"><text:span text:style-name="T6">00:17:58</text:span></text:a>). David Almeida confirmó que hoy trabajaría en tres tareas: finalizar los campos del CPII, crear audios para establecer los criterios de estudios de mercado para diversos productos, y definir los campos obligatorios para el formulario de estudio de mercado del CRM (<text:a xlink:type="simple" xlink:href="#_fagmab3yml42" text:style-name="ListLabel_20_33" text:visited-style-name="ListLabel_20_33"><text:span text:style-name="T6">00:21:36</text:span></text:a>).</text:p>
              </text:list-item>
              <text:list-item>
                <text:p text:style-name="P6"><text:span text:style-name="T5">Estrategia Comercial de XP y el CPII:</text:span> Se acordó que el CPII será el portal de ventas y herramienta de negocio del área comercial, ya que está cerrado y enfocado en atraer inversores en lugar de simplemente vender propiedades (<text:a xlink:type="simple" xlink:href="#_uxscl8tqjvm2" text:style-name="ListLabel_20_34" text:visited-style-name="ListLabel_20_34"><text:span text:style-name="T6">00:23:13</text:span></text:a>). La estrategia en España se centrará en promover a David Almeida como referente comercial y mentor, y al CPII como herramienta de inversión (<text:a xlink:type="simple" xlink:href="#_fagmab3yml42" text:style-name="ListLabel_20_35" text:visited-style-name="ListLabel_20_35"><text:span text:style-name="T6">00:21:36</text:span></text:a>).</text:p>
              </text:list-item>
              <text:list-item>
                <text:p text:style-name="P6"><text:span text:style-name="T5">Estructura y Metodología del Grupo Comercial XP Portugal:</text:span> David Almeida explicó que el grupo comercial de XP Portugal está formado por profesionales liderados por ellos, con un grupo de cuatro miembros comprometidos. La metodología de trabajo incluye un sitio web, un CRM, y el club de inversión, así como la migración de contenidos formativos existentes, como el curso Especialista Comercial Nivel 1 y los webinarios comerciales, al CRM (<text:a xlink:type="simple" xlink:href="#_g6exwiuqi6zk" text:style-name="ListLabel_20_36" text:visited-style-name="ListLabel_20_36"><text:span text:style-name="T6">00:24:36</text:span></text:a>).</text:p>
              </text:list-item>
              <text:list-item>
                <text:p text:style-name="P6"><text:span text:style-name="T5">Proceso de Captación y Documentación Obligatoria:</text:span> El proceso de captación debe pasar por criterios de estudio de mercado y tratamiento de la captación, preparando el análisis, la viabilidad y el plan de negocios del proyecto. El primer documento requerido es la Declaración de Autorización de Venta, que debe incluir la identificación del propietario, la XP Portugal, y las condiciones de venta, valor, tiempo, entrada mínima y honorarios de la agencia (<text:a xlink:type="simple" xlink:href="#_f6jrq6f13b90" text:style-name="ListLabel_20_37" text:visited-style-name="ListLabel_20_37"><text:span text:style-name="T6">00:26:01</text:span></text:a>).</text:p>
              </text:list-item>
              <text:list-item>
                <text:p text:style-name="P6"><text:span text:style-name="T5">Proceso de Venta y Fichas de Producto:</text:span> Después de obtener la autorización de venta, se comienza con una Ficha de Producto Sumaria, que solo debe incluir la ubicación, dos o tres fotos, condiciones y el valor de venta (<text:a xlink:type="simple" xlink:href="#_te0rhnqxkgme" text:style-name="ListLabel_20_38" text:visited-style-name="ListLabel_20_38"><text:span text:style-name="T6">00:28:22</text:span></text:a>). Posteriormente, se prepara una presentación más completa que añade la caracterización de la zona, la viabilidad económica y el plan de negocios del proyecto (<text:a xlink:type="simple" xlink:href="#_nrfwrunzumi" text:style-name="ListLabel_20_39" text:visited-style-name="ListLabel_20_39"><text:span text:style-name="T6">00:30:06</text:span></text:a>).</text:p>
              </text:list-item>
              <text:list-item>
                <text:p text:style-name="P6"><text:soft-page-break/><text:span text:style-name="T5">Fase de Negociación y Carta de Intención (LOI):</text:span> Una vez que un cliente expresa interés, se inicia el proceso de negociación, que comienza con la solicitud de una Carta de Intención (LOI) (<text:a xlink:type="simple" xlink:href="#_abms5uqqspi7" text:style-name="ListLabel_20_40" text:visited-style-name="ListLabel_20_40"><text:span text:style-name="T6">00:33:40</text:span></text:a>). La LOI sirve para identificar al cliente y al agente que presentó el proyecto, e incluye los documentos que el cliente desea verificar (<text:a xlink:type="simple" xlink:href="#_dz5m1qpfjpp8" text:style-name="ListLabel_20_41" text:visited-style-name="ListLabel_20_41"><text:span text:style-name="T6">00:35:26</text:span></text:a>).</text:p>
              </text:list-item>
              <text:list-item>
                <text:p text:style-name="P6"><text:span text:style-name="T5">Mandato de Representación y Propuesta de Compra:</text:span> Tras la LOI, y si el propietario avanza, se utiliza un Mandato de Representación para definir quién hace qué y hasta qué punto, identificando al cliente comprador ante el vendedor (<text:a xlink:type="simple" xlink:href="#_4cdo4mlrjzab" text:style-name="ListLabel_20_42" text:visited-style-name="ListLabel_20_42"><text:span text:style-name="T6">00:37:12</text:span></text:a>). La fase final es la presentación de una Propuesta por escrito, detallando el inmueble, el cliente, el valor propuesto y las condiciones de pago (<text:a xlink:type="simple" xlink:href="#_7sy8nhxnpdw7" text:style-name="ListLabel_20_43" text:visited-style-name="ListLabel_20_43"><text:span text:style-name="T6">00:38:42</text:span></text:a>).</text:p>
              </text:list-item>
              <text:list-item>
                <text:p text:style-name="P6"><text:span text:style-name="T5">Cierre y Diferencias con el Área Residencial:</text:span> Una vez que se llega a un acuerdo, se pasa al Contrato de Promesa de Compra y Venta (CPCV). En esta etapa, la ley en Portugal exige un Contrato de Mediación Inmobiliaria (CMI) para efectos de cumplimiento legal y prevención del blanqueo de capitales. La diferencia clave con el área residencial es que el área comercial requiere procesos más exigentes en la captación, incluyendo estudios de mercado, análisis económico-financiero y planes de negocios (<text:a xlink:type="simple" xlink:href="#_auhlp6v25j9s" text:style-name="ListLabel_20_44" text:visited-style-name="ListLabel_20_44"><text:span text:style-name="T6">00:40:43</text:span></text:a>).</text:p>
              </text:list-item>
              <text:list-item>
                <text:p text:style-name="P6"><text:span text:style-name="T5">Evaluación de Empresas y Métricas de Gestión:</text:span> David Almeida detalló los criterios para evaluar empresas y hoteles, señalando que la evaluación de un hotel debe separar el valor del edificio del valor de la empresa que lo opera (<text:a xlink:type="simple" xlink:href="#_muj8yu44q1vo" text:style-name="ListLabel_20_45" text:visited-style-name="ListLabel_20_45"><text:span text:style-name="T6">00:42:25</text:span></text:a>). Se deben analizar cuatro categorías de costos: costos operacionales (que no deben exceder el 10-12% de la riqueza creada), costos fijos (iguales o inferiores al 10%), y costos de personal (no más del 17%) (<text:a xlink:type="simple" xlink:href="#_zb7iu8dvpbdt" text:style-name="ListLabel_20_46" text:visited-style-name="ListLabel_20_46"><text:span text:style-name="T6">00:44:04</text:span></text:a>).</text:p>
              </text:list-item>
              <text:list-item>
                <text:p text:style-name="P6"><text:span text:style-name="T5">Prueba de Fondos y Cumplimiento Legal (KYC/AML):</text:span> Carlos Alberto Balboa Castelo reiteró la necesidad de una prueba de fondos que un banco de referencia confirme. Se enfatizó la importancia de referenciar las leyes de comercio internacional, incluyendo las normativas Know Your Customer (KYC) y Anti-Money Laundering (AML), para establecer una barrera legal y metodológica clara, diferenciándose de la falta de disciplina en el mercado español (<text:a xlink:type="simple" xlink:href="#_hd0boew7y7ni" text:style-name="ListLabel_20_47" text:visited-style-name="ListLabel_20_47"><text:span text:style-name="T6">00:51:28</text:span></text:a>).</text:p>
              </text:list-item>
              <text:list-item>
                <text:p text:style-name="P6"><text:span text:style-name="T5">Foco en Agentes Captadores y Confianza del Propietario:</text:span> El enfoque principal del área comercial de XP es encontrar profesionales que deseen ser captadores, no compradores, ya que todo el entrenamiento se centra en la captación. Se destacó que en el área comercial el agente está al servicio del propietario y actúa como guardián, ya que el propietario busca un cliente con el perfil adecuado y puede vetar a posibles compradores, incluso si tienen dinero, si son competidores o no mantendrán la identidad del negocio (<text:a xlink:type="simple" xlink:href="#_mzp33ukd41cm" text:style-name="ListLabel_20_48" text:visited-style-name="ListLabel_20_48"><text:span text:style-name="T6">00:56:44</text:span></text:a>).</text:p>
              </text:list-item>
              <text:list-item>
                <text:p text:style-name="P6"><text:span text:style-name="T5">Suministro de Información para la Presentación en España:</text:span> David Almeida se comprometió a enviar el Manual de Procedimientos de XP Comercial Portugal para que Carlos Alberto Balboa Castelo lo utilice como guía y texto base en la creación de la presentación. Carlos Alberto Balboa Castelo solicitó tres o cuatro ejemplos de oportunidades de negocio para utilizar en la formación del grupo en España, con el doble objetivo de atraer inversores y mostrar la metodología de trabajo (<text:a xlink:type="simple" xlink:href="#_1e7lbkumvqag" text:style-name="ListLabel_20_49" text:visited-style-name="ListLabel_20_49"><text:span text:style-name="T6">01:01:37</text:span></text:a>).</text:p>
              </text:list-item>
              <text:list-item>
                <text:p text:style-name="P6"><text:span text:style-name="T5">Estrategia de posicionamiento y presentación de activos</text:span>: David Almeida explicó que el proceso implica presentar activos y la metodología de trabajo antes de entrar al mercado, asegurando que el trabajo de estructuración esté completo (<text:a xlink:type="simple" xlink:href="#_70h8ct7zzej5" text:style-name="ListLabel_20_50" text:visited-style-name="ListLabel_20_50"><text:span text:style-name="T6">01:04:26</text:span></text:a>). Esto posiciona a los colaboradores, como Carlos Alberto Balboa Castelo, como expertos que dominan el proceso, quienes han estado trabajando de esta forma durante tres años. El objetivo es que los agentes entiendan por qué se deben seguir las prácticas establecidas para el éxito del negocio y para evitar problemas como la descalificación de clientes o tratos con testaferros (<text:a xlink:type="simple" xlink:href="#_eqicpwcj4ef4" text:style-name="ListLabel_20_51" text:visited-style-name="ListLabel_20_51"><text:span text:style-name="T6">01:05:41</text:span></text:a>).</text:p>
              </text:list-item>
              <text:list-item>
                <text:p text:style-name="P6"><text:span text:style-name="T5">Gestión de clientes y calificación de la información</text:span>: Se subrayó la importancia de la correcta cualificación de los clientes, lo que genera confianza para compartir información <text:soft-page-break/>sensible y clasificada. David Almeida enfatizó que la cualificación del cliente permite tener al "dueño" del negocio del otro lado y evita situaciones donde el cliente se siente engañado o no existe, como ocurrió previamente. La capacidad de compartir información está ligada a esta cualificación, y David Almeida debe determinar el tipo de información que se puede transmitir para no poner en riesgo al cliente o el negocio del cliente (<text:a xlink:type="simple" xlink:href="#_qg1ftsh4e7yj" text:style-name="ListLabel_20_52" text:visited-style-name="ListLabel_20_52"><text:span text:style-name="T6">01:06:58</text:span></text:a>).</text:p>
              </text:list-item>
              <text:list-item>
                <text:p text:style-name="P6"><text:span text:style-name="T5">Modelo de negocio y colaboración mediante reparto</text:span>: David Almeida detalló que se le pide a los colaboradores que encuentren el cliente con el perfil adecuado, y si el negocio se concreta, se les dará una parte del negocio mediante un reparto. El colaborador solo tiene autoridad para exigir reparto si no existe esta división, es decir, si el cliente del colaborador paga al colaborador y el cliente de David Almeida paga a David Almeida (<text:a xlink:type="simple" xlink:href="#_1kjpqb5divt0" text:style-name="ListLabel_20_53" text:visited-style-name="ListLabel_20_53"><text:span text:style-name="T6">01:08:19</text:span></text:a>). David Almeida debe compartir solo si el socio cumple y se alinea con el objetivo, y no tiene por qué compartir si el socio no colabora (<text:a xlink:type="simple" xlink:href="#_8rfhriysiy94" text:style-name="ListLabel_20_54" text:visited-style-name="ListLabel_20_54"><text:span text:style-name="T6">01:09:59</text:span></text:a>).</text:p>
              </text:list-item>
              <text:list-item>
                <text:p text:style-name="P6"><text:span text:style-name="T5">Reglas y transparencia en la colaboración comercial</text:span>: Se concluyó que las reglas de colaboración deben establecerse de manera simple, transparente y segura para defender a todas las partes y asegurar el éxito del negocio a nivel internacional. Carlos Alberto Balboa Castelo señaló que cuanto más se profundiza en el método de trabajo, más información sensible aparece, la cual debe encajar en el mismo procedimiento. Se evita el enfoque de "yo quiero todo, quiero una parte a mi manera" porque eso desharía todo el negocio (<text:a xlink:type="simple" xlink:href="#_8rfhriysiy94" text:style-name="ListLabel_20_55" text:visited-style-name="ListLabel_20_55"><text:span text:style-name="T6">01:09:59</text:span></text:a>).</text:p>
              </text:list-item>
              <text:list-item>
                <text:p text:style-name="P6"><text:span text:style-name="T5">Definición de activos para la presentación a agentes en España</text:span>: Carlos Alberto Balboa Castelo solicitó a David Almeida identificar dos, tres o cuatro activos específicos para dirigirse a agentes en España. David Almeida sugirió varios tipos de inversión: para pequeños inversores (club de inversión, compra de bienes futuros, Nobre, Urban, Damião de Goer), para empresas (supermercados, centros comerciales de Matosinhos y Leiria), proyectos (logística, industrial, turística, promoción inmobiliaria) y la posibilidad de adquirir empresas (como restaurantes) (<text:a xlink:type="simple" xlink:href="#_k65j48t7od7e" text:style-name="ListLabel_20_56" text:visited-style-name="ListLabel_20_56"><text:span text:style-name="T6">01:11:54</text:span></text:a>). Carlos Alberto Balboa Castelo seleccionó pequeños emprendimientos, Urban, el centro comercial de Matosinhos y la empresa de valorización de residuos eléctricos para comenzar la presentación (<text:a xlink:type="simple" xlink:href="#_mdwgl1eos3oz" text:style-name="ListLabel_20_57" text:visited-style-name="ListLabel_20_57"><text:span text:style-name="T6">01:13:23</text:span></text:a>).</text:p>
              </text:list-item>
              <text:list-item>
                <text:p text:style-name="P6"><text:span text:style-name="T5">Posicionamiento estratégico frente a la red de agentes</text:span>: Carlos Alberto Balboa Castelo estableció que, de 10 o 15 agentes, si al menos uno sigue las reglas, ya se habrá ganado un socio en España, pero si ninguno lo hace, es mejor no involucrarse en negocios (<text:a xlink:type="simple" xlink:href="#_covjmn9vu8ym" text:style-name="ListLabel_20_58" text:visited-style-name="ListLabel_20_58"><text:span text:style-name="T6">01:14:35</text:span></text:a>). David Almeida y Carlos Alberto Balboa Castelo coincidieron en que su objetivo es atraer agentes y crear un grupo. David Almeida criticó la práctica de otros grupos de solicitar proyectos sin definir el perfil de inversión, lo que genera descrédito (<text:a xlink:type="simple" xlink:href="#_tqajtite16gu" text:style-name="ListLabel_20_59" text:visited-style-name="ListLabel_20_59"><text:span text:style-name="T6">01:16:04</text:span></text:a>).</text:p>
              </text:list-item>
              <text:list-item>
                <text:p text:style-name="P6"><text:span text:style-name="T5">Compartir información clave a través del minisitio</text:span>: David Almeida se comprometió a compartir un enlace a un minisite o <text:span text:style-name="T7">landing page</text:span> que contiene toda la información de la empresa, aunque señaló que está desactualizado respecto al personal. El contenido está alineado con las prácticas comerciales de EXP Commercial en Estados Unidos, con información sobre el área de intervención y la metodología de trabajo (<text:a xlink:type="simple" xlink:href="#_tui52r9vduo5" text:style-name="ListLabel_20_60" text:visited-style-name="ListLabel_20_60"><text:span text:style-name="T6">01:18:14</text:span></text:a>). Este sitio web, alojado en el dominio propio de David Almeida para mantener el control, incluye detalles sobre los servicios ofrecidos, como consultoría inmobiliaria, consultoría de negocios y las diversas áreas de intervención (<text:a xlink:type="simple" xlink:href="#_hllu10y2ncxv" text:style-name="ListLabel_20_61" text:visited-style-name="ListLabel_20_61"><text:span text:style-name="T6">01:19:28</text:span></text:a>).</text:p>
              </text:list-item>
              <text:list-item>
                <text:p text:style-name="P6"><text:span text:style-name="T5">Posicionamiento diferenciado y estructura de servicios</text:span>: El grupo busca posicionarse de manera diferenciada para evitar discusiones sobre la obligación de seguir sus procedimientos, señalando que la adhesión es necesaria solo si se desea trabajar en conjunto (<text:a xlink:type="simple" xlink:href="#_1er307upzjyw" text:style-name="ListLabel_20_62" text:visited-style-name="ListLabel_20_62"><text:span text:style-name="T6">01:23:36</text:span></text:a>). David Almeida destacó la estructura de servicios en la página web: área de intervención (promoción inmobiliaria, arrendamiento, comercio, turismo, industrial, etc.), consultoría inmobiliaria (estudio de mercado, gestión del comprador, financiación) y consultoría de negocios (apoyo a proyectos comunitarios, fondos de inversión, financiación bancaria) (<text:a xlink:type="simple" xlink:href="#_jquvh6uy10j6" text:style-name="ListLabel_20_63" text:visited-style-name="ListLabel_20_63"><text:span text:style-name="T6">01:21:55</text:span></text:a>). La marca EXP Portugal Commercial Group está registrada y <text:soft-page-break/>autorizada por EXP Global, asegurando propiedad intelectual y evitando que otros se apropien de las ideas y el trabajo (<text:a xlink:type="simple" xlink:href="#_lk0u9and1ndl" text:style-name="ListLabel_20_64" text:visited-style-name="ListLabel_20_64"><text:span text:style-name="T6">01:27:32</text:span></text:a>).</text:p>
              </text:list-item>
              <text:list-item>
                <text:p text:style-name="P6"><text:span text:style-name="T5">Planificación del evento y lanzamiento del Club de Inversión</text:span>: La meta de David Almeida es presentar formalmente el club de inversión en el evento de Santa Maria da Feira (<text:a xlink:type="simple" xlink:href="#_knv99q7vur6i" text:style-name="ListLabel_20_65" text:visited-style-name="ListLabel_20_65"><text:span text:style-name="T6">01:28:57</text:span></text:a>). Previamente, se planea un <text:span text:style-name="T7">webinar</text:span> para los 10 fundadores seleccionados, idealmente a finales de febrero, para que conozcan la información antes del evento presencial (<text:a xlink:type="simple" xlink:href="#_510vpgf9q1xc" text:style-name="ListLabel_20_66" text:visited-style-name="ListLabel_20_66"><text:span text:style-name="T6">01:30:51</text:span></text:a>). El <text:span text:style-name="T7">webinar</text:span> para los fundadores se centrará en explicar la estrategia individual y la posición estratégica del fundador (<text:a xlink:type="simple" xlink:href="#_bkwwjgur1lv9" text:style-name="ListLabel_20_67" text:visited-style-name="ListLabel_20_67"><text:span text:style-name="T6">01:34:22</text:span></text:a>).</text:p>
              </text:list-item>
              <text:list-item>
                <text:p text:style-name="P6"><text:span text:style-name="T5">Estatuto y beneficios del fundador del Club de Inversión</text:span>: El estatuto de fundador no es solo una distinción honorífica, sino una posición estratégica para generar resultados, con una inversión inicial flexible de 100 € (<text:a xlink:type="simple" xlink:href="#_bkwwjgur1lv9" text:style-name="ListLabel_20_68" text:visited-style-name="ListLabel_20_68"><text:span text:style-name="T6">01:34:22</text:span></text:a>) (<text:a xlink:type="simple" xlink:href="#_zbjrw2118v9z" text:style-name="ListLabel_20_69" text:visited-style-name="ListLabel_20_69"><text:span text:style-name="T6">01:40:17</text:span></text:a>). El fundador es un "prescriptor clave" que identifica oportunidades. El objetivo para los fundadores es alcanzar 1 millón de euros en inversión, directa o indirecta, para poder acceder a la categoría de gestor (<text:a xlink:type="simple" xlink:href="#_p4m91xouqzsl" text:style-name="ListLabel_20_70" text:visited-style-name="ListLabel_20_70"><text:span text:style-name="T6">01:37:02</text:span></text:a>).</text:p>
              </text:list-item>
              <text:list-item>
                <text:p text:style-name="P6"><text:span text:style-name="T5">Metodología de trabajo y contratos de exclusividad</text:span>: David Almeida enfatizó que, a diferencia de otros en Europa, que carecen de una convención, el objetivo es crear una comunidad que crea en su metodología y esté dispuesta a especializarse (<text:a xlink:type="simple" xlink:href="#_lzqas2xkt1p1" text:style-name="ListLabel_20_71" text:visited-style-name="ListLabel_20_71"><text:span text:style-name="T6">01:26:14</text:span></text:a>). David Almeida obtuvo un contrato de exclusividad y firma para el EXP Portugal Commercial Group con EXP Portugal para garantizar la claridad y seguridad de la colaboración, algo que pocos han hecho (<text:a xlink:type="simple" xlink:href="#_7hmf9bjmacv0" text:style-name="ListLabel_20_72" text:visited-style-name="ListLabel_20_72"><text:span text:style-name="T6">01:32:07</text:span></text:a>). David Almeida aseguró que si su proceso no funciona a la perfección, se pierde la confianza y nadie más se unirá al proyecto (<text:a xlink:type="simple" xlink:href="#_xgqfwrcqecv" text:style-name="ListLabel_20_73" text:visited-style-name="ListLabel_20_73"><text:span text:style-name="T6">01:47:16</text:span></text:a>).</text:p>
              </text:list-item>
              <text:list-item>
                <text:p text:style-name="P6"><text:span text:style-name="T5">Próximos pasos y preparación de la convocatoria</text:span>: Se acordó que Carlos Alberto Balboa Castelo finalizará la <text:span text:style-name="T7">landing page</text:span> y los documentos traducidos al portugués durante la próxima semana (<text:a xlink:type="simple" xlink:href="#_xbfcv8vs7u7l" text:style-name="ListLabel_20_74" text:visited-style-name="ListLabel_20_74"><text:span text:style-name="T6">01:45:35</text:span></text:a>). David Almeida revisará las traducciones (<text:a xlink:type="simple" xlink:href="#_xgqfwrcqecv" text:style-name="ListLabel_20_75" text:visited-style-name="ListLabel_20_75"><text:span text:style-name="T6">01:47:16</text:span></text:a>). El <text:span text:style-name="T7">webinar</text:span> para los fundadores se puede fijar para el viernes, 27 de febrero, y David Almeida creará la convocatoria y el evento (<text:a xlink:type="simple" xlink:href="#_xbfcv8vs7u7l" text:style-name="ListLabel_20_76" text:visited-style-name="ListLabel_20_76"><text:span text:style-name="T6">01:45:35</text:span></text:a>). Además, David Almeida validará inmediatamente su membresía en el club dentro de la plataforma para facilitar el seguimiento de los enlaces de referidos (<text:a xlink:type="simple" xlink:href="#_xgqfwrcqecv" text:style-name="ListLabel_20_77" text:visited-style-name="ListLabel_20_77"><text:span text:style-name="T6">01:47:16</text:span></text:a>).</text:p>
              </text:list-item>
              <text:list-item>
                <text:p text:style-name="P6"><text:span text:style-name="T5">Verificación de "Conozca a su Cliente" (KC)</text:span>: David Almeida indicó que el proceso de verificación "Conozca a su Cliente" (KC) no se ha podido completar porque necesitan cargar la documentación necesaria, específicamente la fotografía del documento de identidad o tarjeta de ciudadanía. La falta de estas imágenes, que David Almeida no ha podido transferir al ordenador debido a problemas con la aplicación de WhatsApp, impide la finalización del KC, que son datos requeridos para complementar el contrato (<text:a xlink:type="simple" xlink:href="#_eev8ufdlhxcq" text:style-name="ListLabel_20_78" text:visited-style-name="ListLabel_20_78"><text:span text:style-name="T6">02:01:31</text:span></text:a>). David Almeida se comprometió a intentar resolver el problema de la transferencia de archivos y completar todos los datos necesarios ese mismo día (<text:a xlink:type="simple" xlink:href="#_bc34gte0w9xe" text:style-name="ListLabel_20_79" text:visited-style-name="ListLabel_20_79"><text:span text:style-name="T6">02:05:11</text:span></text:a>).</text:p>
              </text:list-item>
              <text:list-item>
                <text:p text:style-name="P6"><text:span text:style-name="T5">Acuerdo de Colaboración Comercial y Reunión con el Abogado</text:span>: David Almeida planea contactar al abogado más tarde ese mismo día para revisar el contrato que debería estar listo, con el objetivo de revisarlo en conjunto y verificar que todo esté en orden (<text:a xlink:type="simple" xlink:href="#_bc34gte0w9xe" text:style-name="ListLabel_20_80" text:visited-style-name="ListLabel_20_80"><text:span text:style-name="T6">02:05:11</text:span></text:a>). Se confirmó que la reunión con Ricardo y carlos alberto balboa castelo en Paços de Ferreira se llevará a cabo al día siguiente. El objetivo de la reunión es presentar a Ricardo y a carlos alberto balboa castelo, quienes dirigirán la reunión, mientras que David Almeida acompañará, ya que el contenido de la reunión es esencialmente lo que elles habían acordado previamente (<text:a xlink:type="simple" xlink:href="#_wqyz4z74l918" text:style-name="ListLabel_20_81" text:visited-style-name="ListLabel_20_81"><text:span text:style-name="T6">02:07:02</text:span></text:a>).</text:p>
              </text:list-item>
              <text:list-item>
                <text:p text:style-name="P6"><text:span text:style-name="T5">Revisión de Datos Personales para el Acuerdo Marco</text:span>: carlos alberto balboa castelo pidió a David Almeida que proporcionara sus datos para completar el Acuerdo de Colaboración Comercial, incluyendo un número de identificación fiscal y dirección, los cuales fueron dictados y registrados. Se aclaró que la razón social de la empresa de David Almeida es <text:soft-page-break/>"Aventura Generosa," y que la mención de "Portugal" debe mantenerse, pero se debe eliminar la palabra "Limitada" ya que "Portugal" es solo una marca (<text:a xlink:type="simple" xlink:href="#_htighwpbe9y3" text:style-name="ListLabel_20_82" text:visited-style-name="ListLabel_20_82"><text:span text:style-name="T6">02:10:33</text:span></text:a>).</text:p>
              </text:list-item>
              <text:list-item>
                <text:p text:style-name="P6"><text:span text:style-name="T5">Discusión sobre la Venta de Start y el Acuerdo Marco</text:span>: carlos alberto balboa castelo mencionó que Start está en venta y que ya tienen un acuerdo de venta por el 5% de la empresa a 4 millones, aunque los socios actuales solo firmaron un acuerdo de asociación y no han comprado nada (<text:a xlink:type="simple" xlink:href="#_faf0g947t6lt" text:style-name="ListLabel_20_83" text:visited-style-name="ListLabel_20_83"><text:span text:style-name="T6">02:13:13</text:span></text:a>). La discusión avanzó hacia el Acuerdo Marco, el cual está diseñado para estructurar el trabajo con colaboradores, asegurando que cada <text:span text:style-name="T7">lead</text:span> (contacto) tenga su propio contrato, y así educar a Ricardo a trabajar de manera profesional. Las comunicaciones deben ser electrónicas a través de correo electrónico, y Start debe confirmar la recepción y, si ya existe un contacto comercial, debe aportar pruebas (<text:a xlink:type="simple" xlink:href="#_piyxveck13gd" text:style-name="ListLabel_20_84" text:visited-style-name="ListLabel_20_84"><text:span text:style-name="T6">02:14:36</text:span></text:a>).</text:p>
              </text:list-item>
              <text:list-item>
                <text:p text:style-name="P6"><text:span text:style-name="T5">Procedimiento para el Registro de Leads y Honorarios</text:span>: El nuevo procedimiento exige que, para registrar un <text:span text:style-name="T7">lead</text:span>, se debe registrar el contenido, el nombre, la identificación del interlocutor y el tipo de operación, y la prueba de trabajo puede ser un contrato, una propuesta, o un intercambio de correos (<text:a xlink:type="simple" xlink:href="#_piyxveck13gd" text:style-name="ListLabel_20_85" text:visited-style-name="ListLabel_20_85"><text:span text:style-name="T6">02:14:36</text:span></text:a>). Si Start no responde en 24 horas, el <text:span text:style-name="T7">lead</text:span> se considera aceptado (<text:a xlink:type="simple" xlink:href="#_ssufqfiro71p" text:style-name="ListLabel_20_86" text:visited-style-name="ListLabel_20_86"><text:span text:style-name="T6">02:16:50</text:span></text:a>). carlos alberto balboa castelo explicó que los honorarios deben negociarse por separado para cada operación mediante un anexo al acuerdo marco, porque los honorarios solo deben derivar de contratos cerrados (<text:a xlink:type="simple" xlink:href="#_7akngqb4odnt" text:style-name="ListLabel_20_87" text:visited-style-name="ListLabel_20_87"><text:span text:style-name="T6">02:19:25</text:span></text:a>).</text:p>
              </text:list-item>
              <text:list-item>
                <text:p text:style-name="P6"><text:span text:style-name="T5">Estructura y Formalización del Contrato Marco</text:span>: Se discutió la inclusión de la protección contra la elusión y la extracción de contactos, siendo importante incorporar a Mohamed Urfán dado que la sociedad está compartida al 50% (<text:a xlink:type="simple" xlink:href="#_ssufqfiro71p" text:style-name="ListLabel_20_88" text:visited-style-name="ListLabel_20_88"><text:span text:style-name="T6">02:16:50</text:span></text:a>). El documento incluye cláusulas sobre el régimen fiscal (para Marcos de España), la confidencialidad y el sigilo, y la jurisdicción aplicable es Portugal, en Lisboa. David Almeida debe llevar una doble copia impresa del contrato al día siguiente para que Ricardo lo formalice (<text:a xlink:type="simple" xlink:href="#_7akngqb4odnt" text:style-name="ListLabel_20_89" text:visited-style-name="ListLabel_20_89"><text:span text:style-name="T6">02:19:25</text:span></text:a>).</text:p>
              </text:list-item>
            </text:list>
            <text:p text:style-name="P3"/>
            <text:p text:style-name="P4"><text:bookmark text:name="_s5hq7g260yke"/>Pasos siguientes recomendados</text:p>
            <text:list text:style-name="WWNum1">
              <text:list-item>
                <text:p text:style-name="P7">David Almeida enviará a carlos alberto balboa castelo un pin de ubicación GPS para el encuentro en Passos de Ferreira a las 9:30 a. m. frente al Mini Preço y el nombre del restaurante con los detalles para el encuentro con Artur alrededor de las 12:30 o 1:00 p. m.</text:p>
              </text:list-item>
              <text:list-item>
                <text:p text:style-name="P7">carlos alberto balboa castelo creará una presentación sobre oportunidades de inversión en Portugal, destacando a David Almeida como 'agente senior' y a sí mismo como 'agente junior especialista en el área tecnológica'.</text:p>
              </text:list-item>
              <text:list-item>
                <text:p text:style-name="P7">David Almeida enviará a carlos alberto balboa castelo tres audios con los campos que faltan para el CI, los criterios para los estudios de mercado de diversos productos y los campos obligatorios para el formulario de estudio de mercado, además del Manual de Procedimientos de EXP Comercial Portugal para que pueda utilizarlo como guía.</text:p>
              </text:list-item>
              <text:list-item>
                <text:p text:style-name="P7">carlos alberto balboa castelo va a colocar los pequeños emprendimientos, Oan, el centro comercial Matosiños y la empresa de valorización para dirigirse al grupo de agentes en España.</text:p>
              </text:list-item>
              <text:list-item>
                <text:p text:style-name="P7">David Almeida va a compartir con carlos alberto balboa castelo el enlace de un "mini site" o "landing page" para que obtenga información sobre el área, el método de trabajo y la intervención, después de eliminar las referencias a personas que ya no están involucradas y solo dejar su fotografía, la de carlos alberto balboa castelo y la de alguien más que esté trabajando.</text:p>
              </text:list-item>
              <text:list-item>
                <text:p text:style-name="P7">carlos alberto balboa castelo tiene que finalizar la landing page y tener los documentos de fundadores y prescriptores traducidos al portugués para el webinar del 27 de febrero.</text:p>
              </text:list-item>
              <text:list-item>
                <text:p text:style-name="P7">David Almeida revisará la traducción de los documentos de fundadores y prescriptores al <text:soft-page-break/>portugués, y el sitio web para asegurar que el contenido esté correcto.</text:p>
              </text:list-item>
              <text:list-item>
                <text:p text:style-name="P7">David Almeida va a crear la convocatoria y el evento para la presentación a los fundadores en el webinar del 27 de febrero y lo compartirá con carlos alberto balboa castelo.</text:p>
              </text:list-item>
              <text:list-item>
                <text:p text:style-name="P7">carlos alberto balboa castelo va a intentar conseguir información de Pablo sobre cómo es el vínculo entre su enlace de referidos y David Almeida, una vez que David Almeida valide su membresía en el club.</text:p>
              </text:list-item>
              <text:list-item>
                <text:p text:style-name="P7">David Almeida terminará el proceso de verificación KC y cargará la fotografía de su tarjeta de identidad hoy.</text:p>
              </text:list-item>
              <text:list-item>
                <text:p text:style-name="P7">David Almeida llamará al abogado para quedar más tarde y revisar el contrato en conjunto.</text:p>
              </text:list-item>
              <text:list-item>
                <text:p text:style-name="P8">David Almeida imprimirá dos copias del contrato para formalizar el acuerdo con Ricardo mañana.</text:p>
              </text:list-item>
            </text:list>
            <text:p text:style-name="P3"/>
            <text:p text:style-name="P3" loext:marker-style-name="T8"><text:span text:style-name="T9">Revisa las notas de Gemini para asegurarte de que sean correctas.</text:span><text:a xlink:type="simple" xlink:href="https://support.google.com/meet/answer/14754931" text:style-name="ListLabel_20_90" text:visited-style-name="ListLabel_20_90"><text:span text:style-name="T9"> </text:span></text:a><text:a xlink:type="simple" xlink:href="https://support.google.com/meet/answer/14754931" text:style-name="ListLabel_20_91" text:visited-style-name="ListLabel_20_91"><text:span text:style-name="T8">Obtén consejos y descubre cómo toma notas Gemini</text:span></text:a></text:p>
            <text:p text:style-name="P3"><text:span text:style-name="T9">Danos tu opinión sobre el uso de Gemini para tomar notas en una</text:span><text:a xlink:type="simple" xlink:href="https://google.qualtrics.com/jfe/form/SV_9vK3UZEaIQKKE7A?confid=GHJT7vzyBKPv0Q3U_3bHDxISOAIIigIgABgDCA&amp;detailid=standard" text:style-name="ListLabel_20_92" text:visited-style-name="ListLabel_20_92"><text:span text:style-name="T9"> </text:span></text:a><text:a xlink:type="simple" xlink:href="https://google.qualtrics.com/jfe/form/SV_9vK3UZEaIQKKE7A?confid=GHJT7vzyBKPv0Q3U_3bHDxISOAIIigIgABgDCA&amp;detailid=standard" text:style-name="ListLabel_20_93" text:visited-style-name="ListLabel_20_93"><text:span text:style-name="T8">breve encuesta.</text:span></text:a></text:p>
            <text:p text:style-name="P9"><text:bookmark text:name="_7wc7yjd9v454"/><text:span text:style-name="T10">📖 Transcripción</text:span></text:p>
            <text:p text:style-name="P10" loext:marker-style-name="T1"><text:span text:style-name="T1">18 feb 2026</text:span></text:p>
            <text:p text:style-name="P2"><text:bookmark text:name="_9m0eobiv4ayq"/>Reunion con David Hidrocarbonetes - Transcripción</text:p>
            <text:p text:style-name="P4"><text:bookmark text:name="_rb8i4m2twwjn"/>00:00:00</text:p>
            <text:p text:style-name="P3"> <text:line-break/><text:span text:style-name="T5">carlos alberto balboa castelo:</text:span> Bom dia.<text:line-break/><text:span text:style-name="T5">David Almeida:</text:span> Viva tudo.<text:line-break/><text:span text:style-name="T5">carlos alberto balboa castelo:</text:span> Tudo bom?<text:line-break/><text:span text:style-name="T5">David Almeida:</text:span> Então, como é que vai a tua<text:line-break/><text:span text:style-name="T5">carlos alberto balboa castelo:</text:span> Ya,<text:line-break/><text:span text:style-name="T5">David Almeida:</text:span> viagem?<text:line-break/><text:span text:style-name="T5">carlos alberto balboa castelo:</text:span> ya estou ya estou cá en Braga instalado no hotel. Ya, ya sempre estou no mesmo sitio, case ya coñezo todo.<text:line-break/><text:span text:style-name="T5">David Almeida:</text:span> É, já fazo parte da casa.<text:line-break/><text:span text:style-name="T5">carlos alberto balboa castelo:</text:span> Si, pronto, pronto, terá que ser máis b a para mañá, para Martín a que hora temos que estar en Pazos Ferreira<text:line-break/><text:span text:style-name="T5">David Almeida:</text:span> 9:30 da manhã.<text:line-break/><text:span text:style-name="T5">carlos alberto balboa castelo:</text:span> 9:30.<text:line-break/><text:span text:style-name="T5">David Almeida:</text:span> Sim, até já eu depois manto, eu depois manto já, mas eu voute já dizer o ponto referência, mas depois manto o o o GPS,<text:line-break/><text:span text:style-name="T5">carlos alberto balboa castelo:</text:span> Opin.<text:line-break/><text:span text:style-name="T5">David Almeida:</text:span> mas é aquilo fica em frente ao mini preço de Passos de Ferreira. A gente estaciona <text:soft-page-break/>o carro, aquilo é estaciona o carro na no mini preço e atravessa a rua. Portanto,<text:line-break/><text:span text:style-name="T5">carlos alberto balboa castelo:</text:span> Vale,<text:line-break/><text:span text:style-name="T5">David Almeida:</text:span> eu eu depois mando tu pin para para lá ter.<text:line-break/><text:span text:style-name="T5">carlos alberto balboa castelo:</text:span> vale.<text:line-break/><text:span text:style-name="T5">David Almeida:</text:span> Pronto.<text:line-break/><text:span text:style-name="T5">carlos alberto balboa castelo:</text:span> Y con Arturo para<text:line-break/><text:span text:style-name="T5">David Almeida:</text:span> É,<text:line-break/><text:span text:style-name="T5">carlos alberto balboa castelo:</text:span> almorzar.<text:line-break/><text:span text:style-name="T5">David Almeida:</text:span> depois de estarmos lá, nós depois depois vamos ter com o Artur por volta do meio e meio uma hora também.<text:line-break/> <text:line-break/> </text:p>
            <text:p text:style-name="P4"><text:bookmark text:name="_8l232tgfvinj"/>00:06:48</text:p>
            <text:p text:style-name="P3"> <text:line-break/><text:span text:style-name="T5">David Almeida:</text:span> Já depois digo depois digo lá, mas já posso dizer que ele já mandou aqui qual é o restaurante que que a gente vai lá ter. na pobo cab Tur O manjar dos leitões em a ver o mar. A ver é uma é é o lugar.<text:line-break/><text:span text:style-name="T5">carlos alberto balboa castelo:</text:span> Vale, despois compartilla.<text:line-break/><text:span text:style-name="T5">David Almeida:</text:span> E depois eu depois mando, eu depois mando,<text:line-break/><text:span text:style-name="T5">carlos alberto balboa castelo:</text:span> Eh,<text:line-break/><text:span text:style-name="T5">David Almeida:</text:span> mando tudo a gente trabalha<text:line-break/><text:span text:style-name="T5">carlos alberto balboa castelo:</text:span> e eu y despois porque eso ya o tratamos a mañá<text:line-break/><text:span text:style-name="T5">David Almeida:</text:span> isso é<text:line-break/><text:span text:style-name="T5">carlos alberto balboa castelo:</text:span> con o con o Ricardo pela tarde o se salgado<text:line-break/><text:span text:style-name="T5">David Almeida:</text:span> diretamente depois<text:line-break/><text:span text:style-name="T5">carlos alberto balboa castelo:</text:span> me ligou<text:line-break/><text:span text:style-name="T5">David Almeida:</text:span> depois depois nós estamos depois de nós estarmos em na póbola,<text:line-break/><text:span text:style-name="T5">carlos alberto balboa castelo:</text:span> aconteceu.<text:line-break/><text:span text:style-name="T5">David Almeida:</text:span> ligamos ao salgado e vemos vemos onde é que como é que podemos ir ter com ele. Pronto,<text:line-break/><text:span text:style-name="T5">carlos alberto balboa castelo:</text:span> E vamos vamos que de carro<text:line-break/><text:span text:style-name="T5">David Almeida:</text:span> já resolveu.<text:line-break/><text:span text:style-name="T5">carlos alberto balboa castelo:</text:span> hasta Paz Ferreira.<text:line-break/><text:span text:style-name="T5">David Almeida:</text:span> Não vou de car eu vou de carro para Passos Ferreira depois vou de carro para a Pzinho porque não vale a pena deixar o carro em lado<text:line-break/><text:span text:style-name="T5">carlos alberto balboa castelo:</text:span> O sea, vamos a andar os do Vamos a andar os dois co carro.<text:line-break/><text:span text:style-name="T5">David Almeida:</text:span> nenhum porque depois cada um depois cada um vai para a sua vida um vai<text:line-break/> <text:line-break/> </text:p>
            <text:p text:style-name="P4"><text:bookmark text:name="_n0nca3mbl06d"/>00:08:07</text:p>
            <text:p text:style-name="P3"> <text:line-break/><text:span text:style-name="T5">carlos alberto balboa castelo:</text:span> Si, si, non hai ra.<text:line-break/><text:span text:style-name="T5">David Almeida:</text:span> para cima, outro vai para baixo. Amen.<text:line-break/><text:span text:style-name="T5">carlos alberto balboa castelo:</text:span> Vale, ao mellor ao mellor claro si si tuvéramos certeza de que <text:soft-page-break/>quedábamos con Sr. Salgado ya podíamos dear o seu carro en famicado.<text:line-break/><text:span text:style-name="T5">David Almeida:</text:span> Não. Sim, mas ir ir de passos Ferreira à Famalicão e vi para po outra vez andar para cima e para baixo certo famic ficam<text:line-break/><text:span text:style-name="T5">carlos alberto balboa castelo:</text:span> Sí. Ah, sí, sí, sí, sí. No sé, no sé, no sé, no sé.<text:line-break/><text:span text:style-name="T5">David Almeida:</text:span> fica a norte para Braga e para<text:line-break/><text:span text:style-name="T5">carlos alberto balboa castelo:</text:span> Ah, norte. Claro, estoy confundindo con est confundindo con Viana do Castelo.<text:line-break/><text:span text:style-name="T5">David Almeida:</text:span> eua<text:line-break/><text:span text:style-name="T5">carlos alberto balboa castelo:</text:span> Sim, sí, est confundindo con Viana.<text:line-break/><text:span text:style-name="T5">David Almeida:</text:span> y pobo é para litoral<text:line-break/><text:span text:style-name="T5">carlos alberto balboa castelo:</text:span> E si est confundindo con con Viana do Castelo, que a raia de de de litoral.<text:line-break/><text:span text:style-name="T5">David Almeida:</text:span> Castel fica norte.<text:line-break/><text:span text:style-name="T5">carlos alberto balboa castelo:</text:span> Si, máis Cerdeira, Viano do Castelo.<text:line-break/><text:span text:style-name="T5">David Almeida:</text:span> Exact.<text:line-break/><text:span text:style-name="T5">carlos alberto balboa castelo:</text:span> Si, si, si. Vale, vale. Pues nada, andamos de carro ya quea que estamos,<text:line-break/><text:span text:style-name="T5">David Almeida:</text:span> Eh,<text:line-break/><text:span text:style-name="T5">carlos alberto balboa castelo:</text:span> vamos, vamos de un lado para ha hay dúas hay dúas coisas máis que<text:line-break/> <text:line-break/> </text:p>
            <text:p text:style-name="P4"><text:bookmark text:name="_b5dfho6zq0aj"/>00:09:13</text:p>
            <text:p text:style-name="P3"> <text:line-break/><text:span text:style-name="T5">David Almeida:</text:span> What?<text:line-break/><text:span text:style-name="T5">carlos alberto balboa castelo:</text:span> bueno temos que falar disto, mas hay ras máis. Temos que facer una unha reflexo sobre o o a área comercial de XP e de Portugal porque aquí en España están a Nanc y ras o Rodrigo y rasoas están ahí intentando criar un grupo de adrea comercial ya sabe como todo eh igual que en todas partes y eu<text:line-break/><text:span text:style-name="T5">David Almeida:</text:span> Wow.<text:line-break/><text:span text:style-name="T5">carlos alberto balboa castelo:</text:span> quería apresentar a oportunidades de investimento en Portugal y aproveitar para transmitir o procedemento porquees nunca falan de procedemento, eles sempre falan de negocios, partilla, todo atado. Si, claro, ya sabemos como funciona a sua maneira de pensar. Entonces ese un tema que temos que falar hoxe, despois vosted fala un pouquiño sabe est gravando todo, c*** as ferramentas y creo una presentación de oportunidades de investimento en Portugal, bla bla bla bla bla bla, con a a a direcza do agente senior David Almeida, a gente ano 2025 en Portugal, bla bla bla bla bla bla bla bla. ¿Por qué? Porque esta gente no está acostumada a respetar persoas como min, ya sabe como é gente nova que parece que temos experiencia y precisan sempre<text:line-break/><text:span text:style-name="T5">David Almeida:</text:span> M.<text:line-break/><text:span text:style-name="T5">carlos alberto balboa castelo:</text:span> ter un referente de autoridade para ficar tranquilos porque temos que falar de como teñen que preparar a partilla de honorarios cuando eles son angadores, coisa que nunca fan, de como eles teñen que criar as condiciónes para presentar os investidores,<text:line-break/> <text:line-break/> </text:p>
            <text:p text:style-name="P4"><text:bookmark text:name="_mveflmsitpd2"/>00:11:04</text:p>
            <text:p text:style-name="P3"><text:soft-page-break/> <text:line-break/><text:span text:style-name="T5">carlos alberto balboa castelo:</text:span> carta de inten proba de fondos preciso a autoridade<text:line-break/><text:span text:style-name="T5">David Almeida:</text:span> M.<text:line-break/><text:span text:style-name="T5">carlos alberto balboa castelo:</text:span> do do senior eh paraer ahí a foto en grande do David. Máis esto que estou falando tambén podemos aproveitar para o tema da páxina que compartil consigo no se si pudo pudo entrar na pina que eu compartilhei<text:line-break/><text:span text:style-name="T5">David Almeida:</text:span> Não,<text:line-break/><text:span text:style-name="T5">carlos alberto balboa castelo:</text:span> antes.<text:line-break/><text:span text:style-name="T5">David Almeida:</text:span> não entrei em nada porque entrei nada porque eu vou dizer porquê porque de<text:line-break/><text:span text:style-name="T5">carlos alberto balboa castelo:</text:span> Ah, de Vale.<text:line-break/><text:span text:style-name="T5">David Almeida:</text:span> manhã eu ontem tive tive fora de manhã de manhã tive na reunião geral da da da aqui da gent que é uma vez por mês e foi amanhã toda e depois tive a tentar falar com o seu salgado e a resolver aqueles assuntos que era para ficar livre de tarde e amanhã o dia todo. E por isso é que não vi nada. Sei que tu enviaste um até também enviaste um documento em Word lá para o grupo do dos carbonetes que eu nem abri ainda.<text:line-break/><text:span text:style-name="T5">carlos alberto balboa castelo:</text:span> Sí, o documento de Word es a a confidencialidade y o traballo de<text:line-break/><text:span text:style-name="T5">David Almeida:</text:span> Ora isso foi exatamente exato.<text:line-break/><text:span text:style-name="T5">carlos alberto balboa castelo:</text:span> Vale,<text:line-break/><text:span text:style-name="T5">David Almeida:</text:span> Ok.<text:line-break/><text:span text:style-name="T5">carlos alberto balboa castelo:</text:span> ven. Vamos.<text:line-break/><text:span text:style-name="T5">David Almeida:</text:span> Essa é a página que a construir daquilo do do do que apresentaste do que apresentaste que falamos na<text:line-break/> <text:line-break/> </text:p>
            <text:p text:style-name="P4"><text:bookmark text:name="_6cm61t4s10g"/>00:12:23</text:p>
            <text:p text:style-name="P3"> <text:line-break/><text:span text:style-name="T5">carlos alberto balboa castelo:</text:span> Eh, esa eh sí,<text:line-break/><text:span text:style-name="T5">David Almeida:</text:span> segunda-feira.<text:line-break/><text:span text:style-name="T5">carlos alberto balboa castelo:</text:span> temos que criar a nosa páxina para comunicarnos aente.<text:line-break/><text:span text:style-name="T5">David Almeida:</text:span> OK.<text:line-break/><text:span text:style-name="T5">carlos alberto balboa castelo:</text:span> Temos que facer unas pequenas adaptaciónes do que nos ya tiñamos tratado.<text:line-break/><text:span text:style-name="T5">David Almeida:</text:span> Mhm.<text:line-break/><text:span text:style-name="T5">carlos alberto balboa castelo:</text:span> O para poder controlar un dominio de hosting en internet, o CI no válido porque no hay disponibilidad entonces ten que ser o clube privado de investidores inmobiliarios. Es una coisa mínima. Sigue sendo igual CPI I. Eu ya fago todas as adaptaes para que seña señar isto. Entonces nos para promocionar o CPI, o club de investidores inmobiliarios, vamos a dar un enlace que seña wwpi.online ou cualquier coisa. A persoa chega aquí, está vendo, a persoa selecciona, si quere portugués, español, inglés, francés, a persoa ten eh solamente está en portugués a primeira páxina,<text:line-break/><text:span text:style-name="T5">David Almeida:</text:span> No.<text:line-break/><text:span text:style-name="T5">carlos alberto balboa castelo:</text:span> ¿vale? Entonces a persoa accede aquí a bueno, a información o que compartil consigo otro día,<text:line-break/><text:span text:style-name="T5">David Almeida:</text:span> Exatamente. E isso é isso é o simulador.<text:line-break/><text:span text:style-name="T5">carlos alberto balboa castelo:</text:span> eh,<text:line-break/><text:soft-page-break/><text:span text:style-name="T5">David Almeida:</text:span> simulador que eles podem verificar como é<text:line-break/><text:span text:style-name="T5">carlos alberto balboa castelo:</text:span> vamos ver, vamos ver.<text:line-break/> <text:line-break/> </text:p>
            <text:p text:style-name="P4"><text:bookmark text:name="_er9so5qbjd1t"/>00:13:44</text:p>
            <text:p text:style-name="P3"> <text:line-break/><text:span text:style-name="T5">carlos alberto balboa castelo:</text:span> Entonces, a persoa pode solicitar acceso, ver o simulador, ten as tres vías de acceso como investidor, como promotor, como gestor o volvemos repetir a o call to action aquí aquí onde temos que poñer ao David Almeida como aente senior de Portugal y o Carlos Valvoa como aente junior<text:line-break/><text:span text:style-name="T5">David Almeida:</text:span> Ev.<text:line-break/><text:span text:style-name="T5">carlos alberto balboa castelo:</text:span> máis especialista na área tecnolóxica.<text:line-break/><text:span text:style-name="T5">David Almeida:</text:span> No.<text:line-break/><text:span text:style-name="T5">carlos alberto balboa castelo:</text:span> Aquí temos que poñer o noso currículum,<text:line-break/><text:span text:style-name="T5">David Almeida:</text:span> A presentar pasado.<text:line-break/><text:span text:style-name="T5">carlos alberto balboa castelo:</text:span> por eso importante facer a presenta do David Almeida y do Carlos<text:line-break/><text:span text:style-name="T5">David Almeida:</text:span> No.<text:line-break/><text:span text:style-name="T5">carlos alberto balboa castelo:</text:span> Valvoa y despois, bueno, os temas legais, bla bla bla bla bla bla. Balquer que entra aquí o primeiro que va facer solicitar acceso. Cuando solicita acceso, lembre que esto va estar en portugués despois o en español o inglés, agora está todo en español. Vale. Vale. Entonces, o poder da rede, cuatro coisas de de información moito simples. Se quero ser un investidor ou si quero ser un promotor vo escoller o meu camiño voñer o meu nome, o meu correo, o meu teléfono, o país no cual estou, porque o país vaime dar un responsable de<text:line-break/> <text:line-break/> </text:p>
            <text:p text:style-name="P4"><text:bookmark text:name="_i2abqe5cggqf"/>00:15:00</text:p>
            <text:p text:style-name="P3"> <text:line-break/><text:span text:style-name="T5">David Almeida:</text:span> Satan<text:line-break/><text:span text:style-name="T5">carlos alberto balboa castelo:</text:span> gestión y v seleccionar o meu prescriptor aquí.<text:line-break/><text:span text:style-name="T5">David Almeida:</text:span> Exatamente.<text:line-break/><text:span text:style-name="T5">carlos alberto balboa castelo:</text:span> nos vamos a posicionar aos fundadores. Aos fundadores vamos dicir, oi, comprométase a ser fundador, siga as regras de inicio e v ten aquí ya directamente en cualquier sitio do mundo, a gente sabe que v a persoa prescriptora. Esto como reforzo ao link de referidos da páxina, pero nos estamos facendo toda a captación de leads global,<text:line-break/><text:span text:style-name="T5">David Almeida:</text:span> Exatamente. Exatamente. Isso é para gerar livros.<text:line-break/><text:span text:style-name="T5">carlos alberto balboa castelo:</text:span> eh,<text:line-break/><text:span text:style-name="T5">David Almeida:</text:span> para gerar as<text:line-break/><text:span text:style-name="T5">carlos alberto balboa castelo:</text:span> entonces para gerar leads y entonces nos podemos gerar leads de<text:line-break/><text:span text:style-name="T5">David Almeida:</text:span> lives.<text:line-break/><text:span text:style-name="T5">carlos alberto balboa castelo:</text:span> forma persoal ou por país.<text:line-break/><text:span text:style-name="T5">David Almeida:</text:span> Exatamente.<text:line-break/><text:span text:style-name="T5">carlos alberto balboa castelo:</text:span> Si un lad chega sin pai a Portugal é do David.<text:line-break/><text:span text:style-name="T5">David Almeida:</text:span> Exactamente.<text:line-break/><text:span text:style-name="T5">carlos alberto balboa castelo:</text:span> Si chega a España sin pai e do Carlos. Eh,<text:line-break/><text:soft-page-break/><text:span text:style-name="T5">David Almeida:</text:span> Es exactamente.<text:line-break/><text:span text:style-name="T5">carlos alberto balboa castelo:</text:span> e a historia de sempre entonces a raimul simulazado entonces nos aquí ya podemos seleccionar cuanto é que queremos poupar, cuánto tiempo queremos ver ver o análise, cuántas persoas consideramos que vamos, esto hay que modificar un pouquiño, pero a idea que aente posa posa posa interactuar<text:line-break/> <text:line-break/> </text:p>
            <text:p text:style-name="P4"><text:bookmark text:name="_a82ga5gm3za7"/>00:16:23</text:p>
            <text:p text:style-name="P3"> <text:line-break/><text:span text:style-name="T5">David Almeida:</text:span> Sí. ¿Qué?<text:line-break/><text:span text:style-name="T5">carlos alberto balboa castelo:</text:span> veras y entonces así a gente ve que o cabo de 36 meses poupando 150 € ya teno é una forma de que eles<text:line-break/><text:span text:style-name="T5">David Almeida:</text:span> É um é um simulador um simulador para para criar esperança e para e para dar o<text:line-break/><text:span text:style-name="T5">carlos alberto balboa castelo:</text:span> vexan<text:line-break/><text:span text:style-name="T5">David Almeida:</text:span> apetite de saber que isto funciona e está tudo que estáudo automatizado.<text:line-break/><text:span text:style-name="T5">carlos alberto balboa castelo:</text:span> eh eh está taiso Alén diso, ah, agora está toda a pantalla, né?<text:line-break/><text:span text:style-name="T5">David Almeida:</text:span> Sì, sì.<text:line-break/><text:span text:style-name="T5">carlos alberto balboa castelo:</text:span> Mudou,<text:line-break/><text:span text:style-name="T5">David Almeida:</text:span> Mudou,<text:line-break/><text:span text:style-name="T5">carlos alberto balboa castelo:</text:span> ¿verdad?<text:line-break/><text:span text:style-name="T5">David Almeida:</text:span> mudou, mudou.<text:line-break/><text:span text:style-name="T5">carlos alberto balboa castelo:</text:span> Mudou. Alén diso, vamos ter una pantalla na cual cada un vai a ver o seu árbol de referidos. Primeiro vai haber una simulación cuando aa se d de alta como investidor,<text:line-break/><text:span text:style-name="T5">David Almeida:</text:span> Okay.<text:line-break/><text:span text:style-name="T5">carlos alberto balboa castelo:</text:span> como como fundador, como prescritor, va ter a sua propia páxina na cual nos vamos a ir deando o nome do seu referido y a a maneira de contacto para que cada un poa facer que aente esté en contacto co club. Desa maneira, ademais das comunicacies globais do club, as persoas que estemos criando equipes de investidores temos maneira de comunicar con eles.<text:line-break/> <text:line-break/> </text:p>
            <text:p text:style-name="P4"><text:bookmark text:name="_nhxoirpwyruo"/>00:17:58</text:p>
            <text:p text:style-name="P3"> <text:line-break/><text:span text:style-name="T5">carlos alberto balboa castelo:</text:span> É importante porque esto o que fai que a nosa potencialidade de investimento multiplique porque a gente está interesada en que as persoas investan, ¿correcto? Y igual que vaya a ver ese ese es esa página, nos podemos crear diferentes visiones. Quiero decir que no temos que estar pensando que a única coisa que vamos a ter o que hay agora. Esto esito simples. Nos podemos facer evoluír toda a comunicación y hay una coisa que falta todavía que es un segundo. Nós temos agora ya volvo a estar aquí nós temos os webinars aquí arriba.<text:line-break/><text:span text:style-name="T5">David Almeida:</text:span> Exactamente.<text:line-break/><text:span text:style-name="T5">carlos alberto balboa castelo:</text:span> Temos o webinar que sempre dun maneira a ras estrategixias oportunidades de investimento. Correcto. Má nesta área de aquí un blog. Blog significa que nos cada semana vamos a subir un artigo de<text:line-break/><text:span text:style-name="T5">David Almeida:</text:span> crea conteúdos<text:line-break/><text:span text:style-name="T5">carlos alberto balboa castelo:</text:span> conteúdo que vamos colocar no LinkedIn que vamos colocar no no <text:soft-page-break/>noso perfil persoal. dicir, é a maneira de atraír aente cara aquí, ¿correcto? Bueno,<text:line-break/><text:span text:style-name="T5">David Almeida:</text:span> para<text:line-break/><text:span text:style-name="T5">carlos alberto balboa castelo:</text:span> como ve aquí todavía estamos traballando, estou traballando en todo esto y despois ah, ¿cómo funciona?<text:line-break/> <text:line-break/> </text:p>
            <text:p text:style-name="P4"><text:bookmark text:name="_os2cblz9wluk"/>00:19:59</text:p>
            <text:p text:style-name="P3"> <text:line-break/><text:span text:style-name="T5">carlos alberto balboa castelo:</text:span> Simulador, miña rede. Ah, aquí está o da miña rede. Ya estaba aquí. que todavía está en en proceso. Vale, entonces nos temos aquí dun maneira simples,<text:line-break/><text:span text:style-name="T5">David Almeida:</text:span> S.<text:line-break/><text:span text:style-name="T5">carlos alberto balboa castelo:</text:span> vamos a poder facer que aente entre no seu propio perfil e vea como aa rede medra y posa contactar con seus referidos. O correo electrónico, ¿qué tal Pepe? ¿Cómo va? Todo bon hoy mire que va sair un novo investimento. Ya estamos preparando. Fique atento. Dea maneira, dun maneira bastante simples, nos vamos a poder traballar con conente. Esta esta páxina agora vamos a facer soamente a parte espectáculo, a parte bonita y todas as coisas que van por dentro imos facendo porque de nada sirve agora para cinco persoas que somos andar criando toda a historia pero oito este.<text:line-break/><text:span text:style-name="T5">David Almeida:</text:span> es<text:line-break/><text:span text:style-name="T5">carlos alberto balboa castelo:</text:span> mantemos a os as cores que chamativo, bueno, toda esta historia das das páxinas das páxinas de de hoxe en día y sobre todo das páxinas de área de investimento. Entonces para avanzar lembre que na última reunión pedí que v falara comigo pelo WhatsApp mandándome coisas que quere facer como quere facer<text:line-break/> <text:line-break/> </text:p>
            <text:p text:style-name="P4"><text:bookmark text:name="_fagmab3yml42"/>00:21:36</text:p>
            <text:p text:style-name="P3"> <text:line-break/><text:span text:style-name="T5">David Almeida:</text:span> Aqui para fazer hoje.<text:line-break/><text:span text:style-name="T5">carlos alberto balboa castelo:</text:span> ideas eh vale entonces nos vamos a<text:line-break/><text:span text:style-name="T5">David Almeida:</text:span> Estás a ver? Olha aqui em cima.<text:line-break/><text:span text:style-name="T5">carlos alberto balboa castelo:</text:span> seguir<text:line-break/><text:span text:style-name="T5">David Almeida:</text:span> Eu hoje ten que hoje hoje vou fazer três coisas contigo que é o que estava aqui. Primeiro é acabar os campos do do CI lá falta lá meter lá não sei qu depois então fazer os áudios para criar os critérios dos estudos de mercado para os diversos produtos. de diferentes botões para o CRM. Tu me pediste. Campos obrigatórios no formulário do estudo de mercado são as três coisas que eu tenho que fazer por áudio para tu para tu começares a fazer.<text:line-break/><text:span text:style-name="T5">carlos alberto balboa castelo:</text:span> Vale. Vale, sí, para seguir alimentando toda esta idea y ho si v concorda comigo falemos agora do da XP comercial en Portugal. ¿Por qué? Porque este apartado importante para eu atraír aos aentes de España para investir no club de Portugal yunto con eles criara oportunidade de que o club privado de inversores inmobiliarios, neste caso en español possa facer o seu traballo rápidamente tambén na España, ya que vamos a estar porque eu cones no no neste neste grupo de WhatsApp no cual están os aentes. V promocionar a David como referente na área comercial, como mentor para todos nos y vo promocionar o CPI como ferramenta para pero para que les invistan<text:line-break/><text:soft-page-break/> <text:line-break/> </text:p>
            <text:p text:style-name="P4"><text:bookmark text:name="_uxscl8tqjvm2"/>00:23:13</text:p>
            <text:p text:style-name="P3"> <text:line-break/><text:span text:style-name="T5">David Almeida:</text:span> Exactamente.<text:line-break/><text:span text:style-name="T5">carlos alberto balboa castelo:</text:span> primeiro. Claro,<text:line-break/><text:span text:style-name="T5">David Almeida:</text:span> como ferramenta como como ferramenta de negócio da da da é<text:line-break/><text:span text:style-name="T5">carlos alberto balboa castelo:</text:span> aquí ahora nos precisamos investidores.<text:line-break/><text:span text:style-name="T5">David Almeida:</text:span> lá o CI o CI será sempre o nosso portal de vendas<text:line-break/><text:span text:style-name="T5">carlos alberto balboa castelo:</text:span> Ah.<text:line-break/><text:span text:style-name="T5">David Almeida:</text:span> no RAM comercial porquê porque é fechado, porque é exclusivo e porque nós atraímos investimentos não não não vendemos nada. Se pronto, essa é essa é a nossa ferramenta de vendas. Certo?<text:line-break/><text:span text:style-name="T5">carlos alberto balboa castelo:</text:span> Exacto.<text:line-break/><text:span text:style-name="T5">David Almeida:</text:span> Para atrair investidores. Uma coisa é atrair investimento, coisa é vender propriedades. Nós aqui no no clube não vendemos propriedades, nós atraímos investidores para propriedades, que é diferente, certo? Esta área comercial,<text:line-break/><text:span text:style-name="T5">carlos alberto balboa castelo:</text:span> Claro,<text:line-break/><text:span text:style-name="T5">David Almeida:</text:span> certo? Pronto. Também também també devemos agora também promocionar depois que é o tal o tal CRM que<text:line-break/><text:span text:style-name="T5">carlos alberto balboa castelo:</text:span> claro.<text:line-break/><text:span text:style-name="T5">David Almeida:</text:span> tu estás a construir para área comercial.<text:line-break/><text:span text:style-name="T5">carlos alberto balboa castelo:</text:span> Pero eso eso es algo que todavía temos privado porque si<text:line-break/><text:span text:style-name="T5">David Almeida:</text:span> Eso es s mas faz parte claro não faz não, mas faz parte do que de toda de todo o o para lá um método de trabalho e dentro do CRM não é também faz parte lá o aquilo que nós estamos a trabalhar para para fazer rapidamente os estudos de mercado na área comercial que é para isso que aquele que que aquilo vale não é fazer estudos mercados para casas isso qualquer um faz de outra Certo?<text:line-break/> <text:line-break/> </text:p>
            <text:p text:style-name="P4"><text:bookmark text:name="_g6exwiuqi6zk"/>00:24:36</text:p>
            <text:p text:style-name="P3"> <text:line-break/><text:span text:style-name="T5">David Almeida:</text:span> Portanto, dentro deste dentro deste modelo, nós temos aqui já o todo o suporte para que a XP comercial possa trabalhar, certo? Porquê? Porque também já está feito a área da educação. Quando o T CRM vamos migrar para lá todos os conteúdos formativos que já foram feitos, que é o curso especialista comercial nível um, certo? Vamos migrar para lá també todos todos todos os os os webinares da área comercial. que nós fazemos para quê? Para que seja tudo a partir dali, certo? Para que seja o mais participativo possível. Além disso, a partir daí é muito mais simples, porque já lá está tudo. Isto é o que foi construído agora, certo? Agora primeiro é muito é muito importante perceber isto. Quem é que a EXP comercial em Portugal? No fundo, grupo de profissionais, certo? liderados por mim que estiveram a ter treinamento específico para isso. Quantos é que quantos é que resistiram? Quatro. Portanto, hoje o grupo é de quatro. Olha, o grupo é sou eu, é o Carlos diretamente comprometidos, que é que estamos a trabalhar e depois são dois que diz que estão, mas efetivamente vem de vez en cuando que o caso de Elizabeth, que o caso de <text:soft-page-break/>Francisco Dias, certo?<text:line-break/> <text:line-break/> </text:p>
            <text:p text:style-name="P4"><text:bookmark text:name="_f6jrq6f13b90"/>00:26:01</text:p>
            <text:p text:style-name="P3"> <text:line-break/><text:span text:style-name="T5">David Almeida:</text:span> Pronto, evidente que Mas qu no fundo comercial o David. Depois qu o que é que foi feito até agora? Todo o sistema de metodologia de trabalho e organização. Certo? Pronto. O que é que nós construímos? construímos um un site, constru construímos um CRM e construímos um clube de investimento. É isto, certo? Depois quis são os processos método de trabalho é este processo processo de angariação tem que passar por critérios de estudo de mercado. Depois tem que passar por tratamento de angariação antes. onde tem que se preparar o análise do projeto, onde tem que se preparar a viabilidade do projeto e onde se tem que preparar o plano de negócios do projeto. Qual é o primeiro documento que temos que ter para tratar disto? Declaração de autorização de venda. O que é que tem? N documento obrigatoriamente tem que ter a identificação do proprietário, a identificação da XP e de quem e quem lidera neste caso o a Portugal depois quem interv no no processo que neste caso sempre o sé sior e depois a identificação do snior e a identificação do agente do especialista. Terceiro capítulo, o que é que obrigatório ter identificação do imóvel ou do projeto ou da empresa que se vai trabalar depois tem que ter as condições de venda, valor, tempo e entrada mínima e condi de de pagamento.<text:line-break/> <text:line-break/> </text:p>
            <text:p text:style-name="P4"><text:bookmark text:name="_te0rhnqxkgme"/>00:28:22</text:p>
            <text:p text:style-name="P3"> <text:line-break/><text:span text:style-name="T5">David Almeida:</text:span> Como é que vai ser processado? é por é por CPCB, é por por condições de venda. Tem temos que ter iso definido lá. Por último, tem que lá definir quando a gente vender, o cliente aceita pagar o nosso honorário, certo? O que é que é isto?<text:line-break/><text:span text:style-name="T5">carlos alberto balboa castelo:</text:span> Bien.<text:line-break/><text:span text:style-name="T5">David Almeida:</text:span> Isto é um um contrato de mediação imobiliária simplificado. Certo? Agora é muito importante para Portugal, em Espanha não sei, mas em Portugal com este com este esta declaração visa só nossos termos segurança e termos e e conseguirmos estar credenciados para fazer trabalhar este este imóvel. Agora não nos permite, permitenos tudo menos uma coisa que na comercial é é importante, não nos permite promover esse imóvel de forma aberta para todos os portais imobiliários para para sacar ler porque isso não é para área comercial, isso é para área residencial, certo? Pronto. Depois de termos este documento, vamos trabalhar as condições, a viabilidade económica do projeto e o plano de negócios. Tendo este processo finalizado, está pronto a ir para o mercado.<text:line-break/><text:span text:style-name="T5">carlos alberto balboa castelo:</text:span> Ah.<text:line-break/><text:span text:style-name="T5">David Almeida:</text:span> Então, como é que vamos fazer? Vamos fazer uma promoção, uma divulgação através de uma ficha de produto sumária. O que é que essa ficha de produto tem que ter?<text:line-break/> <text:line-break/> </text:p>
            <text:p text:style-name="P4"><text:bookmark text:name="_nrfwrunzumi"/>00:30:06</text:p>
            <text:p text:style-name="P3"> <text:line-break/><text:soft-page-break/><text:span text:style-name="T5">David Almeida:</text:span> localização do projeto, duas ou três fotografias do projeto, condições do projeto e o valor de venda mais nada. Certo? Depois a seguir temos que ter preparar uma apresentação mais completa. Aí nessa apresentação mais completa já temos que ter a localização do projeto, mas ao mesmo tempo a caracterização da zona onde o projeto está inserido, certo? Também qual é o propósito do projeto? Vamos pegar aqui num projeto de de projeto de de um empreendimento para a habitação residencial que é mais fácil. Pronto, vamos pegar aqui. Então eu na primeira parte que que eu digo? que o projeto chama-se tal, que está localizado no Porto e o projeto vai tem a possibilidade de construir 65 apartamentos, 50 T1, não sei quantos T2 e não sei quantos e tem uma viabilidade de valor de venda de 4500 m² e o valor do projeto vale X e portanto e temos um rio de X%. Pronto, isto é aquilo que nós já fizemos, que nós depois vamos fazer no estudo de mercado, que vai ser o relatório na perspectiva do projeto comprador, coletedor e do e do financiador. Pegamos naquilo naquele naquele texto e recolhemos essa essa informação para para a ficha de apresentação. Para qu o objetivo enviar ou ou apresentar aquilo webinares ou enviar diretamente para um conjunto de colegas ou um conjunto de potenciais investidores só para suscitar a sua curiosidade para ver se el tem interesse em saber mais ou no fundo é o gerador é é o gatilho.<text:line-break/> <text:line-break/> </text:p>
            <text:p text:style-name="P4"><text:bookmark text:name="_60dg6x258veo"/>00:32:00</text:p>
            <text:p text:style-name="P3"> <text:line-break/><text:span text:style-name="T5">David Almeida:</text:span> Depois temos que preparar uma apresentação em que o que é que vai dizer? Bem, este este projeto vai se situar no Porto, mas o Porto está inserido na área metropada no Porto. Eh, e o projeto fica na Boa Vista o mercado da Boavista é o mercado de luxo. Esse mercado de luxo em Portugal trabalha na tem tem um valor entre os 4500 e os 6000 m² de venda. existe um uma procura eh grande, no fundo caracterizar o projeto, certo? Para quê? Para que a gente consiga fundamentar mais informação de valor para quem vai analisar o projeto. Depois, o que é que temos lá colocar? Temos lá colocar as características do projeto, a informação que já preparamos também as características da viabilidade económica do projeto. Isto é, o projeto vai durar, nós prevemos que o projeto dure 3 anos a a fazer, ten um custo de construção estimado de de X, ten um valor de venda estimado de X e ten uma margem bruta do investimento de X%. Certo? Depois també vamos lá colocar os nossas metas e objetivos de venda. Por isso é que temos um plano de negócios. Então nós prevemos que logo que inici que tenhamos o projeto pronto a fazer o lançamento, vamos fazer um lançamento de venda e o objetivo é vender 30% e no pré-lançamento com um desconto de X com base naquele no no valor que lá tá.<text:line-break/> <text:line-break/> </text:p>
            <text:p text:style-name="P4"><text:bookmark text:name="_abms5uqqspi7"/>00:33:40</text:p>
            <text:p text:style-name="P3"> <text:line-break/><text:span text:style-name="T5">David Almeida:</text:span> Depois tendo 30% no início de obra vamos vamos definir que o preço é o preço de lançamento já não tem desconto e depois a 50% da obra vamos incrementar mais o que está no o que nós fizemos no no plano de investimento que é vamos incrementar mais 10 ou 15 20% seja do que for até lá iso está na caracterização de que é o plano de negócios depois as condi que ok nós para Sabemos que a condição é que o quem vai comprar vai pagar 10%, vai pagar 10% de sinal. Quando a obra iniciar vai pagar mais 15% e um ano da obra, a meio da obra mais 15% e assim sucessivamente. Para qu para que o investidor veja qual é como é que está estruturado todo o plano <text:soft-page-break/>de negócios. Pronto, esta é a informação que a gente vai dar. A partir daqui só há mais informação, documentos ou informação mais direta. Quando o cliente nos mandar uma carta de interesse, a carta de interesse faz parte do processo de venda, certo? Portanto, o processo de angariação termina aquí que é naquela informação que nós já preparamos para dar ao cliente. A partir daqui, vamos entrar num processo de negociação para aqui. Processo de venda cliente é identificado. Imagina que o cliente é de parceiro, o o nosso cliente é o parceiro.<text:line-break/> <text:line-break/> </text:p>
            <text:p text:style-name="P4"><text:bookmark text:name="_dz5m1qpfjpp8"/>00:35:26</text:p>
            <text:p text:style-name="P3"> <text:line-break/><text:span text:style-name="T5">David Almeida:</text:span> Nós vamos o o cliente o cliente diz, "OK, eu quero saber mais sobre este projeto. Eu mandei o teer, mande a ficha e ele a seguir quer saber mais. Então nós vamos direcionar com ele, como é o nosso parceiro para fazer que envie por escrito, por e-mail ou por carta, certo? O que é que quer saber e o porqu disso? Certo? Pronto. E a gente vai responder a essas questões com aquela apresentação que nós já preparamos. A partir daqui, o cliente quer verificar, marcar visita, fazer ver os projetos, ver tudo. Carta de intenção. Alo, a feita por tr categorias. Primeira, identificación. do a identificação de quem é que apresentou aquele projeto. Isto mais ou menos assim foi apresentado pelo Lu Carlos Valboa um projeto do Porto para venda por 4 milhões e me ten interesse em saber mais. Portanto, está lá o qu apresentou para qu para que se defenda que aquele cliente daquele é do Carlos. o cliente próprio que vai dizer que é do Carlos, certo? Pronto. Depois identificação do cliente. A identificação do cliente é a empresa XPTO, tal, tal, tal, tal, certo? E terceiro, o que é que o cliente dizendo que tem interesse em em comprar aquilo,<text:line-break/> <text:line-break/> </text:p>
            <text:p text:style-name="P4"><text:bookmark text:name="_4cdo4mlrjzab"/>00:37:12</text:p>
            <text:p text:style-name="P3"> <text:line-break/><text:span text:style-name="T5">carlos alberto balboa castelo:</text:span> Ah.<text:line-break/><text:span text:style-name="T5">David Almeida:</text:span> mas fica condicionado a verificação de documentos. Então, ele vai lá elencar todos os documentos que quer ver. pode querer ver o projeto, pode querer ver a licença de obra, pode querer ver o o a reta perdial, pode querer ver a certidão da conservatória, quer saber quem é que o proprietário, ok? El escreve lá tudo para qu para que fique por escrito, para que depois o angador responda a carta da mesma forma, mas sendo concimento do proprietário, porque a lo para chegar a beira do proprietário dizer assim, olemos este cliente, este cliente precisa de saber isto. Agora você vai me dizer, quer que eu continue a representar ou quer que eu apresente o cliente assim com a minha com o meu acompanhamento? Evidente. Certo? E aqui registra-se o cliente perante o proprietário. Por porque ele tem a carta, certo? Então o que acontece? Se ele dissero aparecer, nós avançamos para um outro documento que chama-se mandato de representação. O que é que é? É exatamente o mesmo documento do início, portanto, a declaração. Só que aí vamos definir no mandato quem é que faz o qu e até que ponto. Isto é, eu represento o cliente comprador, vendedor, eu sou eu que vou dar a informação ao cliente comprador.<text:line-break/> <text:line-break/> </text:p>
            <text:p text:style-name="P4"><text:bookmark text:name="_7sy8nhxnpdw7"/>00:38:42</text:p>
            <text:p text:style-name="P3"><text:soft-page-break/> <text:line-break/><text:span text:style-name="T5">David Almeida:</text:span> Vou responder todas as perguntas a todo aquilo que el quer. até que ponto até ao ponto de ele apresentar uma proposta ou ele querer marcar uma reunião para para para definir o pagamento, o valor. Então isso é um mandato de representação. Por quê? Porque eu já aí já vai estar identificado quem é o cliente comprador para eu apresentar o vendedor para eu<text:line-break/><text:span text:style-name="T5">carlos alberto balboa castelo:</text:span> Ah.<text:line-break/><text:span text:style-name="T5">David Almeida:</text:span> apresentar a dizer eu represento o vendedor certo pr sou eu que represento o vendedor até ali. Fase final apresenta-se uma proposta a proposta será enviada por escrito no formulário próprio. A proposta deve compor-se como identificação do imóvel, identificação do cliente, identificação do valor a propor e as condições de pagamento. Como é que el quer pagar? A partir deí abre um processo negocial. O processo negocial irá ser feito se for ti sido convencionado que o cliente comprador vendedor nunca quer aparecer ser feito por mim como angador e que pego na proposta ao cliente compra vendedor vai assinar em como recebeu aquela proposta e depois vai escrever o que é que quer ou como contraproposta ou se aceita ou se não aceita e eu envio a cliente comprador as vezes que for necessárias até chegarmos a acordo. Se for decidido que que essa esse trabalho é feito presencialmente com diretamente as partes, então nós temos criar as condições para ou presencialmente ou online p as partes em conflito com com a nossa participação e aquilo que eles decidiram faz uma ata que é no fundo o mesmo formulário dizer que ficou decidido que um vende por 10 e o outro compra por 10 e o que compra por 10 diz que paguem três vezes e o outro aceita.<text:line-break/> <text:line-break/> </text:p>
            <text:p text:style-name="P4"><text:bookmark text:name="_auhlp6v25j9s"/>00:40:43</text:p>
            <text:p text:style-name="P3"> <text:line-break/><text:span text:style-name="T5">David Almeida:</text:span> Pronto. E a partir daí passa-se para o CPCB, que já é normal. Em Portugal a lei obriga que quando nós passamos para CPCB,<text:line-break/><text:span text:style-name="T5">carlos alberto balboa castelo:</text:span> Oh.<text:line-break/><text:span text:style-name="T5">David Almeida:</text:span> nós temos que fazer um CMI, que é o contrato mediação imobiliária que é regularizado ou que é um contrato que está que obrigatório ser feito pela a que igual ao residencial, mas é só para termos legais por causa do branqueamento de capitais e por causa da licença só aqui é que aparece a licença a mim e o branco de capitais Isso normalmente é feito sempre quando assina o CPCB, o o vendedor també assina o CMI porque vai fazer este CMI para aquele cliente e não para de forma abstró para efeitos de segurança e e efeitos de cumprimento de todas as regras legais em Portugal. Portanto, aqui já temos o o processo de angaria que é por três fases e o processo de venda, que é exatamente igual. Qual a diferença entre isto e o residencial? Em termos de método trabalho é totalmente diferente. Em termos de processo é igual. Porque é que o m trabalho é diferente? Porque aqui nós incorporamos do lado da angariação um conjunto de trabalhos que do outro lado ninguém que não é feito. Nós incorporamos o estudo de mercado, incorporamos a análise económica financeira, incorporamos o planeamento e o plano de negócios, incorporamos o tratamento de informação da de informação de licenciamento, projetos, acompanhamos isso tudo, não é?<text:line-break/> <text:line-break/> </text:p>
            <text:p text:style-name="P4"><text:bookmark text:name="_muj8yu44q1vo"/>00:42:25</text:p>
            <text:p text:style-name="P3"> <text:line-break/><text:soft-page-break/><text:span text:style-name="T5">David Almeida:</text:span> que quando estamos no no residencial isso não é necessário porque nós já estamos a vender um imóvel que já tenha licença de utilização, certo? Portanto, é esta a questão, é a diferença entre o residencial e o comercial é esta, tem a ver com o método e com o processo. Aqui os processos são muito mais exigentes na parte da angariação. Porquê? Porque nós estamos a a pegar num num produto, num num terreno, por exemplo, e temos que acompanhar todo o processo, só o podemos colocar em comercialização quando ele tiver em condições de ser comercializar, certo? Pronto, é essa a questão. Porquê? E depois qual é a outra diferença? É que nós aqui trabalhamos todas as áreas, mas o método é o mesmo, o processo é o mesmo, certo? Se eu estou a trabalhar uma área, um hotel, o que é que eu tenho que fazer? a mesma coisa, tem que fazer o estudo de mercado do hotel, tem que verificar eh toda a toda toda a parte legal do imóvel e do do e da e da operação. Tem que fazer um estudo de viabilidade económica ao hotel, não é? Isto é, quanto é que vale o edifício, quanto é que gera de negócio o o o negócio, para quê? para depois eu poder eu poder dizer que aquele negócio é rentável x% ao ano para entrar ali a certo pronto quando estamos a falar num hotel temos que dividir duas coisas uma coisa é o estudo mercado edifício que é o ativara coisa é o estudo o avalia e o estudo mercado a empresa que opera o hotel por porque o edifício valoriza independentemente<text:line-break/> <text:line-break/> </text:p>
            <text:p text:style-name="P4"><text:bookmark text:name="_zb7iu8dvpbdt"/>00:44:04</text:p>
            <text:p text:style-name="P3"> <text:line-break/><text:span text:style-name="T5">carlos alberto balboa castelo:</text:span> Sí.<text:line-break/><text:span text:style-name="T5">David Almeida:</text:span> valoriza independentemente da opera a operação importante para quem que vai comprar o edifício e que vai ter que explorar ter que ganhar dinheiro para ele, não é? Portanto, quando compra um hotel em que eles já tenham já ten um un contrato de exploração, nós só temos que temos que preocupar com o edifício, o valor do edifício, o estado do edifício. Para quê? Para depois avaliarmos se o edifício vale 10 milhões, qual é o qual é o o o contrato de exploração que lá temos? Para quê? para sabermos qual é a rentabilidade ao ano que é a gente a famosa h quando estamos a falar de avaliar uma empresa e aqui pode ser hoteleira pode ser restaurante serra empresa qualquer h quatro categorias são muito importantes saber e aquí estamos a entrar no nível da avaliação da gestão da da eficiência da gestão primeiro, qual é o valor geral riqueza gerada pela empresa ou por mês ou por ano. Isto é aquilo que nós chamamos valor de fatura bruta. Depois dentro desse valor depois temos que quantificar três categorias de custos que qualquer empresa tem. Custos da operação que nós chamamos operacionais, custos fixos, custos com pessoal. Então está convencionado na área da gestão que tudo isto tem rácios. Depois os rácios são para ser analisados com base num num num com base numa métrica que é o seguinte, se eu tenho uma empresa em que o custo fixo da empresa é igual ou é igual ou inferior a 10% da sua fatura a empresa é uma empresa muito sólida empresa classificação bom Se for abaixo de 5% é excelente.<text:line-break/> <text:line-break/> </text:p>
            <text:p text:style-name="P4"><text:bookmark text:name="_2nge2iu72bxc"/>00:46:30</text:p>
            <text:p text:style-name="P3"> <text:line-break/><text:span text:style-name="T5">David Almeida:</text:span> Se for acima de 10 até 15% é suficiente. Acima de 15% é perigoso. É uma empresa que está que que tem que que tenha um elevado risco. custos operacionais, dependendo da atividade, mas grosso modo os custos operacionais são energia, água, gás, que aquilo que a gente <text:soft-page-break/>chama os custos que nós temos que gastar pela operação, certo? Então, estes custos devem não devem exceder os 10 a 12%. Tudo que seja acima deí o risco é elevado. Custo com pessoal. Os pessoal não devem exceder os 17% da da da riqueza criada. Porquê? Se nós soubermos isto, o que é que vai acontecer? Nós juntamos 10% dos custos fixos, mais 15% dos custos operacionais, mais 15% dos custos com pessoal. Nós temos aqui já uma uma questão que é do rendimento criado da empresa. Nós 40% é para pagar estes custos. Dos outros 60 é para pagar a matériapra ou os serviços externos. Matériapra. Imagina que o restaurante é para pagar tudo que é preciso fornecedores, fornecimentos. E para ter o e para pagar o qu? para ter o lucro da empresa.<text:line-break/> <text:line-break/> </text:p>
            <text:p text:style-name="P4"><text:bookmark text:name="_9pxcnta5vsf0"/>00:48:18</text:p>
            <text:p text:style-name="P3"> <text:line-break/><text:span text:style-name="T5">David Almeida:</text:span> É aqui que vamos ter, certo? Então, se nós tivermos estes estes estas métricas controladas é muito simples avaliar uma empresa porque vamos imaginar que empresa fatura 1 milhão de euros. Mil de euros, essa empresa está enquadrada, por exemplo, no setor da restauração. Nós sabemos que a margem média do lucro bruto na restauração anda na volta dos 80 a 100%. Certo? Isto é, quando eles vendem uma garrafa de vinho por 20, aquela garrafa custou 8, certo? Quando eles vendem um uma lagosta ou uma uma dose de de camarão que a gente vai pagar 30 aquilo custou 15 € para eles. Depois que isso é depois em cima disso o que que eles vão colocar vão colocar os custos fixos, os custos operacionais e os custos com pessoal. Então,<text:line-break/><text:span text:style-name="T5">carlos alberto balboa castelo:</text:span> Claro.<text:line-break/><text:span text:style-name="T5">David Almeida:</text:span> quando eu tenho uma refeição que me custa 50 € ao cliente, na verdade aquela refeição teve um custo para a empresa, se a empresa for saudável, teve um custo para a empresa de 20, certo? Se a empresa for saudável, tiver poucas refeições, o que que acontecer? Em vez de ter um custo 20 € vai ter o custo 40. Certo? Pronto.<text:line-break/> <text:line-break/> </text:p>
            <text:p text:style-name="P4"><text:bookmark text:name="_s11hxlec8t66"/>00:49:50</text:p>
            <text:p text:style-name="P3"> <text:line-break/><text:span text:style-name="T5">David Almeida:</text:span> Então, se nós tivermos isto bem controlado, nós rapidamente sabemos medir, classificar a empresa de empresa bom, muito bom, assim, assim, de risco. E depois como é que se medis? empresa que em que o que liberta de lucro líquido antes de impostos seja igual ou superior, isto é, igual aquilo que ela liberta todos os anos, em 4 anos, consiga pagar o investimento, é uma empresa excelente. Se iso for em cinco, é uma empresa boa. Se forem seis média, se for acima de sete é uma empresa de risco. Estas são as boas práticas de gestão. Então nós não vamos interferir na gestão da empresa, mas este é os critérios que nós temos que ter para fazer o estudo de mercado da empresa, para avaliar qual é o valor da empresa. Certo?<text:line-break/><text:span text:style-name="T5">carlos alberto balboa castelo:</text:span> Sí,<text:line-break/><text:span text:style-name="T5">David Almeida:</text:span> Até aqui estás a perceber? Já percebeste que tudo isto,<text:line-break/><text:span text:style-name="T5">carlos alberto balboa castelo:</text:span> sí,<text:line-break/><text:span text:style-name="T5">David Almeida:</text:span> já percebeste que na no comercial o segredo tá do lado,<text:line-break/><text:span text:style-name="T5">carlos alberto balboa castelo:</text:span> estuvo<text:line-break/><text:span text:style-name="T5">David Almeida:</text:span> é sempre do lado do angador, nunca é do lado do compendedor. Por quê? Porque 80% de todo trabalho ou mais é feito pelo angador,<text:line-break/><text:soft-page-break/><text:span text:style-name="T5">carlos alberto balboa castelo:</text:span> Tá.<text:line-break/><text:span text:style-name="T5">David Almeida:</text:span> porque ele é que vai posicionar e toda tudo aquilo que ele vai falar tem que ter com bases sérias, com factos e com informações que ele tem que ter a certeza de dizer que depois tem que ser verificadas nos documentos lá à frente, certo?<text:line-break/> <text:line-break/> </text:p>
            <text:p text:style-name="P4"><text:bookmark text:name="_hd0boew7y7ni"/>00:51:28</text:p>
            <text:p text:style-name="P3"> <text:line-break/><text:span text:style-name="T5">carlos alberto balboa castelo:</text:span> Vale, con con esta con esta conversa que temos agora ya teño resumido concentrada a a información precisa para colocar una eh ficha dentro da páxina web ligada a David. Luiz Almeida como mentor senior da área comercial en Portugal todo o currículo. Una unaa pregunta, cuando investidor quere avanzar con una proposta preciso presentar una eh lo una letter of intention<text:line-break/><text:span text:style-name="T5">David Almeida:</text:span> com a com a identificação com a identificação da empresa asionada com os documentos que comprov a sua veracidade, certo? Mas dependendo do dependendo do volume de negócio, isso cada cada negócio é um negócio, mas pronto, mas em geral uma uma carta de uma uma carta de prova de fundos.<text:line-break/><text:span text:style-name="T5">carlos alberto balboa castelo:</text:span> La prueba de fondo.<text:line-break/><text:span text:style-name="T5">David Almeida:</text:span> Isto é uma carta que alguém que alguém diga que uma carta que alguém um banco de referência diga<text:line-break/><text:span text:style-name="T5">carlos alberto balboa castelo:</text:span> Ahí está este<text:line-break/><text:span text:style-name="T5">David Almeida:</text:span> este cliente tem capacidade para fazer este negócio pronto.<text:line-break/><text:span text:style-name="T5">carlos alberto balboa castelo:</text:span> está claro por qué importante este aspecto que ademais eh polo meu traballo na área das commodities y pola miña necesidade de facer pedagogía cos parceiros ya tuven que estudiar todas as leis internacionais de coñecemento do cliente e antes lavado ante lavabado deñeiro.<text:line-break/><text:span text:style-name="T5">David Almeida:</text:span> Tem<text:line-break/><text:span text:style-name="T5">carlos alberto balboa castelo:</text:span> A lei KC ML especifica exactamente cuáles son estes pasos.<text:line-break/> <text:line-break/> </text:p>
            <text:p text:style-name="P4"><text:bookmark text:name="_nm1eeqm23q6w"/>00:53:11</text:p>
            <text:p text:style-name="P3"> <text:line-break/><text:span text:style-name="T5">carlos alberto balboa castelo:</text:span> Todas son referidas as leis internacionais do comercio,<text:line-break/><text:span text:style-name="T5">David Almeida:</text:span> What?<text:line-break/><text:span text:style-name="T5">carlos alberto balboa castelo:</text:span> as actas antiblanqueo de capitais que teñen moita relación cos estados unidos. Yito importante que neste documento, nesta nesta páxina que v criar da área comercial ser o o o o o sitio ao que vamos a referir, va ter que facer referencia legal ya no as normas de David nin as normas de XP, sinón as normas do comercio internacional.<text:line-break/><text:span text:style-name="T5">David Almeida:</text:span> Come Oh.<text:line-break/><text:span text:style-name="T5">carlos alberto balboa castelo:</text:span> Y aente que queira traballar ten que aprender que nos estamos falando de deseos personales, estamos falando de marcos legais de traballo y una coisa que importante que nos traballemos facendo referencia constante as leis e a maneira na que aente aprende. Insisto, aquí na España temos una una ventaxa operativa y una desventaxa organizativa. obrigatorio ter ami, no obrigatorio estar cadastrado comoente inmobiliario, como corretor <text:soft-page-break/>inmobiliario y eso provoca que no mercado haa concorrencia con disciplina e con ninguna disciplina, con formación e con ninguna forma incluso incluso parceiros da nos da nosa propia compañía de XP no perceben en absoluto a enorme complexidade que ten a área comercial. Y esto es importante que nos desmarquemos.<text:line-break/> <text:line-break/> </text:p>
            <text:p text:style-name="P4"><text:bookmark text:name="_9szru2161h3i"/>00:54:56</text:p>
            <text:p text:style-name="P3"> <text:line-break/><text:span text:style-name="T5">carlos alberto balboa castelo:</text:span> poñamos una barreira legal, una barreira procedimental de metodoloxía a que vost criada, a que levo acompañando durante estes 2 anos e medio, pero que poñamos esa barreira ao noso redor porque si no sempre vamos a seguir atraendo que quere facer y porque esto porque aquelo porque y quero y preciso y ves eu ao que esto va ser importante facer este traballo quea está coa reunión de hoxe, má con todo o coñecemento que ya teño acumulado, podo crear esta esta barreira, esta forma de apresenta da XISP comercial para os parceiros de España dentro da prxina do site que estou criando para posicionar o David como senior da área comercial en Portugal y así todo o mundo ya sabe. A ventaxa que nos vamos a falar agora da XP, nos vamos a falar agora de coisas eh comprometedoras, sinón que vamos a criar a imaxe do site club privado de investimento inmobiliario que o noso paso inmediato para poder avanzar. Entonces esta parte está pronta, que era una das coisas que tiña que traballar consigo y polo que estuvo falando ya criou tambén cuáles son as características tanto para facer un estudo de mercado na área residencial como en prácticamente cualquier otra área como norma, como guía para que as personas que se sintan atraídas para ser promotores posan ir preparando traballo.<text:line-break/> <text:line-break/> </text:p>
            <text:p text:style-name="P4"><text:bookmark text:name="_mzp33ukd41cm"/>00:56:44</text:p>
            <text:p text:style-name="P3"> <text:line-break/><text:span text:style-name="T5">carlos alberto balboa castelo:</text:span> Correcto.<text:line-break/><text:span text:style-name="T5">David Almeida:</text:span> Exatamente. E é muito importante. Nós na verdade na EXP na área comercial o nosso foco é<text:line-break/><text:span text:style-name="T5">carlos alberto balboa castelo:</text:span> Yeah.<text:line-break/><text:span text:style-name="T5">David Almeida:</text:span> encontrar profissionais que queiram que queiram ser angariadores, não clientes não poas que queiram trabalar clientes compradores. Porquê? Porque todo o conhecimento e todo o treinamento e todo o empodramento tem que ser na área de angariação. Se nós não tivermos na área comercial uma carteira de ativos devidamente trabalhada, atrativa e diversificada, nós não conseguimos atrair ninguém. Porquê? Porquê?<text:line-break/><text:span text:style-name="T5">carlos alberto balboa castelo:</text:span> Tá.<text:line-break/><text:span text:style-name="T5">David Almeida:</text:span> Porque nós temos que trabalhar com toda a gente que di sendo ou não que diz que tem cliente comprador, mas ele tem que aceitar o nosso processo. Por nós somos os guardies. Porquê? Porque nos representamos o dono daquele artigo e no comercial é nós ele não nos vai dar a possibilidade ou para nós encontrarmos um cliente qualquer, não. Ele vai daros a possibilidade de nós trabalarmos para encontrarmos um cliente com o perfil certo para o tipo de negócio que quer fazer, nas condições que el precisa e quer fazer e no tempo que precisa e quer fazer. Nunca é nunca é tipo a diferença da residencia esta tem um apartamento, OK? Eu começo a promover, aparece 10 clientes e o que me importa quem é o cliente vai precisar uma proposta.<text:line-break/><text:soft-page-break/> <text:line-break/> </text:p>
            <text:p text:style-name="P4"><text:bookmark text:name="_dun3sbcqeehx"/>00:58:15</text:p>
            <text:p text:style-name="P3"> <text:line-break/><text:span text:style-name="T5">David Almeida:</text:span> Independentemente se a proposta é boa para o meu cliente ou não, eu preciso de trabalho. Não, aqui não. Aqui o nós temos que trabalhar, mas temos que dizer, ok, o meu cliente quer vender este, vamos aquí me cliente quer vender estas bombas de gasolina, mas nestas condias neste tempo y con este perfil para este cliente. Por qu? Porque na área comercial pode até aparecer alguém em que o cliente analiza e diz assim: "Eu não quero vender este senhor, é meu concorrente, é alguém que me dar cabo do negócio, eu não confio, eu não vou vender a ele. E ele tem, e ele tem, é isto que ele tem, portanto, quando eu falo que é preciso identificar o cliente, a identificação do cliente não é para nós. Identificação do cliente é para o cliente ir ver quem é o cliente e se e se quer avançar ou não com o processo com aquele cliente ou em que condições quer avançar. Porque vamos imaginar que o cliente comprador é o principal concorrente dele, por exemplo. Ora, se ele vai vender o negócio dele ao concorrente, que é que vai acontecer? O concorrente vai ficar com a posição dele, não é? E no futuro pode dar cabo do resto do negócio, certo?<text:line-break/><text:span text:style-name="T5">carlos alberto balboa castelo:</text:span> M.<text:line-break/><text:span text:style-name="T5">David Almeida:</text:span> Agora, se nós temos, por exemplo, temos um cliente, o perfil do cliente é alguém de idade, tem 85 anos e que trabalhou 50 anos naquele restaurante, eu vou est lembrar do do senor Cabral, trabalhou 50 anos naquele restaurante,<text:line-break/> <text:line-break/> </text:p>
            <text:p text:style-name="P4"><text:bookmark text:name="_p3rljgrse05h"/>00:59:53</text:p>
            <text:p text:style-name="P3"> <text:line-break/><text:span text:style-name="T5">David Almeida:</text:span> transformou aquele restaurante num dos restaurantes mais prestigiados da Margem Sul, um dos mais conhecidos da elite política e e e da cultural e não sei quantos para aqui, para que lá O que interessa a agora é vender o restaurante, mas é vender restaurante alguém que continue o restaurante estrague a credibilidade do restaurante que continu cabral seja posto em causa não serve um cliente qualquer ser alguém que que saiba que tenha e que tenha um compromisso de manter a identidade do restaurante manter a qualidade do restaurante mand o tipo de atendimento, certo? pelo menos num período que o cliente sinta mais ou menos lá confortável de não ser confrontado<text:line-break/><text:span text:style-name="T5">carlos alberto balboa castelo:</text:span> M.<text:line-break/><text:span text:style-name="T5">David Almeida:</text:span> com a seguir um cliente dele de ligar pá os gajos deram cabo daquilo tudo foi lá foi maltratado isto para quem constru 50 anos é muito important é mais importante que o dinheiro certo então é esta que as pessoas<text:line-break/><text:span text:style-name="T5">carlos alberto balboa castelo:</text:span> Sí.<text:line-break/><text:span text:style-name="T5">David Almeida:</text:span> que quem trabalha na área comercial tem que ter aqui na área comercial estamos ao serviço do do cliente que é o proprietário para o servir com condições, com solu que ele próprio é que vai aprovar, não somos nós. Certo? Isto é muito importante.<text:line-break/><text:span text:style-name="T5">carlos alberto balboa castelo:</text:span> Ah.<text:line-break/><text:span text:style-name="T5">David Almeida:</text:span> Então, para e até para para para ajudar, eu estava aqui a procurar, eu tenho aqui o Manuel Procedimentos da da EXP Comercial Portugal. Eu voue enviar porque assim já está o texto feito e tu podes utilizar este manual procedimentos como um guia daquilo tudo que eu acabei de<text:line-break/> <text:line-break/><text:soft-page-break/> </text:p>
            <text:p text:style-name="P4"><text:bookmark text:name="_1e7lbkumvqag"/>01:01:37</text:p>
            <text:p text:style-name="P3"> <text:line-break/><text:span text:style-name="T5">carlos alberto balboa castelo:</text:span> Si,<text:line-break/><text:span text:style-name="T5">David Almeida:</text:span> dizer.<text:line-break/><text:span text:style-name="T5">carlos alberto balboa castelo:</text:span> ya agradezo que compartille una ra vez porque no estou na<text:line-break/><text:span text:style-name="T5">David Almeida:</text:span> Falamos sobre isso.<text:line-break/><text:span text:style-name="T5">carlos alberto balboa castelo:</text:span> computadora,<text:line-break/><text:span text:style-name="T5">David Almeida:</text:span> Certo?<text:line-break/><text:span text:style-name="T5">carlos alberto balboa castelo:</text:span> no estou na computadora habitual y na computadora que tiña anterior, eh,<text:line-break/><text:span text:style-name="T5">David Almeida:</text:span> Outro aspetto<text:line-break/><text:span text:style-name="T5">carlos alberto balboa castelo:</text:span> teño está refactorizándose toda a miña o meu axenda. Hay una cosa, hay una coisa que quería quería preguntar a agora para para nos<text:line-break/><text:span text:style-name="T5">David Almeida:</text:span> Să<text:line-break/><text:span text:style-name="T5">carlos alberto balboa castelo:</text:span> posicionar en España con este grupo un grupo importante, cuidado. Eh, eu falo, eu falo con desconfianza das súas capacidades porque eu sei que aente no percibe, pero son persoas importantes na empresa en España. Eh, eh Rodrigo está bueno eh para nos posicionar que cu dígame tres cuatro oportunidades de negocio quean ser interesantes para dar formación a eles a vez que atraímos investidores as dúas coisas pero que perciban o por ejemplo Ponte<text:line-break/><text:span text:style-name="T5">David Almeida:</text:span> Hm.<text:line-break/><text:span text:style-name="T5">carlos alberto balboa castelo:</text:span> Lima Ponte Lima hay este trabita información ya recopilada porque v compartillou comigo. Entonces, ¿cuáles poden ser tres cuatro coisas que utilice para poñer como exemplo para eles?<text:line-break/><text:span text:style-name="T5">David Almeida:</text:span> Vou dar um exemplo muito simples.<text:line-break/> <text:line-break/> </text:p>
            <text:p text:style-name="P4"><text:bookmark text:name="_xpce17sqqs74"/>01:03:04</text:p>
            <text:p text:style-name="P3"> <text:line-break/><text:span text:style-name="T5">David Almeida:</text:span> Vou dar um exemplo muito simples.<text:line-break/><text:span text:style-name="T5">carlos alberto balboa castelo:</text:span> Ja Una, no.<text:line-break/><text:span text:style-name="T5">David Almeida:</text:span> Ah, sim. Mas mas mas uma coisa, tu queres atraí-los para eles olhar para os nossos investimentos ou queres atraí-los para eles olhar da forma como a gente faz? É, são coisas diferentes.<text:line-break/><text:span text:style-name="T5">carlos alberto balboa castelo:</text:span> As duas coisas.<text:line-break/><text:span text:style-name="T5">David Almeida:</text:span> Pronto. Então,<text:line-break/><text:span text:style-name="T5">carlos alberto balboa castelo:</text:span> As duas coisas.<text:line-break/><text:span text:style-name="T5">David Almeida:</text:span> então, então, olha, vou voute dizer uma coisa que vamos que eu vou utilizar este ano aqui, que é, vamos imaginar que a reunião que que a gente vai atraí-los para eles ver. Nós vamos fazer reunião estruturada em três capítulos. Quem é que nós somos, como é que nós fazemos y o que que oferecemos, certo? Então a pergunta é quem é que nós somos? Olha, eu sou David Almeida, sou sou especialista na área comercial e fundei em Portugal um grupo dentro da EXP chamada EXP Portugal Comercial Group. Certo? Quem é que nós somos? Olha, o Carlos está cá a trabalhar comigo eh há dois anos ou tr anos. Ele eh atualmente já é especialista na área comercial <text:soft-page-break/>porque faz parte do grupo da XP do do gruppcial grupo, certo? E portanto o carro já está treinado e já já é especialista e funciona da mesma maneira.<text:line-break/> <text:line-break/> </text:p>
            <text:p text:style-name="P4"><text:bookmark text:name="_70h8ct7zzej5"/>01:04:26</text:p>
            <text:p text:style-name="P3"> <text:line-break/><text:span text:style-name="T5">David Almeida:</text:span> Apresentação do carro, certo? Como é que nós fazemos? Olha, nós fazemos isto desta maneira. Nós pegamos num ativo e fazemos isto e isto, isto, isto. Nós só vamos para o mercado quando apresentamos desta forma já está este trabalho todo feito. Portanto, e o que é que nós oferecemos? E aí sim, pegamos em três ou quatro artigos, olha, oferecemos isto desta maneira, o tal teaser, certo? A partir daí, que que eles perceberam? Perceberam que nós somos membros da SXP. Ponto. Nós dentro nos especializamos e trabalhamos de certa forma que cumprimos as práticas e cumprimos aquilo que a nível internacional, certo? E já temos produtos estruturados da forma como nós trabalhamos para apresentar para que eles possam pegar neles e procurar o cliente. Certo? Pronto.<text:line-break/><text:span text:style-name="T5">carlos alberto balboa castelo:</text:span> Sí,<text:line-break/><text:span text:style-name="T5">David Almeida:</text:span> Ao fazer isto,<text:line-break/><text:span text:style-name="T5">carlos alberto balboa castelo:</text:span> esto esto lo que quiero o que quiero facer con esta gente agora.<text:line-break/><text:span text:style-name="T5">David Almeida:</text:span> ao fazer isto, que estamos aer aoerto, que estamos a fazer? Estamos a criar,<text:line-break/><text:span text:style-name="T5">carlos alberto balboa castelo:</text:span> Sí.<text:line-break/><text:span text:style-name="T5">David Almeida:</text:span> estamos a posicionar. Quem é que nós somos? E pá, eu sou alguém que sei, certo?<text:line-break/> <text:line-break/> </text:p>
            <text:p text:style-name="P4"><text:bookmark text:name="_eqicpwcj4ef4"/>01:05:41</text:p>
            <text:p text:style-name="P3"> <text:line-break/><text:span text:style-name="T5">David Almeida:</text:span> O Carlos estáse a posicionar alguém que já está a trabalhar desta forma durante há 3 anos, certo? Portanto, já domina o processo. OK? O que é que nós, como é que nós fazemos? Apresentamos, explicamos porque é que as coisas que ser feitas desta desta forma? Nós achamos é mais ninguém, somos nós, certo? Eles podem fazer como eles quiserem, mas para trabalar conosco v ter que perceber que que porque é que as coisas que ser desta maneira, certo? Porquê? Porque a seguir vamos apresentar produto e ao apresentar produto vamos apresentar da forma que nós já preparamos. E a seguir o que é que vai vir? vai vir a segunda parte, mas essa vamos nós esperar que é eles a seguir vai acontecer o mesmo que aconteceu com o Rodrigo. Tu apresentaste isto desta maneira, tu apresentaste isto desta maneira a eles. Eles pegaram naquilo, foram arranjar lá o cliente para para mentir e lá para para o a seguir nós explicamos por a mais b porque é que tinha que que ser assim aceitar e nós até lhe demos o qu demos a possibilidade deles fazer como eles queriam, não é? Depois veio um conjunto de perguntas, um conjunto de dúvidas depois deles ter feito porque foi e no final o que aconteceu eles desistiram.<text:line-break/> <text:line-break/> </text:p>
            <text:p text:style-name="P4"><text:bookmark text:name="_qg1ftsh4e7yj"/>01:06:58</text:p>
            <text:p text:style-name="P3"> <text:line-break/><text:span text:style-name="T5">David Almeida:</text:span> Que que eles desistiram? ou não fizeram o trabalho em modo, portanto o cliente <text:soft-page-break/>deles sentiu-se enganar, que eu acho que foi o que aconteceu, ou então já nem existia cliente nenhum. Por fizer o trabalho em modo, porque não qualificar o cliente, certo? Se tivesse feito da nossa forma, eles iam ser obrigados a qualificar o cliente porque tinham que apresentar uma declaração do cliente que tinha dinheiro. Portanto, e aqui tendo dinheiro é fácil porque ao identificar o cliente nós íamos verificar se o cliente era idóneo ou não eles também, não é? Se era se era se era erradinha idoridade e se era desmarcado ou não.<text:line-break/><text:span text:style-name="T5">carlos alberto balboa castelo:</text:span> Eles apresentaron o cliente máis ya percibimos que o cliente era un testaferro<text:line-break/><text:span text:style-name="T5">David Almeida:</text:span> Não era cliente nenhum. e não era nenhum.<text:line-break/><text:span text:style-name="T5">carlos alberto balboa castelo:</text:span> era o cliente.<text:line-break/><text:span text:style-name="T5">David Almeida:</text:span> Pronto, então que estou a dizer, portanto,<text:line-break/><text:span text:style-name="T5">carlos alberto balboa castelo:</text:span> Ser<text:line-break/><text:span text:style-name="T5">David Almeida:</text:span> eles estavam a falar com alguém que na verdade não mandava nada. E aqui é que a questão deste lado nós temos que garantir que se se as coisas vier bem feitas eles não vai acontecer isso porque vamos porque nós temos o dono do outro lado não cabe a mim agora cabe a mim garantir a quar informação por porque eu tenho que classificar o tipo de informação que passar se informa confidencial informação que pode p em risco o meu cliente o negócio do meu cliente ou não.<text:line-break/> <text:line-break/> </text:p>
            <text:p text:style-name="P4"><text:bookmark text:name="_1kjpqb5divt0"/>01:08:19</text:p>
            <text:p text:style-name="P3"> <text:line-break/><text:span text:style-name="T5">David Almeida:</text:span> Então, quanto mais eles fizerem a qualificação do cliente, mais confiança eu vou ter para passar informação. Mas isso depende de mim, não depende deles, não depende da chantagem. Lembras da da da marcha que dizia não tem que ser assim se você não der, se não fizer a gente não avan certo não tem que ser nada tem que ser se eu quiser porque até repara na comercial tudo isto tem que ser muito bem entendido por uma razã nós estamos a a falar com eles a pedir para eles encontrarem o cliente com o perfil certo para que se o negócio fizer nós vamos dar a eles parte do nosso negócio que é a partilha, certo? El só ter autoridade só tr autoridade em nos exigir se não existir partilha. Isto é, se o cliente deles, se eles tiveram um contrato com o cliente deles e o cliente deles mandatar para procurar um determinado investimento em Portugal e que esse investimento esteja na minha mão, então sim, vou negociar com ele as condições, mas ele, o meu cliente paga a mim e o cliente dele paga a ele. Não há partilha nenhuma. Isto é muito importante. Por qu? Porque na área residencial toda a gente tem clientes compradores, mas ninguém tem cliente nenhum porque o qu partilhar o negócio é sempre o angador. Aqui não, aquí eu partilho se o meu parceiro fizer cumprir e que ao fim o objetivo seja aquele que eu próprio me compromete.<text:line-break/> <text:line-break/> </text:p>
            <text:p text:style-name="P4"><text:bookmark text:name="_8rfhriysiy94"/>01:09:59</text:p>
            <text:p text:style-name="P3"> <text:line-break/><text:span text:style-name="T5">David Almeida:</text:span> Se ele não colaborar comigo,<text:line-break/><text:span text:style-name="T5">carlos alberto balboa castelo:</text:span> Ciao.<text:line-break/><text:span text:style-name="T5">David Almeida:</text:span> eu não tenho que partilhar nada. Ele que vai à procura então ele que vai à procura com quem ele quiser, que tal história, ele que trabalha lá como ele quiser. Isto é muito claro. Agora <text:soft-page-break/>não vamos dizer isto assim de forma bruta a eles, não é? Temos é que fazes ver a importância do trabalho que está feito que eles não vem e perceberem que dali para a frente existe regras e aquelas regras é para defender toda a gente, é para que o negócio tenha sucesso e para que ele seja feita de forma simples, transparente e segura a nível internacional.<text:line-break/><text:span text:style-name="T5">carlos alberto balboa castelo:</text:span> Está claro. Cuanto más,<text:line-break/><text:span text:style-name="T5">David Almeida:</text:span> E é por isso que eu e é por isso que eu estou disponível e é por isso que eu estou disponível a partilhar uma parte do meu<text:line-break/><text:span text:style-name="T5">carlos alberto balboa castelo:</text:span> cuanto más repetimos.<text:line-break/><text:span text:style-name="T5">David Almeida:</text:span> do meu negócio, do meu dinheiro a eles, porque eles vão me ajudar a fazer a fazer esse trabalho.<text:line-break/><text:span text:style-name="T5">carlos alberto balboa castelo:</text:span> está cuanto má profundizamos no método de traballo da área comercial máis información sensible aparece que sempre va colocando no mesmo procedemento porque a pesar durante estes anos, a pesar das dificultades, nos fomos movendo, por exemplo, Maxa e Rodrigo foron un exemplo de personas que foron seguindo a o traballo causa que o cliente a información correcta y a posición certa porque aa resposta de eu no quero todo, quero una parte a miña maneira foi a que a que desfoxo todo o negocio porque non aceptaba a fórmula a forma de negocio, pero todo un proceso de treinamento tambén aquí neste punto a a<text:line-break/> <text:line-break/> </text:p>
            <text:p text:style-name="P4"><text:bookmark text:name="_k65j48t7od7e"/>01:11:54</text:p>
            <text:p text:style-name="P3"> <text:line-break/><text:span text:style-name="T5">carlos alberto balboa castelo:</text:span> pregunta, ¿cuál Son esas dos, tres, cuatro coisas que puedo usar para me dirigir a todo ese grupo de aentes que hay en España que considere que podan ser interesantes. Dígame os nomes porque eu teño ya a documentación toda.<text:line-break/><text:span text:style-name="T5">David Almeida:</text:span> Mas estamos a falar de que de de que áreas temos que falar para se estamos a falar de pequenos investimentos por causa do clube de de do clube de investimentos. Pronto, temos temos aí temos aí pequenos investimentos. compra compra de bens futuros. temos o Nobre, temos o Lord del temos o Urban, temos temos o o Damião de Goer temos endimentos em que eles podem possam adquirir pequenas frações. Ora,<text:line-break/><text:span text:style-name="T5">carlos alberto balboa castelo:</text:span> H<text:line-break/><text:span text:style-name="T5">David Almeida:</text:span> se estamos a falar de, por exemplo, uma uma empresa que quer comprar artigos eh com ativos com rendimento, aí temos que ir já para os os supermercados do temos que ir, por exemplo, para para o o o o o retail de o o o centro comercial de Matozinhos, temos que ir para o centro comercial de Leiria, temos, estás a ver? Pronto. Se se temos um cliente que quer investir em projetos, então temos que saber qual é área, se área logística, industrial, se área turística, se éa de promoção imobiliária, certo? def definir a dimensão<text:line-break/><text:span text:style-name="T5">carlos alberto balboa castelo:</text:span> Todavía todavía tes en carteira todavía tes en carteira o leback o<text:line-break/> <text:line-break/> </text:p>
            <text:p text:style-name="P4"><text:bookmark text:name="_mdwgl1eos3oz"/>01:13:23</text:p>
            <text:p text:style-name="P3"> <text:line-break/><text:span text:style-name="T5">David Almeida:</text:span> todo.<text:line-break/><text:span text:style-name="T5">carlos alberto balboa castelo:</text:span> leback da empresa de valorización de residuos<text:line-break/><text:span text:style-name="T5">David Almeida:</text:span> Sim, exatamente.<text:line-break/><text:soft-page-break/><text:span text:style-name="T5">carlos alberto balboa castelo:</text:span> eléctricos.<text:line-break/><text:span text:style-name="T5">David Almeida:</text:span> Por exemplo, por exemplo, estás a ver? Agora se querem também adquirir empresas, também temos que ver que tipo de empresas e que tipo de intervenção eles querem,<text:line-break/><text:span text:style-name="T5">carlos alberto balboa castelo:</text:span> Vale,<text:line-break/><text:span text:style-name="T5">David Almeida:</text:span> porque senão o que acontece?<text:line-break/><text:span text:style-name="T5">carlos alberto balboa castelo:</text:span> pues entonces vo v colocar a os pequenos emprendimentos, v colocar a Oan, vou colocar centro comercial Matosiños y a empresa de de de valorización porque eu<text:line-break/><text:span text:style-name="T5">David Almeida:</text:span> por exemplo, mas também podemos também podemos colocar,<text:line-break/><text:span text:style-name="T5">carlos alberto balboa castelo:</text:span> preciso<text:line-break/><text:span text:style-name="T5">David Almeida:</text:span> por exemplo, eh empresas de restauração, como o caso como o caso, por exemplo, do do restaurante de cabrinha, como o caso do do Agora estás a ver porquê?<text:line-break/><text:span text:style-name="T5">carlos alberto balboa castelo:</text:span> Mais mais eu<text:line-break/><text:span text:style-name="T5">David Almeida:</text:span> Se eles até podem comprar a empresa,<text:line-break/><text:span text:style-name="T5">carlos alberto balboa castelo:</text:span> Sí.<text:line-break/><text:span text:style-name="T5">David Almeida:</text:span> eles serem acionistas, eles compram a empresa, mas não precisam de gerir, certo? Muitos deles a estão pode continuar se eles quiserem,<text:line-break/><text:span text:style-name="T5">carlos alberto balboa castelo:</text:span> Si,<text:line-break/><text:span text:style-name="T5">David Almeida:</text:span> certo?<text:line-break/><text:span text:style-name="T5">carlos alberto balboa castelo:</text:span> má neste caso que teña certeza que van a ter un investidor, una ferramenta para atraír a eles a metodologo de traballo que nos defendemos porque si si de 10 ou 15<text:line-break/> <text:line-break/> </text:p>
            <text:p text:style-name="P4"><text:bookmark text:name="_covjmn9vu8ym"/>01:14:35</text:p>
            <text:p text:style-name="P3"> <text:line-break/><text:span text:style-name="T5">David Almeida:</text:span> Exatamente.<text:line-break/><text:span text:style-name="T5">carlos alberto balboa castelo:</text:span> aentes un segue as regras, nós ya gañamos un parceiro en España para continuar.<text:line-break/><text:span text:style-name="T5">David Almeida:</text:span> Claro que<text:line-break/><text:span text:style-name="T5">carlos alberto balboa castelo:</text:span> Si ningún sigue as regras,<text:line-break/><text:span text:style-name="T5">David Almeida:</text:span> sí.<text:line-break/><text:span text:style-name="T5">carlos alberto balboa castelo:</text:span> mellor estar a a eh estar ao redor dees, mas no involuído en ningún negocio porque todo vai ser una coisa ya sabemos como funciona a cabeza da todo ser una coisa de compromisos, seguridades, confianzas y ao final má no perceben a importancia d sector. Por exemplo, César, vicepresidente da área comercial,<text:line-break/><text:span text:style-name="T5">David Almeida:</text:span> Sí.<text:line-break/><text:span text:style-name="T5">carlos alberto balboa castelo:</text:span> ¿ved pensa que asinei un NCNDA para presentar eh Vilarreal o para presentar a<text:line-break/><text:span text:style-name="T5">David Almeida:</text:span> Jul que<text:line-break/><text:span text:style-name="T5">carlos alberto balboa castelo:</text:span> a porque si si eu teño<text:line-break/><text:span text:style-name="T5">David Almeida:</text:span> não,<text:line-break/><text:span text:style-name="T5">carlos alberto balboa castelo:</text:span> investidores precisa traer produto? Eu teño que facer o traballo senón para<text:line-break/><text:span text:style-name="T5">David Almeida:</text:span> não, mas não há necessário, se mas não há necessário,<text:line-break/><text:span text:style-name="T5">carlos alberto balboa castelo:</text:span> que?<text:line-break/><text:span text:style-name="T5">David Almeida:</text:span> por exemplo, o o caso do do do César, eu estou convencido que o César tem um <text:soft-page-break/>objetivo que não é o objetivo dele não é partilhar negócios, o objetivo dele é atrair a gente atrair agentes lá para para para começar começar a ver para começar a criar grupo, certo? Pronto.<text:line-break/> <text:line-break/> </text:p>
            <text:p text:style-name="P4"><text:bookmark text:name="_tqajtite16gu"/>01:16:04</text:p>
            <text:p text:style-name="P3"> <text:line-break/><text:span text:style-name="T5">David Almeida:</text:span> E eu acho que, aliás, é aquilo que nós estamos a fazer também. Pronto,<text:line-break/><text:span text:style-name="T5">carlos alberto balboa castelo:</text:span> Sí,<text:line-break/><text:span text:style-name="T5">David Almeida:</text:span> no fundo,<text:line-break/><text:span text:style-name="T5">carlos alberto balboa castelo:</text:span> yo lo mismo.<text:line-break/><text:span text:style-name="T5">David Almeida:</text:span> o objetivo agora, por exemplo, ficava muito mal e eu fico muito mal consciente da minha consciência eu fazer, por exemplo, aquilo que eles fizeram, que é eles têm um grupo, eh, a seguir dizem: "Ah, vocês vejam lá, mandem para cá projetos para investimento lá para não sei qu porque nós temos aqui gente muito importante. Então, o que acontece? Como eles não definiram exatamente o tipo de projeto que é que é, como qual é o âmbito não sei quanto, o que acontece todos a gente manda para projetos e depois o que é que acontece? Ah, não é bem isto, não é assim, não é, não é aquilo, não sei quanto, já não sei quer dizer, isso o que é que vai dar? Vai dar que, por exemplo, a gente fique descredibilizado, porque afinal ele tem ou não tem ele, não é?<text:line-break/><text:span text:style-name="T5">carlos alberto balboa castelo:</text:span> No, no, en este caso no neste caso,<text:line-break/><text:span text:style-name="T5">David Almeida:</text:span> No meu caso, no meu<text:line-break/><text:span text:style-name="T5">carlos alberto balboa castelo:</text:span> cuidado, cuidado una cuidado una coisa César Cepeda o o vicepresidente da área comercial de<text:line-break/><text:span text:style-name="T5">David Almeida:</text:span> caso,<text:line-break/><text:span text:style-name="T5">carlos alberto balboa castelo:</text:span> Estados Unidos si que ten investidores, pero aa maneira de traballar si que si porque eu ya<text:line-break/> <text:line-break/> </text:p>
            <text:p text:style-name="P4"><text:bookmark text:name="_o8uhwvw8j7k1"/>01:17:11</text:p>
            <text:p text:style-name="P3"> <text:line-break/><text:span text:style-name="T5">David Almeida:</text:span> liga, mas que que cri<text:line-break/><text:span text:style-name="T5">carlos alberto balboa castelo:</text:span> estuve coñece a James Juan que o presidente da área comercial<text:line-break/><text:span text:style-name="T5">David Almeida:</text:span> ó con est em causa a pessoa, estou a p em causa profissional. Não pode é a forma.<text:line-break/><text:span text:style-name="T5">carlos alberto balboa castelo:</text:span> al<text:line-break/><text:span text:style-name="T5">David Almeida:</text:span> Então se ele tem eu, se tivesse um conjunto de clientes, eu dizia qual era o perfil, que tipo de investimento é que precisava, que anda a procura, que tipo, onde, com que dimensão, que condições, para quê? Para que seja mais assertivo, não é? Olha, eu tenho investidores, mandem para cá os projetos para eu analisar. E quer dizer, o risco qual é? Tu mandaste 50 projetos, nunca nunca encaixar nenhum. Percebeste agora o que quer dizer?<text:line-break/><text:span text:style-name="T5">carlos alberto balboa castelo:</text:span> Sí,<text:line-break/><text:span text:style-name="T5">David Almeida:</text:span> Esa es diferente.<text:line-break/><text:span text:style-name="T5">carlos alberto balboa castelo:</text:span> má, más claro,<text:line-break/><text:span text:style-name="T5">David Almeida:</text:span> Esa es diferente.<text:line-break/><text:span text:style-name="T5">carlos alberto balboa castelo:</text:span> má o seu traballo identificar Claro, pero ao que aquí ten que ver co tamaño da malla da rede.<text:line-break/><text:soft-page-break/><text:span text:style-name="T5">David Almeida:</text:span> Fíjense<text:line-break/><text:span text:style-name="T5">carlos alberto balboa castelo:</text:span> Aa a sua malla de redey grande. Entonces todos os peixes pequenos escapan.<text:line-break/><text:span text:style-name="T5">David Almeida:</text:span> exatamente exatamente.<text:line-break/><text:span text:style-name="T5">carlos alberto balboa castelo:</text:span> Só quere peixes grandes. Ponto.<text:line-break/><text:span text:style-name="T5">David Almeida:</text:span> Pronto,<text:line-break/> <text:line-break/> </text:p>
            <text:p text:style-name="P4"><text:bookmark text:name="_tui52r9vduo5"/>01:18:14</text:p>
            <text:p text:style-name="P3"> <text:line-break/><text:span text:style-name="T5">carlos alberto balboa castelo:</text:span> Ponto más.<text:line-break/><text:span text:style-name="T5">David Almeida:</text:span> exatamente. Ora, ah onde eu queria dizer toda esta informa eu vou partilhar aqui contigo, deixa ver se eu sei onde é que e voute dar o link onde é que tu vais buscar essa informação toda de forma como eu acabei de dizer aqui, certo? Existe uma uma uma um um miniite, uma leading pagal site. Tá desatualizado porque foi criado no início, eu nunca mais atualizei aquilo, certo? A única coisa que está desatualizado é as pessoas que lá est que não existem, não é? Mas o resto da informação é aquela que é o qu aquilo que a gente vai trabalar para captar a atenção. Aquele site até está feito em cinco línguas, certo? Eu vou mandalizar a única coisa que vou tirar é tirar aquela gente toda que lá que ninguém já não existe e só vai lá ficar a minha fotografia e a tu e a tua e mais alguém. a trabalhar. O resto é aquilo é aquilo que que que nós temos que trabalhar e aquilo está em linha com aquilo que é XP comercial nos Estados Unidos.<text:line-break/><text:span text:style-name="T5">carlos alberto balboa castelo:</text:span> Sí,<text:line-break/><text:span text:style-name="T5">David Almeida:</text:span> Porquê?<text:line-break/><text:span text:style-name="T5">carlos alberto balboa castelo:</text:span> sí, sí, sí. Un se<text:line-break/><text:span text:style-name="T5">David Almeida:</text:span> Aquilo aquilo é quase a cópia adaptada do dos Estados<text:line-break/><text:span text:style-name="T5">carlos alberto balboa castelo:</text:span> va.<text:line-break/><text:span text:style-name="T5">David Almeida:</text:span> Unidos, certo?<text:line-break/> <text:line-break/> </text:p>
            <text:p text:style-name="P4"><text:bookmark text:name="_hllu10y2ncxv"/>01:19:28</text:p>
            <text:p text:style-name="P3"> <text:line-break/><text:span text:style-name="T5">David Almeida:</text:span> Pronto. Então toda a informação,<text:line-break/><text:span text:style-name="T5">carlos alberto balboa castelo:</text:span> No sé.<text:line-break/><text:span text:style-name="T5">David Almeida:</text:span> toda a informação de forma clara que eu acabei de dizer está lá. Qual é a área? Como é que é? Quando nós intervimos, como é que nós Вот так.<text:line-break/><text:span text:style-name="T5">carlos alberto balboa castelo:</text:span> Ah.<text:line-break/><text:span text:style-name="T5">David Almeida:</text:span> Deixa lá ver se eu consigo se eu consigo. O que é que tu consegues ver aí? Nada.<text:line-break/><text:span text:style-name="T5">carlos alberto balboa castelo:</text:span> Todavía no. Ahora toda<text:line-break/><text:span text:style-name="T5">David Almeida:</text:span> V lá ver.<text:line-break/><text:span text:style-name="T5">carlos alberto balboa castelo:</text:span> pantalla.<text:line-break/><text:span text:style-name="T5">David Almeida:</text:span> Vamos lá ver aqui se si se eu consigo<text:line-break/><text:span text:style-name="T5">carlos alberto balboa castelo:</text:span> Si, estaba v estaba ben ao ao mudar de ahí.<text:line-break/><text:span text:style-name="T5">David Almeida:</text:span> muda, muda para para aquilo, certo? Agora estás a ver aqui o site?<text:line-break/><text:span text:style-name="T5">carlos alberto balboa castelo:</text:span> Sí,<text:line-break/><text:soft-page-break/><text:span text:style-name="T5">David Almeida:</text:span> Pronto.<text:line-break/><text:span text:style-name="T5">carlos alberto balboa castelo:</text:span> explzportal.com.<text:line-break/><text:span text:style-name="T5">David Almeida:</text:span> Pronto. Exercial grupo. Exatamente. Certo. Pronto. Então, que acontece sobre nós? Quem é que nós somos? Tá aqui a explicar, certo? Depois isto aqui tá desatualizado, mas é o quê? a equipa de profissionais que na altura estávamos aqui com tal com a o a apresentação de quem é que isto era aos séniores na altura.<text:line-break/> <text:line-break/> </text:p>
            <text:p text:style-name="P4"><text:bookmark text:name="_jquvh6uy10j6"/>01:21:55</text:p>
            <text:p text:style-name="P3"> <text:line-break/><text:span text:style-name="T5">David Almeida:</text:span> Depois temos a equipa dos consultores dos especialistas cada um com a sua com com a sua apresentação. Depois temos os nossos serviços nos nossos serviços temos três formas de serviços área de intervenção, consultoria imobiliária e consultoria de negócios. Na área de intervenção temos as diversas áreas, área de promoção imobiliária, área de arrendamento, área de serviços, área de comércio, turismo, projetos do específico, área industrial, inversores, investimentos empresariais, área de ativos com rendimento, área de serviço que nós prestamos aos proprietários e o que nós fazemos para treinar a nossa equipa. Depois na área de consultoria imobiliária é baseada, é focada para quem? para o nosso cliente comprador, para o nosso cliente, seja ele cliente, comprador ou vendedor. Agora o estudo mercado tem que ser feito quer seja para vendedor, quer seja para comprador. Se normalmente é feito pelo angador naquele ativo, mas se eu tiver um cliente comprador que me diga quer investir numa área qualquer, eu tenho que fazer um estudo de mercado para depois identificar a melhor oportunidade. Promoção e publicidade é a forma como nós fazemos, a gestão do comprador, a áreas do financiamento e a conversão e a concretização da venda. Estes são os serviços que nós fazemos. E depois temos a consultoria de negócios. Para qu para através da nossa equipa darmos todas as condições para o cliente que vai fazer o investimento conseguir ter soluções para isso.<text:line-break/> <text:line-break/> </text:p>
            <text:p text:style-name="P4"><text:bookmark text:name="_1er307upzjyw"/>01:23:36</text:p>
            <text:p text:style-name="P3"> <text:line-break/><text:span text:style-name="T5">David Almeida:</text:span> área de apoio a projetos comunitários financiados, área de apo a fundos de investimento, área de financiamento de financiamento, área de financiamento na banca, candidaturas, projetos, eh, várias coisas em que nós apoiamos o o o cliente para que ele possa fazer o seu negócio, possa possa intervir o negócio. Tudo isto que está aquí, tudo isto que está aqui é aquilo que nós acabar isto tudo isto que está aqui é aquilo que nós temos que estar habilitados para fazer ora se nós dizemos ao cliente seja ele qual for hisória, que como é que nós fazemos? Nós fazemos assim, nós fazemos isto, certo? Seja el um agente imobiliário, é o nosso cliente, seja ele o cliente comprador direto, ou seja, alguém que nos que com que queira trabalhar conosco nas diversas áreas. Para quê? Para que nós nos conseguimos posicionar de forma diferenciada e não entremos em discussões como as discussões de então, mas eu sou obrigado a fazer iso assim. Não, não és obrigado. És obrigado se quiseres trabalhar comigo, certo? Ah,<text:line-break/><text:span text:style-name="T5">carlos alberto balboa castelo:</text:span> Tá<text:line-break/><text:span text:style-name="T5">David Almeida:</text:span> mas por depois v estas discussões.<text:line-break/><text:span text:style-name="T5">carlos alberto balboa castelo:</text:span> ya.<text:line-break/><text:soft-page-break/><text:span text:style-name="T5">David Almeida:</text:span> Ah, mas a obriga a fazer assim. Não, não obriga nada. Nós não somos, nós não somos a nós somos os mesmos.<text:line-break/> <text:line-break/> </text:p>
            <text:p text:style-name="P4"><text:bookmark text:name="_jhvibyjp382e"/>01:25:02</text:p>
            <text:p text:style-name="P3"> <text:line-break/><text:span text:style-name="T5">David Almeida:</text:span> Nós trabalhamos assim. Quem quiser trabalhar, trabalha. Quem não quiser, quem quiser fazer parte deste grupo, trabalha assim. Quem não quiser fazer parte escura, não trabalhar, trabalha como<text:line-break/><text:span text:style-name="T5">carlos alberto balboa castelo:</text:span> Sí, sí, ahí está esa esa a mesma historia a mesma historia que con que con César Cepeda<text:line-break/><text:span text:style-name="T5">David Almeida:</text:span> quiser.<text:line-break/><text:span text:style-name="T5">carlos alberto balboa castelo:</text:span> para a atraír oportunidades de investimento. Si v quer traballar conas súas regras traballa,<text:line-break/><text:span text:style-name="T5">David Almeida:</text:span> Se não quiser<text:line-break/><text:span text:style-name="T5">carlos alberto balboa castelo:</text:span> si no quer traballa hay una coa hay una coisa que no se si se lembra César Cepeda me presentó a broker de de de Nueva York a Earl Camper.<text:line-break/><text:span text:style-name="T5">David Almeida:</text:span> Sí,<text:line-break/><text:span text:style-name="T5">carlos alberto balboa castelo:</text:span> asistén a varias formaci y a varias a varios eventos cuales<text:line-break/><text:span text:style-name="T5">David Almeida:</text:span> sí.<text:line-break/><text:span text:style-name="T5">carlos alberto balboa castelo:</text:span> está James Juan, o presidente de área comercial. Eh, eles eh ofrecen o acceso a súa páxina de ao seu ao seu CRM de de investidores aos Reines Sans dicir,<text:line-break/><text:span text:style-name="T5">David Almeida:</text:span> S.<text:line-break/><text:span text:style-name="T5">carlos alberto balboa castelo:</text:span> eles teñen o seu a metodoloía, ya da área comercial en Estados Unidos de personas que están facturando millores.<text:line-break/><text:span text:style-name="T5">David Almeida:</text:span> E não,<text:line-break/><text:span text:style-name="T5">carlos alberto balboa castelo:</text:span> van de manera<text:line-break/><text:span text:style-name="T5">David Almeida:</text:span> exatamente e não só e e não só para o as Estados Unidos são muito mais<text:line-break/><text:span text:style-name="T5">carlos alberto balboa castelo:</text:span> Đ<text:line-break/> <text:line-break/> </text:p>
            <text:p text:style-name="P4"><text:bookmark text:name="_lzqas2xkt1p1"/>01:26:14</text:p>
            <text:p text:style-name="P3"> <text:line-break/><text:span text:style-name="T5">David Almeida:</text:span> claras e muito mais simples e ninguém questiona. Porquê? Por exemplo, eles têm o CRM deles. Pronto, sabes porquê? Porque toda a gente nos Estados Unidos sabe o que é que é o MLS. Logo não há discussão de como é que como é que é feito porquê? No ML o próprio ML a pô aquilo daquela forma toda a gente MLS. Tu tu fazes parte do MLS tu não preenches os campos todos que o MLS te briga estás fora. Percebes? Ora aqui aqui qual é na Europa? Aqui na Europa que existe 50.000 eh cada um tem o seu CRM. Cada tem sua forma de trabalhar e ninguém por causa disso. Porquê? Porque não existe uma convenção ou algo que os obriga a fazer dessa forma. Aqui a questão é nós criarmos atratividade e e criarmos uma comunidade de gente que a que acredite que isto assim funciona e que esteja disponível para se especializar nesta forma. E a partir daí, depois com o nosso sucesso, é que vamos, é que os outros vão ver, vão começar a acreditar que faz vale a pena fazer desta forma ou não? Eu digo sempre isto aqui em Portugal, toda a gente me ataca com <text:soft-page-break/>isso. Ah, mas porque é que eu tenho que fazer dessa forma?<text:line-break/> <text:line-break/> </text:p>
            <text:p text:style-name="P4"><text:bookmark text:name="_lk0u9and1ndl"/>01:27:32</text:p>
            <text:p text:style-name="P3"> <text:line-break/><text:span text:style-name="T5">David Almeida:</text:span> Olha, porque é a forma que eu acredito que consigo fazer. Então se eu fizer de outra forma desde ter melhores resultados apresenta que eu pr mudo pronto até aqui ainda não houve ninguém que<text:line-break/><text:span text:style-name="T5">carlos alberto balboa castelo:</text:span> Sí, sí.<text:line-break/><text:span text:style-name="T5">David Almeida:</text:span> apresentasse ainda não houve ninguém que apresentasse uma metodologia diferente um processo diferente e que tivesse melhores resultados que eu. Pronto, então porque é que eu vou mudar uma coisa que ainda ninguém apresentou melhores resultados? Essa a questão agora aqui muito importante é nós não somos a XP nem somos mandatados nem somos os donos da XP comercial nós somos um grupo de pessoas que quer trabalar desta forma dentro da XP porque a permite fazer isso.<text:line-break/><text:span text:style-name="T5">carlos alberto balboa castelo:</text:span> Es importante.<text:line-break/><text:span text:style-name="T5">David Almeida:</text:span> Por exemplo, portanto,<text:line-break/><text:span text:style-name="T5">carlos alberto balboa castelo:</text:span> Sí.<text:line-break/><text:span text:style-name="T5">David Almeida:</text:span> a a EXP Portugal Comercial Group tem um uma marca, mas essa marca foi foi registada e foi aceita e aprovada pela XP pela XP na altura global pel Michael Vald por isso é que ostento esse nome senão nem sequer esse n podia ostentar nós temos um logo que diz é<text:line-break/><text:span text:style-name="T5">carlos alberto balboa castelo:</text:span> Ce?<text:line-break/><text:span text:style-name="T5">David Almeida:</text:span> XP Portugal comercial Group por aprovado na altura Foi feito. Eu aprovei isso na altura na global. Esse trabalho alguém já o fez? Não. Então se o fez não pode dizer que não podeentar uma marca que está autorizada pode ter o problema.<text:line-break/> <text:line-break/> </text:p>
            <text:p text:style-name="P4"><text:bookmark text:name="_knv99q7vur6i"/>01:28:57</text:p>
            <text:p text:style-name="P3"> <text:line-break/><text:span text:style-name="T5">David Almeida:</text:span> Agora esse problema de quem é? É deles. Meu certo da mesma forma que tu tens o teens o go global business marketplace business marketing limitada o nome da tua empresa, certo? Mas se tu resistes este nome, corres o risco de alguém daqui por uns anos copiar o nome regist. Por iso que quando criei Portugal registi a marca Portugal quando eu criei aspect Portugal comercial grupo registando criei academia regist hoje ninguém quer saber disso mas amanhã se estas marcas começarem a dar a dar sucesso alguém vai querer apoderarse delas mas já não pode porque elas elas t don elas t propriedade intelectual e tudo o<text:line-break/><text:span text:style-name="T5">carlos alberto balboa castelo:</text:span> C.<text:line-break/><text:span text:style-name="T5">David Almeida:</text:span> que a gente fizer tem propriedade intelectual, isto é, não podem ser copiados por outros. Se nós fizermos as coisas que dizer sem este esta precaução, amanhã nós até fizemos o trabalho todo, até tivemos mo suo e quando por ela alguém apodero, regista aquilo passa a ser deles e nos<text:line-break/><text:span text:style-name="T5">carlos alberto balboa castelo:</text:span> Sí, está claro, está claro.<text:line-break/><text:span text:style-name="T5">David Almeida:</text:span> ideia de<text:line-break/><text:span text:style-name="T5">carlos alberto balboa castelo:</text:span> Bom,<text:line-break/><text:soft-page-break/><text:span text:style-name="T5">David Almeida:</text:span> organiza o negócio tem a ver com negócio em<text:line-break/><text:span text:style-name="T5">carlos alberto balboa castelo:</text:span> pronto.<text:line-break/><text:span text:style-name="T5">David Almeida:</text:span> Sí.<text:line-break/><text:span text:style-name="T5">carlos alberto balboa castelo:</text:span> con agora ahora mismo cual a planifica cuál cuál a a data que v prevista para presenta do club de investimento<text:line-break/><text:span text:style-name="T5">David Almeida:</text:span> Eu tenho uma meta. A meta é falarse disso apresentarse isso formalmente no evento dafeira.<text:line-break/> <text:line-break/> </text:p>
            <text:p text:style-name="P4"><text:bookmark text:name="_510vpgf9q1xc"/>01:30:51</text:p>
            <text:p text:style-name="P3"> <text:line-break/><text:span text:style-name="T5">David Almeida:</text:span> O ano passado já lançamos isso e depois no não é, mas agora é lançar isso e marcar o webinar, marcar o webinar com os 10 lá, com os 10 fundadores, não é? Para antes disso ainda, para eles saberem antes do que que vai acontecer. Isto é, durante o mês de o mês de fevereiro que eu queria que fosse na próxima semana ou no máximo na outra semana.<text:line-break/><text:span text:style-name="T5">carlos alberto balboa castelo:</text:span> V ten algú día ya marcado na no seu<text:line-break/><text:span text:style-name="T5">David Almeida:</text:span> Não, não, não tenho,<text:line-break/><text:span text:style-name="T5">carlos alberto balboa castelo:</text:span> calendario?<text:line-break/><text:span text:style-name="T5">David Almeida:</text:span> não tenho marcado porque precisamente por por não ter, por não ter garantias, não vou estar a divulgar uma data que ainda não tenho, tenho na minha cabeça que que deve ser até ao final de de até ao final de de de de fevereiro com os 10 online para ser para eles conhecer primeiro aquilo que que se falar no dia 6 78 ou un nestes dias em Santa Maria da Feira de forma presencial que queria que eu queria lançar isso assim de forma mesmo mais estás a<text:line-break/><text:span text:style-name="T5">carlos alberto balboa castelo:</text:span> Vale, pues vale para para ese<text:line-break/><text:span text:style-name="T5">David Almeida:</text:span> ver?<text:line-break/><text:span text:style-name="T5">carlos alberto balboa castelo:</text:span> lanzamento, para ese webinar, o que precisa es este documento que compartil<text:line-break/><text:span text:style-name="T5">David Almeida:</text:span> É só, é só explicar. É exatamente, é só explicar o que é que aquilo que a<text:line-break/><text:span text:style-name="T5">carlos alberto balboa castelo:</text:span> consigo.<text:line-break/> <text:line-break/> </text:p>
            <text:p text:style-name="P4"><text:bookmark text:name="_7hmf9bjmacv0"/>01:32:07</text:p>
            <text:p text:style-name="P3"> <text:line-break/><text:span text:style-name="T5">David Almeida:</text:span> trabalhar. É aquilo que nós estamos a trabalhar, não preciso mais nada.<text:line-break/><text:span text:style-name="T5">carlos alberto balboa castelo:</text:span> Sí, un segundo. Bow. Eh, no.<text:line-break/><text:span text:style-name="T5">David Almeida:</text:span> Por exemplo, qual estás a procurar uma das coisas que me lembrei agora que foi importante na altura, na altura eh as discussões que eu tive com o Guilherme, que era o broker de Portugal era que, OK, vais construir um site, ele vai ser alojado aonde, quem é que controla o site?<text:line-break/><text:span text:style-name="T5">carlos alberto balboa castelo:</text:span> H<text:line-break/><text:span text:style-name="T5">David Almeida:</text:span> E eu impus que se o site é meu, se se a marca é minha, eu devia de p o site na Portugal no meu no meu dentro do meu do do meu domínio. Para quê? Para ter controle de tudo que lá acontece. E ele na altura, por exemplo, disse: "Ah, então mas isso aí eh devia estar dentro da XP." OK, então mas tu vais, como é que tu vais conseguir dentro da EXP pôr staff a fazer isso que não tem formação? E segundo, se tu nem sequer tens autorização de XP para trabalhar área comercial <text:soft-page-break/>em Portugal, porque só só estás legitimado para trabalhar residencial. E na altura ele disse, e como é que eu sei que tu não vais que tu não vais eh falhar com a com a XP? E eu disse, é fácil, faz um contrato de um contrato de exclusividade e em que eu me comprometo que todo o trabalho que foi feito que for feito através da da EXP Portugal Comercial Group da EXP Portugal e esse contrato teve que ser feito e assinado para qu paraudo ficar para toda a gente<text:line-break/> <text:line-break/> </text:p>
            <text:p text:style-name="P4"><text:bookmark text:name="_bkwwjgur1lv9"/>01:34:22</text:p>
            <text:p text:style-name="P3"> <text:line-break/><text:span text:style-name="T5">David Almeida:</text:span> ficar descansado. A pergunta é mais alguém fez esse tipo de trabalho? Mais alguém teve isto? Não. Por quê? Porque as pessoas querem, eu estou farto de ouvir isso, que é o que interessa é fazer negócios, não interessa nada disso, o que interessa é fazer negócios. Pois é, mas é que os negócios quando para se fazer é criar as condições e cri condições claras, transparentes e seguras para depois não haver sabores à frente. E mesmo assim, e mesmo assim há muitos problemas para resolver.<text:line-break/><text:span text:style-name="T5">carlos alberto balboa castelo:</text:span> Ya toi. Estaban aquí escondidos. Un segundo. Este creo está en está en español. A idea facer a a traduado de este porque ese webinar para os fundadores, ¿correcto?<text:line-break/><text:span text:style-name="T5">David Almeida:</text:span> Exatamente. Ahora<text:line-break/><text:span text:style-name="T5">carlos alberto balboa castelo:</text:span> Vos puede leer.<text:line-break/><text:span text:style-name="T5">David Almeida:</text:span> s porque é que estamos aqui? Estamos aqui para para explicar como é que funciona a estratégia individual que resulta insuficiente e da velocidade do mercado moderno. Havemos identificado um fundamental o individual. OK. estrutura aprovada e resgate mais que o título norma ser fundador de deste ciclo não é uma distinção honorífica, mas mas simple reconhecimento simbólico, mas é uma posição estratégica dentro da da estrutura e desenhada e gerar resultados especiais especiais ou dos 10 selecionados cada em que núcleo promotor do do clube da elite da operação que define o rumo da da de todas os investimentos, a tua participação contempla eh poderse ser integrado dos lados que<text:line-break/> <text:line-break/> </text:p>
            <text:p text:style-name="P4"><text:bookmark text:name="_p4m91xouqzsl"/>01:37:02</text:p>
            <text:p text:style-name="P3"> <text:line-break/><text:span text:style-name="T5">David Almeida:</text:span> tuas como como investidor com a flexibilidade de de começares com 100 € adaptar a capacidade estratégica pessoal e por outro lado é uma é o verdadeiro diferencial em que tu és prescritor chave e que e tens o radar que identifica as oportunidades e que os outros canalizam para converterse em realidade. Este é o estatuto fundador eh que capacita eh ele pretende promover ativos exclusivos, liderar operações de estratégicas posicionar no mercado com vantagis. As regras as regras do do modelo transparente e justo, entrada de capital, entrada a saída e o complexo total. o poder do off market. Ok. Critativo, acesso prado y eh y mis crítica o camo.<text:line-break/><text:span text:style-name="T5">carlos alberto balboa castelo:</text:span> Aquí está o que falei consigo millón de euros para ser<text:line-break/><text:span text:style-name="T5">David Almeida:</text:span> Sim,<text:line-break/><text:span text:style-name="T5">carlos alberto balboa castelo:</text:span> gestor como como grande hito,<text:line-break/><text:span text:style-name="T5">David Almeida:</text:span> exatamente, exatamente.<text:line-break/><text:span text:style-name="T5">carlos alberto balboa castelo:</text:span> como grande como grande objetivo para cualquier persona.<text:line-break/><text:span text:style-name="T5">David Almeida:</text:span> Para qualquer qualquer fundador, exatamente, OK? É gerar 1 milhão de euros de <text:soft-page-break/>investimento de forma direta ou indireta através del e os seus prescritores para poder ter acesso a a esse essa vantagem.<text:line-break/><text:span text:style-name="T5">carlos alberto balboa castelo:</text:span> E e atraír oportunidades de investimento de valor 1 millón de euros. Máis, esto un marco, nos podemos ser flexibles. Por exemplo, vamos coller o macaco Mauricio.<text:line-break/> <text:line-break/> </text:p>
            <text:p text:style-name="P4"><text:bookmark text:name="_2wdj8pw2kv8g"/>01:38:53</text:p>
            <text:p text:style-name="P3"> <text:line-break/><text:span text:style-name="T5">David Almeida:</text:span> Sí.<text:line-break/><text:span text:style-name="T5">carlos alberto balboa castelo:</text:span> Mauricio só fai una un volumen de negocio de medio millón, pero una persoa que segue as regras, cumpre cos. Entonces nos promocionamos a stor como una maneira de identificar máis<text:line-break/><text:span text:style-name="T5">David Almeida:</text:span> Não. E o marco do milhão, o marco do milhão tem, o marco do milhão tem tem várias várias várias formas e uma delas até é lá está até é o<text:line-break/><text:span text:style-name="T5">carlos alberto balboa castelo:</text:span> tambén.<text:line-break/><text:span text:style-name="T5">David Almeida:</text:span> marco, é 1 milhão. 1 milhão é uma coisa que 999 é muito menos que 1 milhão.<text:line-break/><text:span text:style-name="T5">carlos alberto balboa castelo:</text:span> Vale, aquí ese sería o seguinte paso. Nos falamos do club de investimento, falamos das tres áreas y aquí gestor de sección,<text:line-break/><text:span text:style-name="T5">David Almeida:</text:span> Z<text:line-break/><text:span text:style-name="T5">carlos alberto balboa castelo:</text:span> un gestor, una persoa que ten una empresa propia dentro do club que compartilla co propio club o 50% os rendementos, porque o club ten que continuar garantindo a escalabilidade do modelo de negocio y eles no teñen esa obligación, dicir, no están obligados a guardar no fondo do club os seus lucros causa que ya facemos percibe esa<text:line-break/><text:span text:style-name="T5">David Almeida:</text:span> Sim, sim, sim,<text:line-break/><text:span text:style-name="T5">carlos alberto balboa castelo:</text:span> diferencia claro o club<text:line-break/><text:span text:style-name="T5">David Almeida:</text:span> sim, sim, sim. Tem que tem que ser um negócio para todos.<text:line-break/> <text:line-break/> </text:p>
            <text:p text:style-name="P4"><text:bookmark text:name="_zbjrw2118v9z"/>01:40:17</text:p>
            <text:p text:style-name="P3"> <text:line-break/><text:span text:style-name="T5">carlos alberto balboa castelo:</text:span> ten as súas propias dinámicas<text:line-break/><text:span text:style-name="T5">David Almeida:</text:span> Claro, o clube tá obrigado a primeiro tá obrigado a trabalhar de forma segura, portanto é obrigado, tá obrigado a regras que garantem essa segurança, não é?<text:line-break/><text:span text:style-name="T5">carlos alberto balboa castelo:</text:span> Bueno, esto resumo da última reunión que nos tivemos y como eu<text:line-break/><text:span text:style-name="T5">David Almeida:</text:span> Mhm.<text:line-break/><text:span text:style-name="T5">carlos alberto balboa castelo:</text:span> a acrecentei esta proposta do millón para ser un gestor como un grande premio para cualquer persoa. Os próximos pasos a validación, acceso ao club no club de Lerium,<text:line-break/><text:span text:style-name="T5">David Almeida:</text:span> Ah.<text:line-break/><text:span text:style-name="T5">carlos alberto balboa castelo:</text:span> presentación de activos, porque eles van querer presentar os seus activos.<text:line-break/><text:span text:style-name="T5">David Almeida:</text:span> Esse é o esse é o benefício deles.<text:line-break/><text:span text:style-name="T5">carlos alberto balboa castelo:</text:span> y<text:line-break/><text:span text:style-name="T5">David Almeida:</text:span> É o benefício deles. Exatamente.<text:line-break/><text:soft-page-break/><text:span text:style-name="T5">carlos alberto balboa castelo:</text:span> eh<text:line-break/><text:span text:style-name="T5">David Almeida:</text:span> A primeira operação e depois vamos com lá está<text:line-break/><text:span text:style-name="T5">carlos alberto balboa castelo:</text:span> vale.<text:line-break/><text:span text:style-name="T5">David Almeida:</text:span> fundadores selecionados 1 milhão 100 € é o custo mínimo e o<text:line-break/><text:span text:style-name="T5">carlos alberto balboa castelo:</text:span> Entonces,<text:line-break/><text:span text:style-name="T5">David Almeida:</text:span> objetivo é é chegar a milhão. Ok.<text:line-break/><text:span text:style-name="T5">carlos alberto balboa castelo:</text:span> agora una pregunta, eu teno esta otra presentación está véndola que como moito<text:line-break/><text:span text:style-name="T5">David Almeida:</text:span> Abrir agora<text:line-break/><text:span text:style-name="T5">carlos alberto balboa castelo:</text:span> más básica, fundamental que ao que v debe de repasar porque esta foi a primeira apresenta que creei cando tivemos as primeiras reunións con Iván y con Paula para criar o club de investimento privado.<text:line-break/> <text:line-break/> </text:p>
            <text:p text:style-name="P4"><text:bookmark text:name="_aar92yevisv2"/>01:42:11</text:p>
            <text:p text:style-name="P3"> <text:line-break/><text:span text:style-name="T5">carlos alberto balboa castelo:</text:span> Entonces, eu ao que esta boa apresenta tambén para que v teña eh os referentes teóricos de que significa o clube.<text:line-break/><text:span text:style-name="T5">David Almeida:</text:span> Hm.<text:line-break/><text:span text:style-name="T5">carlos alberto balboa castelo:</text:span> está ya está modificado este que de Portugal cuando v teña o seu enlace de referidos aquí ya coloco o seu enlace pero esto como a capa de abstracción teórica do que un club o proyecto dos fundadores percibe<text:line-break/><text:span text:style-name="T5">David Almeida:</text:span> Não, exatamente. Isto é o que é o clube e o outro é o nós já oferecemos a eles. Lá está, é tal história. Quem é que nós somos, como é que fazemos e o que é que oferecemos?<text:line-break/><text:span text:style-name="T5">carlos alberto balboa castelo:</text:span> Ben, entonces ao que este sería B que tivera para poder analizar y para poder compartilar con cualquier persoa interesada porque desa maneira<text:line-break/><text:span text:style-name="T5">David Almeida:</text:span> Mhm.<text:line-break/><text:span text:style-name="T5">carlos alberto balboa castelo:</text:span> H porque este de aquí eu ao que para esta gente, este para o webinar que fo as terzas ferias pela tarde. Yo utilizo este que es o dos investidores para prescriptores. Aquí o o tal tema este de cómo vencer a inflacción,<text:line-break/><text:span text:style-name="T5">David Almeida:</text:span> Certo.<text:line-break/><text:span text:style-name="T5">carlos alberto balboa castelo:</text:span> pero no para este webinar seu v percebe?<text:line-break/><text:span text:style-name="T5">David Almeida:</text:span> Não, não, não, não. Este,<text:line-break/><text:span text:style-name="T5">carlos alberto balboa castelo:</text:span> Claro.<text:line-break/><text:span text:style-name="T5">David Almeida:</text:span> este é para o públ para o público em geral.<text:line-break/> <text:line-break/> </text:p>
            <text:p text:style-name="P4"><text:bookmark text:name="_kt7l9ppus62u"/>01:44:04</text:p>
            <text:p text:style-name="P3"> <text:line-break/><text:span text:style-name="T5">carlos alberto balboa castelo:</text:span> Este esta raia este público xeral.<text:line-break/><text:span text:style-name="T5">David Almeida:</text:span> Isto é para o público em geral.<text:line-break/><text:span text:style-name="T5">carlos alberto balboa castelo:</text:span> Correcto.<text:line-break/><text:span text:style-name="T5">David Almeida:</text:span> Exatamente. Isto é para público em geral.<text:line-break/><text:span text:style-name="T5">carlos alberto balboa castelo:</text:span> Para Exacto.<text:line-break/><text:soft-page-break/><text:span text:style-name="T5">David Almeida:</text:span> Para fazermos para o público em geral depois.<text:line-break/><text:span text:style-name="T5">carlos alberto balboa castelo:</text:span> Esta sería un pouco a maneira que atopei que nos temos que seguir perfeccionando porque como v identifica,<text:line-break/><text:span text:style-name="T5">David Almeida:</text:span> Exatamente.<text:line-break/><text:span text:style-name="T5">carlos alberto balboa castelo:</text:span> este só para o público gereral y<text:line-break/><text:span text:style-name="T5">David Almeida:</text:span> É isto é para isso é para é para atrair é para atrair sócios público em<text:line-break/><text:span text:style-name="T5">carlos alberto balboa castelo:</text:span> despois<text:line-break/><text:span text:style-name="T5">David Almeida:</text:span> geral para para que lá com sócios.<text:line-break/><text:span text:style-name="T5">carlos alberto balboa castelo:</text:span> y despois eu teño ro que Tambén v repasar para traducir o inglés, perdón, inglés o portugués, que este de aquí queito máis suave. como a continuación do primeiro e que ya fala como v percib é máis xenérico e todavía está por rematar<text:line-break/><text:span text:style-name="T5">David Almeida:</text:span> Ser ser.<text:line-break/><text:span text:style-name="T5">carlos alberto balboa castelo:</text:span> vale nós ya tiñamos aquí o reparto de beneficios<text:line-break/><text:span text:style-name="T5">David Almeida:</text:span> Mhm.<text:line-break/><text:span text:style-name="T5">carlos alberto balboa castelo:</text:span> bueno e como de de propaganda vosted percibe no que diferente<text:line-break/><text:span text:style-name="T5">David Almeida:</text:span> Sí, sí, sí, sí.<text:line-break/><text:span text:style-name="T5">carlos alberto balboa castelo:</text:span> de eh para captar estar atensado para criar conteúdo, para compartilar anónimo, no ten compromiso máis.<text:line-break/> <text:line-break/> </text:p>
            <text:p text:style-name="P4"><text:bookmark text:name="_xbfcv8vs7u7l"/>01:45:35</text:p>
            <text:p text:style-name="P3"> <text:line-break/><text:span text:style-name="T5">carlos alberto balboa castelo:</text:span> Eu agora esta semana teño que rematar a landing page, o site que viu para que no webinar v podda facer a presentación para os fundadores e dicir o entren neste site y ahí van a ver todo. Así v me escoita.<text:line-break/><text:span text:style-name="T5">David Almeida:</text:span> Sí, sí, sí, sí.<text:line-break/><text:span text:style-name="T5">carlos alberto balboa castelo:</text:span> Entonces o webinar podemos marcar para o 27 de febreiro.<text:line-break/><text:span text:style-name="T5">David Almeida:</text:span> Podemos 27 de fevereiro que dia da<text:line-break/><text:span text:style-name="T5">carlos alberto balboa castelo:</text:span> Eh,<text:line-break/><text:span text:style-name="T5">David Almeida:</text:span> semana<text:line-break/><text:span text:style-name="T5">carlos alberto balboa castelo:</text:span> sexta. V cria cria a convocatoria paraa gente<text:line-break/><text:span text:style-name="T5">David Almeida:</text:span> exatamente eu vou criar o Sim.<text:line-break/><text:span text:style-name="T5">carlos alberto balboa castelo:</text:span> porque cuando te feita compartil conmigo porque tambén<text:line-break/><text:span text:style-name="T5">David Almeida:</text:span> e vou criar<text:line-break/><text:span text:style-name="T5">carlos alberto balboa castelo:</text:span> teño gente en Portugal para convidar<text:line-break/><text:span text:style-name="T5">David Almeida:</text:span> não, eu vou criar o evento,<text:line-break/><text:span text:style-name="T5">carlos alberto balboa castelo:</text:span> Ah.<text:line-break/><text:span text:style-name="T5">David Almeida:</text:span> vou criar o evento e vou criar tudo conforme tens feito com os outros para para se promover isso junto das pessoas. A única diferença é um convite mais pessoal, é um convite direto e não é uma promoção para toda a gente.<text:line-break/><text:span text:style-name="T5">carlos alberto balboa castelo:</text:span> Pues sexta feria semana que vén eu teño feito o site, teño todos os documentos traducidos ao portugués y vosted ten que repasar, revisar que o conteúdo está correcto porque as ferramentas que teño de tradusado no perciben a<text:line-break/> <text:line-break/><text:soft-page-break/> </text:p>
            <text:p text:style-name="P4"><text:bookmark text:name="_xgqfwrcqecv"/>01:47:16</text:p>
            <text:p text:style-name="P3"> <text:line-break/><text:span text:style-name="T5">David Almeida:</text:span> Sim, mas eu faço eu faço a revisão,<text:line-break/><text:span text:style-name="T5">carlos alberto balboa castelo:</text:span> eh vale.<text:line-break/><text:span text:style-name="T5">David Almeida:</text:span> não tem problema.<text:line-break/><text:span text:style-name="T5">carlos alberto balboa castelo:</text:span> Entonces, fundadores prescriptores en portugués más o site pronto para uso. Y a última coisa que nos quedaba era a sua validación como como membro do club dentro da<text:line-break/><text:span text:style-name="T5">David Almeida:</text:span> Sim, é o que eu vou.<text:line-break/><text:span text:style-name="T5">carlos alberto balboa castelo:</text:span> plataforma.<text:line-break/><text:span text:style-name="T5">David Almeida:</text:span> Exato. É o que eu vou fazer de seguida para precis precisamente para para ficar fechado isso.<text:line-break/><text:span text:style-name="T5">carlos alberto balboa castelo:</text:span> S y cuando v complete ese proceso, eu ya podo pedir a Pablo que me informe como é a maneira que veo a a o vínculo entre o meu enlace de referidos e vost porque nos estamos prometendo a gente que nos vamos a garantir que si eles invitan a alguén eles teñen control y esto importante nos cumplir con esta parte e tan importante ¿Cómo conseguir eh levar<text:line-break/><text:span text:style-name="T5">David Almeida:</text:span> Bueno, Eu até eu acho,<text:line-break/><text:span text:style-name="T5">carlos alberto balboa castelo:</text:span> adiante un<text:line-break/><text:span text:style-name="T5">David Almeida:</text:span> eu até acho que é mais importante do que conseguir levar adiante,<text:line-break/><text:span text:style-name="T5">carlos alberto balboa castelo:</text:span> negocio?<text:line-break/><text:span text:style-name="T5">David Almeida:</text:span> porque se se isto não funcionar na perfeição, não há confiança, logo ninguém vai fazer isso mais<text:line-break/><text:span text:style-name="T5">carlos alberto balboa castelo:</text:span> Eh,<text:line-break/><text:span text:style-name="T5">David Almeida:</text:span> até.<text:line-break/><text:span text:style-name="T5">carlos alberto balboa castelo:</text:span> exacto.<text:line-break/><text:span text:style-name="T5">David Almeida:</text:span> Portanto, vamos lá ver uma coisa então. Tens mais um minuto ou dois?<text:line-break/> <text:line-break/> </text:p>
            <text:p text:style-name="P4"><text:bookmark text:name="_g7apji7jolmx"/>01:48:53</text:p>
            <text:p text:style-name="P3"> <text:line-break/><text:span text:style-name="T5">carlos alberto balboa castelo:</text:span> Sí, sí. Hemos estado aquí.<text:line-break/><text:span text:style-name="T5">David Almeida:</text:span> Então, pronto. Então, eu vou buscar o meu cartão. Eu vou buscar o meu cartão ali à carteira. tirar fotograf e vamos e vamos fazer em conjunto até pera aí,<text:line-break/><text:span text:style-name="T5">carlos alberto balboa castelo:</text:span> Baila<text:line-break/><text:span text:style-name="T5">David Almeida:</text:span> pera aí.<text:line-break/><text:span text:style-name="T5">carlos alberto balboa castelo:</text:span> Đ Vaya preparando que un momento a casa do baño que aquí está frío retado. Hay un frío aquí en Braga.<text:line-break/><text:span text:style-name="T5">David Almeida:</text:span> Ah, pois é. Aqui em Portugal é assim.<text:line-break/><text:span text:style-name="T5">carlos alberto balboa castelo:</text:span> Oh,<text:line-break/><text:span text:style-name="T5">David Almeida:</text:span> Y cuando está frio, está frio.<text:line-break/><text:span text:style-name="T5">carlos alberto balboa castelo:</text:span> sí.<text:line-break/><text:span text:style-name="T5">David Almeida:</text:span> Eu<text:line-break/><text:span text:style-name="T5">carlos alberto balboa castelo:</text:span> No. consigue.<text:line-break/><text:soft-page-break/><text:span text:style-name="T5">David Almeida:</text:span> consigo só que eu ando devagarinho, devagar devagarinho. A Agora onde é que vejo aqui a página do C? Ah. Epa, no to Se eu precisasse, se eu tivesse, se precisasse que isso fosse de bagar, isto era de pressa. Agora que eu preciso, que eu quero isto de pressa, isto não anda.<text:line-break/><text:span text:style-name="T5">carlos alberto balboa castelo:</text:span> máis vosted está na páxina do clube. Sí.<text:line-break/><text:span text:style-name="T5">David Almeida:</text:span> Estou a entrar, estou a entrar. OK. Está a fazer aqui um monte de coisas, é carregar as fotografias que eu mandei para pôr isto aqui.<text:line-break/> <text:line-break/> </text:p>
            <text:p text:style-name="P4"><text:bookmark text:name="_eev8ufdlhxcq"/>02:01:31</text:p>
            <text:p text:style-name="P3"> <text:line-break/><text:span text:style-name="T5">David Almeida:</text:span> Eu já entrei agora aqui. Então, verificação KC. Que que eu preciso fazer aqui? Ora, a verificação necessária para utilizar o sistema na índica deve concluir o processo. Conheça o seu cliente e o processo obrigatório para cumprir os regulamentos a seguir tal tipo a realizar singular David Almeida. escrev P<text:line-break/><text:span text:style-name="T5">carlos alberto balboa castelo:</text:span> Máis o que o que faltan son os o DNI,<text:line-break/><text:span text:style-name="T5">David Almeida:</text:span> F.<text:line-break/><text:span text:style-name="T5">carlos alberto balboa castelo:</text:span> o o documento o cartón de cidadán.<text:line-break/><text:span text:style-name="T5">David Almeida:</text:span> Pois é que falta carregar aqui é o eu não consigo passar as fotografias para aqui para o computador. Fod só isso que falta passar, não é?<text:line-break/><text:span text:style-name="T5">carlos alberto balboa castelo:</text:span> Yo que sí, porque sin eso no se puede facer o Kic y son datos que fan falta para despois cumplimentar o contrato.<text:line-break/><text:span text:style-name="T5">David Almeida:</text:span> Ai, ai.<text:line-break/><text:span text:style-name="T5">carlos alberto balboa castelo:</text:span> tu<text:line-break/><text:span text:style-name="T5">David Almeida:</text:span> Para não estarmos aqui a perder tempo nisto, eu vou eu vou conseguir pôr aqui C<text:line-break/><text:span text:style-name="T5">carlos alberto balboa castelo:</text:span> Pues está aquí, ¿eh? Vos está viendo a pantalla.<text:line-break/><text:span text:style-name="T5">David Almeida:</text:span> Ahora Sí.<text:line-break/><text:span text:style-name="T5">carlos alberto balboa castelo:</text:span> Pues ya ten os datos cubertos, n?<text:line-break/><text:span text:style-name="T5">David Almeida:</text:span> Pronto, o que falta é arrastar para aí o o a fotografia do do cartão de Coron de Frenteers, tá? É isso que eu estou a tentar fazer.<text:line-break/> <text:line-break/> </text:p>
            <text:p text:style-name="P4"><text:bookmark text:name="_bc34gte0w9xe"/>02:05:11</text:p>
            <text:p text:style-name="P3"> <text:line-break/><text:span text:style-name="T5">carlos alberto balboa castelo:</text:span> Exacto.<text:line-break/><text:span text:style-name="T5">David Almeida:</text:span> Só que o meu o meu aqui o meu WhatsApp no computador não decidiu não não abrir. Decidiu não abrir, não sei porquê, mas isto deve ser aqui excesso de trabalho, sei lá. É, porque eu tirei a fotografia com meu telefone, mas agora tenho que passar aqui para o computador, só não consigo arrastar. Bem, vamos lá avançar para outra para outra questão para ver se eu vou tratar disso ainda hoje. Isto que pronto hoje quando eh vou tentar vou tentar preencher os dados todos que são necessários para que is para se fechar isto hoje. Agora, agora agora daqui por um bocado eu vou ligar a ao advogado porque fiquei de lá ir ao final da tarde ver se ele já tem o contrato pronto e se se para para lê-lo em conjunto para ver se está tudo OK e para para também pmento carrega a ver<text:line-break/><text:span text:style-name="T5">carlos alberto balboa castelo:</text:span> Sí, hay que no grupo,<text:line-break/><text:span text:style-name="T5">David Almeida:</text:span> funcionar.<text:line-break/><text:soft-page-break/><text:span text:style-name="T5">carlos alberto balboa castelo:</text:span> no grupo de start, no cual está vé Ricardo, Marcos y eu, ten que compartillar as referencias para reunión de de Pazos de Ferreira y do almorzo. Eu ya eu ya din noticia das horas. Si usted entra ahí no seu telemóvil,<text:line-break/><text:span text:style-name="T5">David Almeida:</text:span> Como é que se chama o grupo?<text:line-break/><text:span text:style-name="T5">carlos alberto balboa castelo:</text:span> proyecto start a<text:line-break/> <text:line-break/> </text:p>
            <text:p text:style-name="P4"><text:bookmark text:name="_wqyz4z74l918"/>02:07:02</text:p>
            <text:p text:style-name="P3"> <text:line-break/><text:span text:style-name="T5">David Almeida:</text:span> Ah, tá aqui.<text:line-break/><text:span text:style-name="T5">carlos alberto balboa castelo:</text:span> RT.<text:line-break/><text:span text:style-name="T5">David Almeida:</text:span> Já tá aqui. Ok. Pronto. União passos Ferreira. Amanhã. Pronto, eu vou eu vou eu vou carregar isto aqui. Preparação da reunião. Eh, o como como eu já disse, o objetivo da reunião é apresentar o o Ricardo. Eh, eu apresento, apresento o Ricardo, apresento-te a ti, vocês dirigem a reunião, eu acompanho porque o aquilo que eu tinha lhe dito a ele,<text:line-break/><text:span text:style-name="T5">carlos alberto balboa castelo:</text:span> Sí, sí.<text:line-break/><text:span text:style-name="T5">David Almeida:</text:span> aquilo que eu tinha que eu disse é aquilo que vocês vão dizer no fundo. E eu acho que é mais importante vocês apresentarem, apresentar o que é que o que o que é que os leva lá e ouvir o que ele tem para dizer e a partir daí Ora, já vou p aquí a a direção do Ferreira. Ah.<text:line-break/><text:span text:style-name="T5">carlos alberto balboa castelo:</text:span> Sí. He.<text:line-break/><text:span text:style-name="T5">David Almeida:</text:span> Tens aí a do está da do sítio do Então é se virares ao contrário vais ver que as bombas de gasolina é em frente e é lá escritórios. Então o que tens aqui é o acordo, o acordo de colaboração comercial, certo?<text:line-break/><text:span text:style-name="T5">carlos alberto balboa castelo:</text:span> Sí,<text:line-break/><text:span text:style-name="T5">David Almeida:</text:span> Pronto.<text:line-break/><text:span text:style-name="T5">carlos alberto balboa castelo:</text:span> que compartiréis ya<text:line-break/> <text:line-break/> </text:p>
            <text:p text:style-name="P4"><text:bookmark text:name="_htighwpbe9y3"/>02:10:33</text:p>
            <text:p text:style-name="P3"> <text:line-break/><text:span text:style-name="T5">David Almeida:</text:span> Sim, mas eu ainda não abri.<text:line-break/><text:span text:style-name="T5">carlos alberto balboa castelo:</text:span> mais aquí<text:line-break/><text:span text:style-name="T5">David Almeida:</text:span> Então o que é que ten que fazer com isso?<text:line-break/><text:span text:style-name="T5">carlos alberto balboa castelo:</text:span> a completar aquí os seus datos. Se vostede quer ya me va dicindo y eu completo.<text:line-break/><text:span text:style-name="T5">David Almeida:</text:span> 500 516<text:line-break/><text:span text:style-name="T5">carlos alberto balboa castelo:</text:span> Repita.<text:line-break/><text:span text:style-name="T5">David Almeida:</text:span> S 5 6 S<text:line-break/><text:span text:style-name="T5">carlos alberto balboa castelo:</text:span> Sí.<text:line-break/><text:span text:style-name="T5">David Almeida:</text:span> 516 579 579 053<text:line-break/><text:span text:style-name="T5">carlos alberto balboa castelo:</text:span> concede<text:line-break/><text:span text:style-name="T5">David Almeida:</text:span> Rua 25 de abril número 130 4505 traço 240 E<text:line-break/><text:span text:style-name="T5">carlos alberto balboa castelo:</text:span> No es así.<text:line-break/><text:span text:style-name="T5">David Almeida:</text:span> é sim. es<text:line-break/><text:soft-page-break/><text:span text:style-name="T5">carlos alberto balboa castelo:</text:span> portador do cartado<text:line-break/><text:span text:style-name="T5">David Almeida:</text:span> 0971 9616 espaço<text:line-break/><text:span text:style-name="T5">carlos alberto balboa castelo:</text:span> despazo<text:line-break/><text:span text:style-name="T5">David Almeida:</text:span> 9 espaço ZX1 Zebra X1 não é C Z Z<text:line-break/><text:span text:style-name="T5">carlos alberto balboa castelo:</text:span> Ah, sí.<text:line-break/><text:span text:style-name="T5">David Almeida:</text:span> Z Exatamente isso.<text:line-break/><text:span text:style-name="T5">carlos alberto balboa castelo:</text:span> Zz<text:line-break/><text:span text:style-name="T5">David Almeida:</text:span> OK. Email.Pal.com<text:line-break/><text:span text:style-name="T5">carlos alberto balboa castelo:</text:span> punto<text:line-break/><text:span text:style-name="T5">David Almeida:</text:span> Ah,<text:line-break/><text:span text:style-name="T5">carlos alberto balboa castelo:</text:span> Vale.<text:line-break/><text:span text:style-name="T5">David Almeida:</text:span> ok.<text:line-break/><text:span text:style-name="T5">carlos alberto balboa castelo:</text:span> Yeah.<text:line-break/><text:span text:style-name="T5">David Almeida:</text:span> Ali no Portugal tirou a limitada porque a Portugal é só marca. O limitada não é assim. O nome da empresa formal não se chama assim, chama-se Aventura<text:line-break/> <text:line-break/> </text:p>
            <text:p text:style-name="P4"><text:bookmark text:name="_faf0g947t6lt"/>02:13:13</text:p>
            <text:p text:style-name="P3"> <text:line-break/><text:span text:style-name="T5">carlos alberto balboa castelo:</text:span> Vale, vale.<text:line-break/><text:span text:style-name="T5">David Almeida:</text:span> Generosa.<text:line-break/><text:span text:style-name="T5">carlos alberto balboa castelo:</text:span> Agora a o preámbulo, marco da lei,<text:line-break/><text:span text:style-name="T5">David Almeida:</text:span> Sí.<text:line-break/><text:span text:style-name="T5">carlos alberto balboa castelo:</text:span> start, sempre como cliente proprietario, porque Start está en venta, ¿eh? Si nos atopamos un comprador, nós ya temos o acordo de venta de Stark, 5% 4<text:line-break/><text:span text:style-name="T5">David Almeida:</text:span> Então,<text:line-break/><text:span text:style-name="T5">carlos alberto balboa castelo:</text:span> millones.<text:line-break/><text:span text:style-name="T5">David Almeida:</text:span> então, mas o o eles não compraram não, não, não vou<text:line-break/><text:span text:style-name="T5">carlos alberto balboa castelo:</text:span> Elles asinaron una un acordo de asociación má compraron nada.<text:line-break/><text:span text:style-name="T5">David Almeida:</text:span> comprar.<text:line-break/><text:span text:style-name="T5">carlos alberto balboa castelo:</text:span> Start continúa en venta. Nos podemos ofrecer start e ya temos asinado o mandato de de venta,<text:line-break/><text:span text:style-name="T5">David Almeida:</text:span> Ok, ok,<text:line-break/><text:span text:style-name="T5">carlos alberto balboa castelo:</text:span> ¿vale?<text:line-break/><text:span text:style-name="T5">David Almeida:</text:span> ok.<text:line-break/><text:span text:style-name="T5">carlos alberto balboa castelo:</text:span> Eh, eh, eu, eu esa parte ya a teño garantida. Nós temos una operadora de hidrocarbonetes para vender. Por eso es importante ir ao mercado a procura de contactos porque si alguén di quero comprar un operador, eu teño una 4 millones e vale entonces vamos lá. A a cláusula segunda son definición do que vamos a traballar, que un lead, que una fonte, que un ncna bueno esto pode ler pero todo literatura.<text:line-break/><text:span text:style-name="T5">David Almeida:</text:span> Sí, sí, sí,<text:line-break/> <text:line-break/> </text:p>
            <text:p text:style-name="P4"><text:bookmark text:name="_piyxveck13gd"/>02:14:36</text:p>
            <text:p text:style-name="P3"><text:soft-page-break/> <text:line-break/><text:span text:style-name="T5">carlos alberto balboa castelo:</text:span> Eh,<text:line-break/><text:span text:style-name="T5">David Almeida:</text:span> sí.<text:line-break/><text:span text:style-name="T5">carlos alberto balboa castelo:</text:span> objeto protocolo do reistro de leads, vosted va a lendo e va dicindo alguna cosa que no percibe correcta.<text:line-break/><text:span text:style-name="T5">David Almeida:</text:span> Okay.<text:line-break/><text:span text:style-name="T5">carlos alberto balboa castelo:</text:span> Vamos a avanzar. Perdón, estaba aquí respondendo.<text:line-break/><text:span text:style-name="T5">David Almeida:</text:span> S.<text:line-break/><text:span text:style-name="T5">carlos alberto balboa castelo:</text:span> Vale, entonces o que cree una un un un acordo marco para que cada lad vaia co seu contrato y así nos imos educando a Ricardo a traballar de maneira estruturada e profesional. Ya posible. Entonces, as comunicaciónes teñen que ser electrónicas pelo correo electrónico e nós rexistramos un lad hoy va mañá vamos a facer a primeira experiencia y vamos a facer o o sistema y o sistema rexistro de lou conteúdo, nome, identificación de interlocutor tipo de operación o sea nos criamos una forma de comunicar a a estar ten que decir sin recibido e ten que dicir e ten que dicir si ya ten contacto comercial ten que<text:line-break/><text:span text:style-name="T5">David Almeida:</text:span> Confirma y con el problema.<text:line-break/><text:span text:style-name="T5">carlos alberto balboa castelo:</text:span> aportar probas no vale vale dicir si eu c***<text:line-break/><text:span text:style-name="T5">David Almeida:</text:span> Exatamente.<text:line-break/><text:span text:style-name="T5">carlos alberto balboa castelo:</text:span> no no dígame d están as probas de que v está traballando con el correcto<text:line-break/><text:span text:style-name="T5">David Almeida:</text:span> E a prova a prova aí só tem que ser sempre un contrato un contrato ou uma<text:line-break/> <text:line-break/> </text:p>
            <text:p text:style-name="P4"><text:bookmark text:name="_ssufqfiro71p"/>02:16:50</text:p>
            <text:p text:style-name="P3"> <text:line-break/><text:span text:style-name="T5">carlos alberto balboa castelo:</text:span> Claro, claro.<text:line-break/><text:span text:style-name="T5">David Almeida:</text:span> proposta.<text:line-break/><text:span text:style-name="T5">carlos alberto balboa castelo:</text:span> Una ou una ou una historia comercial no ten por haber un contrato, pode haber un intercambio de correos, una solicitude de presuposto, cualquier coisa porque esto va a crear una nova forma de traballar para nos que traballar con colaboradores do sector, neste caso hidrocarbonetes. O día de mayán podemos estar falando de cualquer otro sector y collemos a un profesional y o educamos para ser o noso o noso traballador, o noso colaborador.<text:line-break/><text:span text:style-name="T5">David Almeida:</text:span> Exatamente.<text:line-break/><text:span text:style-name="T5">carlos alberto balboa castelo:</text:span> Bueno, ten aquí as regras, ¿no? Si si él no aporta<text:line-break/><text:span text:style-name="T5">David Almeida:</text:span> Quem quem que conta ao fim de 24 horas é porque tá aceito.<text:line-break/><text:span text:style-name="T5">carlos alberto balboa castelo:</text:span> probas.<text:line-break/><text:span text:style-name="T5">David Almeida:</text:span> Aceito. OK. Exclusividade legal.<text:line-break/><text:span text:style-name="T5">carlos alberto balboa castelo:</text:span> Sí.<text:line-break/><text:span text:style-name="T5">David Almeida:</text:span> Sim. Qual sinergia operacional de acordação estratégica? Ok.<text:line-break/><text:span text:style-name="T5">carlos alberto balboa castelo:</text:span> Es obligatorio<text:line-break/><text:span text:style-name="T5">David Almeida:</text:span> Mhm.<text:line-break/><text:span text:style-name="T5">carlos alberto balboa castelo:</text:span> temos que facer un seguimento continuo de todas as comunicaciones, acordos<text:line-break/><text:span text:style-name="T5">David Almeida:</text:span> acompañar<text:line-break/><text:span text:style-name="T5">carlos alberto balboa castelo:</text:span> Después tenemos aquí a Protexo contra a Elisao y a Exraxado de <text:soft-page-break/>Contactos. Es importante incorporar aquí o nome de Mohamed Urfán porque a sociedade está compartillada o 50%.<text:line-break/> <text:line-break/> </text:p>
            <text:p text:style-name="P4"><text:bookmark text:name="_7akngqb4odnt"/>02:19:25</text:p>
            <text:p text:style-name="P3"> <text:line-break/><text:span text:style-name="T5">carlos alberto balboa castelo:</text:span> Eh, vale, vde ler con calma. fa una lectura, no se ao que todo bastante claro, un procedemento regulado conforme vamos a traballar de una maneira ordenada, sempre con rapidez nas respostas 24 horas, 24 horas, 24 horas nada de ya verei cando respondo. Así no nos interesa traballar con una persoa como Ricardo porque v sabe de un contacto verei mirarei no aquí o contacto este si no si perfecto avanza no perfecto queda rexistrado conforme voste falar con el porque vengo o contacto autorizado. A idea esta y despois o tema dos honorarios sempre para cada operaso faise una vinculación en anexo. Noss podemos negociar os honorarios de una maneira general,<text:line-break/><text:span text:style-name="T5">David Almeida:</text:span> What?<text:line-break/><text:span text:style-name="T5">carlos alberto balboa castelo:</text:span> sobre todo cuando a miña visión sobre este paso que estamos dando criar a a oportunidade de falar con multitude de actores do sector dos hidrocarbonetes y desa maneira nos podemos porque haberá coisas que no teñan honorarios sinxelamente criar relación comercial con alguén pola razón que seña. Entonces, ao queor ir negociando un a<text:line-break/><text:span text:style-name="T5">David Almeida:</text:span> Os honorários,<text:line-break/><text:span text:style-name="T5">carlos alberto balboa castelo:</text:span> un,<text:line-break/><text:span text:style-name="T5">David Almeida:</text:span> os honorários só podem advir de contratos feitos.<text:line-break/><text:span text:style-name="T5">carlos alberto balboa castelo:</text:span> claro, pero pero nós cuando cuando hay un un contacto, un lead identificado, una reunión, vanse facer estas operaciones, ahí criamos o anexo. Antes temos a protección do le percebe?<text:line-break/><text:span text:style-name="T5">David Almeida:</text:span> Sí, exactamente.<text:line-break/><text:span text:style-name="T5">carlos alberto balboa castelo:</text:span> Vale. Bueno, eh réximen fiscal polo caso de España porque Marcos de España y temos que poñer ahí todas esas coisas.<text:line-break/><text:span text:style-name="T5">David Almeida:</text:span> E e nós podemos ter uma empresa fora de Portugal.<text:line-break/><text:span text:style-name="T5">carlos alberto balboa castelo:</text:span> Sí, no, ya iremos ya iremos vendo a ver si esto funciona despois a<text:line-break/><text:span text:style-name="T5">David Almeida:</text:span> Ok.<text:line-break/><text:span text:style-name="T5">carlos alberto balboa castelo:</text:span> a confidencialidade, o sigilo, a protección do segredo. Bueno, ao que un contrato bastante amplio, pero concreto. o único que fai prote<text:line-break/><text:span text:style-name="T5">David Almeida:</text:span> Uhum.<text:line-break/><text:span text:style-name="T5">carlos alberto balboa castelo:</text:span> imprimir e levar mañá una doble copia, ya orientamos o Ricardo a formalizar o<text:line-break/><text:span text:style-name="T5">David Almeida:</text:span> Exatamente.<text:line-break/><text:span text:style-name="T5">carlos alberto balboa castelo:</text:span> contrato.<text:line-break/><text:span text:style-name="T5">David Almeida:</text:span> Isso levo amanhã.<text:line-break/><text:span text:style-name="T5">carlos alberto balboa castelo:</text:span> Eh, si ten algún comentario no nos a maneira de que podamos seguir falando porque bueno, ya está aquí os contactos de todos. Falta aquí o seu correo electrónico, que bueno régimen xurisdicción aplicable Portugal, Lisboa. Correcto. Ya está. Si, correcto. V percibe a idea do modelo, né?<text:line-break/> <text:line-break/> </text:p>
            <text:p text:style-name="P4"><text:bookmark text:name="_s4h8fogrphm5"/><text:soft-page-break/>La transcripción finalizó después de 02:24:15</text:p>
            <text:p text:style-name="P3"/>
            <text:p text:style-name="P3"><text:span text:style-name="T9">Esta transcripción editable se ha generado por ordenador y puede contener errores. Los usuarios también pueden cambiar el texto después de que se haya generado.</text:span></text:p>
          </table:table-cell>
        </table:table-row>
        <table:table-row>
          <table:table-cell table:style-name="Tabla1.A1" office:value-type="string">
            <text:p text:style-name="P11" loext:marker-style-name="T11"><text:span text:style-name="T11">Reunion con David Hidrocarbonetes</text:span></text:p>
            <text:p text:style-name="P11" loext:marker-style-name="T12"><text:span text:style-name="T12">Meeting started: Feb 18, 2026, 4:36:47 PM</text:span><text:span text:style-name="T12"/></text:p>
            <text:p text:style-name="P11" loext:marker-style-name="T12"><text:span text:style-name="T12">Meeting duration: 137 minutes</text:span><text:span text:style-name="T12"/></text:p>
            <text:p text:style-name="P11" loext:marker-style-name="T12"><text:span text:style-name="T12">Meeting participants: David Almeida, carlos alberto balboa castelo</text:span><text:span text:style-name="T12"/></text:p>
            <text:p text:style-name="P11" loext:marker-style-name="T13"><text:span text:style-name="T13">View original transcript at Tactiq.</text:span><text:span text:style-name="T13"/></text:p>
            <text:p text:style-name="P11" loext:marker-style-name="T14"><text:span text:style-name="T14">Transcript</text:span><text:span text:style-name="T14"/></text:p>
            <text:p text:style-name="P11" loext:marker-style-name="T12"><text:span text:style-name="T12">00:00 carlos a.b.c.: Buen día.</text:span><text:span text:style-name="T12"/></text:p>
            <text:p text:style-name="P11" loext:marker-style-name="T12"><text:span text:style-name="T12">00:03 David A.: Lleva a todo esto.</text:span><text:span text:style-name="T12"/></text:p>
            <text:p text:style-name="P11" loext:marker-style-name="T12"><text:span text:style-name="T12">00:07 carlos a.b.c.: Ya ya estoy ya en Braga Instalado un hotel ya ya siempre</text:span><text:span text:style-name="T12"/></text:p>
            <text:p text:style-name="P11" loext:marker-style-name="T12"><text:span text:style-name="T12">está uno mismo sitio Casi ya.</text:span><text:span text:style-name="T12"/></text:p>
            <text:p text:style-name="P11" loext:marker-style-name="T12"><text:span text:style-name="T12">00:16 David A.: de la mañana</text:span><text:span text:style-name="T12"/></text:p>
            <text:p text:style-name="P11" loext:marker-style-name="T12"><text:span text:style-name="T12">00:19 carlos a.b.c.: sí, pronto pronto tendrá que ser maestro para mañana para</text:span><text:span text:style-name="T12"/></text:p>
            <text:p text:style-name="P11" loext:marker-style-name="T12"><text:span text:style-name="T12">Martín es a qué</text:span><text:span text:style-name="T12"/></text:p>
            <text:p text:style-name="P11" loext:marker-style-name="T12"><text:span text:style-name="T12">00:27 carlos a.b.c.: hora tenemos que estar en pazos Ferreira No de media.</text:span><text:span text:style-name="T12"/></text:p>
            <text:p text:style-name="P11" loext:marker-style-name="T12"><text:span text:style-name="T12">00:34 David A.: la mesa Pues digamos</text:span><text:span text:style-name="T12"/></text:p>
            <text:p text:style-name="P11" loext:marker-style-name="T12"><text:span text:style-name="T12">00:58 carlos a.b.c.: Vale Y con Arturo para almorzar.</text:span><text:span text:style-name="T12"/></text:p>
            <text:p text:style-name="P11" loext:marker-style-name="T12"><text:span text:style-name="T12">01:39 David A.: un mensaje</text:span><text:span text:style-name="T12"/></text:p>
            <text:p text:style-name="P11" loext:marker-style-name="T12"><text:span text:style-name="T12">01:46 carlos a.b.c.: Vale, después ya compartía. Eh! y después porque eso ya lo</text:span><text:span text:style-name="T12"/></text:p>
            <text:p text:style-name="P11" loext:marker-style-name="T12"><text:span text:style-name="T12">tratamos a mañana con</text:span><text:span text:style-name="T12"/></text:p>
            <text:p text:style-name="P11" loext:marker-style-name="T12"><text:span text:style-name="T12">01:52 carlos a.b.c.: Hola, estoy transcribiendo esta llamada con mi extensión</text:span><text:span text:style-name="T12"/></text:p>
            <text:p text:style-name="P11" loext:marker-style-name="T12"><text:span text:style-name="T12">Tactiq AI. https://tactiq.io/r/transcribing</text:span><text:span text:style-name="T12"/></text:p>
            <text:p text:style-name="P11" loext:marker-style-name="T12"><text:span text:style-name="T12">01:56 carlos a.b.c.: Ricardo se me llegó.</text:span><text:span text:style-name="T12"/></text:p>
            <text:p text:style-name="P11" loext:marker-style-name="T12"><text:span text:style-name="T12">01:59 David A.: después no están pues no están Salgado</text:span><text:span text:style-name="T12"/></text:p>
            <text:p text:style-name="P11" loext:marker-style-name="T12"><text:span text:style-name="T12">02:02 carlos a.b.c.: y vamos vamos entonces Ferreira</text:span><text:span text:style-name="T12"/></text:p>
            <text:p text:style-name="P11" loext:marker-style-name="T12"><text:span text:style-name="T12">02:20 David A.: eu vou de carro para Paços de Ferreira depois vou de carro para</text:span><text:span text:style-name="T12"/></text:p>
            <text:p text:style-name="P11" loext:marker-style-name="T12"><text:span text:style-name="T12">a Póvoa de Varzim porque não vale a pena deixar o carro dele</text:span><text:span text:style-name="T12"/></text:p>
            <text:p text:style-name="P11" loext:marker-style-name="T12"><text:span text:style-name="T12">02:25 carlos a.b.c.: vamos andar vamos andar os dois com o carro</text:span><text:span text:style-name="T12"/></text:p>
            <text:p text:style-name="P11" loext:marker-style-name="T12"><text:span text:style-name="T12">02:30 David A.: vai para cima ou para baixo</text:span><text:span text:style-name="T12"/></text:p>
            <text:p text:style-name="P11" loext:marker-style-name="T12"><text:span text:style-name="T12">02:44 carlos a.b.c.: já podíamos deixar o seu carro em Famalicão</text:span><text:span text:style-name="T12"/></text:p>
            <text:p text:style-name="P11" loext:marker-style-name="T12"><text:span text:style-name="T12">02:50 David A.: não Sim mas mas ir Paços de Ferreira Famalicão fica Famalicão</text:span><text:span text:style-name="T12"/></text:p>
            <text:p text:style-name="P11" loext:marker-style-name="T12"><text:span text:style-name="T12">03:21 carlos a.b.c.: vamos no aeroporto reflexão sobre o área comercial da XP</text:span><text:span text:style-name="T12"/></text:p>
            <text:p text:style-name="P11" loext:marker-style-name="T12"><text:span text:style-name="T12">de Portugal</text:span><text:span text:style-name="T12"/></text:p>
            <text:p text:style-name="P11" loext:marker-style-name="T12"><text:span text:style-name="T12">04:08 David A.: é igual</text:span><text:span text:style-name="T12"/></text:p>
            <text:p text:style-name="P11" loext:marker-style-name="T12"><text:span text:style-name="T12">04:14 carlos a.b.c.: oportunidades de investimento em Portugal e aproveitar</text:span><text:span text:style-name="T12"/></text:p>
            <text:p text:style-name="P11" loext:marker-style-name="T12"><text:span text:style-name="T12">para transmitir o procedimento porque elas nunca falem de procedimento</text:span><text:span text:style-name="T12"/></text:p>
            <text:p text:style-name="P11" loext:marker-style-name="T12"><text:span text:style-name="T12">04:42 carlos a.b.c.: em Portugal</text:span><text:span text:style-name="T12"/></text:p>
            <text:p text:style-name="P11" loext:marker-style-name="T12"><text:span text:style-name="T12">05:04 carlos a.b.c.: 99 que aparece aqui não temos experiência e precisa sempre</text:span><text:span text:style-name="T12"/></text:p>
            <text:p text:style-name="P11" loext:marker-style-name="T12"><text:span text:style-name="T12">ter um referente da autoridade para ficar tranquilhas porque temos que falar</text:span><text:span text:style-name="T12"/></text:p>
            <text:p text:style-name="P11" loext:marker-style-name="T12"><text:span text:style-name="T12">de como tenho que preparar a partilha de honorários quando olho eu sou</text:span><text:span text:style-name="T12"/></text:p>
            <text:p text:style-name="P11" loext:marker-style-name="T12"><text:span text:style-name="T12">alegriadores criar as condições para apresentar assim bastidores carta de</text:span><text:span text:style-name="T12"/></text:p>
            <text:p text:style-name="P11" loext:marker-style-name="T12"><text:span text:style-name="T12">interior a autoridade do Arsénio do do David mais és tu falando também</text:span><text:span text:style-name="T12"/></text:p>
            <text:p text:style-name="P11" loext:marker-style-name="T12"><text:span text:style-name="T12">podemos aproveitar para o tema da página que eu compartilha e consigo não</text:span><text:span text:style-name="T12"/></text:p>
            <text:p text:style-name="P11" loext:marker-style-name="T12"><text:span text:style-name="T12">sei se você é tudo por entrar na página da que eu compartilhei ontem</text:span><text:span text:style-name="T12"/></text:p>
            <text:p text:style-name="P11" loext:marker-style-name="T12"><text:span text:style-name="T12">05:52 David A.: não não entrei nada porque não tem nada porquê eu vou dizer</text:span><text:span text:style-name="T12"/></text:p>
            <text:p text:style-name="P11" loext:marker-style-name="T12"><text:span text:style-name="T12">porquê porque de manhã eu ontem tive tive fora de manhã de manhã ativo da</text:span><text:span text:style-name="T12"/></text:p>
            <text:p text:style-name="P11" loext:marker-style-name="T12"><text:soft-page-break/><text:span text:style-name="T12">reunião geral toda e depois teve a tentar falar com o seu salgado e a resolver</text:span><text:span text:style-name="T12"/></text:p>
            <text:p text:style-name="P11" loext:marker-style-name="T12"><text:span text:style-name="T12">aqueles assuntos que era para ficar livre de tarde e amanhã o dia todo e por</text:span><text:span text:style-name="T12"/></text:p>
            <text:p text:style-name="P11" loext:marker-style-name="T12"><text:span text:style-name="T12">isso é que não vi nada sei que tu enviaste um até Também enviaram</text:span><text:span text:style-name="T12"/></text:p>
            <text:p text:style-name="P11" loext:marker-style-name="T12"><text:span text:style-name="T12">documento tenho Word lá para o grupo do que eu nem abri ainda</text:span><text:span text:style-name="T12"/></text:p>
            <text:p text:style-name="P11" loext:marker-style-name="T12"><text:span text:style-name="T12">06:28 carlos a.b.c.: Sim Al documento de igual é a a confidencialidade e o</text:span><text:span text:style-name="T12"/></text:p>
            <text:p text:style-name="P11" loext:marker-style-name="T12"><text:span text:style-name="T12">trabalho de</text:span><text:span text:style-name="T12"/></text:p>
            <text:p text:style-name="P11" loext:marker-style-name="T12"><text:span text:style-name="T12">06:39 David A.: Ora e foi exatamente é só ir à página segunda-feira</text:span><text:span text:style-name="T12"/></text:p>
            <text:p text:style-name="P11" loext:marker-style-name="T12"><text:span text:style-name="T12">06:39 carlos a.b.c.: vale bem vamos aí comunicar nos com a gente logo Temos</text:span><text:span text:style-name="T12"/></text:p>
            <text:p text:style-name="P11" loext:marker-style-name="T12"><text:span text:style-name="T12">que fazer um laço pequena ou para poder controlar um domínio de rostina em</text:span><text:span text:style-name="T12"/></text:p>
            <text:p text:style-name="P11" loext:marker-style-name="T12"><text:span text:style-name="T12">internet ao fé e e não é válido Porque não há disponibilidade clube privado da</text:span><text:span text:style-name="T12"/></text:p>
            <text:p text:style-name="P11" loext:marker-style-name="T12"><text:span text:style-name="T12">Investidores Imobiliários é</text:span><text:span text:style-name="T12"/></text:p>
            <text:p text:style-name="P11" loext:marker-style-name="T12"><text:span text:style-name="T12">07:15 David A.: toca igual</text:span><text:span text:style-name="T12"/></text:p>
            <text:p text:style-name="P11" loext:marker-style-name="T12"><text:span text:style-name="T12">07:15 carlos a.b.c.: uma coisa mínima</text:span><text:span text:style-name="T12"/></text:p>
            <text:p text:style-name="P11" loext:marker-style-name="T12"><text:span text:style-name="T12">07:36 carlos a.b.c.: online qualquer coisa a pessoa tem</text:span><text:span text:style-name="T12"/></text:p>
            <text:p text:style-name="P11" loext:marker-style-name="T12"><text:span text:style-name="T12">08:01 David A.: Isso é o simulador é o simulador que eles podem ficar</text:span><text:span text:style-name="T12"/></text:p>
            <text:p text:style-name="P11" loext:marker-style-name="T12"><text:span text:style-name="T12">08:37 David A.: apresentação</text:span><text:span text:style-name="T12"/></text:p>
            <text:p text:style-name="P11" loext:marker-style-name="T12"><text:span text:style-name="T12">09:12 carlos a.b.c.: bom então</text:span><text:span text:style-name="T12"/></text:p>
            <text:p text:style-name="P11" loext:marker-style-name="T12"><text:span text:style-name="T12">09:21 David A.: exatamente exatamente</text:span><text:span text:style-name="T12"/></text:p>
            <text:p text:style-name="P11" loext:marker-style-name="T12"><text:span text:style-name="T12">09:56 David A.: JW exatamente</text:span><text:span text:style-name="T12"/></text:p>
            <text:p text:style-name="P11" loext:marker-style-name="T12"><text:span text:style-name="T12">10:34 carlos a.b.c.: um pouquinho a gente também € já até uma forma de queijo</text:span><text:span text:style-name="T12"/></text:p>
            <text:p text:style-name="P11" loext:marker-style-name="T12"><text:span text:style-name="T12">11:02 David A.: é o simulador do simulador para para criar Esperança e para e</text:span><text:span text:style-name="T12"/></text:p>
            <text:p text:style-name="P11" loext:marker-style-name="T12"><text:span text:style-name="T12">para dar o apetite de saber que isto funciona e tá tudo tá E que tá tudo</text:span><text:span text:style-name="T12"/></text:p>
            <text:p text:style-name="P11" loext:marker-style-name="T12"><text:span text:style-name="T12">automático</text:span><text:span text:style-name="T12"/></text:p>
            <text:p text:style-name="P11" loext:marker-style-name="T12"><text:span text:style-name="T12">11:16 carlos a.b.c.: Além disso agora está toda a batalha né</text:span><text:span text:style-name="T12"/></text:p>
            <text:p text:style-name="P11" loext:marker-style-name="T12"><text:span text:style-name="T12">11:26 David A.:</text:span><text:span text:style-name="T12"/></text:p>
            <text:p text:style-name="P11" loext:marker-style-name="T12"><text:span text:style-name="T12">11:27 carlos a.b.c.: Iro vamos ter uma pantalha na qual cada um vai haver o seu</text:span><text:span text:style-name="T12"/></text:p>
            <text:p text:style-name="P11" loext:marker-style-name="T12"><text:span text:style-name="T12">arbusto primeiro vai haver uma simulação quando a pessoa CD de alta como</text:span><text:span text:style-name="T12"/></text:p>
            <text:p text:style-name="P11" loext:marker-style-name="T12"><text:span text:style-name="T12">investidor Como como o preço vai ter a sua própria página nós vamos sair</text:span><text:span text:style-name="T12"/></text:p>
            <text:p text:style-name="P11" loext:marker-style-name="T12"><text:span text:style-name="T12">beijando o nome do seu referido e a maneira de contacto está em contacto</text:span><text:span text:style-name="T12"/></text:p>
            <text:p text:style-name="P11" loext:marker-style-name="T12"><text:span text:style-name="T12">com o clube dessa maneira de comunicar com eles O que faz é que é a nossa</text:span><text:span text:style-name="T12"/></text:p>
            <text:p text:style-name="P11" loext:marker-style-name="T12"><text:span text:style-name="T12">potencialidade tou</text:span><text:span text:style-name="T12"/></text:p>
            <text:p text:style-name="P11" loext:marker-style-name="T12"><text:span text:style-name="T12">12:24 carlos a.b.c.: Multiplica porque a gente está interessada em que as</text:span><text:span text:style-name="T12"/></text:p>
            <text:p text:style-name="P11" loext:marker-style-name="T12"><text:span text:style-name="T12">pessoas e qualquer vai haver nós podemos criar diferentes que eu não temos</text:span><text:span text:style-name="T12"/></text:p>
            <text:p text:style-name="P11" loext:marker-style-name="T12"><text:span text:style-name="T12">que estar pensando ou quê A única coisa que vamos até eu que aí agora este é</text:span><text:span text:style-name="T12"/></text:p>
            <text:p text:style-name="P11" loext:marker-style-name="T12"><text:span text:style-name="T12">muito simples nós podemos fazer evoluir toda a comunicação E aí uma coisa</text:span><text:span text:style-name="T12"/></text:p>
            <text:p text:style-name="P11" loext:marker-style-name="T12"><text:span text:style-name="T12">nós temos agora já vou estar aqui nós temos aos bué minars aqui Arriva temos</text:span><text:span text:style-name="T12"/></text:p>
            <text:p text:style-name="P11" loext:marker-style-name="T12"><text:span text:style-name="T12">um webinar que é</text:span><text:span text:style-name="T12"/></text:p>
            <text:p text:style-name="P11" loext:marker-style-name="T12"><text:span text:style-name="T12">13:27 David A.: exatamente</text:span><text:span text:style-name="T12"/></text:p>
            <text:p text:style-name="P11" loext:marker-style-name="T12"><text:span text:style-name="T12">13:33 carlos a.b.c.: sempre uma maneira há outra sexta-feira</text:span><text:span text:style-name="T12"/></text:p>
            <text:p text:style-name="P11" loext:marker-style-name="T12"><text:span text:style-name="T12">13:48 David A.: criar conteúdos para</text:span><text:span text:style-name="T12"/></text:p>
            <text:p text:style-name="P11" loext:marker-style-name="T12"><text:span text:style-name="T12">14:17 carlos a.b.c.: é bom como funciona simulador</text:span><text:span text:style-name="T12"/></text:p>
            <text:p text:style-name="P11" loext:marker-style-name="T12"><text:span text:style-name="T12">14:43 carlos a.b.c.: raparigas de uma maneira bastante simples trabalhar com a</text:span><text:span text:style-name="T12"/></text:p>
            <text:p text:style-name="P11" loext:marker-style-name="T12"><text:span text:style-name="T12">gente bom esta página das páginas de</text:span><text:span text:style-name="T12"/></text:p>
            <text:p text:style-name="P11" loext:marker-style-name="T12"><text:span text:style-name="T12">15:42 carlos a.b.c.: de hoje em dia de investimento para avançar Você lembra</text:span><text:span text:style-name="T12"/></text:p>
            <text:p text:style-name="P11" loext:marker-style-name="T12"><text:span text:style-name="T12">que Na última reunião é o Pedrinho</text:span><text:span text:style-name="T12"/></text:p>
            <text:p text:style-name="P11" loext:marker-style-name="T12"><text:span text:style-name="T12">15:58 David A.: tá aqui para fazer hoje tás a ver Olha aqui em cima é acabar os</text:span><text:span text:style-name="T12"/></text:p>
            <text:p text:style-name="P11" loext:marker-style-name="T12"><text:span text:style-name="T12">campos do doci lá falta lá meter lá não sei qual depois então fazer os áudios</text:span><text:span text:style-name="T12"/></text:p>
            <text:p text:style-name="P11" loext:marker-style-name="T12"><text:span text:style-name="T12">para criar um critérios dos todos do mercado para estivesses produtos</text:span><text:span text:style-name="T12"/></text:p>
            <text:p text:style-name="P11" loext:marker-style-name="T12"><text:span text:style-name="T12">diferentes botões para o crm-se campos obrigatórios no formulário dos estudos</text:span><text:span text:style-name="T12"/></text:p>
            <text:p text:style-name="P11" loext:marker-style-name="T12"><text:span text:style-name="T12">mercado são as três coisas que eu tenho que fazer por áudio e para tu para tu</text:span><text:span text:style-name="T12"/></text:p>
            <text:p text:style-name="P11" loext:marker-style-name="T12"><text:span text:style-name="T12">começares a fazer é isto</text:span><text:span text:style-name="T12"/></text:p>
            <text:p text:style-name="P11" loext:marker-style-name="T12"><text:span text:style-name="T12">16:38 carlos a.b.c.: e hoje Se você concorda comigo Falemos agora do do Adam</text:span><text:span text:style-name="T12"/></text:p>
            <text:p text:style-name="P11" loext:marker-style-name="T12"><text:soft-page-break/><text:span text:style-name="T12">XP comercial em Portugal posso fazer o seu trabalho</text:span><text:span text:style-name="T12"/></text:p>
            <text:p text:style-name="P11" loext:marker-style-name="T12"><text:span text:style-name="T12">17:11 carlos a.b.c.: rapidamente também na Espanha</text:span><text:span text:style-name="T12"/></text:p>
            <text:p text:style-name="P11" loext:marker-style-name="T12"><text:span text:style-name="T12">17:34 David A.: exatamente o c e isso dá sempre o nosso Portal de vendas</text:span><text:span text:style-name="T12"/></text:p>
            <text:p text:style-name="P11" loext:marker-style-name="T12"><text:span text:style-name="T12">comercial portanto Porquê é fechado porque é exclusivo E porque nós atremos</text:span><text:span text:style-name="T12"/></text:p>
            <text:p text:style-name="P11" loext:marker-style-name="T12"><text:span text:style-name="T12">investimentos nada certo</text:span><text:span text:style-name="T12"/></text:p>
            <text:p text:style-name="P11" loext:marker-style-name="T12"><text:span text:style-name="T12">18:15 carlos a.b.c.: caro para</text:span><text:span text:style-name="T12"/></text:p>
            <text:p text:style-name="P11" loext:marker-style-name="T12"><text:span text:style-name="T12">18:18 David A.: também já mãe devemos agora também promocionado depois</text:span><text:span text:style-name="T12"/></text:p>
            <text:p text:style-name="P11" loext:marker-style-name="T12"><text:span text:style-name="T12">que é o tal CRM que tu tás a construir para a área comercial</text:span><text:span text:style-name="T12"/></text:p>
            <text:p text:style-name="P11" loext:marker-style-name="T12"><text:span text:style-name="T12">18:26 carlos a.b.c.: ti não</text:span><text:span text:style-name="T12"/></text:p>
            <text:p text:style-name="P11" loext:marker-style-name="T12"><text:span text:style-name="T12">18:38 David A.: o método de trabalho e dentro do CRM não é Também faz parte</text:span><text:span text:style-name="T12"/></text:p>
            <text:p text:style-name="P11" loext:marker-style-name="T12"><text:span text:style-name="T12">lá o aquilo que nós estamos a trabalhar para para fazer rapidamente os</text:span><text:span text:style-name="T12"/></text:p>
            <text:p text:style-name="P11" loext:marker-style-name="T12"><text:span text:style-name="T12">estudos mercado na área comercial que é para isso que é que é o vale fazer as</text:span><text:span text:style-name="T12"/></text:p>
            <text:p text:style-name="P11" loext:marker-style-name="T12"><text:span text:style-name="T12">tuas para casa deste modelo nós temos aqui já o todo suporte para crianças</text:span><text:span text:style-name="T12"/></text:p>
            <text:p text:style-name="P11" loext:marker-style-name="T12"><text:span text:style-name="T12">para comercial possa trabalhar certo porquê também já está feito a área da</text:span><text:span text:style-name="T12"/></text:p>
            <text:p text:style-name="P11" loext:marker-style-name="T12"><text:span text:style-name="T12">educação Isto é quando tens o CRM vamos migrar para lá todos os conteúdos</text:span><text:span text:style-name="T12"/></text:p>
            <text:p text:style-name="P11" loext:marker-style-name="T12"><text:span text:style-name="T12">formativos que já foram feitos que é o curso especialista área comercial nível 1</text:span><text:span text:style-name="T12"/></text:p>
            <text:p text:style-name="P11" loext:marker-style-name="T12"><text:span text:style-name="T12">certo Vamos migrar para lá também todos todos os aviões da área comercial</text:span><text:span text:style-name="T12"/></text:p>
            <text:p text:style-name="P11" loext:marker-style-name="T12"><text:span text:style-name="T12">que nós fazemos para quê Porque seja tudo a partir da li certo além disso a</text:span><text:span text:style-name="T12"/></text:p>
            <text:p text:style-name="P11" loext:marker-style-name="T12"><text:span text:style-name="T12">partir daí é muito mais simples porque já lá tá tudo isto é que foi que foi</text:span><text:span text:style-name="T12"/></text:p>
            <text:p text:style-name="P11" loext:marker-style-name="T12"><text:span text:style-name="T12">construído agora primeiro é muito é muito importante perceber isto Quem é</text:span><text:span text:style-name="T12"/></text:p>
            <text:p text:style-name="P11" loext:marker-style-name="T12"><text:span text:style-name="T12">que é a est comercial em Portugal no fundo é um grupo de profissionais certo</text:span><text:span text:style-name="T12"/></text:p>
            <text:p text:style-name="P11" loext:marker-style-name="T12"><text:span text:style-name="T12">liderados por</text:span><text:span text:style-name="T12"/></text:p>
            <text:p text:style-name="P11" loext:marker-style-name="T12"><text:span text:style-name="T12">19:56 David A.: mim Estiveram a ter treinamento específico para isso Quantos é</text:span><text:span text:style-name="T12"/></text:p>
            <text:p text:style-name="P11" loext:marker-style-name="T12"><text:span text:style-name="T12">que quanto é que resistiram quatro hoje o grupo é de quatro Olha o grupo é o</text:span><text:span text:style-name="T12"/></text:p>
            <text:p text:style-name="P11" loext:marker-style-name="T12"><text:span text:style-name="T12">Carlos diretamente comprometidos que é que estamos a trabalhar e depois são</text:span><text:span text:style-name="T12"/></text:p>
            <text:p text:style-name="P11" loext:marker-style-name="T12"><text:span text:style-name="T12">2 que diz que estão Mas efetivamente bem De vez em quando aquele caso da</text:span><text:span text:style-name="T12"/></text:p>
            <text:p text:style-name="P11" loext:marker-style-name="T12"><text:span text:style-name="T12">Elisabete eu caso de Francisco dias certo que Mas quem é que é aí estas no</text:span><text:span text:style-name="T12"/></text:p>
            <text:p text:style-name="P11" loext:marker-style-name="T12"><text:span text:style-name="T12">fundo estas para comercial é o que é que foi feito até agora todo o sistema de</text:span><text:span text:style-name="T12"/></text:p>
            <text:p text:style-name="P11" loext:marker-style-name="T12"><text:span text:style-name="T12">metodologia de trabalho e organização o CRM é construímos um clube de</text:span><text:span text:style-name="T12"/></text:p>
            <text:p text:style-name="P11" loext:marker-style-name="T12"><text:span text:style-name="T12">investimento é isto depois Quais são os processos mete o trabalho a este</text:span><text:span text:style-name="T12"/></text:p>
            <text:p text:style-name="P11" loext:marker-style-name="T12"><text:span text:style-name="T12">processo processo na graviação tenho que passar por critérios de do estudo</text:span><text:span text:style-name="T12"/></text:p>
            <text:p text:style-name="P11" loext:marker-style-name="T12"><text:span text:style-name="T12">mercado depois tem que passar por tratamento de agressão antes onde tem</text:span><text:span text:style-name="T12"/></text:p>
            <text:p text:style-name="P11" loext:marker-style-name="T12"><text:span text:style-name="T12">que se preparar o análise de projeto ou tem que se preparar a viabilidade do</text:span><text:span text:style-name="T12"/></text:p>
            <text:p text:style-name="P11" loext:marker-style-name="T12"><text:span text:style-name="T12">projeto ele se tem que preparar o plano de negócios do projeto Qual é o</text:span><text:span text:style-name="T12"/></text:p>
            <text:p text:style-name="P11" loext:marker-style-name="T12"><text:span text:style-name="T12">primeiro Documento e temos que ter para tratar disto claração de autorização</text:span><text:span text:style-name="T12"/></text:p>
            <text:p text:style-name="P11" loext:marker-style-name="T12"><text:span text:style-name="T12">de venda O que é que tem neste momento obrigatoriamente tem que ter</text:span><text:span text:style-name="T12"/></text:p>
            <text:p text:style-name="P11" loext:marker-style-name="T12"><text:span text:style-name="T12">identificação do proprietário em Identificação desxp e de quem e Quem lidera</text:span><text:span text:style-name="T12"/></text:p>
            <text:p text:style-name="P11" loext:marker-style-name="T12"><text:span text:style-name="T12">neste caso a estas P Portugal depois Quem trabalhou processo que é neste</text:span><text:span text:style-name="T12"/></text:p>
            <text:p text:style-name="P11" loext:marker-style-name="T12"><text:span text:style-name="T12">caso sempre o Sénior e depois a identificação do Sénior e a identificação do</text:span><text:span text:style-name="T12"/></text:p>
            <text:p text:style-name="P11" loext:marker-style-name="T12"><text:span text:style-name="T12">agente duas especialista terceiro capítulo O que é que é obrigatório ter</text:span><text:span text:style-name="T12"/></text:p>
            <text:p text:style-name="P11" loext:marker-style-name="T12"><text:span text:style-name="T12">identificação do imóvel ou do projeto ou da empresa depois tem que ter as</text:span><text:span text:style-name="T12"/></text:p>
            <text:p text:style-name="P11" loext:marker-style-name="T12"><text:span text:style-name="T12">condições de venda valor tempo e entrada mínima e condições do pagamento</text:span><text:span text:style-name="T12"/></text:p>
            <text:p text:style-name="P11" loext:marker-style-name="T12"><text:span text:style-name="T12">como é que vai ser processado é por é por cpcb é por condições de venda</text:span><text:span text:style-name="T12"/></text:p>
            <text:p text:style-name="P11" loext:marker-style-name="T12"><text:span text:style-name="T12">temos que ter isto definido lá por último quando a gente vender o cliente aceita</text:span><text:span text:style-name="T12"/></text:p>
            <text:p text:style-name="P11" loext:marker-style-name="T12"><text:span text:style-name="T12">pagar o nosso celular certo O que é que é isto Isto é um contrato devia ser</text:span><text:span text:style-name="T12"/></text:p>
            <text:p text:style-name="P11" loext:marker-style-name="T12"><text:span text:style-name="T12">imobiliária é muito importante para Portugal em Espanha não sei mas em</text:span><text:span text:style-name="T12"/></text:p>
            <text:p text:style-name="P11" loext:marker-style-name="T12"><text:span text:style-name="T12">Portugal com este</text:span><text:span text:style-name="T12"/></text:p>
            <text:p text:style-name="P11" loext:marker-style-name="T12"><text:span text:style-name="T12">23:20 David A.: ponto com este a declaração Visa só nós temos Segurança e</text:span><text:span text:style-name="T12"/></text:p>
            <text:p text:style-name="P11" loext:marker-style-name="T12"><text:span text:style-name="T12">termos e conseguirmos estar de queenciados para fazer trabalhar este imóvel</text:span><text:span text:style-name="T12"/></text:p>
            <text:p text:style-name="P11" loext:marker-style-name="T12"><text:span text:style-name="T12">agora não nos permite permite-mos tudo menos uma coisa na comercial é é é</text:span><text:span text:style-name="T12"/></text:p>
            <text:p text:style-name="P11" loext:marker-style-name="T12"><text:span text:style-name="T12">importante não nos permite por me ver esse imóvel</text:span><text:span text:style-name="T12"/></text:p>
            <text:p text:style-name="P11" loext:marker-style-name="T12"><text:span text:style-name="T12">23:46 David A.: de forma aberta para todos os portais Imobiliários para isso</text:span><text:span text:style-name="T12"/></text:p>
            <text:p text:style-name="P11" loext:marker-style-name="T12"><text:soft-page-break/><text:span text:style-name="T12">passar cálidos certo porque isso não é para a área comercial Isso é para</text:span><text:span text:style-name="T12"/></text:p>
            <text:p text:style-name="P11" loext:marker-style-name="T12"><text:span text:style-name="T12">residencial certo depois de termos este documento Vamos trabalhar as</text:span><text:span text:style-name="T12"/></text:p>
            <text:p text:style-name="P11" loext:marker-style-name="T12"><text:span text:style-name="T12">condições a viabilidade económica do projeto e o plano de negócios É das</text:span><text:span text:style-name="T12"/></text:p>
            <text:p text:style-name="P11" loext:marker-style-name="T12"><text:span text:style-name="T12">processo finalizado está pronto a ir para o mercado como é que vamos fazer</text:span><text:span text:style-name="T12"/></text:p>
            <text:p text:style-name="P11" loext:marker-style-name="T12"><text:span text:style-name="T12">Vamos fazer uma promoção uma divulgação através de uma ficha de produto</text:span><text:span text:style-name="T12"/></text:p>
            <text:p text:style-name="P11" loext:marker-style-name="T12"><text:span text:style-name="T12">Sumário tem que ter localização do projeto duas ou três fotografias do projeto</text:span><text:span text:style-name="T12"/></text:p>
            <text:p text:style-name="P11" loext:marker-style-name="T12"><text:span text:style-name="T12">condições do projeto e o valor de venda depois a seguir temos que ter preparar</text:span><text:span text:style-name="T12"/></text:p>
            <text:p text:style-name="P11" loext:marker-style-name="T12"><text:span text:style-name="T12">uma apresentação mais completa só vais completa já temos que ter a</text:span><text:span text:style-name="T12"/></text:p>
            <text:p text:style-name="P11" loext:marker-style-name="T12"><text:span text:style-name="T12">localização do projeto as ao mesmo tempo a cadautorização da zona um do</text:span><text:span text:style-name="T12"/></text:p>
            <text:p text:style-name="P11" loext:marker-style-name="T12"><text:span text:style-name="T12">projeto para inserido certo tá bem qual é o propósito do projeto amos pegar</text:span><text:span text:style-name="T12"/></text:p>
            <text:p text:style-name="P11" loext:marker-style-name="T12"><text:span text:style-name="T12">aqui no projeto de de um do Empreendimento para a habitação Residencial que</text:span><text:span text:style-name="T12"/></text:p>
            <text:p text:style-name="P11" loext:marker-style-name="T12"><text:span text:style-name="T12">é mais fácil está localizado do Porto e o projeto vai tem a poss construir</text:span><text:span text:style-name="T12"/></text:p>
            <text:p text:style-name="P11" loext:marker-style-name="T12"><text:span text:style-name="T12">apartamentos 50 T1 não sei quantos T2 não sei quantos e tem uma bilhete</text:span><text:span text:style-name="T12"/></text:p>
            <text:p text:style-name="P11" loext:marker-style-name="T12"><text:span text:style-name="T12">valor de venda de 4.500 € m² e o valor do projeto balo X e portanto e temos um</text:span><text:span text:style-name="T12"/></text:p>
            <text:p text:style-name="P11" loext:marker-style-name="T12"><text:span text:style-name="T12">raio de x% vai ser o relatório da perspectiva do cliente comprador e do</text:span><text:span text:style-name="T12"/></text:p>
            <text:p text:style-name="P11" loext:marker-style-name="T12"><text:span text:style-name="T12">financeiro pegamos daquilo naquele daquele texto e se rebelemos essa</text:span><text:span text:style-name="T12"/></text:p>
            <text:p text:style-name="P11" loext:marker-style-name="T12"><text:span text:style-name="T12">informação para para a ficha da apresentação de colegas ou</text:span><text:span text:style-name="T12"/></text:p>
            <text:p text:style-name="P11" loext:marker-style-name="T12"><text:span text:style-name="T12">26:05 David A.: um conjunto de impostador só para suscitar a sua curiosidade</text:span><text:span text:style-name="T12"/></text:p>
            <text:p text:style-name="P11" loext:marker-style-name="T12"><text:span text:style-name="T12">no Porto mas o Porto vai subir de nada do Porto e o projeto fica da Boavista o</text:span><text:span text:style-name="T12"/></text:p>
            <text:p text:style-name="P11" loext:marker-style-name="T12"><text:span text:style-name="T12">mercado da</text:span><text:span text:style-name="T12"/></text:p>
            <text:p text:style-name="P11" loext:marker-style-name="T12"><text:span text:style-name="T12">26:38 David A.: Boavista é o mercado do lixo Esse Mercado de lixo em Portugal</text:span><text:span text:style-name="T12"/></text:p>
            <text:p text:style-name="P11" loext:marker-style-name="T12"><text:span text:style-name="T12">tá trabalha tem um valor entre os 4.500 € e os 6 de venda existe uma procura</text:span><text:span text:style-name="T12"/></text:p>
            <text:p text:style-name="P11" loext:marker-style-name="T12"><text:span text:style-name="T12">grande no fundo caracterizar o projeto para quê para que a gente conseguir a</text:span><text:span text:style-name="T12"/></text:p>
            <text:p text:style-name="P11" loext:marker-style-name="T12"><text:span text:style-name="T12">fundamentar mais informação de valor para quem vai andar usar o projeto</text:span><text:span text:style-name="T12"/></text:p>
            <text:p text:style-name="P11" loext:marker-style-name="T12"><text:span text:style-name="T12">depois o que é que temos lá colocar temos lá colocar as características do</text:span><text:span text:style-name="T12"/></text:p>
            <text:p text:style-name="P11" loext:marker-style-name="T12"><text:span text:style-name="T12">projeto a informação que já prepararmos tá bem as características da</text:span><text:span text:style-name="T12"/></text:p>
            <text:p text:style-name="P11" loext:marker-style-name="T12"><text:span text:style-name="T12">viabilidade económica do projeto o projeto vai durar nosso prevemos que o</text:span><text:span text:style-name="T12"/></text:p>
            <text:p text:style-name="P11" loext:marker-style-name="T12"><text:span text:style-name="T12">projeto duro 3 anos a fazer tem um custo com as tuas estimado Tem um valor</text:span><text:span text:style-name="T12"/></text:p>
            <text:p text:style-name="P11" loext:marker-style-name="T12"><text:span text:style-name="T12">de vendas estimado de X e tem uma marca de bruta do investimento de x% os</text:span><text:span text:style-name="T12"/></text:p>
            <text:p text:style-name="P11" loext:marker-style-name="T12"><text:span text:style-name="T12">nossas metas e objetivos de venda por isso é que temos o plano de negócios</text:span><text:span text:style-name="T12"/></text:p>
            <text:p text:style-name="P11" loext:marker-style-name="T12"><text:span text:style-name="T12">Então nós prevemos que lo que inicie que tenhamos o projeto pronto a fazer o</text:span><text:span text:style-name="T12"/></text:p>
            <text:p text:style-name="P11" loext:marker-style-name="T12"><text:span text:style-name="T12">lançamento vamos fazer o lançamento de vende e o objetivo é dele 30% do</text:span><text:span text:style-name="T12"/></text:p>
            <text:p text:style-name="P11" loext:marker-style-name="T12"><text:span text:style-name="T12">27:58 David A.: início de obra vamos Definir que o preço é o preço lançamento</text:span><text:span text:style-name="T12"/></text:p>
            <text:p text:style-name="P11" loext:marker-style-name="T12"><text:span text:style-name="T12">já não tem desconto e depois a 50% da obra vamos incrementar mais o que</text:span><text:span text:style-name="T12"/></text:p>
            <text:p text:style-name="P11" loext:marker-style-name="T12"><text:span text:style-name="T12">está no que nós fizemos no plano de investimento que é basicamente tá-me às</text:span><text:span text:style-name="T12"/></text:p>
            <text:p text:style-name="P11" loext:marker-style-name="T12"><text:span text:style-name="T12">10:15 seja do Forte até lá isto tá naquela transação de que é o plano de</text:span><text:span text:style-name="T12"/></text:p>
            <text:p text:style-name="P11" loext:marker-style-name="T12"><text:span text:style-name="T12">negócios depois as condições que é Ok nós bebemos que a condição é que o</text:span><text:span text:style-name="T12"/></text:p>
            <text:p text:style-name="P11" loext:marker-style-name="T12"><text:span text:style-name="T12">Quem vai comprar vai pagar vai pagar 10% sinal quando eu abro reiniciar vai</text:span><text:span text:style-name="T12"/></text:p>
            <text:p text:style-name="P11" loext:marker-style-name="T12"><text:span text:style-name="T12">pagar mais 15% e é um ano da obra a mãe da obra para para ela Para quê</text:span><text:span text:style-name="T12"/></text:p>
            <text:p text:style-name="P11" loext:marker-style-name="T12"><text:span text:style-name="T12">Para quê O investidor Já vejo qual é como é que tás estruturado todo o plano</text:span><text:span text:style-name="T12"/></text:p>
            <text:p text:style-name="P11" loext:marker-style-name="T12"><text:span text:style-name="T12">negócios esta informação que a gente vai dar a partir daqui só há mais</text:span><text:span text:style-name="T12"/></text:p>
            <text:p text:style-name="P11" loext:marker-style-name="T12"><text:span text:style-name="T12">informação documentos ou uma informação quando o cliente nos mandaram</text:span><text:span text:style-name="T12"/></text:p>
            <text:p text:style-name="P11" loext:marker-style-name="T12"><text:span text:style-name="T12">uma carta de a casa de interesse faz parte do processo de venda certo Portanto</text:span><text:span text:style-name="T12"/></text:p>
            <text:p text:style-name="P11" loext:marker-style-name="T12"><text:span text:style-name="T12">o processo na cabeça que nós já preparamos para dar ao cliente a partir daqui</text:span><text:span text:style-name="T12"/></text:p>
            <text:p text:style-name="P11" loext:marker-style-name="T12"><text:span text:style-name="T12">vamos então parou aqui processo de venda cliente é identificado mas cena que</text:span><text:span text:style-name="T12"/></text:p>
            <text:p text:style-name="P11" loext:marker-style-name="T12"><text:span text:style-name="T12">o cliente é do parceiro o nosso cliente ou parceiro mais sobre a este projeto eu</text:span><text:span text:style-name="T12"/></text:p>
            <text:p text:style-name="P11" loext:marker-style-name="T12"><text:span text:style-name="T12">mandei notícia e ele a seguir quer saber mais então nós vamos Direcionar com</text:span><text:span text:style-name="T12"/></text:p>
            <text:p text:style-name="P11" loext:marker-style-name="T12"><text:span text:style-name="T12">ele que 19 parceiro para fazer que ele envie por escrito por e-mail por carta o</text:span><text:span text:style-name="T12"/></text:p>
            <text:p text:style-name="P11" loext:marker-style-name="T12"><text:span text:style-name="T12">que é que ele quer saber e o porquê disso certo E a gente vai responder essas</text:span><text:span text:style-name="T12"/></text:p>
            <text:p text:style-name="P11" loext:marker-style-name="T12"><text:span text:style-name="T12">questões com aquela apresentação a partir daqui o cliente quer verificar Marcar</text:span><text:span text:style-name="T12"/></text:p>
            <text:p text:style-name="P11" loext:marker-style-name="T12"><text:span text:style-name="T12">visita fazer ver ver os projetos ver tudo carta de intenção que deve estar deve</text:span><text:span text:style-name="T12"/></text:p>
            <text:p text:style-name="P11" loext:marker-style-name="T12"><text:span text:style-name="T12">estar feita por três categorias primeira identificação do identificação de quem é</text:span><text:span text:style-name="T12"/></text:p>
            <text:p text:style-name="P11" loext:marker-style-name="T12"><text:soft-page-break/><text:span text:style-name="T12">que lhe apresentou aquele projeto este mais ou menos assim põe-me</text:span><text:span text:style-name="T12"/></text:p>
            <text:p text:style-name="P11" loext:marker-style-name="T12"><text:span text:style-name="T12">apresentado pelo Luís um projeto do Porto para venda E eu tenho interesse em</text:span><text:span text:style-name="T12"/></text:p>
            <text:p text:style-name="P11" loext:marker-style-name="T12"><text:span text:style-name="T12">saber mais Portanto tá lá o quê Quem é que apresentou para quê É do Carlos</text:span><text:span text:style-name="T12"/></text:p>
            <text:p text:style-name="P11" loext:marker-style-name="T12"><text:span text:style-name="T12">O cliente depois identificação do cliente é da educação de cliente O que é que o</text:span><text:span text:style-name="T12"/></text:p>
            <text:p text:style-name="P11" loext:marker-style-name="T12"><text:span text:style-name="T12">cliente dizendo que tem interesse em comprar aquilo mas fica condicionado</text:span><text:span text:style-name="T12"/></text:p>
            <text:p text:style-name="P11" loext:marker-style-name="T12"><text:span text:style-name="T12">responde à carta da mesma forma Mas já sendo com o</text:span><text:span text:style-name="T12"/></text:p>
            <text:p text:style-name="P11" loext:marker-style-name="T12"><text:span text:style-name="T12">32:00 David A.: conhecimento do pentáculo Agora você vai me dizer quero que</text:span><text:span text:style-name="T12"/></text:p>
            <text:p text:style-name="P11" loext:marker-style-name="T12"><text:span text:style-name="T12">ele continua representar ou eu quero que o Apresente o cliente assim com a</text:span><text:span text:style-name="T12"/></text:p>
            <text:p text:style-name="P11" loext:marker-style-name="T12"><text:span text:style-name="T12">minha com o meu acompanhamento Se ele disser não eu não quero aparecer</text:span><text:span text:style-name="T12"/></text:p>
            <text:p text:style-name="P11" loext:marker-style-name="T12"><text:span text:style-name="T12">nós a passar os para o outro documento que chama-se mandato de</text:span><text:span text:style-name="T12"/></text:p>
            <text:p text:style-name="P11" loext:marker-style-name="T12"><text:span text:style-name="T12">representação O que é que é exatamente o mesmo documento do início tá</text:span><text:span text:style-name="T12"/></text:p>
            <text:p text:style-name="P11" loext:marker-style-name="T12"><text:span text:style-name="T12">tudo declaração só que aí vamos definir Não mandato Quem é que faz o quê E</text:span><text:span text:style-name="T12"/></text:p>
            <text:p text:style-name="P11" loext:marker-style-name="T12"><text:span text:style-name="T12">até que ponto Isto é eu represento o cliente comprador vendedor eu sou eu</text:span><text:span text:style-name="T12"/></text:p>
            <text:p text:style-name="P11" loext:marker-style-name="T12"><text:span text:style-name="T12">que vou dar a informação ao cliente comprador pode responder todas as</text:span><text:span text:style-name="T12"/></text:p>
            <text:p text:style-name="P11" loext:marker-style-name="T12"><text:span text:style-name="T12">perguntas a todo aquilo que ele quer até que ponto até ao ponto de ele</text:span><text:span text:style-name="T12"/></text:p>
            <text:p text:style-name="P11" loext:marker-style-name="T12"><text:span text:style-name="T12">apresentava proposta ou ele queria marcar uma reunião para para Definir o</text:span><text:span text:style-name="T12"/></text:p>
            <text:p text:style-name="P11" loext:marker-style-name="T12"><text:span text:style-name="T12">pagamento o valor de comprador para ele apresentar o vendedor para eu</text:span><text:span text:style-name="T12"/></text:p>
            <text:p text:style-name="P11" loext:marker-style-name="T12"><text:span text:style-name="T12">apresentar a dizer eu representante do vendedor certo ponto final</text:span><text:span text:style-name="T12"/></text:p>
            <text:p text:style-name="P11" loext:marker-style-name="T12"><text:span text:style-name="T12">apresentação da proposta A proposta será enviada por escrito no formulário</text:span><text:span text:style-name="T12"/></text:p>
            <text:p text:style-name="P11" loext:marker-style-name="T12"><text:span text:style-name="T12">próprio a proposta deve comports como identificação do imóvel e da educação</text:span><text:span text:style-name="T12"/></text:p>
            <text:p text:style-name="P11" loext:marker-style-name="T12"><text:span text:style-name="T12">do cliente identificação do valor a propor e as condições de pagamento como é</text:span><text:span text:style-name="T12"/></text:p>
            <text:p text:style-name="P11" loext:marker-style-name="T12"><text:span text:style-name="T12">que ele quer pagar a partir daí sinal o processo negocial irá ser feito se for</text:span><text:span text:style-name="T12"/></text:p>
            <text:p text:style-name="P11" loext:marker-style-name="T12"><text:span text:style-name="T12">menado com cliente comprador o vendedor Nunca quero aparecer será feito</text:span><text:span text:style-name="T12"/></text:p>
            <text:p text:style-name="P11" loext:marker-style-name="T12"><text:span text:style-name="T12">por mim com uma grelhador e que eu propostagem como recebeu aquela</text:span><text:span text:style-name="T12"/></text:p>
            <text:p text:style-name="P11" loext:marker-style-name="T12"><text:span text:style-name="T12">proposta e depois vais escrever o que é que quer ou como contra proposta ou</text:span><text:span text:style-name="T12"/></text:p>
            <text:p text:style-name="P11" loext:marker-style-name="T12"><text:span text:style-name="T12">se aceita ou se não aceita e eu envio ao cliente às vezes que for necessários até</text:span><text:span text:style-name="T12"/></text:p>
            <text:p text:style-name="P11" loext:marker-style-name="T12"><text:span text:style-name="T12">chegarmos à cor se pode cedido é feito de presencialmente com diretamente</text:span><text:span text:style-name="T12"/></text:p>
            <text:p text:style-name="P11" loext:marker-style-name="T12"><text:span text:style-name="T12">as partes então nós temos que criar as condições e aquilo que eles decidir faz</text:span><text:span text:style-name="T12"/></text:p>
            <text:p text:style-name="P11" loext:marker-style-name="T12"><text:span text:style-name="T12">uma ata que é no fundo o mesmo formulário de dizer que Ficou decidido que</text:span><text:span text:style-name="T12"/></text:p>
            <text:p text:style-name="P11" loext:marker-style-name="T12"><text:span text:style-name="T12">Humberto e o outro compro por 10 e o que compram três vezes e o outro</text:span><text:span text:style-name="T12"/></text:p>
            <text:p text:style-name="P11" loext:marker-style-name="T12"><text:span text:style-name="T12">aceita E a partir daí já é normal em Portugal que é regularizar O que é um</text:span><text:span text:style-name="T12"/></text:p>
            <text:p text:style-name="P11" loext:marker-style-name="T12"><text:span text:style-name="T12">contrato que é obrigatório ser feito pela residencial mas é só para termos legais</text:span><text:span text:style-name="T12"/></text:p>
            <text:p text:style-name="P11" loext:marker-style-name="T12"><text:span text:style-name="T12">por causa do buracamento de capitais e por causa da licença a mim só que é</text:span><text:span text:style-name="T12"/></text:p>
            <text:p text:style-name="P11" loext:marker-style-name="T12"><text:span text:style-name="T12">que aparece a licença a mim e o branco é feito sempre quando assim não sei</text:span><text:span text:style-name="T12"/></text:p>
            <text:p text:style-name="P11" loext:marker-style-name="T12"><text:span text:style-name="T12">para saber o vendedor também assinou sem mim porque vai-se fazer para</text:span><text:span text:style-name="T12"/></text:p>
            <text:p text:style-name="P11" loext:marker-style-name="T12"><text:span text:style-name="T12">aquele cliente e não para formatar certo só para efeitos de segurança e efeitos</text:span><text:span text:style-name="T12"/></text:p>
            <text:p text:style-name="P11" loext:marker-style-name="T12"><text:span text:style-name="T12">de comprimento todas as regras legais em Portugal Qual é a diferença entre</text:span><text:span text:style-name="T12"/></text:p>
            <text:p text:style-name="P11" loext:marker-style-name="T12"><text:span text:style-name="T12">isto e o Residencial em termos do metro de trabalho é totalmente diferente em</text:span><text:span text:style-name="T12"/></text:p>
            <text:p text:style-name="P11" loext:marker-style-name="T12"><text:span text:style-name="T12">termos de processo é igual Porque é que o medo trabalha é diferente porque</text:span><text:span text:style-name="T12"/></text:p>
            <text:p text:style-name="P11" loext:marker-style-name="T12"><text:span text:style-name="T12">aqui nós incorpoamos do lado da igreja um conjunto de trabalhos que do outro</text:span><text:span text:style-name="T12"/></text:p>
            <text:p text:style-name="P11" loext:marker-style-name="T12"><text:span text:style-name="T12">lado que não não é feito nós encontramos o estou do mercado e o plano de</text:span><text:span text:style-name="T12"/></text:p>
            <text:p text:style-name="P11" loext:marker-style-name="T12"><text:span text:style-name="T12">negócios e corporamos o tratamento de informação de informação de</text:span><text:span text:style-name="T12"/></text:p>
            <text:p text:style-name="P11" loext:marker-style-name="T12"><text:span text:style-name="T12">licenciamento projeto apanhamos isso tudo para que quando Tamos no</text:span><text:span text:style-name="T12"/></text:p>
            <text:p text:style-name="P11" loext:marker-style-name="T12"><text:span text:style-name="T12">Residencial isso não é necessário porque nós já estamos a vender em mal que</text:span><text:span text:style-name="T12"/></text:p>
            <text:p text:style-name="P11" loext:marker-style-name="T12"><text:span text:style-name="T12">já tenho atualização é este é questão Residencial e comercial é esta é a ver com</text:span><text:span text:style-name="T12"/></text:p>
            <text:p text:style-name="P11" loext:marker-style-name="T12"><text:span text:style-name="T12">o método e com o processo aqui os processos são muito mais exigentes na</text:span><text:span text:style-name="T12"/></text:p>
            <text:p text:style-name="P11" loext:marker-style-name="T12"><text:span text:style-name="T12">parte da graviação Porque é porque nós estamos a pegar no produto Nuno</text:span><text:span text:style-name="T12"/></text:p>
            <text:p text:style-name="P11" loext:marker-style-name="T12"><text:span text:style-name="T12">terreno e temos que acompanhar todo o processo ao Podemos colocar em</text:span><text:span text:style-name="T12"/></text:p>
            <text:p text:style-name="P11" loext:marker-style-name="T12"><text:span text:style-name="T12">condições a outra diferença é que nós aqui trabalhemos todas as áreas mas o</text:span><text:span text:style-name="T12"/></text:p>
            <text:p text:style-name="P11" loext:marker-style-name="T12"><text:span text:style-name="T12">métodou mesmo o processo é o mesmo certo Se eu tou a trabalhar o mar um</text:span><text:span text:style-name="T12"/></text:p>
            <text:p text:style-name="P11" loext:marker-style-name="T12"><text:span text:style-name="T12">hotel O que é que eu tenho que fazer a mesma coisa tem que fazer o estudo</text:span><text:span text:style-name="T12"/></text:p>
            <text:p text:style-name="P11" loext:marker-style-name="T12"><text:span text:style-name="T12">mercado do hotel tenho que verificar toda toda Aparte legal do imóvel e da</text:span><text:span text:style-name="T12"/></text:p>
            <text:p text:style-name="P11" loext:marker-style-name="T12"><text:soft-page-break/><text:span text:style-name="T12">operação tem que fazer o estúdioabilidade económica ao hotel não Quanto é</text:span><text:span text:style-name="T12"/></text:p>
            <text:p text:style-name="P11" loext:marker-style-name="T12"><text:span text:style-name="T12">que vale o edifício Quanto é que quiser de negócio o negócio para que para</text:span><text:span text:style-name="T12"/></text:p>
            <text:p text:style-name="P11" loext:marker-style-name="T12"><text:span text:style-name="T12">depois eu puder eu poder dizer que aquele negócio é rentável temos que</text:span><text:span text:style-name="T12"/></text:p>
            <text:p text:style-name="P11" loext:marker-style-name="T12"><text:span text:style-name="T12">dividir duas coisas uma coisa é o estou do mercado ao edifício que eu ativo E</text:span><text:span text:style-name="T12"/></text:p>
            <text:p text:style-name="P11" loext:marker-style-name="T12"><text:span text:style-name="T12">eu outra coisa é o estudo o o avaliação e eu estou mercado à empresa que ele</text:span><text:span text:style-name="T12"/></text:p>
            <text:p text:style-name="P11" loext:marker-style-name="T12"><text:span text:style-name="T12">para outra Porquê Porque o edifício valoriza independent balísticas da operação</text:span><text:span text:style-name="T12"/></text:p>
            <text:p text:style-name="P11" loext:marker-style-name="T12"><text:span text:style-name="T12">mas a operação é importante para quem vai comprar o edifício e que vai ter</text:span><text:span text:style-name="T12"/></text:p>
            <text:p text:style-name="P11" loext:marker-style-name="T12"><text:span text:style-name="T12">que esperar para tu ganharia para ele Quando compra um hotel em que ele já</text:span><text:span text:style-name="T12"/></text:p>
            <text:p text:style-name="P11" loext:marker-style-name="T12"><text:span text:style-name="T12">tem Já tenho um um contrato de exploração Nós só temos que temos que</text:span><text:span text:style-name="T12"/></text:p>
            <text:p text:style-name="P11" loext:marker-style-name="T12"><text:span text:style-name="T12">preocupar com o edifício valor de</text:span><text:span text:style-name="T12"/></text:p>
            <text:p text:style-name="P11" loext:marker-style-name="T12"><text:span text:style-name="T12">38:56 David A.: difícil o estádio edifício para quê Para depois avaliarmos se o</text:span><text:span text:style-name="T12"/></text:p>
            <text:p text:style-name="P11" loext:marker-style-name="T12"><text:span text:style-name="T12">difusor 10 milhões Qual é o qual é os o contrato de exploração de lá temos</text:span><text:span text:style-name="T12"/></text:p>
            <text:p text:style-name="P11" loext:marker-style-name="T12"><text:span text:style-name="T12">para que para sabermos Qual é a rentabilidade do alarme de avaliar uma</text:span><text:span text:style-name="T12"/></text:p>
            <text:p text:style-name="P11" loext:marker-style-name="T12"><text:span text:style-name="T12">empresa e aqui tá aí pode ser outro colega pode ser o restaurante há quatro</text:span><text:span text:style-name="T12"/></text:p>
            <text:p text:style-name="P11" loext:marker-style-name="T12"><text:span text:style-name="T12">categorias estou muito importante saber E aqui já tá</text:span><text:span text:style-name="T12"/></text:p>
            <text:p text:style-name="P11" loext:marker-style-name="T12"><text:span text:style-name="T12">39:30 David A.: visitar no nível da avaliação da gestão da eficiência da gestão</text:span><text:span text:style-name="T12"/></text:p>
            <text:p text:style-name="P11" loext:marker-style-name="T12"><text:span text:style-name="T12">primeiro Qual é o valor gerado riqueza gerada pela empresa ou por mês ou por</text:span><text:span text:style-name="T12"/></text:p>
            <text:p text:style-name="P11" loext:marker-style-name="T12"><text:span text:style-name="T12">ano Isto é aquilo que nós chamamos de faturação bruta depois dentro desse</text:span><text:span text:style-name="T12"/></text:p>
            <text:p text:style-name="P11" loext:marker-style-name="T12"><text:span text:style-name="T12">valor depois temos que quando ficar 3 categorias de custos qualquer empresa</text:span><text:span text:style-name="T12"/></text:p>
            <text:p text:style-name="P11" loext:marker-style-name="T12"><text:span text:style-name="T12">tem custos da operação custos fixos os desconto pessoal Então tá com</text:span><text:span text:style-name="T12"/></text:p>
            <text:p text:style-name="P11" loext:marker-style-name="T12"><text:span text:style-name="T12">mencionado na área da gestão que tudo Isto tem raças depois os rácios são</text:span><text:span text:style-name="T12"/></text:p>
            <text:p text:style-name="P11" loext:marker-style-name="T12"><text:span text:style-name="T12">passando analisados é que com base no no no numa com base numa métrica</text:span><text:span text:style-name="T12"/></text:p>
            <text:p text:style-name="P11" loext:marker-style-name="T12"><text:span text:style-name="T12">que é o seguinte se eu tenho uma empresa em que o custo fixo da empresa é</text:span><text:span text:style-name="T12"/></text:p>
            <text:p text:style-name="P11" loext:marker-style-name="T12"><text:span text:style-name="T12">igual ou igual ao inferior a 10% da sua faturação Essa empresa é uma empresa</text:span><text:span text:style-name="T12"/></text:p>
            <text:p text:style-name="P11" loext:marker-style-name="T12"><text:span text:style-name="T12">muito sólido se for abaixo de 5 portanto é excelente for acima de 10 até 15% é</text:span><text:span text:style-name="T12"/></text:p>
            <text:p text:style-name="P11" loext:marker-style-name="T12"><text:span text:style-name="T12">suficiente acima de 15% é perigoso ela é presa que está que tem que tem um</text:span><text:span text:style-name="T12"/></text:p>
            <text:p text:style-name="P11" loext:marker-style-name="T12"><text:span text:style-name="T12">elevado o risco custa operacionais dependendo da atividade mais grosso modo</text:span><text:span text:style-name="T12"/></text:p>
            <text:p text:style-name="P11" loext:marker-style-name="T12"><text:span text:style-name="T12">os que eu estou operacionais são energia água gás que é o teu que a gente</text:span><text:span text:style-name="T12"/></text:p>
            <text:p text:style-name="P11" loext:marker-style-name="T12"><text:span text:style-name="T12">sabe aos custos que nós temos que gastar para lá operação não devem exceder</text:span><text:span text:style-name="T12"/></text:p>
            <text:p text:style-name="P11" loext:marker-style-name="T12"><text:span text:style-name="T12">os 10 a 12% tu que seja acima Daí o risco elevar custa o pessoal os telefones</text:span><text:span text:style-name="T12"/></text:p>
            <text:p text:style-name="P11" loext:marker-style-name="T12"><text:span text:style-name="T12">não devem exceder os 17% O que é que vai acontecer nós juntamos 10% dos</text:span><text:span text:style-name="T12"/></text:p>
            <text:p text:style-name="P11" loext:marker-style-name="T12"><text:span text:style-name="T12">custos fixos mais 15% dos custos operacionais dos custos com pessoal nós</text:span><text:span text:style-name="T12"/></text:p>
            <text:p text:style-name="P11" loext:marker-style-name="T12"><text:span text:style-name="T12">temos aqui já uma uma questão que é do rendimento criado da empresa nós</text:span><text:span text:style-name="T12"/></text:p>
            <text:p text:style-name="P11" loext:marker-style-name="T12"><text:span text:style-name="T12">40% é para pagar estes custos dos outros 60 é para pagar a matéria prima</text:span><text:span text:style-name="T12"/></text:p>
            <text:p text:style-name="P11" loext:marker-style-name="T12"><text:span text:style-name="T12">certo ou os serviços é para pagar tudo o que é preciso para os fornecedores e</text:span><text:span text:style-name="T12"/></text:p>
            <text:p text:style-name="P11" loext:marker-style-name="T12"><text:span text:style-name="T12">para ter o e para pagar o quê Para ter o lucro da empresa É aqui que vamos</text:span><text:span text:style-name="T12"/></text:p>
            <text:p text:style-name="P11" loext:marker-style-name="T12"><text:span text:style-name="T12">ter Então nós queremos estes estas métricas controladas É muito simples</text:span><text:span text:style-name="T12"/></text:p>
            <text:p text:style-name="P11" loext:marker-style-name="T12"><text:span text:style-name="T12">avaliar uma empresa tá enquadrada por exemplo no setores da restauração nós</text:span><text:span text:style-name="T12"/></text:p>
            <text:p text:style-name="P11" loext:marker-style-name="T12"><text:span text:style-name="T12">sabemos que a margem média do lucro Bruto na restauração anda na volta dos</text:span><text:span text:style-name="T12"/></text:p>
            <text:p text:style-name="P11" loext:marker-style-name="T12"><text:span text:style-name="T12">80 a 100% por 20 € aquela garrafa custou ou todos vendem bola gosta ou uma</text:span><text:span text:style-name="T12"/></text:p>
            <text:p text:style-name="P11" loext:marker-style-name="T12"><text:span text:style-name="T12">dose de camarão para eles depois em cima Então quando eu tenho uma</text:span><text:span text:style-name="T12"/></text:p>
            <text:p text:style-name="P11" loext:marker-style-name="T12"><text:span text:style-name="T12">refeição que me custa 50 € ao cliente Na verdade aquela refeição teve um custo</text:span><text:span text:style-name="T12"/></text:p>
            <text:p text:style-name="P11" loext:marker-style-name="T12"><text:span text:style-name="T12">para a empresa sem presa passou dava teve um custo para a empresa de 20 €</text:span><text:span text:style-name="T12"/></text:p>
            <text:p text:style-name="P11" loext:marker-style-name="T12"><text:span text:style-name="T12">surpresa não passou dava tu é poucas refeições rapidamente sabemos medir</text:span><text:span text:style-name="T12"/></text:p>
            <text:p text:style-name="P11" loext:marker-style-name="T12"><text:span text:style-name="T12">classificado da empresa não é empresa bom muito bom assim ou do risco e</text:span><text:span text:style-name="T12"/></text:p>
            <text:p text:style-name="P11" loext:marker-style-name="T12"><text:span text:style-name="T12">depois como é que se mede esse risco uma empresa que em que o que liberta</text:span><text:span text:style-name="T12"/></text:p>
            <text:p text:style-name="P11" loext:marker-style-name="T12"><text:span text:style-name="T12">do lucro líquido antes de impostos seja igual ou superior Isto é igual aquilo que</text:span><text:span text:style-name="T12"/></text:p>
            <text:p text:style-name="P11" loext:marker-style-name="T12"><text:span text:style-name="T12">é o liberta todos os anos em 4 anos consigo apagar o investimento é uma</text:span><text:span text:style-name="T12"/></text:p>
            <text:p text:style-name="P11" loext:marker-style-name="T12"><text:span text:style-name="T12">empresa excelente se isso forem 5:00 é uma empresa boa Se forem 6 é média</text:span><text:span text:style-name="T12"/></text:p>
            <text:p text:style-name="P11" loext:marker-style-name="T12"><text:span text:style-name="T12">for acima de 7 é o empresa de risco Estas são as boas práticas de gestão Então</text:span><text:span text:style-name="T12"/></text:p>
            <text:p text:style-name="P11" loext:marker-style-name="T12"><text:span text:style-name="T12">nós não vamos a Trafaria estou na empresa mas este é os critérios que nós</text:span><text:span text:style-name="T12"/></text:p>
            <text:p text:style-name="P11" loext:marker-style-name="T12"><text:span text:style-name="T12">temos que ter para fazer o estudo mercado da empresa para avaliar Qual é o</text:span><text:span text:style-name="T12"/></text:p>
            <text:p text:style-name="P11" loext:marker-style-name="T12"><text:soft-page-break/><text:span text:style-name="T12">valor da empresa até aqui tás a perceber já percebeste que tudo Isto já</text:span><text:span text:style-name="T12"/></text:p>
            <text:p text:style-name="P11" loext:marker-style-name="T12"><text:span text:style-name="T12">percebeste que não comercial O</text:span><text:span text:style-name="T12"/></text:p>
            <text:p text:style-name="P11" loext:marker-style-name="T12"><text:span text:style-name="T12">45:20 carlos a.b.c.: estados</text:span><text:span text:style-name="T12"/></text:p>
            <text:p text:style-name="P11" loext:marker-style-name="T12"><text:span text:style-name="T12">45:24 David A.: Segredo tava é sempre pela Anglia se não queres lado</text:span><text:span text:style-name="T12"/></text:p>
            <text:p text:style-name="P11" loext:marker-style-name="T12"><text:span text:style-name="T12">compositor que ele é que vai posicionário e toda a que tudo aquilo que ele vai</text:span><text:span text:style-name="T12"/></text:p>
            <text:p text:style-name="P11" loext:marker-style-name="T12"><text:span text:style-name="T12">falar tem que ter com base férias com factos e com informações que ele tem</text:span><text:span text:style-name="T12"/></text:p>
            <text:p text:style-name="P11" loext:marker-style-name="T12"><text:span text:style-name="T12">que ter a certeza de dizer que depois tem que ser verificadas nos documentos</text:span><text:span text:style-name="T12"/></text:p>
            <text:p text:style-name="P11" loext:marker-style-name="T12"><text:span text:style-name="T12">lá à frente certo</text:span><text:span text:style-name="T12"/></text:p>
            <text:p text:style-name="P11" loext:marker-style-name="T12"><text:span text:style-name="T12">45:55 carlos a.b.c.: Unidos para colocar uma fita dentro da página em Portugal</text:span><text:span text:style-name="T12"/></text:p>
            <text:p text:style-name="P11" loext:marker-style-name="T12"><text:span text:style-name="T12">mas todo o currículo quando eu investidor quer avançar com uma proposta é</text:span><text:span text:style-name="T12"/></text:p>
            <text:p text:style-name="P11" loext:marker-style-name="T12"><text:span text:style-name="T12">para ti sua apresentar lá Eloy</text:span><text:span text:style-name="T12"/></text:p>
            <text:p text:style-name="P11" loext:marker-style-name="T12"><text:span text:style-name="T12">46:30 David A.: amor da empresa Asseada com os documentos que compravem</text:span><text:span text:style-name="T12"/></text:p>
            <text:p text:style-name="P11" loext:marker-style-name="T12"><text:span text:style-name="T12">a sua velocidade certo mais dependendo dependendo do volume do negócio</text:span><text:span text:style-name="T12"/></text:p>
            <text:p text:style-name="P11" loext:marker-style-name="T12"><text:span text:style-name="T12">uma uma carta de uma uma carta de prova de fundos uma carta de alguém</text:span><text:span text:style-name="T12"/></text:p>
            <text:p text:style-name="P11" loext:marker-style-name="T12"><text:span text:style-name="T12">Diga que uma carta que alguém um banco de França diga este cliente tem</text:span><text:span text:style-name="T12"/></text:p>
            <text:p text:style-name="P11" loext:marker-style-name="T12"><text:span text:style-name="T12">capacidade para fazer este negócio</text:span><text:span text:style-name="T12"/></text:p>
            <text:p text:style-name="P11" loext:marker-style-name="T12"><text:span text:style-name="T12">47:08 carlos a.b.c.: Eu trabalho na área das com modo e diz e pôr a minha</text:span><text:span text:style-name="T12"/></text:p>
            <text:p text:style-name="P11" loext:marker-style-name="T12"><text:span text:style-name="T12">necessidade com os parceiros Eu já tou bem com a estudiar toda Essas leis</text:span><text:span text:style-name="T12"/></text:p>
            <text:p text:style-name="P11" loext:marker-style-name="T12"><text:span text:style-name="T12">internacional é isso de conhecimento do cliente É antes especifica exatamente</text:span><text:span text:style-name="T12"/></text:p>
            <text:p text:style-name="P11" loext:marker-style-name="T12"><text:span text:style-name="T12">referidas às leis</text:span><text:span text:style-name="T12"/></text:p>
            <text:p text:style-name="P11" loext:marker-style-name="T12"><text:span text:style-name="T12">47:26 David A.: exatamente</text:span><text:span text:style-name="T12"/></text:p>
            <text:p text:style-name="P11" loext:marker-style-name="T12"><text:span text:style-name="T12">47:35 carlos a.b.c.: Internacional de comércio da área comercial é muito</text:span><text:span text:style-name="T12"/></text:p>
            <text:p text:style-name="P11" loext:marker-style-name="T12"><text:span text:style-name="T12">importante que nós trabalhemos fazendo referência constante àsleis</text:span><text:span text:style-name="T12"/></text:p>
            <text:p text:style-name="P11" loext:marker-style-name="T12"><text:span text:style-name="T12">48:04 David A.: tá bom</text:span><text:span text:style-name="T12"/></text:p>
            <text:p text:style-name="P11" loext:marker-style-name="T12"><text:span text:style-name="T12">48:12 carlos a.b.c.: é a maneira na que a gente aprendendo existo aqui na</text:span><text:span text:style-name="T12"/></text:p>
            <text:p text:style-name="P11" loext:marker-style-name="T12"><text:span text:style-name="T12">Espanha operativa e é uma</text:span><text:span text:style-name="T12"/></text:p>
            <text:p text:style-name="P11" loext:marker-style-name="T12"><text:span text:style-name="T12">48:36 carlos a.b.c.: das vantagem organifativa não é obrigatório ter AMI não é</text:span><text:span text:style-name="T12"/></text:p>
            <text:p text:style-name="P11" loext:marker-style-name="T12"><text:span text:style-name="T12">obrigatório estar cadastrado como a gente imobiliário como corretor imobiliário</text:span><text:span text:style-name="T12"/></text:p>
            <text:p text:style-name="P11" loext:marker-style-name="T12"><text:span text:style-name="T12">que não mercado aí vai concorrência com disciplina é com ninho com</text:span><text:span text:style-name="T12"/></text:p>
            <text:p text:style-name="P11" loext:marker-style-name="T12"><text:span text:style-name="T12">informação e com nenhuma formação incluso incluso parceiros da NOS da</text:span><text:span text:style-name="T12"/></text:p>
            <text:p text:style-name="P11" loext:marker-style-name="T12"><text:span text:style-name="T12">nossa própria companhia desesper não percebem absoluto a enorme</text:span><text:span text:style-name="T12"/></text:p>
            <text:p text:style-name="P11" loext:marker-style-name="T12"><text:span text:style-name="T12">cumplicidade que tem na área comercial e esta noite importante é que nós nós</text:span><text:span text:style-name="T12"/></text:p>
            <text:p text:style-name="P11" loext:marker-style-name="T12"><text:span text:style-name="T12">desmarcamos ponhamos</text:span><text:span text:style-name="T12"/></text:p>
            <text:p text:style-name="P11" loext:marker-style-name="T12"><text:span text:style-name="T12">49:18 carlos a.b.c.: uma barreira legal uma barre próxima para você alimentar</text:span><text:span text:style-name="T12"/></text:p>
            <text:p text:style-name="P11" loext:marker-style-name="T12"><text:span text:style-name="T12">damatologia que vocês já têm criada até levo acompanhando Durante estes</text:span><text:span text:style-name="T12"/></text:p>
            <text:p text:style-name="P11" loext:marker-style-name="T12"><text:span text:style-name="T12">dois anos remédio que eu já tenho acumulado já pode criar esta Barreira esta</text:span><text:span text:style-name="T12"/></text:p>
            <text:p text:style-name="P11" loext:marker-style-name="T12"><text:span text:style-name="T12">forma de apresentação da é XP comercial para os parceiros da Espanha dentro</text:span><text:span text:style-name="T12"/></text:p>
            <text:p text:style-name="P11" loext:marker-style-name="T12"><text:span text:style-name="T12">da próxima do site cartão criado para a posicionário comercial em Portugal e</text:span><text:span text:style-name="T12"/></text:p>
            <text:p text:style-name="P11" loext:marker-style-name="T12"><text:span text:style-name="T12">assim todo o mundo já sabe a vantagem nós não vamos a falar agora de coisas</text:span><text:span text:style-name="T12"/></text:p>
            <text:p text:style-name="P11" loext:marker-style-name="T12"><text:span text:style-name="T12">com proentadora senão que vamos a criar a imagem do site imobiliário quero</text:span><text:span text:style-name="T12"/></text:p>
            <text:p text:style-name="P11" loext:marker-style-name="T12"><text:span text:style-name="T12">uma das coisas que eu tinha que ir trabalhar consigo e pôr o que a Setúbal</text:span><text:span text:style-name="T12"/></text:p>
            <text:p text:style-name="P11" loext:marker-style-name="T12"><text:span text:style-name="T12">falado já criou também Quais são as características tanto para fazer umas tudo</text:span><text:span text:style-name="T12"/></text:p>
            <text:p text:style-name="P11" loext:marker-style-name="T12"><text:span text:style-name="T12">de mercado na área Residencial como praticamente de qualquer outra área</text:span><text:span text:style-name="T12"/></text:p>
            <text:p text:style-name="P11" loext:marker-style-name="T12"><text:span text:style-name="T12">como Norma como Guia para que as pessoas que se sinta na traídas para a</text:span><text:span text:style-name="T12"/></text:p>
            <text:p text:style-name="P11" loext:marker-style-name="T12"><text:span text:style-name="T12">sério promotores possa ir preparando ao trabalho correto</text:span><text:span text:style-name="T12"/></text:p>
            <text:p text:style-name="P11" loext:marker-style-name="T12"><text:span text:style-name="T12">51:06 David A.: exatamente e é muito importante nós na verdade nem esses na</text:span><text:span text:style-name="T12"/></text:p>
            <text:p text:style-name="P11" loext:marker-style-name="T12"><text:span text:style-name="T12">área comercial o</text:span><text:span text:style-name="T12"/></text:p>
            <text:p text:style-name="P11" loext:marker-style-name="T12"><text:span text:style-name="T12">51:12 David A.: nosso foco é encontrar profissionais que queiram que queiram</text:span><text:span text:style-name="T12"/></text:p>
            <text:p text:style-name="P11" loext:marker-style-name="T12"><text:span text:style-name="T12">ser angariadores não clientes não não pessoas que querem trabalhar que nos</text:span><text:span text:style-name="T12"/></text:p>
            <text:p text:style-name="P11" loext:marker-style-name="T12"><text:span text:style-name="T12">compradores porquê todo Conhecimento e todo o treinamento e tudo</text:span><text:span text:style-name="T12"/></text:p>
            <text:p text:style-name="P11" loext:marker-style-name="T12"><text:span text:style-name="T12">empuramento tem que ser na área da agriação se nós não tivermos nada</text:span><text:span text:style-name="T12"/></text:p>
            <text:p text:style-name="P11" loext:marker-style-name="T12"><text:span text:style-name="T12">comercial uma carteira de ativos devidamente trabalhada atrativa e</text:span><text:span text:style-name="T12"/></text:p>
            <text:p text:style-name="P11" loext:marker-style-name="T12"><text:soft-page-break/><text:span text:style-name="T12">devertificada nós não conseguimos atrair Ninguém porquê Porque nós temos</text:span><text:span text:style-name="T12"/></text:p>
            <text:p text:style-name="P11" loext:marker-style-name="T12"><text:span text:style-name="T12">que trabalhar com toda a gente que digues acender ou não querias ter com</text:span><text:span text:style-name="T12"/></text:p>
            <text:p text:style-name="P11" loext:marker-style-name="T12"><text:span text:style-name="T12">medo de comprador Mas ele tem que aceitar o nosso processo porquê nós</text:span><text:span text:style-name="T12"/></text:p>
            <text:p text:style-name="P11" loext:marker-style-name="T12"><text:span text:style-name="T12">somos Os Guardiões Porquê Porque nós representamos o dono daquele artigo</text:span><text:span text:style-name="T12"/></text:p>
            <text:p text:style-name="P11" loext:marker-style-name="T12"><text:span text:style-name="T12">e no comercial não é nós ele não nos vai dar a possibilidade ou o trabalho para</text:span><text:span text:style-name="T12"/></text:p>
            <text:p text:style-name="P11" loext:marker-style-name="T12"><text:span text:style-name="T12">nós encontramos um cliente qualquer não ele vai darmos a possibilidade nós</text:span><text:span text:style-name="T12"/></text:p>
            <text:p text:style-name="P11" loext:marker-style-name="T12"><text:span text:style-name="T12">trabalharmos para encontrarmos o cliente com o perfil certo para o tipo de</text:span><text:span text:style-name="T12"/></text:p>
            <text:p text:style-name="P11" loext:marker-style-name="T12"><text:span text:style-name="T12">negócio que ele quer fazer nas condições que ele precisa e quero fazer e no</text:span><text:span text:style-name="T12"/></text:p>
            <text:p text:style-name="P11" loext:marker-style-name="T12"><text:span text:style-name="T12">tempo que ele precisa e quero fazer nunca é nunca é tipo do a diferença da</text:span><text:span text:style-name="T12"/></text:p>
            <text:p text:style-name="P11" loext:marker-style-name="T12"><text:span text:style-name="T12">residência tem um apartamento Ok eu que basta Promover aparece des clientes</text:span><text:span text:style-name="T12"/></text:p>
            <text:p text:style-name="P11" loext:marker-style-name="T12"><text:span text:style-name="T12">e ele que me importa quem é o cliente vai-me custa da La proposta</text:span><text:span text:style-name="T12"/></text:p>
            <text:p text:style-name="P11" loext:marker-style-name="T12"><text:span text:style-name="T12">Independentemente se a proposta é boa para o meu cliente ou não eu precisa</text:span><text:span text:style-name="T12"/></text:p>
            <text:p text:style-name="P11" loext:marker-style-name="T12"><text:span text:style-name="T12">de trabalho não Aqui não Aqui nós temos que trabalhar mas temos que dizer</text:span><text:span text:style-name="T12"/></text:p>
            <text:p text:style-name="P11" loext:marker-style-name="T12"><text:span text:style-name="T12">ok o novo meu cliente quer vender este Vamos aqui quero vender estas</text:span><text:span text:style-name="T12"/></text:p>
            <text:p text:style-name="P11" loext:marker-style-name="T12"><text:span text:style-name="T12">bombas de gasolina Mas nestas condições com estas neste tempo E com este</text:span><text:span text:style-name="T12"/></text:p>
            <text:p text:style-name="P11" loext:marker-style-name="T12"><text:span text:style-name="T12">perfil para este cliente Porquê Porque na área comercial pode até aparecer</text:span><text:span text:style-name="T12"/></text:p>
            <text:p text:style-name="P11" loext:marker-style-name="T12"><text:span text:style-name="T12">alguém em que o cliente analisa diz assim eu não quero vender este senhor é</text:span><text:span text:style-name="T12"/></text:p>
            <text:p text:style-name="P11" loext:marker-style-name="T12"><text:span text:style-name="T12">meu concorrente é alguém que me vai dar cabo do negócio eu não confiodaria</text:span><text:span text:style-name="T12"/></text:p>
            <text:p text:style-name="P11" loext:marker-style-name="T12"><text:span text:style-name="T12">e ele e ele tem é isto que ele tem o portanto quando eu falo que é preciso</text:span><text:span text:style-name="T12"/></text:p>
            <text:p text:style-name="P11" loext:marker-style-name="T12"><text:span text:style-name="T12">Identificar o cliente a identificação do cliente não é para nós identificação do</text:span><text:span text:style-name="T12"/></text:p>
            <text:p text:style-name="P11" loext:marker-style-name="T12"><text:span text:style-name="T12">cliente É para o cliente ir ver quem é o cliente vamos imaginar que o cliente</text:span><text:span text:style-name="T12"/></text:p>
            <text:p text:style-name="P11" loext:marker-style-name="T12"><text:span text:style-name="T12">comprador é o principal concorrente dele certo agora se nós temos a por</text:span><text:span text:style-name="T12"/></text:p>
            <text:p text:style-name="P11" loext:marker-style-name="T12"><text:span text:style-name="T12">exemplo temos um cliente o perfil do cliente É alguém de idade tem 85 anos e</text:span><text:span text:style-name="T12"/></text:p>
            <text:p text:style-name="P11" loext:marker-style-name="T12"><text:span text:style-name="T12">que trabalhou 50 anos naquele restaurante eu vou tou-me a lembrar do do</text:span><text:span text:style-name="T12"/></text:p>
            <text:p text:style-name="P11" loext:marker-style-name="T12"><text:span text:style-name="T12">senhor Cabral trabalhou 50 anos aquele restaurante como aquele restaurante</text:span><text:span text:style-name="T12"/></text:p>
            <text:p text:style-name="P11" loext:marker-style-name="T12"><text:span text:style-name="T12">mais prestigiados da margem sul ou os mais conhecidos da elite política e e da</text:span><text:span text:style-name="T12"/></text:p>
            <text:p text:style-name="P11" loext:marker-style-name="T12"><text:span text:style-name="T12">Cultural e não sei quantos para aqui para cá o que lhe interessa a ele agora é</text:span><text:span text:style-name="T12"/></text:p>
            <text:p text:style-name="P11" loext:marker-style-name="T12"><text:span text:style-name="T12">vendeu o restaurante mas é vende o restaurante a alguém que continuo o</text:span><text:span text:style-name="T12"/></text:p>
            <text:p text:style-name="P11" loext:marker-style-name="T12"><text:span text:style-name="T12">restaurante e não estrague a carabilidade do está que continua um negócio</text:span><text:span text:style-name="T12"/></text:p>
            <text:p text:style-name="P11" loext:marker-style-name="T12"><text:span text:style-name="T12">mas que o nome do seu c***** não seja posto em causa Então não serve muito</text:span><text:span text:style-name="T12"/></text:p>
            <text:p text:style-name="P11" loext:marker-style-name="T12"><text:span text:style-name="T12">lento que ele quer saber alguém que eu saiba e que tenho um compromisso de</text:span><text:span text:style-name="T12"/></text:p>
            <text:p text:style-name="P11" loext:marker-style-name="T12"><text:span text:style-name="T12">manter a identidade do restaurante manter a qualidade do restaurante onde é</text:span><text:span text:style-name="T12"/></text:p>
            <text:p text:style-name="P11" loext:marker-style-name="T12"><text:span text:style-name="T12">o tipo de atendimento pelo menos não período que o cliente mais ou menos Vá</text:span><text:span text:style-name="T12"/></text:p>
            <text:p text:style-name="P11" loext:marker-style-name="T12"><text:span text:style-name="T12">lá confortável de não ser confrontado com a seguir um cliente dele de 50 anos</text:span><text:span text:style-name="T12"/></text:p>
            <text:p text:style-name="P11" loext:marker-style-name="T12"><text:span text:style-name="T12">é muito importante é mais importante que o dinheiro tem que ter nós aqui na</text:span><text:span text:style-name="T12"/></text:p>
            <text:p text:style-name="P11" loext:marker-style-name="T12"><text:span text:style-name="T12">comercial do cliente que é o proprietário</text:span><text:span text:style-name="T12"/></text:p>
            <text:p text:style-name="P11" loext:marker-style-name="T12"><text:span text:style-name="T12">55:28 David A.: para o serviço com soluções que eu próprio é que vai aprovar</text:span><text:span text:style-name="T12"/></text:p>
            <text:p text:style-name="P11" loext:marker-style-name="T12"><text:span text:style-name="T12">não somos nós isto é muito importante então para para ajudar eu tava aqui a</text:span><text:span text:style-name="T12"/></text:p>
            <text:p text:style-name="P11" loext:marker-style-name="T12"><text:span text:style-name="T12">procurar eu tenho aqui o Manuel</text:span><text:span text:style-name="T12"/></text:p>
            <text:p text:style-name="P11" loext:marker-style-name="T12"><text:span text:style-name="T12">55:47 David A.: procedimentos da da estas para comercial de Portugal eu vou-te</text:span><text:span text:style-name="T12"/></text:p>
            <text:p text:style-name="P11" loext:marker-style-name="T12"><text:span text:style-name="T12">enviar porque</text:span><text:span text:style-name="T12"/></text:p>
            <text:p text:style-name="P11" loext:marker-style-name="T12"><text:span text:style-name="T12">55:52 David A.: assim já tá o texto feito e tu podes utilizar este mas não</text:span><text:span text:style-name="T12"/></text:p>
            <text:p text:style-name="P11" loext:marker-style-name="T12"><text:span text:style-name="T12">percebeimentos como um guia daquilo tudo que eu acabei de dizer</text:span><text:span text:style-name="T12"/></text:p>
            <text:p text:style-name="P11" loext:marker-style-name="T12"><text:span text:style-name="T12">56:00 carlos a.b.c.: com este grupo é um grupo importante cuidado eu falo eu</text:span><text:span text:style-name="T12"/></text:p>
            <text:p text:style-name="P11" loext:marker-style-name="T12"><text:span text:style-name="T12">falo com desconfiança</text:span><text:span text:style-name="T12"/></text:p>
            <text:p text:style-name="P11" loext:marker-style-name="T12"><text:span text:style-name="T12">56:03 David A.: já falamos sobre isso outras</text:span><text:span text:style-name="T12"/></text:p>
            <text:p text:style-name="P11" loext:marker-style-name="T12"><text:span text:style-name="T12">56:33 carlos a.b.c.: dá suas capacidades porque eu sei que a gente não parecida</text:span><text:span text:style-name="T12"/></text:p>
            <text:p text:style-name="P11" loext:marker-style-name="T12"><text:span text:style-name="T12">oportunidade</text:span><text:span text:style-name="T12"/></text:p>
            <text:p text:style-name="P11" loext:marker-style-name="T12"><text:span text:style-name="T12">57:30 David A.: vai levar alguma coisa tu queres a Trios para eles olhar para os</text:span><text:span text:style-name="T12"/></text:p>
            <text:p text:style-name="P11" loext:marker-style-name="T12"><text:span text:style-name="T12">nossos imposta eles para eles olhar da forma como a gente faz é digo que são</text:span><text:span text:style-name="T12"/></text:p>
            <text:p text:style-name="P11" loext:marker-style-name="T12"><text:span text:style-name="T12">coisas que vamos que eu vou utilizar</text:span><text:span text:style-name="T12"/></text:p>
            <text:p text:style-name="P11" loext:marker-style-name="T12"><text:span text:style-name="T12">57:43 carlos a.b.c.: as duas coisas as duas coisas</text:span><text:span text:style-name="T12"/></text:p>
            <text:p text:style-name="P11" loext:marker-style-name="T12"><text:soft-page-break/><text:span text:style-name="T12">57:51 David A.: este ano aqui que é vamos imaginar que a reunião que a gente</text:span><text:span text:style-name="T12"/></text:p>
            <text:p text:style-name="P11" loext:marker-style-name="T12"><text:span text:style-name="T12">vai atraíamos para eles ver nós vamos fazer logo meu estruturada em três</text:span><text:span text:style-name="T12"/></text:p>
            <text:p text:style-name="P11" loext:marker-style-name="T12"><text:span text:style-name="T12">capítulos quem é que nós somos como é que nós fazemos E o que é que nós</text:span><text:span text:style-name="T12"/></text:p>
            <text:p text:style-name="P11" loext:marker-style-name="T12"><text:span text:style-name="T12">ofereçamos certo Então eu perguntei quem é que nós somos Olha eu sou David</text:span><text:span text:style-name="T12"/></text:p>
            <text:p text:style-name="P11" loext:marker-style-name="T12"><text:span text:style-name="T12">Almeida comercial e fondei em Portugal Um grupo dentro destas para chamada</text:span><text:span text:style-name="T12"/></text:p>
            <text:p text:style-name="P11" loext:marker-style-name="T12"><text:span text:style-name="T12">estes para Portugal comercial grupo certo quem é que nós somos para cá</text:span><text:span text:style-name="T12"/></text:p>
            <text:p text:style-name="P11" loext:marker-style-name="T12"><text:span text:style-name="T12">trabalhar comigo há 2 anos ou 3 anos ele é atualmente já é especialista na área</text:span><text:span text:style-name="T12"/></text:p>
            <text:p text:style-name="P11" loext:marker-style-name="T12"><text:span text:style-name="T12">comercial porque faz parte do grupo dessas do grupo Marcelo grupo certo e</text:span><text:span text:style-name="T12"/></text:p>
            <text:p text:style-name="P11" loext:marker-style-name="T12"><text:span text:style-name="T12">portanto o carro já tá treinado e já já é especialista ir funciona também de</text:span><text:span text:style-name="T12"/></text:p>
            <text:p text:style-name="P11" loext:marker-style-name="T12"><text:span text:style-name="T12">maneira apresentação do carro certo como é que nós fazemos Olha nós</text:span><text:span text:style-name="T12"/></text:p>
            <text:p text:style-name="P11" loext:marker-style-name="T12"><text:span text:style-name="T12">fazemos isto esta maneira nós pegamos no ativo e de fazemos isto nós Só</text:span><text:span text:style-name="T12"/></text:p>
            <text:p text:style-name="P11" loext:marker-style-name="T12"><text:span text:style-name="T12">tamos para o mercado quando apresentamos desta forma já tá este trabalho</text:span><text:span text:style-name="T12"/></text:p>
            <text:p text:style-name="P11" loext:marker-style-name="T12"><text:span text:style-name="T12">todo feito e o que é que nós ofereceumos em 3 ou 4 anos isto desta maneira</text:span><text:span text:style-name="T12"/></text:p>
            <text:p text:style-name="P11" loext:marker-style-name="T12"><text:span text:style-name="T12">certo a partir daí o que é que eles Perceberam Perceberam que nós somos</text:span><text:span text:style-name="T12"/></text:p>
            <text:p text:style-name="P11" loext:marker-style-name="T12"><text:span text:style-name="T12">mesmo dessesp ponto nós dentro Nós possamos ir trabalharmos uma certa</text:span><text:span text:style-name="T12"/></text:p>
            <text:p text:style-name="P11" loext:marker-style-name="T12"><text:span text:style-name="T12">forma que comprimos este práticas e comprimemos aquilo que é é XP a nível</text:span><text:span text:style-name="T12"/></text:p>
            <text:p text:style-name="P11" loext:marker-style-name="T12"><text:span text:style-name="T12">internacional certo E já temos produtos estruturados da forma que nós</text:span><text:span text:style-name="T12"/></text:p>
            <text:p text:style-name="P11" loext:marker-style-name="T12"><text:span text:style-name="T12">trabalhamos apresentar para que eles possam pegar neles e procurar o cliente</text:span><text:span text:style-name="T12"/></text:p>
            <text:p text:style-name="P11" loext:marker-style-name="T12"><text:span text:style-name="T12">certo</text:span><text:span text:style-name="T12"/></text:p>
            <text:p text:style-name="P11" loext:marker-style-name="T12"><text:span text:style-name="T12">59:48 carlos a.b.c.: Com esta gente agora sim</text:span><text:span text:style-name="T12"/></text:p>
            <text:p text:style-name="P11" loext:marker-style-name="T12"><text:span text:style-name="T12">59:53 David A.: quem é que nós somos É pá eu sou alguém o Carlos passa</text:span><text:span text:style-name="T12"/></text:p>
            <text:p text:style-name="P11" loext:marker-style-name="T12"><text:span text:style-name="T12">posicionário esta forma durante há 3 anos apresentamos explicamos Porque é</text:span><text:span text:style-name="T12"/></text:p>
            <text:p text:style-name="P11" loext:marker-style-name="T12"><text:span text:style-name="T12">que as coisas tem que ser feitas desta Play desta forma nós achamos não é</text:span><text:span text:style-name="T12"/></text:p>
            <text:p text:style-name="P11" loext:marker-style-name="T12"><text:span text:style-name="T12">mais ninguém somos nós Eles podem fazer mas para trabalhar connosco vou</text:span><text:span text:style-name="T12"/></text:p>
            <text:p text:style-name="P11" loext:marker-style-name="T12"><text:span text:style-name="T12">ter que perceber as coisas da Madeira que nós já é preparamos e a seguir o</text:span><text:span text:style-name="T12"/></text:p>
            <text:p text:style-name="P11" loext:marker-style-name="T12"><text:span text:style-name="T12">que é que vai vir vai ver a segunda parte mas eu sabemos nós esperar que é</text:span><text:span text:style-name="T12"/></text:p>
            <text:p text:style-name="P11" loext:marker-style-name="T12"><text:span text:style-name="T12">eles a seguir vai acontecer o mesmo aconteceu com o Rodrigo tou a</text:span><text:span text:style-name="T12"/></text:p>
            <text:p text:style-name="P11" loext:marker-style-name="T12"><text:span text:style-name="T12">apresentaste isto desta maneira Ah eu Eles pegaram naquilo foram arranjar lá o</text:span><text:span text:style-name="T12"/></text:p>
            <text:p text:style-name="P11" loext:marker-style-name="T12"><text:span text:style-name="T12">cliente para Moimenta da Beira E lá para o Auchan a seguir nós explicamos de</text:span><text:span text:style-name="T12"/></text:p>
            <text:p text:style-name="P11" loext:marker-style-name="T12"><text:span text:style-name="T12">Porém mais ver porque é que tinha que ser assim eles não aceitaram e nós até</text:span><text:span text:style-name="T12"/></text:p>
            <text:p text:style-name="P11" loext:marker-style-name="T12"><text:span text:style-name="T12">lhe demos o quê depois veio um conjunto de perguntas o conjunto de dúvidas</text:span><text:span text:style-name="T12"/></text:p>
            <text:p text:style-name="P11" loext:marker-style-name="T12"><text:span text:style-name="T12">depois de deles asneira e no final O que aconteceu eles desistiram o que é que</text:span><text:span text:style-name="T12"/></text:p>
            <text:p text:style-name="P11" loext:marker-style-name="T12"><text:span text:style-name="T12">eles desistir ao trabalho é fácil não</text:span><text:span text:style-name="T12"/></text:p>
            <text:p text:style-name="P11" loext:marker-style-name="T12"><text:span text:style-name="T12">01:01:57 carlos a.b.c.: terça-feira não era o cliente</text:span><text:span text:style-name="T12"/></text:p>
            <text:p text:style-name="P11" loext:marker-style-name="T12"><text:span text:style-name="T12">01:02:00 David A.: era cliente Na verdade</text:span><text:span text:style-name="T12"/></text:p>
            <text:p text:style-name="P11" loext:marker-style-name="T12"><text:span text:style-name="T12">01:02:22 David A.: do outro lado Não Cabe a mim Agora cabe na minha garantir</text:span><text:span text:style-name="T12"/></text:p>
            <text:p text:style-name="P11" loext:marker-style-name="T12"><text:span text:style-name="T12">a quem é que eu vou passar a informação porquê Porque eu tenho classificar o</text:span><text:span text:style-name="T12"/></text:p>
            <text:p text:style-name="P11" loext:marker-style-name="T12"><text:span text:style-name="T12">tempo de informação conversar sem informação confidencial pode pôr em risco</text:span><text:span text:style-name="T12"/></text:p>
            <text:p text:style-name="P11" loext:marker-style-name="T12"><text:span text:style-name="T12">o meu cliente ou não Então quanto mais eles fizerem a qualificação do cliente</text:span><text:span text:style-name="T12"/></text:p>
            <text:p text:style-name="P11" loext:marker-style-name="T12"><text:span text:style-name="T12">mais confiança eu vou ter para passar a informação mas isso é de mim nós</text:span><text:span text:style-name="T12"/></text:p>
            <text:p text:style-name="P11" loext:marker-style-name="T12"><text:span text:style-name="T12">estamos a falar com ele para pedires para eles encontrarem o cliente com o</text:span><text:span text:style-name="T12"/></text:p>
            <text:p text:style-name="P11" loext:marker-style-name="T12"><text:span text:style-name="T12">perfil certo para quê nós vamos dar-lhes a eles uma parte do nosso negócio</text:span><text:span text:style-name="T12"/></text:p>
            <text:p text:style-name="P11" loext:marker-style-name="T12"><text:span text:style-name="T12">01:03:22 David A.: que é partilha certo ele só trouxa autoridade eles só para</text:span><text:span text:style-name="T12"/></text:p>
            <text:p text:style-name="P11" loext:marker-style-name="T12"><text:span text:style-name="T12">autoridade em exigir se no insistente partilha isto é suficiente deles e quanto</text:span><text:span text:style-name="T12"/></text:p>
            <text:p text:style-name="P11" loext:marker-style-name="T12"><text:span text:style-name="T12">deles manda tarde para procurar um terminado de investimento em Portugal e</text:span><text:span text:style-name="T12"/></text:p>
            <text:p text:style-name="P11" loext:marker-style-name="T12"><text:span text:style-name="T12">quero saber de ajuda isto é muito importante porquê</text:span><text:span text:style-name="T12"/></text:p>
            <text:p text:style-name="P11" loext:marker-style-name="T12"><text:span text:style-name="T12">01:03:56 David A.: toda a gente tem que lentes compradores mas ninguém tem</text:span><text:span text:style-name="T12"/></text:p>
            <text:p text:style-name="P11" loext:marker-style-name="T12"><text:span text:style-name="T12">cliente aqui não aqui não Eu partilho se o meu parceiro fizer cumprir e que ao</text:span><text:span text:style-name="T12"/></text:p>
            <text:p text:style-name="P11" loext:marker-style-name="T12"><text:span text:style-name="T12">fim objetivo seja</text:span><text:span text:style-name="T12"/></text:p>
            <text:p text:style-name="P11" loext:marker-style-name="T12"><text:span text:style-name="T12">01:04:17 David A.: aquele que é o próprio no comprimido se ele não colaborar</text:span><text:span text:style-name="T12"/></text:p>
            <text:p text:style-name="P11" loext:marker-style-name="T12"><text:span text:style-name="T12">comigo eu não tenho que partilhar nada Isto deve ser muito claro agora não</text:span><text:span text:style-name="T12"/></text:p>
            <text:p text:style-name="P11" loext:marker-style-name="T12"><text:span text:style-name="T12">vamos dizer isto assim de forma bruto a importância do trabalho que já está</text:span><text:span text:style-name="T12"/></text:p>
            <text:p text:style-name="P11" loext:marker-style-name="T12"><text:soft-page-break/><text:span text:style-name="T12">feito que eles não vê e perceber que dali para a frente regras E aquelas regras</text:span><text:span text:style-name="T12"/></text:p>
            <text:p text:style-name="P11" loext:marker-style-name="T12"><text:span text:style-name="T12">é para defender toda a gente é para que o negócio tem a sucesso e para que</text:span><text:span text:style-name="T12"/></text:p>
            <text:p text:style-name="P11" loext:marker-style-name="T12"><text:span text:style-name="T12">ele seja feita de forma simples transparente e seguro a nível internacional</text:span><text:span text:style-name="T12"/></text:p>
            <text:p text:style-name="P11" loext:marker-style-name="T12"><text:span text:style-name="T12">01:05:04 carlos a.b.c.: está caro quanto mais Quanto mais ruim</text:span><text:span text:style-name="T12"/></text:p>
            <text:p text:style-name="P11" loext:marker-style-name="T12"><text:span text:style-name="T12">01:05:05 David A.: e é por isso que é por isso que eu tou disponível partilhar</text:span><text:span text:style-name="T12"/></text:p>
            <text:p text:style-name="P11" loext:marker-style-name="T12"><text:span text:style-name="T12">uma parte do meu do meu dinheiro a eles que eles vão me ajudar a fazer a</text:span><text:span text:style-name="T12"/></text:p>
            <text:p text:style-name="P11" loext:marker-style-name="T12"><text:span text:style-name="T12">fazer este trabalho tens</text:span><text:span text:style-name="T12"/></text:p>
            <text:p text:style-name="P11" loext:marker-style-name="T12"><text:span text:style-name="T12">01:05:19 carlos a.b.c.: está quanto mais profundi tamos No método de trabalho</text:span><text:span text:style-name="T12"/></text:p>
            <text:p text:style-name="P11" loext:marker-style-name="T12"><text:span text:style-name="T12">da área comercial mais informações de Sílvia parece que é sempre vai ser</text:span><text:span text:style-name="T12"/></text:p>
            <text:p text:style-name="P11" loext:marker-style-name="T12"><text:span text:style-name="T12">colocado na mesma procedimento porque a pensar durante esta noite por</text:span><text:span text:style-name="T12"/></text:p>
            <text:p text:style-name="P11" loext:marker-style-name="T12"><text:span text:style-name="T12">exemplo mais já é Rodrigo Forum exemplo de pessoas que foram Seguindo a</text:span><text:span text:style-name="T12"/></text:p>
            <text:p text:style-name="P11" loext:marker-style-name="T12"><text:span text:style-name="T12">ao trabalho outra coisa que eu cliente tiver a informação correta e a posição</text:span><text:span text:style-name="T12"/></text:p>
            <text:p text:style-name="P11" loext:marker-style-name="T12"><text:span text:style-name="T12">certa porque as folar a resposta de eu não quero todo quero uma parte à</text:span><text:span text:style-name="T12"/></text:p>
            <text:p text:style-name="P11" loext:marker-style-name="T12"><text:span text:style-name="T12">minha maneira foi à defesa porquê um processo de treinamento também aqui</text:span><text:span text:style-name="T12"/></text:p>
            <text:p text:style-name="P11" loext:marker-style-name="T12"><text:span text:style-name="T12">nesta ponto à pergunta é qual é são essas duas três quatro colchões que eu</text:span><text:span text:style-name="T12"/></text:p>
            <text:p text:style-name="P11" loext:marker-style-name="T12"><text:span text:style-name="T12">pode usar para me dirigir a todos seu grupo da gente que há em Espanha que</text:span><text:span text:style-name="T12"/></text:p>
            <text:p text:style-name="P11" loext:marker-style-name="T12"><text:span text:style-name="T12">eu vou sair consider é que pode ser interessantes diga-me os nomes Porque eu</text:span><text:span text:style-name="T12"/></text:p>
            <text:p text:style-name="P11" loext:marker-style-name="T12"><text:span text:style-name="T12">tenho já documento</text:span><text:span text:style-name="T12"/></text:p>
            <text:p text:style-name="P11" loext:marker-style-name="T12"><text:span text:style-name="T12">01:06:35 David A.: Estamos a falar de que de que áreas temos que falar para</text:span><text:span text:style-name="T12"/></text:p>
            <text:p text:style-name="P11" loext:marker-style-name="T12"><text:span text:style-name="T12">Estamos a falar de pequenos investimentos por causa do Clube do Clube de</text:span><text:span text:style-name="T12"/></text:p>
            <text:p text:style-name="P11" loext:marker-style-name="T12"><text:span text:style-name="T12">investimento pronto temos que temos aí temos aí pequenos investimentos</text:span><text:span text:style-name="T12"/></text:p>
            <text:p text:style-name="P11" loext:marker-style-name="T12"><text:span text:style-name="T12">compra compra dois pessoas temos o nome temos o Lordelo temos o Urban</text:span><text:span text:style-name="T12"/></text:p>
            <text:p text:style-name="P11" loext:marker-style-name="T12"><text:span text:style-name="T12">temos o Damião de Góis que temos ao prendimentos aqueles pode possam</text:span><text:span text:style-name="T12"/></text:p>
            <text:p text:style-name="P11" loext:marker-style-name="T12"><text:span text:style-name="T12">adquirir que é nos frações Agora estamos a falar de por exemplo uma uma</text:span><text:span text:style-name="T12"/></text:p>
            <text:p text:style-name="P11" loext:marker-style-name="T12"><text:span text:style-name="T12">empresa que quer comprar artigos ativos com rendimento aí temos que ir já</text:span><text:span text:style-name="T12"/></text:p>
            <text:p text:style-name="P11" loext:marker-style-name="T12"><text:span text:style-name="T12">para os supermercados Auchan temos que ir por exemp para para o o Retail de</text:span><text:span text:style-name="T12"/></text:p>
            <text:p text:style-name="P11" loext:marker-style-name="T12"><text:span text:style-name="T12">o centro comercial de Matosinhos temos que ir para o centro comercial de</text:span><text:span text:style-name="T12"/></text:p>
            <text:p text:style-name="P11" loext:marker-style-name="T12"><text:span text:style-name="T12">Leiria tás a ver pronto se temos um cliente que quer investir em projetos então</text:span><text:span text:style-name="T12"/></text:p>
            <text:p text:style-name="P11" loext:marker-style-name="T12"><text:span text:style-name="T12">temos que saber qual é a área log ística de promoção imobiliária certo definir a</text:span><text:span text:style-name="T12"/></text:p>
            <text:p text:style-name="P11" loext:marker-style-name="T12"><text:span text:style-name="T12">dimensão</text:span><text:span text:style-name="T12"/></text:p>
            <text:p text:style-name="P11" loext:marker-style-name="T12"><text:span text:style-name="T12">01:07:40 carlos a.b.c.: todavia todavia a Maria até sem carteira ou Lisboa de</text:span><text:span text:style-name="T12"/></text:p>
            <text:p text:style-name="P11" loext:marker-style-name="T12"><text:span text:style-name="T12">recibos</text:span><text:span text:style-name="T12"/></text:p>
            <text:p text:style-name="P11" loext:marker-style-name="T12"><text:span text:style-name="T12">01:07:52 David A.: Sim exata presente adquirir empresas também temos que ver</text:span><text:span text:style-name="T12"/></text:p>
            <text:p text:style-name="P11" loext:marker-style-name="T12"><text:span text:style-name="T12">que tipo de empresas</text:span><text:span text:style-name="T12"/></text:p>
            <text:p text:style-name="P11" loext:marker-style-name="T12"><text:span text:style-name="T12">01:07:52 carlos a.b.c.: elétricos</text:span><text:span text:style-name="T12"/></text:p>
            <text:p text:style-name="P11" loext:marker-style-name="T12"><text:span text:style-name="T12">01:08:00 David A.: E que tipo de intervenção ele buscar porque esse não o que é</text:span><text:span text:style-name="T12"/></text:p>
            <text:p text:style-name="P11" loext:marker-style-name="T12"><text:span text:style-name="T12">que acontece</text:span><text:span text:style-name="T12"/></text:p>
            <text:p text:style-name="P11" loext:marker-style-name="T12"><text:span text:style-name="T12">01:08:08 carlos a.b.c.: Auchan Vou colocar Centro Comercial Matosinhos</text:span><text:span text:style-name="T12"/></text:p>
            <text:p text:style-name="P11" loext:marker-style-name="T12"><text:span text:style-name="T12">01:08:18 David A.: por exemplo empresas de restauração do Restaurante</text:span><text:span text:style-name="T12"/></text:p>
            <text:p text:style-name="P11" loext:marker-style-name="T12"><text:span text:style-name="T12">cabrinha eles compromisso mas não preciso de ajuda</text:span><text:span text:style-name="T12"/></text:p>
            <text:p text:style-name="P11" loext:marker-style-name="T12"><text:span text:style-name="T12">01:08:43 carlos a.b.c.: uma ferramenta para atrair a eles a meteorologia de</text:span><text:span text:style-name="T12"/></text:p>
            <text:p text:style-name="P11" loext:marker-style-name="T12"><text:span text:style-name="T12">trabalho que nós defendemos</text:span><text:span text:style-name="T12"/></text:p>
            <text:p text:style-name="P11" loext:marker-style-name="T12"><text:span text:style-name="T12">01:08:56 David A.: Ok exatamente</text:span><text:span text:style-name="T12"/></text:p>
            <text:p text:style-name="P11" loext:marker-style-name="T12"><text:span text:style-name="T12">01:08:56 carlos a.b.c.: Porque sim é regras nós já ganharmos um parceiro na</text:span><text:span text:style-name="T12"/></text:p>
            <text:p text:style-name="P11" loext:marker-style-name="T12"><text:span text:style-name="T12">Espanha para continuares</text:span><text:span text:style-name="T12"/></text:p>
            <text:p text:style-name="P11" loext:marker-style-name="T12"><text:span text:style-name="T12">01:09:22 carlos a.b.c.: confianças E ao final é não percebem a importância desta</text:span><text:span text:style-name="T12"/></text:p>
            <text:p text:style-name="P11" loext:marker-style-name="T12"><text:span text:style-name="T12">setor aí por exemplo festa Vila Real ou para apresentar produto eu tenho que</text:span><text:span text:style-name="T12"/></text:p>
            <text:p text:style-name="P11" loext:marker-style-name="T12"><text:span text:style-name="T12">fazer o trabalho senão para</text:span><text:span text:style-name="T12"/></text:p>
            <text:p text:style-name="P11" loext:marker-style-name="T12"><text:span text:style-name="T12">01:09:51 David A.: Caju que não</text:span><text:span text:style-name="T12"/></text:p>
            <text:p text:style-name="P11" loext:marker-style-name="T12"><text:span text:style-name="T12">01:10:04 carlos a.b.c.: quê</text:span><text:span text:style-name="T12"/></text:p>
            <text:p text:style-name="P11" loext:marker-style-name="T12"><text:span text:style-name="T12">01:10:04 David A.: Alô César tem um objetivo que não é o objetivo dele não é</text:span><text:span text:style-name="T12"/></text:p>
            <text:p text:style-name="P11" loext:marker-style-name="T12"><text:span text:style-name="T12">partilhar</text:span><text:span text:style-name="T12"/></text:p>
            <text:p text:style-name="P11" loext:marker-style-name="T12"><text:soft-page-break/><text:span text:style-name="T12">01:10:15 David A.: negócio para começar a ver para começar a criar grupo</text:span><text:span text:style-name="T12"/></text:p>
            <text:p text:style-name="P11" loext:marker-style-name="T12"><text:span text:style-name="T12">ficava muito mal e eu fico muito</text:span><text:span text:style-name="T12"/></text:p>
            <text:p text:style-name="P11" loext:marker-style-name="T12"><text:span text:style-name="T12">01:10:28 carlos a.b.c.: sim amigo</text:span><text:span text:style-name="T12"/></text:p>
            <text:p text:style-name="P11" loext:marker-style-name="T12"><text:span text:style-name="T12">01:10:33 David A.: mal com a da minha consciência eu fazer por exemplo aquilo</text:span><text:span text:style-name="T12"/></text:p>
            <text:p text:style-name="P11" loext:marker-style-name="T12"><text:span text:style-name="T12">que eles fizeram que é Eles têm um grupo a seguir diz a ya vocês vejam lá</text:span><text:span text:style-name="T12"/></text:p>
            <text:p text:style-name="P11" loext:marker-style-name="T12"><text:span text:style-name="T12">mandem para cá projetos para investimento que lá para não sei quê que nós</text:span><text:span text:style-name="T12"/></text:p>
            <text:p text:style-name="P11" loext:marker-style-name="T12"><text:span text:style-name="T12">estamos aqui em importante como eles não definiram exatamente o tempo do</text:span><text:span text:style-name="T12"/></text:p>
            <text:p text:style-name="P11" loext:marker-style-name="T12"><text:span text:style-name="T12">projeto que é que é</text:span><text:span text:style-name="T12"/></text:p>
            <text:p text:style-name="P11" loext:marker-style-name="T12"><text:span text:style-name="T12">01:10:55 David A.: Qual é o âmbito O que é que acontece todos a gente manda</text:span><text:span text:style-name="T12"/></text:p>
            <text:p text:style-name="P11" loext:marker-style-name="T12"><text:span text:style-name="T12">para lá projetos e depois que acontece Ah não é bem Isto não é já não sei quê</text:span><text:span text:style-name="T12"/></text:p>
            <text:p text:style-name="P11" loext:marker-style-name="T12"><text:span text:style-name="T12">Afinal ele tem ele não tem</text:span><text:span text:style-name="T12"/></text:p>
            <text:p text:style-name="P11" loext:marker-style-name="T12"><text:span text:style-name="T12">01:11:15 carlos a.b.c.: Não Não nesta casa uma coisa fecha arte pedra ou viver</text:span><text:span text:style-name="T12"/></text:p>
            <text:p text:style-name="P11" loext:marker-style-name="T12"><text:span text:style-name="T12">presidente da área comercial</text:span><text:span text:style-name="T12"/></text:p>
            <text:p text:style-name="P11" loext:marker-style-name="T12"><text:span text:style-name="T12">01:11:32 David A.: liga do um conjunto de cliente exatamente</text:span><text:span text:style-name="T12"/></text:p>
            <text:p text:style-name="P11" loext:marker-style-name="T12"><text:span text:style-name="T12">01:12:14 carlos a.b.c.: e aí sim mas mas Carochas da rede à sua a sua mãe</text:span><text:span text:style-name="T12"/></text:p>
            <text:p text:style-name="P11" loext:marker-style-name="T12"><text:span text:style-name="T12">grande</text:span><text:span text:style-name="T12"/></text:p>
            <text:p text:style-name="P11" loext:marker-style-name="T12"><text:span text:style-name="T12">01:12:33 David A.: exatamente Pronto exatamente agora</text:span><text:span text:style-name="T12"/></text:p>
            <text:p text:style-name="P11" loext:marker-style-name="T12"><text:span text:style-name="T12">01:12:34 carlos a.b.c.: ponto ponto</text:span><text:span text:style-name="T12"/></text:p>
            <text:p text:style-name="P11" loext:marker-style-name="T12"><text:span text:style-name="T12">01:12:41 David A.: esta informação toda de forma como eu acabei devia dizer</text:span><text:span text:style-name="T12"/></text:p>
            <text:p text:style-name="P11" loext:marker-style-name="T12"><text:span text:style-name="T12">aqui um mini site Mas leva o site tás atualizado que foi criado no início eu</text:span><text:span text:style-name="T12"/></text:p>
            <text:p text:style-name="P11" loext:marker-style-name="T12"><text:span text:style-name="T12">nunca mais a tua azeite é as pessoas que lá estão já não existe mas o resto da</text:span><text:span text:style-name="T12"/></text:p>
            <text:p text:style-name="P11" loext:marker-style-name="T12"><text:span text:style-name="T12">informação é aquela que é o quê aquilo que a gente vai trabalhar para acapitar</text:span><text:span text:style-name="T12"/></text:p>
            <text:p text:style-name="P11" loext:marker-style-name="T12"><text:span text:style-name="T12">atenção aquilo sai da terra que línguas certo eu vou mandar o atualizar a única</text:span><text:span text:style-name="T12"/></text:p>
            <text:p text:style-name="P11" loext:marker-style-name="T12"><text:span text:style-name="T12">coisa que vou tirar é tirar aquela gente toda que tá lá que ninguém já não</text:span><text:span text:style-name="T12"/></text:p>
            <text:p text:style-name="P11" loext:marker-style-name="T12"><text:span text:style-name="T12">existe e só vai lá ficar na minha fotografia e a tua e mais alguém a trabalhar é</text:span><text:span text:style-name="T12"/></text:p>
            <text:p text:style-name="P11" loext:marker-style-name="T12"><text:span text:style-name="T12">aquilo é aquilo que nós temos que trabalhar nos Estados Unidos adaptada dos</text:span><text:span text:style-name="T12"/></text:p>
            <text:p text:style-name="P11" loext:marker-style-name="T12"><text:span text:style-name="T12">Estados Unidos</text:span><text:span text:style-name="T12"/></text:p>
            <text:p text:style-name="P11" loext:marker-style-name="T12"><text:span text:style-name="T12">01:14:47 David A.: tu vejas</text:span><text:span text:style-name="T12"/></text:p>
            <text:p text:style-name="P11" loext:marker-style-name="T12"><text:span text:style-name="T12">01:15:17 David A.: O que é que tu consegues ver aí nada</text:span><text:span text:style-name="T12"/></text:p>
            <text:p text:style-name="P11" loext:marker-style-name="T12"><text:span text:style-name="T12">01:15:19 carlos a.b.c.: todavia não Agora é toda a pantalha</text:span><text:span text:style-name="T12"/></text:p>
            <text:p text:style-name="P11" loext:marker-style-name="T12"><text:span text:style-name="T12">01:15:22 David A.: tava a ver</text:span><text:span text:style-name="T12"/></text:p>
            <text:p text:style-name="P11" loext:marker-style-name="T12"><text:span text:style-name="T12">01:15:36 carlos a.b.c.: ao mudar de</text:span><text:span text:style-name="T12"/></text:p>
            <text:p text:style-name="P11" loext:marker-style-name="T12"><text:span text:style-name="T12">01:15:41 David A.: muda muda para agora tás a ver aqui o site</text:span><text:span text:style-name="T12"/></text:p>
            <text:p text:style-name="P11" loext:marker-style-name="T12"><text:span text:style-name="T12">01:15:46 carlos a.b.c.: país</text:span><text:span text:style-name="T12"/></text:p>
            <text:p text:style-name="P11" loext:marker-style-name="T12"><text:span text:style-name="T12">01:15:50 David A.: depois isto aqui tá desatualizado mas é o quê a equipa de</text:span><text:span text:style-name="T12"/></text:p>
            <text:p text:style-name="P11" loext:marker-style-name="T12"><text:span text:style-name="T12">profissionais na altura Depois temos a equipa dos consultores dos especialistas</text:span><text:span text:style-name="T12"/></text:p>
            <text:p text:style-name="P11" loext:marker-style-name="T12"><text:span text:style-name="T12">Cada um que a sua com a sua apresentação Depois temos os nossos serviços</text:span><text:span text:style-name="T12"/></text:p>
            <text:p text:style-name="P11" loext:marker-style-name="T12"><text:span text:style-name="T12">Olha nos nossos serviços Temos três formas de serviços área de intervenção</text:span><text:span text:style-name="T12"/></text:p>
            <text:p text:style-name="P11" loext:marker-style-name="T12"><text:span text:style-name="T12">consultor imobiliária consulta de negócios à área de promoção imobiliária de</text:span><text:span text:style-name="T12"/></text:p>
            <text:p text:style-name="P11" loext:marker-style-name="T12"><text:span text:style-name="T12">arrendamento área de serviço turismo projetos dos específicos área industrial</text:span><text:span text:style-name="T12"/></text:p>
            <text:p text:style-name="P11" loext:marker-style-name="T12"><text:span text:style-name="T12">inversores área dativos com rendimento área de serviço que nós gostamos aos</text:span><text:span text:style-name="T12"/></text:p>
            <text:p text:style-name="P11" loext:marker-style-name="T12"><text:span text:style-name="T12">Proprietários e o que nós fazemos para treinar a nossa equipa depois é focada</text:span><text:span text:style-name="T12"/></text:p>
            <text:p text:style-name="P11" loext:marker-style-name="T12"><text:span text:style-name="T12">para quem para o nosso cliente para o nosso cliente seja ele cliente comprador</text:span><text:span text:style-name="T12"/></text:p>
            <text:p text:style-name="P11" loext:marker-style-name="T12"><text:span text:style-name="T12">ou Ven agora o estudo mercado tem que ser feito o que seja para o vendedor</text:span><text:span text:style-name="T12"/></text:p>
            <text:p text:style-name="P11" loext:marker-style-name="T12"><text:span text:style-name="T12">que seja para o comprador daquela ativo Mas se eu tiver um cliente comprador</text:span><text:span text:style-name="T12"/></text:p>
            <text:p text:style-name="P11" loext:marker-style-name="T12"><text:span text:style-name="T12">em qualquer eu tenho que fazer os supermercados para depois identificar a</text:span><text:span text:style-name="T12"/></text:p>
            <text:p text:style-name="P11" loext:marker-style-name="T12"><text:span text:style-name="T12">melhor oportunidade promoção e publicidade é a forma como nós fazemos a</text:span><text:span text:style-name="T12"/></text:p>
            <text:p text:style-name="P11" loext:marker-style-name="T12"><text:span text:style-name="T12">gestão do comprador Áries de financiamento e a conversão e a composição da</text:span><text:span text:style-name="T12"/></text:p>
            <text:p text:style-name="P11" loext:marker-style-name="T12"><text:span text:style-name="T12">venda eu sou os serviços que nós fazermos e depois temos a consulta negócios</text:span><text:span text:style-name="T12"/></text:p>
            <text:p text:style-name="P11" loext:marker-style-name="T12"><text:span text:style-name="T12">para quê Para através da mão sem equipa tarmos todas as condições para o</text:span><text:span text:style-name="T12"/></text:p>
            <text:p text:style-name="P11" loext:marker-style-name="T12"><text:span text:style-name="T12">cliente que vai fazer o investimento conseguir ter Soluções para isso a área de</text:span><text:span text:style-name="T12"/></text:p>
            <text:p text:style-name="P11" loext:marker-style-name="T12"><text:span text:style-name="T12">apoio a projetos comunitários financiados à grande área de financiamento área</text:span><text:span text:style-name="T12"/></text:p>
            <text:p text:style-name="P11" loext:marker-style-name="T12"><text:soft-page-break/><text:span text:style-name="T12">várias coisas em que Nós apoiamos o cliente para que ele possa fazer negócio</text:span><text:span text:style-name="T12"/></text:p>
            <text:p text:style-name="P11" loext:marker-style-name="T12"><text:span text:style-name="T12">olha tudo isto que está aqui Tudo isto tá aqui é aquilo que nós tudo isto que tá</text:span><text:span text:style-name="T12"/></text:p>
            <text:p text:style-name="P11" loext:marker-style-name="T12"><text:span text:style-name="T12">aqui é aquilo que nós temos que estar habilitados para fazer Olha se nós</text:span><text:span text:style-name="T12"/></text:p>
            <text:p text:style-name="P11" loext:marker-style-name="T12"><text:span text:style-name="T12">dizemos ao cliente sei se ele que ele for Então história O que é que como é que</text:span><text:span text:style-name="T12"/></text:p>
            <text:p text:style-name="P11" loext:marker-style-name="T12"><text:span text:style-name="T12">nós fazemos nós fazemos assim nós fazemos isto imobiliário é o nosso cliente</text:span><text:span text:style-name="T12"/></text:p>
            <text:p text:style-name="P11" loext:marker-style-name="T12"><text:span text:style-name="T12">seja o cliente comprador direto ou seja alguém que nos que quando querem</text:span><text:span text:style-name="T12"/></text:p>
            <text:p text:style-name="P11" loext:marker-style-name="T12"><text:span text:style-name="T12">trabalhar connosco nas diversas áreas Para quê Para quê nós nos conseguimos</text:span><text:span text:style-name="T12"/></text:p>
            <text:p text:style-name="P11" loext:marker-style-name="T12"><text:span text:style-name="T12">posicionar de forma diferenciada e Não entramos antes como as expressões de</text:span><text:span text:style-name="T12"/></text:p>
            <text:p text:style-name="P11" loext:marker-style-name="T12"><text:span text:style-name="T12">Então mas eu sou obrigado a fazer isto assim não não és obrigado Se quiseres</text:span><text:span text:style-name="T12"/></text:p>
            <text:p text:style-name="P11" loext:marker-style-name="T12"><text:span text:style-name="T12">trabalhar comigo</text:span><text:span text:style-name="T12"/></text:p>
            <text:p text:style-name="P11" loext:marker-style-name="T12"><text:span text:style-name="T12">01:19:14 carlos a.b.c.: já já</text:span><text:span text:style-name="T12"/></text:p>
            <text:p text:style-name="P11" loext:marker-style-name="T12"><text:span text:style-name="T12">01:19:18 David A.: estas questões</text:span><text:span text:style-name="T12"/></text:p>
            <text:p text:style-name="P11" loext:marker-style-name="T12"><text:span text:style-name="T12">01:19:36 carlos a.b.c.: o presidente da república</text:span><text:span text:style-name="T12"/></text:p>
            <text:p text:style-name="P11" loext:marker-style-name="T12"><text:span text:style-name="T12">01:19:43 David A.: se não quiser</text:span><text:span text:style-name="T12"/></text:p>
            <text:p text:style-name="P11" loext:marker-style-name="T12"><text:span text:style-name="T12">01:20:29 David A.: Inácio Estados Unidos foi muito mais claras muito mais</text:span><text:span text:style-name="T12"/></text:p>
            <text:p text:style-name="P11" loext:marker-style-name="T12"><text:span text:style-name="T12">simples e ninguém questiona Porque por exemplo Eles têm o segredo deles</text:span><text:span text:style-name="T12"/></text:p>
            <text:p text:style-name="P11" loext:marker-style-name="T12"><text:span text:style-name="T12">pronto sabes porquê Porque toda a gente nos Estados Unidos sabe o que é que</text:span><text:span text:style-name="T12"/></text:p>
            <text:p text:style-name="P11" loext:marker-style-name="T12"><text:span text:style-name="T12">é o ml logo não há discussão do como é que como é que é Mas porque não é</text:span><text:span text:style-name="T12"/></text:p>
            <text:p text:style-name="P11" loext:marker-style-name="T12"><text:span text:style-name="T12">Amélia os copos todos na Europa aqui na Europa que existe 50.000 50 cada um</text:span><text:span text:style-name="T12"/></text:p>
            <text:p text:style-name="P11" loext:marker-style-name="T12"><text:span text:style-name="T12">tem o seu CRM pelo pensou forma de trabalhar o alto e os obriga a fazer dessa</text:span><text:span text:style-name="T12"/></text:p>
            <text:p text:style-name="P11" loext:marker-style-name="T12"><text:span text:style-name="T12">forma aqui a questão é nós queremos a tua atividade e queremos uma</text:span><text:span text:style-name="T12"/></text:p>
            <text:p text:style-name="P11" loext:marker-style-name="T12"><text:span text:style-name="T12">comunidade urgente que acho é que acredito que estou assim funciona E que</text:span><text:span text:style-name="T12"/></text:p>
            <text:p text:style-name="P11" loext:marker-style-name="T12"><text:span text:style-name="T12">esteja disponível para especializar nesta forma E a partir daí depois Qual o</text:span><text:span text:style-name="T12"/></text:p>
            <text:p text:style-name="P11" loext:marker-style-name="T12"><text:span text:style-name="T12">nosso sucesso é que vamos é que os outros vão ver vão começar a acreditar faz</text:span><text:span text:style-name="T12"/></text:p>
            <text:p text:style-name="P11" loext:marker-style-name="T12"><text:span text:style-name="T12">vale a pena fazer desta forma ou não eu digo sempre isto aqui em Portugal</text:span><text:span text:style-name="T12"/></text:p>
            <text:p text:style-name="P11" loext:marker-style-name="T12"><text:span text:style-name="T12">toda a gente mataca com isso há Mas porque é que eu tenho que fazer dessa</text:span><text:span text:style-name="T12"/></text:p>
            <text:p text:style-name="P11" loext:marker-style-name="T12"><text:span text:style-name="T12">forma Olha porque é a forma que eu acredito que eu sei fazer outra forma</text:span><text:span text:style-name="T12"/></text:p>
            <text:p text:style-name="P11" loext:marker-style-name="T12"><text:span text:style-name="T12">Desde que tens melhores resultados apresentas que eu próprio mundo certo e</text:span><text:span text:style-name="T12"/></text:p>
            <text:p text:style-name="P11" loext:marker-style-name="T12"><text:span text:style-name="T12">tivesse melhores resultados</text:span><text:span text:style-name="T12"/></text:p>
            <text:p text:style-name="P11" loext:marker-style-name="T12"><text:span text:style-name="T12">01:22:06 carlos a.b.c.: sim sim</text:span><text:span text:style-name="T12"/></text:p>
            <text:p text:style-name="P11" loext:marker-style-name="T12"><text:span text:style-name="T12">01:22:18 David A.: essa questão agora aqui muito importante nós não somos é</text:span><text:span text:style-name="T12"/></text:p>
            <text:p text:style-name="P11" loext:marker-style-name="T12"><text:span text:style-name="T12">XP Nem somos uma</text:span><text:span text:style-name="T12"/></text:p>
            <text:p text:style-name="P11" loext:marker-style-name="T12"><text:span text:style-name="T12">01:22:24 David A.: anedota por exemplo</text:span><text:span text:style-name="T12"/></text:p>
            <text:p text:style-name="P11" loext:marker-style-name="T12"><text:span text:style-name="T12">01:22:36 carlos a.b.c.: é importante</text:span><text:span text:style-name="T12"/></text:p>
            <text:p text:style-name="P11" loext:marker-style-name="T12"><text:span text:style-name="T12">01:22:43 David A.: Tem uma marca mas essa marca foi foi registado foi aceite e</text:span><text:span text:style-name="T12"/></text:p>
            <text:p text:style-name="P11" loext:marker-style-name="T12"><text:span text:style-name="T12">aprovada pela altura global o Michael 10 por isso é que eu hoje tanto esse</text:span><text:span text:style-name="T12"/></text:p>
            <text:p text:style-name="P11" loext:marker-style-name="T12"><text:span text:style-name="T12">nome Sabes Nós temos um logo que diz estas Portugal esse trabalho alguém já</text:span><text:span text:style-name="T12"/></text:p>
            <text:p text:style-name="P11" loext:marker-style-name="T12"><text:span text:style-name="T12">o fez não Então se não fez não pode dizer que esta não pode sentar uma marca</text:span><text:span text:style-name="T12"/></text:p>
            <text:p text:style-name="P11" loext:marker-style-name="T12"><text:span text:style-name="T12">que não tá autorizada é meu certo Global Business Marketplace da smartthings</text:span><text:span text:style-name="T12"/></text:p>
            <text:p text:style-name="P11" loext:marker-style-name="T12"><text:span text:style-name="T12">Lda Por isso é que eu quando crieiás em Portugal registei a marca asa Portugal</text:span><text:span text:style-name="T12"/></text:p>
            <text:p text:style-name="P11" loext:marker-style-name="T12"><text:span text:style-name="T12">disso mas amanhã se estas marcas começarem a dar sucesso alguém vai</text:span><text:span text:style-name="T12"/></text:p>
            <text:p text:style-name="P11" loext:marker-style-name="T12"><text:span text:style-name="T12">querer-se delas mas já não pode que elas elas tem dona elas têm propriedade</text:span><text:span text:style-name="T12"/></text:p>
            <text:p text:style-name="P11" loext:marker-style-name="T12"><text:span text:style-name="T12">e tudo o que a gente fizer Isto é não podem ser copiar os prontos se nós</text:span><text:span text:style-name="T12"/></text:p>
            <text:p text:style-name="P11" loext:marker-style-name="T12"><text:span text:style-name="T12">fizemos as coisas do trabalho todo até podemos muito sucesso e quando</text:span><text:span text:style-name="T12"/></text:p>
            <text:p text:style-name="P11" loext:marker-style-name="T12"><text:span text:style-name="T12">vamos por ela alguém a podar aceder esse registo é isso é que ele passa a ser</text:span><text:span text:style-name="T12"/></text:p>
            <text:p text:style-name="P11" loext:marker-style-name="T12"><text:span text:style-name="T12">deles e na mão</text:span><text:span text:style-name="T12"/></text:p>
            <text:p text:style-name="P11" loext:marker-style-name="T12"><text:span text:style-name="T12">01:24:38 carlos a.b.c.: bom pronto fica qual é Qual é a data que você tem</text:span><text:span text:style-name="T12"/></text:p>
            <text:p text:style-name="P11" loext:marker-style-name="T12"><text:span text:style-name="T12">previsto para apresentação do clube de investimento</text:span><text:span text:style-name="T12"/></text:p>
            <text:p text:style-name="P11" loext:marker-style-name="T12"><text:span text:style-name="T12">01:25:06 David A.: é a apresentar se isso formalmente no evento de habitação já</text:span><text:span text:style-name="T12"/></text:p>
            <text:p text:style-name="P11" loext:marker-style-name="T12"><text:span text:style-name="T12">lançarmos isso e depois não há mas agora é lançar isso e marcar o ebinar</text:span><text:span text:style-name="T12"/></text:p>
            <text:p text:style-name="P11" loext:marker-style-name="T12"><text:span text:style-name="T12">marcar o ebinar com os 10 lá com os 10 fundadores né para antes disso ainda</text:span><text:span text:style-name="T12"/></text:p>
            <text:p text:style-name="P11" loext:marker-style-name="T12"><text:span text:style-name="T12">para ele saberem antes o que é que vai acontecer isto é durante o mês o mês o</text:span><text:span text:style-name="T12"/></text:p>
            <text:p text:style-name="P11" loext:marker-style-name="T12"><text:soft-page-break/><text:span text:style-name="T12">mês de fevereiro que eu queria que fosse na próxima semana ou no máximo</text:span><text:span text:style-name="T12"/></text:p>
            <text:p text:style-name="P11" loext:marker-style-name="T12"><text:span text:style-name="T12">na outra semana</text:span><text:span text:style-name="T12"/></text:p>
            <text:p text:style-name="P11" loext:marker-style-name="T12"><text:span text:style-name="T12">01:25:38 carlos a.b.c.: Você tem algum dia já marcado na no seu calendário</text:span><text:span text:style-name="T12"/></text:p>
            <text:p text:style-name="P11" loext:marker-style-name="T12"><text:span text:style-name="T12">01:25:42 David A.: Não não tenho não tenho marcado porque precisamente por</text:span><text:span text:style-name="T12"/></text:p>
            <text:p text:style-name="P11" loext:marker-style-name="T12"><text:span text:style-name="T12">não ter por não ter garantias não voltar a divulgar uma data que ainda não</text:span><text:span text:style-name="T12"/></text:p>
            <text:p text:style-name="P11" loext:marker-style-name="T12"><text:span text:style-name="T12">tenho na minha cabeça que se quiser até ao final até ao final de de fevereiro</text:span><text:span text:style-name="T12"/></text:p>
            <text:p text:style-name="P11" loext:marker-style-name="T12"><text:span text:style-name="T12">com os 10 online para ser para eles conhecer primeiro aquilo que vais falar no</text:span><text:span text:style-name="T12"/></text:p>
            <text:p text:style-name="P11" loext:marker-style-name="T12"><text:span text:style-name="T12">dia 6 7 e 8 dias em Santa Maria da Feira de forma presencial e queria que eu</text:span><text:span text:style-name="T12"/></text:p>
            <text:p text:style-name="P11" loext:marker-style-name="T12"><text:span text:style-name="T12">queria lançar isso assim forma mesmo mais tás a ver</text:span><text:span text:style-name="T12"/></text:p>
            <text:p text:style-name="P11" loext:marker-style-name="T12"><text:span text:style-name="T12">01:26:14 carlos a.b.c.: balasamento é este documento que eu compartilha e</text:span><text:span text:style-name="T12"/></text:p>
            <text:p text:style-name="P11" loext:marker-style-name="T12"><text:span text:style-name="T12">consigo</text:span><text:span text:style-name="T12"/></text:p>
            <text:p text:style-name="P11" loext:marker-style-name="T12"><text:span text:style-name="T12">01:26:23 David A.: é só é só explicar Exatamente é só explicar o que é que é</text:span><text:span text:style-name="T12"/></text:p>
            <text:p text:style-name="P11" loext:marker-style-name="T12"><text:span text:style-name="T12">aquilo que nós estamos a trabalhar não preciso de mais nada</text:span><text:span text:style-name="T12"/></text:p>
            <text:p text:style-name="P11" loext:marker-style-name="T12"><text:span text:style-name="T12">01:27:23 David A.: por exemplo que ele Tás a procurar uma das coisas que me</text:span><text:span text:style-name="T12"/></text:p>
            <text:p text:style-name="P11" loext:marker-style-name="T12"><text:span text:style-name="T12">lembrei agora é que foi importante na altura Na altura as discussões que eu</text:span><text:span text:style-name="T12"/></text:p>
            <text:p text:style-name="P11" loext:marker-style-name="T12"><text:span text:style-name="T12">tive como o Guilherme</text:span><text:span text:style-name="T12"/></text:p>
            <text:p text:style-name="P11" loext:marker-style-name="T12"><text:span text:style-name="T12">01:27:31 David A.: que é o brocker Portugal era que Ok vais construir um site</text:span><text:span text:style-name="T12"/></text:p>
            <text:p text:style-name="P11" loext:marker-style-name="T12"><text:span text:style-name="T12">aonde quem é que controla ao site e eu em pus que se o site é meu se que se</text:span><text:span text:style-name="T12"/></text:p>
            <text:p text:style-name="P11" loext:marker-style-name="T12"><text:span text:style-name="T12">marca minha eu devia de pôr o site nasce em Portugal no meu no meu dentro</text:span><text:span text:style-name="T12"/></text:p>
            <text:p text:style-name="P11" loext:marker-style-name="T12"><text:span text:style-name="T12">do meu do meu domínio Para quê Para ter controle e ele na altura por exemplo</text:span><text:span text:style-name="T12"/></text:p>
            <text:p text:style-name="P11" loext:marker-style-name="T12"><text:span text:style-name="T12">Mas isso aí Devia estar dentro destas Ok então como é que tu vais conseguir</text:span><text:span text:style-name="T12"/></text:p>
            <text:p text:style-name="P11" loext:marker-style-name="T12"><text:span text:style-name="T12">dentro de xp pôr se dá para fazer isso que não tem formação e segundo se tu</text:span><text:span text:style-name="T12"/></text:p>
            <text:p text:style-name="P11" loext:marker-style-name="T12"><text:span text:style-name="T12">não se nem sequer tens autorização destas para trabalhar na Rádio Comercial</text:span><text:span text:style-name="T12"/></text:p>
            <text:p text:style-name="P11" loext:marker-style-name="T12"><text:span text:style-name="T12">em Portugal só tás Legends para trabalhar na Residencial é fácil faz-se um</text:span><text:span text:style-name="T12"/></text:p>
            <text:p text:style-name="P11" loext:marker-style-name="T12"><text:span text:style-name="T12">contrato de um contrato da exclusividade e em que é o meu comprimento que</text:span><text:span text:style-name="T12"/></text:p>
            <text:p text:style-name="P11" loext:marker-style-name="T12"><text:span text:style-name="T12">todo o trabalho que foi feito que for feita através da estas para Portugal e a</text:span><text:span text:style-name="T12"/></text:p>
            <text:p text:style-name="P11" loext:marker-style-name="T12"><text:span text:style-name="T12">secretária</text:span><text:span text:style-name="T12"/></text:p>
            <text:p text:style-name="P11" loext:marker-style-name="T12"><text:span text:style-name="T12">01:29:20 carlos a.b.c.: chado bem tava aqui as escondidas</text:span><text:span text:style-name="T12"/></text:p>
            <text:p text:style-name="P11" loext:marker-style-name="T12"><text:span text:style-name="T12">01:29:50 carlos a.b.c.: é este querido está aí está em espanhol A ideia é fazer a</text:span><text:span text:style-name="T12"/></text:p>
            <text:p text:style-name="P11" loext:marker-style-name="T12"><text:span text:style-name="T12">tradução deste porque esse é bom é para os fundadores correto</text:span><text:span text:style-name="T12"/></text:p>
            <text:p text:style-name="P11" loext:marker-style-name="T12"><text:span text:style-name="T12">01:30:20 David A.: hora</text:span><text:span text:style-name="T12"/></text:p>
            <text:p text:style-name="P11" loext:marker-style-name="T12"><text:span text:style-name="T12">01:30:26 carlos a.b.c.: você pode ler</text:span><text:span text:style-name="T12"/></text:p>
            <text:p text:style-name="P11" loext:marker-style-name="T12"><text:span text:style-name="T12">01:30:34 David A.: da velocidade do mercado Resgate mais que o título</text:span><text:span text:style-name="T12"/></text:p>
            <text:p text:style-name="P11" loext:marker-style-name="T12"><text:span text:style-name="T12">reconhecimento de simbólico</text:span><text:span text:style-name="T12"/></text:p>
            <text:p text:style-name="P11" loext:marker-style-name="T12"><text:span text:style-name="T12">01:30:58 David A.: mas é uma posição estratégica dentro da estrutura e</text:span><text:span text:style-name="T12"/></text:p>
            <text:p text:style-name="P11" loext:marker-style-name="T12"><text:span text:style-name="T12">desenhadas resultados é uma é o verdadeiro essencial em que tu és prescritor</text:span><text:span text:style-name="T12"/></text:p>
            <text:p text:style-name="P11" loext:marker-style-name="T12"><text:span text:style-name="T12">chave e que e tens um radar que identifica as oportunidades e que os outros e</text:span><text:span text:style-name="T12"/></text:p>
            <text:p text:style-name="P11" loext:marker-style-name="T12"><text:span text:style-name="T12">cadaizam para Converters em realizar tudo de Fundador que capacete ele</text:span><text:span text:style-name="T12"/></text:p>
            <text:p text:style-name="P11" loext:marker-style-name="T12"><text:span text:style-name="T12">portanto vou ver ativo da exclusivos librar operações estratégias posicionado no</text:span><text:span text:style-name="T12"/></text:p>
            <text:p text:style-name="P11" loext:marker-style-name="T12"><text:span text:style-name="T12">mercado com batatas compatíveis reais as regras as regras de ouro do modelo</text:span><text:span text:style-name="T12"/></text:p>
            <text:p text:style-name="P11" loext:marker-style-name="T12"><text:span text:style-name="T12">transparente injusto entrada de capital entrada a saída e o complexo tá o poder</text:span><text:span text:style-name="T12"/></text:p>
            <text:p text:style-name="P11" loext:marker-style-name="T12"><text:span text:style-name="T12">do of Market Ok então seletivo acesso provojado e eu a missão crítica o</text:span><text:span text:style-name="T12"/></text:p>
            <text:p text:style-name="P11" loext:marker-style-name="T12"><text:span text:style-name="T12">caminho do rendimento</text:span><text:span text:style-name="T12"/></text:p>
            <text:p text:style-name="P11" loext:marker-style-name="T12"><text:span text:style-name="T12">01:32:37 carlos a.b.c.: Aqui está o que falei consigo do milhão de euros para</text:span><text:span text:style-name="T12"/></text:p>
            <text:p text:style-name="P11" loext:marker-style-name="T12"><text:span text:style-name="T12">receber Como como grande aí tou como grande como grande é objetivo ou</text:span><text:span text:style-name="T12"/></text:p>
            <text:p text:style-name="P11" loext:marker-style-name="T12"><text:span text:style-name="T12">para qualquer</text:span><text:span text:style-name="T12"/></text:p>
            <text:p text:style-name="P11" loext:marker-style-name="T12"><text:span text:style-name="T12">01:32:50 David A.: a qualquer Fundador exatamente € de investimento de forma</text:span><text:span text:style-name="T12"/></text:p>
            <text:p text:style-name="P11" loext:marker-style-name="T12"><text:span text:style-name="T12">direta ou em direto</text:span><text:span text:style-name="T12"/></text:p>
            <text:p text:style-name="P11" loext:marker-style-name="T12"><text:span text:style-name="T12">01:32:50 carlos a.b.c.: pessoa</text:span><text:span text:style-name="T12"/></text:p>
            <text:p text:style-name="P11" loext:marker-style-name="T12"><text:span text:style-name="T12">01:32:56 David A.: através dele para poder ter acesso</text:span><text:span text:style-name="T12"/></text:p>
            <text:p text:style-name="P11" loext:marker-style-name="T12"><text:span text:style-name="T12">01:33:04 carlos a.b.c.: atrair oportunidades de investimento de valor 1 milhão de</text:span><text:span text:style-name="T12"/></text:p>
            <text:p text:style-name="P11" loext:marker-style-name="T12"><text:span text:style-name="T12">euros mais é um Marco nós podemos ser flexíveis por exemplo vamos fazer o</text:span><text:span text:style-name="T12"/></text:p>
            <text:p text:style-name="P11" loext:marker-style-name="T12"><text:soft-page-break/><text:span text:style-name="T12">macaco Maurício</text:span><text:span text:style-name="T12"/></text:p>
            <text:p text:style-name="P11" loext:marker-style-name="T12"><text:span text:style-name="T12">01:33:34 David A.: do milhão tem várias várias formas E uma delas até ela está</text:span><text:span text:style-name="T12"/></text:p>
            <text:p text:style-name="P11" loext:marker-style-name="T12"><text:span text:style-name="T12">até é o Marco é o Milhão 1 milhão é uma coisa que 999 é muito menos que o</text:span><text:span text:style-name="T12"/></text:p>
            <text:p text:style-name="P11" loext:marker-style-name="T12"><text:span text:style-name="T12">milhão</text:span><text:span text:style-name="T12"/></text:p>
            <text:p text:style-name="P11" loext:marker-style-name="T12"><text:span text:style-name="T12">01:33:48 carlos a.b.c.: que mano aqui Essa seria o seguinte Pasto nós falamos</text:span><text:span text:style-name="T12"/></text:p>
            <text:p text:style-name="P11" loext:marker-style-name="T12"><text:span text:style-name="T12">do clube um restaurante O</text:span><text:span text:style-name="T12"/></text:p>
            <text:p text:style-name="P11" loext:marker-style-name="T12"><text:span text:style-name="T12">01:33:57 David A.: exatamente</text:span><text:span text:style-name="T12"/></text:p>
            <text:p text:style-name="P11" loext:marker-style-name="T12"><text:span text:style-name="T12">01:34:04 carlos a.b.c.: rendimentos porque o clube tem que continuar garantino</text:span><text:span text:style-name="T12"/></text:p>
            <text:p text:style-name="P11" loext:marker-style-name="T12"><text:span text:style-name="T12">à escola Obrigado</text:span><text:span text:style-name="T12"/></text:p>
            <text:p text:style-name="P11" loext:marker-style-name="T12"><text:span text:style-name="T12">01:34:08 David A.: o serviço</text:span><text:span text:style-name="T12"/></text:p>
            <text:p text:style-name="P11" loext:marker-style-name="T12"><text:span text:style-name="T12">01:34:26 carlos a.b.c.: aguardar no fundo do clube</text:span><text:span text:style-name="T12"/></text:p>
            <text:p text:style-name="P11" loext:marker-style-name="T12"><text:span text:style-name="T12">01:34:34 David A.: claro o clube Tá obrigado primeiro ou tá obrigado a trabalhar</text:span><text:span text:style-name="T12"/></text:p>
            <text:p text:style-name="P11" loext:marker-style-name="T12"><text:span text:style-name="T12">formosauro-te até Obrigado até tá obrigado regras que garanto que essa</text:span><text:span text:style-name="T12"/></text:p>
            <text:p text:style-name="P11" loext:marker-style-name="T12"><text:span text:style-name="T12">segurança</text:span><text:span text:style-name="T12"/></text:p>
            <text:p text:style-name="P11" loext:marker-style-name="T12"><text:span text:style-name="T12">01:34:55 carlos a.b.c.: Boa noite é o resumo andar a última reunião que não</text:span><text:span text:style-name="T12"/></text:p>
            <text:p text:style-name="P11" loext:marker-style-name="T12"><text:span text:style-name="T12">estivemos e como eu à crescentei esta proposta do mijou para ser um Restore</text:span><text:span text:style-name="T12"/></text:p>
            <text:p text:style-name="P11" loext:marker-style-name="T12"><text:span text:style-name="T12">como um grande prémio para qualquer pessoa os próximos passos à baliza a</text:span><text:span text:style-name="T12"/></text:p>
            <text:p text:style-name="P11" loext:marker-style-name="T12"><text:span text:style-name="T12">viol à festa ao clube no clube e</text:span><text:span text:style-name="T12"/></text:p>
            <text:p text:style-name="P11" loext:marker-style-name="T12"><text:span text:style-name="T12">01:35:22 David A.: esse é SE é o benefício dela</text:span><text:span text:style-name="T12"/></text:p>
            <text:p text:style-name="P11" loext:marker-style-name="T12"><text:span text:style-name="T12">01:35:25 carlos a.b.c.: né</text:span><text:span text:style-name="T12"/></text:p>
            <text:p text:style-name="P11" loext:marker-style-name="T12"><text:span text:style-name="T12">01:35:26 David A.: Exatamente é só o primeiro operação e depois vamos lá estar</text:span><text:span text:style-name="T12"/></text:p>
            <text:p text:style-name="P11" loext:marker-style-name="T12"><text:span text:style-name="T12">es o milhão 100 € é o custo mínimo e um objetivo é é chegar ao milhão ok</text:span><text:span text:style-name="T12"/></text:p>
            <text:p text:style-name="P11" loext:marker-style-name="T12"><text:span text:style-name="T12">01:35:33 carlos a.b.c.: então agora uma pergunta eu tenho está a outra</text:span><text:span text:style-name="T12"/></text:p>
            <text:p text:style-name="P11" loext:marker-style-name="T12"><text:span text:style-name="T12">apresentação você tá vendo lá</text:span><text:span text:style-name="T12"/></text:p>
            <text:p text:style-name="P11" loext:marker-style-name="T12"><text:span text:style-name="T12">01:36:10 David A.: também abrir agora</text:span><text:span text:style-name="T12"/></text:p>
            <text:p text:style-name="P11" loext:marker-style-name="T12"><text:span text:style-name="T12">01:36:11 carlos a.b.c.: que como muito amasse Básica fundamental a</text:span><text:span text:style-name="T12"/></text:p>
            <text:p text:style-name="P11" loext:marker-style-name="T12"><text:span text:style-name="T12">apresentação Quem é o creio quando tu vemos as primeiras reuniões com IBAN</text:span><text:span text:style-name="T12"/></text:p>
            <text:p text:style-name="P11" loext:marker-style-name="T12"><text:span text:style-name="T12">e com pau lá para a criar o clube de investimento do privado Então vocês eu</text:span><text:span text:style-name="T12"/></text:p>
            <text:p text:style-name="P11" loext:marker-style-name="T12"><text:span text:style-name="T12">acho o quê uma boa a apresentação também para que você tenha o referente</text:span><text:span text:style-name="T12"/></text:p>
            <text:p text:style-name="P11" loext:marker-style-name="T12"><text:span text:style-name="T12">teóricos do que significa o clube Já está já está modificado Portugal</text:span><text:span text:style-name="T12"/></text:p>
            <text:p text:style-name="P11" loext:marker-style-name="T12"><text:span text:style-name="T12">01:37:12 David A.: quem é que nós somos como é que fazemos O que é que eu</text:span><text:span text:style-name="T12"/></text:p>
            <text:p text:style-name="P11" loext:marker-style-name="T12"><text:span text:style-name="T12">percebo</text:span><text:span text:style-name="T12"/></text:p>
            <text:p text:style-name="P11" loext:marker-style-name="T12"><text:span text:style-name="T12">01:37:22 carlos a.b.c.: bem Não tás a Eu acho que esta Seria bom que você tiver</text:span><text:span text:style-name="T12"/></text:p>
            <text:p text:style-name="P11" loext:marker-style-name="T12"><text:span text:style-name="T12">para poder analisar e para poder compartilhar com qualquer pessoa</text:span><text:span text:style-name="T12"/></text:p>
            <text:p text:style-name="P11" loext:marker-style-name="T12"><text:span text:style-name="T12">interessada porca dessa maneira gostei tem Progesteraki. The washo can only.</text:span><text:span text:style-name="T12"/></text:p>
            <text:p text:style-name="P11" loext:marker-style-name="T12"><text:span text:style-name="T12">Stay para, webinar. Can you fossils us? The first various pilotardi? It wouldn't</text:span><text:span text:style-name="T12"/></text:p>
            <text:p text:style-name="P11" loext:marker-style-name="T12"><text:span text:style-name="T12">last decay all those investidores para prescriptores. Aquía. Ortal Tema. Este the</text:span><text:span text:style-name="T12"/></text:p>
            <text:p text:style-name="P11" loext:marker-style-name="T12"><text:span text:style-name="T12">comments that are inflation. Peronomia Perez the webinar cell was a perceiving.</text:span><text:span text:style-name="T12"/></text:p>
            <text:p text:style-name="P11" loext:marker-style-name="T12"><text:span text:style-name="T12">01:38:21 David A.: so, this No, no, no is there but I don't know.</text:span><text:span text:style-name="T12"/></text:p>
            <text:p text:style-name="P11" loext:marker-style-name="T12"><text:span text:style-name="T12">01:38:25 carlos a.b.c.: Carlos de Estoria. It's a popular.</text:span><text:span text:style-name="T12"/></text:p>
            <text:p text:style-name="P11" loext:marker-style-name="T12"><text:span text:style-name="T12">01:38:31 David A.: That I</text:span><text:span text:style-name="T12"/></text:p>
            <text:p text:style-name="P11" loext:marker-style-name="T12"><text:span text:style-name="T12">01:38:31 carlos a.b.c.: but,</text:span><text:span text:style-name="T12"/></text:p>
            <text:p text:style-name="P11" loext:marker-style-name="T12"><text:span text:style-name="T12">01:38:35 David A.: The boys.</text:span><text:span text:style-name="T12"/></text:p>
            <text:p text:style-name="P11" loext:marker-style-name="T12"><text:span text:style-name="T12">01:38:35 carlos a.b.c.: Asato, as the serial volco amenaida cable at obey. Can</text:span><text:span text:style-name="T12"/></text:p>
            <text:p text:style-name="P11" loext:marker-style-name="T12"><text:span text:style-name="T12">ortemos que? Significonando por, que como bus identifica estes so para or</text:span><text:span text:style-name="T12"/></text:p>
            <text:p text:style-name="P11" loext:marker-style-name="T12"><text:span text:style-name="T12">publicational in</text:span><text:span text:style-name="T12"/></text:p>
            <text:p text:style-name="P11" loext:marker-style-name="T12"><text:span text:style-name="T12">01:38:42 David A.: Is that the? Any stepper.</text:span><text:span text:style-name="T12"/></text:p>
            <text:p text:style-name="P11" loext:marker-style-name="T12"><text:span text:style-name="T12">01:38:47 carlos a.b.c.: the sports.</text:span><text:span text:style-name="T12"/></text:p>
            <text:p text:style-name="P11" loext:marker-style-name="T12"><text:span text:style-name="T12">01:38:48 David A.: Is separate apparately in sausage pumpkins wrong, but take</text:span><text:span text:style-name="T12"/></text:p>
            <text:p text:style-name="P11" loext:marker-style-name="T12"><text:span text:style-name="T12">a lot.</text:span><text:span text:style-name="T12"/></text:p>
            <text:p text:style-name="P11" loext:marker-style-name="T12"><text:span text:style-name="T12">01:39:01 carlos a.b.c.: He disposed no tenure all. The time in. More Represar</text:span><text:span text:style-name="T12"/></text:p>
            <text:p text:style-name="P11" loext:marker-style-name="T12"><text:span text:style-name="T12">Para. Prado Hero Ingles Garden. English Portuguese. Yeah. Esther aqui que muy</text:span><text:span text:style-name="T12"/></text:p>
            <text:p text:style-name="P11" loext:marker-style-name="T12"><text:soft-page-break/><text:span text:style-name="T12">tomas suave. A como e como a continuacion do primero. Okay. Jafala. A como</text:span><text:span text:style-name="T12"/></text:p>
            <text:p text:style-name="P11" loext:marker-style-name="T12"><text:span text:style-name="T12">was a pretty woman a mercenariko.</text:span><text:span text:style-name="T12"/></text:p>
            <text:p text:style-name="P11" loext:marker-style-name="T12"><text:span text:style-name="T12">01:39:34 David A.: That's it.</text:span><text:span text:style-name="T12"/></text:p>
            <text:p text:style-name="P11" loext:marker-style-name="T12"><text:span text:style-name="T12">01:39:34 carlos a.b.c.: He told. No setting a Musaki or Republicans. He como de</text:span><text:span text:style-name="T12"/></text:p>
            <text:p text:style-name="P11" loext:marker-style-name="T12"><text:span text:style-name="T12">propaganda, Jose Perez even okay differenti today. Step by Capital South Africa,</text:span><text:span text:style-name="T12"/></text:p>
            <text:p text:style-name="P11" loext:marker-style-name="T12"><text:span text:style-name="T12">continuedo, para compartira anonimo nonte</text:span><text:span text:style-name="T12"/></text:p>
            <text:p text:style-name="P11" loext:marker-style-name="T12"><text:span text:style-name="T12">01:39:51 David A.: Yeah.</text:span><text:span text:style-name="T12"/></text:p>
            <text:p text:style-name="P11" loext:marker-style-name="T12"><text:span text:style-name="T12">01:39:55 carlos a.b.c.: compromise romance you agora? Estacion camera, A</text:span><text:span text:style-name="T12"/></text:p>
            <text:p text:style-name="P11" loext:marker-style-name="T12"><text:span text:style-name="T12">landing page or site cabos review. Parakeet. No webinar. Jose Potter</text:span><text:span text:style-name="T12"/></text:p>
            <text:p text:style-name="P11" loext:marker-style-name="T12"><text:span text:style-name="T12">Presentation. If you feel always interested side. Yeah, he was one Alberto. Okay.</text:span><text:span text:style-name="T12"/></text:p>
            <text:p text:style-name="P11" loext:marker-style-name="T12"><text:span text:style-name="T12">Asin. Muslimascoita.</text:span><text:span text:style-name="T12"/></text:p>
            <text:p text:style-name="P11" loext:marker-style-name="T12"><text:span text:style-name="T12">01:40:26 David A.: this is,</text:span><text:span text:style-name="T12"/></text:p>
            <text:p text:style-name="P11" loext:marker-style-name="T12"><text:span text:style-name="T12">01:40:28 carlos a.b.c.: Entrances or webinar for the most mercar para Obi</text:span><text:span text:style-name="T12"/></text:p>
            <text:p text:style-name="P11" loext:marker-style-name="T12"><text:span text:style-name="T12">intercepted the defibrator.</text:span><text:span text:style-name="T12"/></text:p>
            <text:p text:style-name="P11" loext:marker-style-name="T12"><text:span text:style-name="T12">01:40:35 David A.: It for them. It's such problematically. This manner.</text:span><text:span text:style-name="T12"/></text:p>
            <text:p text:style-name="P11" loext:marker-style-name="T12"><text:span text:style-name="T12">01:40:41 carlos a.b.c.: System.</text:span><text:span text:style-name="T12"/></text:p>
            <text:p text:style-name="P11" loext:marker-style-name="T12"><text:span text:style-name="T12">01:40:43 David A.: but,</text:span><text:span text:style-name="T12"/></text:p>
            <text:p text:style-name="P11" loext:marker-style-name="T12"><text:span text:style-name="T12">01:40:46 carlos a.b.c.: Jose Korea.</text:span><text:span text:style-name="T12"/></text:p>
            <text:p text:style-name="P11" loext:marker-style-name="T12"><text:span text:style-name="T12">01:40:46 David A.: You will create yourself.</text:span><text:span text:style-name="T12"/></text:p>
            <text:p text:style-name="P11" loext:marker-style-name="T12"><text:span text:style-name="T12">01:40:48 carlos a.b.c.: Korea. But</text:span><text:span text:style-name="T12"/></text:p>
            <text:p text:style-name="P11" loext:marker-style-name="T12"><text:span text:style-name="T12">01:40:50 David A.: Since the? Will create a to confirmative because it's purpose,</text:span><text:span text:style-name="T12"/></text:p>
            <text:p text:style-name="P11" loext:marker-style-name="T12"><text:span text:style-name="T12">probably much. Well, I'm</text:span><text:span text:style-name="T12"/></text:p>
            <text:p text:style-name="P11" loext:marker-style-name="T12"><text:span text:style-name="T12">01:40:53 carlos a.b.c.: One was netanyah. Say the competition company? Oh</text:span><text:span text:style-name="T12"/></text:p>
            <text:p text:style-name="P11" loext:marker-style-name="T12"><text:span text:style-name="T12">forget.</text:span><text:span text:style-name="T12"/></text:p>
            <text:p text:style-name="P11" loext:marker-style-name="T12"><text:span text:style-name="T12">01:41:10 David A.: going to be that, you know, from some photos and</text:span><text:span text:style-name="T12"/></text:p>
            <text:p text:style-name="P11" loext:marker-style-name="T12"><text:span text:style-name="T12">01:41:18 carlos a.b.c.: Voice Cestaff area side. Then your todos shows</text:span><text:span text:style-name="T12"/></text:p>
            <text:p text:style-name="P11" loext:marker-style-name="T12"><text:span text:style-name="T12">Documentos Traducidoso Portuguese. He was a 10k, represar and revisar. You</text:span><text:span text:style-name="T12"/></text:p>
            <text:p text:style-name="P11" loext:marker-style-name="T12"><text:span text:style-name="T12">can do the correct, okay, as fermenters, how pretty then</text:span><text:span text:style-name="T12"/></text:p>
            <text:p text:style-name="P11" loext:marker-style-name="T12"><text:span text:style-name="T12">01:41:37 David A.: Serious.</text:span><text:span text:style-name="T12"/></text:p>
            <text:p text:style-name="P11" loext:marker-style-name="T12"><text:span text:style-name="T12">01:41:40 carlos a.b.c.: well, this From the Lord is. It prescriptores. In Portuguese.</text:span><text:span text:style-name="T12"/></text:p>
            <text:p text:style-name="P11" loext:marker-style-name="T12"><text:span text:style-name="T12">Mass or side. Pronto. Para uso. The Ultimakaisa Queens kedava aera. Asua</text:span><text:span text:style-name="T12"/></text:p>
            <text:p text:style-name="P11" loext:marker-style-name="T12"><text:span text:style-name="T12">validation como como member of the group dental platformer.</text:span><text:span text:style-name="T12"/></text:p>
            <text:p text:style-name="P11" loext:marker-style-name="T12"><text:span text:style-name="T12">01:42:08 David A.: See eligible. Is that elco bowl physically that But she's a milk</text:span><text:span text:style-name="T12"/></text:p>
            <text:p text:style-name="P11" loext:marker-style-name="T12"><text:span text:style-name="T12">butter. Of coffee. Oblivious, all the kills.</text:span><text:span text:style-name="T12"/></text:p>
            <text:p text:style-name="P11" loext:marker-style-name="T12"><text:span text:style-name="T12">01:42:22 carlos a.b.c.: see, here was a complete is a professor, which Apollo</text:span><text:span text:style-name="T12"/></text:p>
            <text:p text:style-name="P11" loext:marker-style-name="T12"><text:span text:style-name="T12">Pedira, Pablo que me. Informa como está manila queue. Are of England after</text:span><text:span text:style-name="T12"/></text:p>
            <text:p text:style-name="P11" loext:marker-style-name="T12"><text:span text:style-name="T12">the referridos. A Jose nos estamos promo assente que no</text:span><text:span text:style-name="T12"/></text:p>
            <text:p text:style-name="P11" loext:marker-style-name="T12"><text:span text:style-name="T12">01:42:37 David A.: He's?</text:span><text:span text:style-name="T12"/></text:p>
            <text:p text:style-name="P11" loext:marker-style-name="T12"><text:span text:style-name="T12">01:42:40 carlos a.b.c.: vamos. A guarantir Casey Alice in bitanistan in control</text:span><text:span text:style-name="T12"/></text:p>
            <text:p text:style-name="P11" loext:marker-style-name="T12"><text:span text:style-name="T12">yesterday not complete</text:span><text:span text:style-name="T12"/></text:p>
            <text:p text:style-name="P11" loext:marker-style-name="T12"><text:span text:style-name="T12">01:42:45 David A.: Real.</text:span><text:span text:style-name="T12"/></text:p>
            <text:p text:style-name="P11" loext:marker-style-name="T12"><text:span text:style-name="T12">01:42:46 carlos a.b.c.:</text:span><text:span text:style-name="T12"/></text:p>
            <text:p text:style-name="P11" loext:marker-style-name="T12"><text:span text:style-name="T12">01:42:49 David A.: Well.</text:span><text:span text:style-name="T12"/></text:p>
            <text:p text:style-name="P11" loext:marker-style-name="T12"><text:span text:style-name="T12">01:42:49 carlos a.b.c.: Italian importante como conceive. A lebron Anthony of</text:span><text:span text:style-name="T12"/></text:p>
            <text:p text:style-name="P11" loext:marker-style-name="T12"><text:span text:style-name="T12">01:42:55 David A.: Very much. You what they ask him is important because he</text:span><text:span text:style-name="T12"/></text:p>
            <text:p text:style-name="P11" loext:marker-style-name="T12"><text:span text:style-name="T12">was a professor Noah confiancee</text:span><text:span text:style-name="T12"/></text:p>
            <text:p text:style-name="P11" loext:marker-style-name="T12"><text:span text:style-name="T12">01:43:03 David A.: Logan facilities.</text:span><text:span text:style-name="T12"/></text:p>
            <text:p text:style-name="P11" loext:marker-style-name="T12"><text:span text:style-name="T12">01:43:05 carlos a.b.c.: Is that?</text:span><text:span text:style-name="T12"/></text:p>
            <text:p text:style-name="P11" loext:marker-style-name="T12"><text:span text:style-name="T12">01:43:06 David A.: If somebody. but, It. I, I</text:span><text:span text:style-name="T12"/></text:p>
            <text:p text:style-name="P11" loext:marker-style-name="T12"><text:span text:style-name="T12">01:43:14 carlos a.b.c.: This year.</text:span><text:span text:style-name="T12"/></text:p>
            <text:p text:style-name="P11" loext:marker-style-name="T12"><text:span text:style-name="T12">01:43:25 David A.: Hello, hello.</text:span><text:span text:style-name="T12"/></text:p>
            <text:p text:style-name="P11" loext:marker-style-name="T12"><text:span text:style-name="T12">01:44:39 carlos a.b.c.: by Preparando Google, you</text:span><text:span text:style-name="T12"/></text:p>
            <text:p text:style-name="P11" loext:marker-style-name="T12"><text:soft-page-break/><text:span text:style-name="T12">01:46:46 carlos a.b.c.: It five, five.</text:span><text:span text:style-name="T12"/></text:p>
            <text:p text:style-name="P11" loext:marker-style-name="T12"><text:span text:style-name="T12">01:46:51 David A.: Up with that. they can portrayal is A</text:span><text:span text:style-name="T12"/></text:p>
            <text:p text:style-name="P11" loext:marker-style-name="T12"><text:span text:style-name="T12">01:46:55 carlos a.b.c.: oh,</text:span><text:span text:style-name="T12"/></text:p>
            <text:p text:style-name="P11" loext:marker-style-name="T12"><text:span text:style-name="T12">01:46:59 David A.: You can't have free stuff for you.</text:span><text:span text:style-name="T12"/></text:p>
            <text:p text:style-name="P11" loext:marker-style-name="T12"><text:span text:style-name="T12">01:47:02 carlos a.b.c.: See.</text:span><text:span text:style-name="T12"/></text:p>
            <text:p text:style-name="P11" loext:marker-style-name="T12"><text:span text:style-name="T12">01:47:19 David A.: Another way.</text:span><text:span text:style-name="T12"/></text:p>
            <text:p text:style-name="P11" loext:marker-style-name="T12"><text:span text:style-name="T12">01:47:46 carlos a.b.c.: Consider.</text:span><text:span text:style-name="T12"/></text:p>
            <text:p text:style-name="P11" loext:marker-style-name="T12"><text:span text:style-name="T12">01:47:49 David A.: Vehicle signal success of the beginning.</text:span><text:span text:style-name="T12"/></text:p>
            <text:p text:style-name="P11" loext:marker-style-name="T12"><text:span text:style-name="T12">01:50:28 David A.: You are running like Vegeta president to see.</text:span><text:span text:style-name="T12"/></text:p>
            <text:p text:style-name="P11" loext:marker-style-name="T12"><text:span text:style-name="T12">01:52:40 David A.:</text:span><text:span text:style-name="T12"/></text:p>
            <text:p text:style-name="P11" loext:marker-style-name="T12"><text:span text:style-name="T12">01:55:30 David A.: Just by Gaster press. I want to consistent one.</text:span><text:span text:style-name="T12"/></text:p>
            <text:p text:style-name="P11" loext:marker-style-name="T12"><text:span text:style-name="T12">01:55:39 carlos a.b.c.: My mysterious.</text:span><text:span text:style-name="T12"/></text:p>
            <text:p text:style-name="P11" loext:marker-style-name="T12"><text:span text:style-name="T12">01:55:43 David A.: The winter that. Is a human because one day, but polish the</text:span><text:span text:style-name="T12"/></text:p>
            <text:p text:style-name="P11" loext:marker-style-name="T12"><text:span text:style-name="T12">key. But eventually I say Pick up This was Ricky.</text:span><text:span text:style-name="T12"/></text:p>
            <text:p text:style-name="P11" loext:marker-style-name="T12"><text:span text:style-name="T12">01:56:32 David A.: other applications over the authority, but completely</text:span><text:span text:style-name="T12"/></text:p>
            <text:p text:style-name="P11" loext:marker-style-name="T12"><text:span text:style-name="T12">implements associated, the town, the fictitious, because social is that Sourcing</text:span><text:span text:style-name="T12"/></text:p>
            <text:p text:style-name="P11" loext:marker-style-name="T12"><text:span text:style-name="T12">what? David Almeida. They're just five days with.</text:span><text:span text:style-name="T12"/></text:p>
            <text:p text:style-name="P11" loext:marker-style-name="T12"><text:span text:style-name="T12">01:56:59 carlos a.b.c.: Nice. Okay. Okay. Father son, was that all within a</text:span><text:span text:style-name="T12"/></text:p>
            <text:p text:style-name="P11" loext:marker-style-name="T12"><text:span text:style-name="T12">Ornament.</text:span><text:span text:style-name="T12"/></text:p>
            <text:p text:style-name="P11" loext:marker-style-name="T12"><text:span text:style-name="T12">01:57:21 David A.: Ask for the guys together here. So, it's called the person.</text:span><text:span text:style-name="T12"/></text:p>
            <text:p text:style-name="P11" loext:marker-style-name="T12"><text:span text:style-name="T12">01:57:32 carlos a.b.c.: And as you can see, More kissing singers supposed. He</text:span><text:span text:style-name="T12"/></text:p>
            <text:p text:style-name="P11" loext:marker-style-name="T12"><text:span text:style-name="T12">from thatoske San Falta. Para, Despos, Complementaro contractor</text:span><text:span text:style-name="T12"/></text:p>
            <text:p text:style-name="P11" loext:marker-style-name="T12"><text:span text:style-name="T12">01:57:56 David A.: Alright, a little thumbs up here. cost you for the key, you</text:span><text:span text:style-name="T12"/></text:p>
            <text:p text:style-name="P11" loext:marker-style-name="T12"><text:span text:style-name="T12">01:58:51 carlos a.b.c.: posestaki, Nev This time.</text:span><text:span text:style-name="T12"/></text:p>
            <text:p text:style-name="P11" loext:marker-style-name="T12"><text:span text:style-name="T12">01:59:01 David A.: Everything right? Team.</text:span><text:span text:style-name="T12"/></text:p>
            <text:p text:style-name="P11" loext:marker-style-name="T12"><text:span text:style-name="T12">01:59:18 carlos a.b.c.: Was resident. Was not.</text:span><text:span text:style-name="T12"/></text:p>
            <text:p text:style-name="P11" loext:marker-style-name="T12"><text:span text:style-name="T12">01:59:26 David A.: But feltic air supply you of to a field, the crystal season for</text:span><text:span text:style-name="T12"/></text:p>
            <text:p text:style-name="P11" loext:marker-style-name="T12"><text:span text:style-name="T12">rivers.</text:span><text:span text:style-name="T12"/></text:p>
            <text:p text:style-name="P11" loext:marker-style-name="T12"><text:span text:style-name="T12">01:59:31 carlos a.b.c.: Asato.</text:span><text:span text:style-name="T12"/></text:p>
            <text:p text:style-name="P11" loext:marker-style-name="T12"><text:span text:style-name="T12">01:59:34 David A.: A squota tough as this, okay? We'll move you. What's up to</text:span><text:span text:style-name="T12"/></text:p>
            <text:p text:style-name="P11" loext:marker-style-name="T12"><text:span text:style-name="T12">come to the journal? No. The city, you know?</text:span><text:span text:style-name="T12"/></text:p>
            <text:p text:style-name="P11" loext:marker-style-name="T12"><text:span text:style-name="T12">01:59:44 carlos a.b.c.: Why not boys?</text:span><text:span text:style-name="T12"/></text:p>
            <text:p text:style-name="P11" loext:marker-style-name="T12"><text:span text:style-name="T12">01:59:44 David A.: Nobody. You know, Supplicate. Let's just Graphic hotel. But</text:span><text:span text:style-name="T12"/></text:p>
            <text:p text:style-name="P11" loext:marker-style-name="T12"><text:span text:style-name="T12">still obviously. Yeah, this in the words, just we can produce conditioned by</text:span><text:span text:style-name="T12"/></text:p>
            <text:p text:style-name="P11" loext:marker-style-name="T12"><text:span text:style-name="T12">Important temperatures that starts on the size, biggest cherished ways?</text:span><text:span text:style-name="T12"/></text:p>
            <text:p text:style-name="P11" loext:marker-style-name="T12"><text:span text:style-name="T12">02:00:19 David A.: Everybody. Is the first but but a little English. How many?</text:span><text:span text:style-name="T12"/></text:p>
            <text:p text:style-name="P11" loext:marker-style-name="T12"><text:span text:style-name="T12">Countries. That.</text:span><text:span text:style-name="T12"/></text:p>
            <text:p text:style-name="P11" loext:marker-style-name="T12"><text:span text:style-name="T12">02:00:50 carlos a.b.c.: See, I can no grupo, no grupo de star. No cual esta. Vocer</text:span><text:span text:style-name="T12"/></text:p>
            <text:p text:style-name="P11" loext:marker-style-name="T12"><text:span text:style-name="T12">Ricardo Marcos here. Take a compartir. A references para reunion de The path</text:span><text:span text:style-name="T12"/></text:p>
            <text:p text:style-name="P11" loext:marker-style-name="T12"><text:span text:style-name="T12">was the Freedia, E dual morfo, which I was having notifications. Project to start.</text:span><text:span text:style-name="T12"/></text:p>
            <text:p text:style-name="P11" loext:marker-style-name="T12"><text:span text:style-name="T12">Start acetyl.</text:span><text:span text:style-name="T12"/></text:p>
            <text:p text:style-name="P11" loext:marker-style-name="T12"><text:span text:style-name="T12">02:01:16 David A.: A great summer group. Attack age. Attacking But yeah, that's</text:span><text:span text:style-name="T12"/></text:p>
            <text:p text:style-name="P11" loext:marker-style-name="T12"><text:span text:style-name="T12">right. A Minneapolis, the key. Preparation here. The opposite of Representative</text:span><text:span text:style-name="T12"/></text:p>
            <text:p text:style-name="P11" loext:marker-style-name="T12"><text:span text:style-name="T12">Ricard. Representatively, possessed division of new companies. Okay, detail, I</text:span><text:span text:style-name="T12"/></text:p>
            <text:p text:style-name="P11" loext:marker-style-name="T12"><text:span text:style-name="T12">can continue this. Akin forces. What is it?</text:span><text:span text:style-name="T12"/></text:p>
            <text:p text:style-name="P11" loext:marker-style-name="T12"><text:span text:style-name="T12">02:01:45 carlos a.b.c.: See.</text:span><text:span text:style-name="T12"/></text:p>
            <text:p text:style-name="P11" loext:marker-style-name="T12"><text:span text:style-name="T12">02:01:49 David A.: Normal came as important verses representaries of the time.</text:span><text:span text:style-name="T12"/></text:p>
            <text:p text:style-name="P11" loext:marker-style-name="T12"><text:span text:style-name="T12">Okay? Cake, level,</text:span><text:span text:style-name="T12"/></text:p>
            <text:p text:style-name="P11" loext:marker-style-name="T12"><text:span text:style-name="T12">02:01:56 David A.: three beer.</text:span><text:span text:style-name="T12"/></text:p>
            <text:p text:style-name="P11" loext:marker-style-name="T12"><text:span text:style-name="T12">02:02:07 carlos a.b.c.: Bali, para, para esa reunion. Seria conviente, reposares se</text:span><text:span text:style-name="T12"/></text:p>
            <text:p text:style-name="P11" loext:marker-style-name="T12"><text:span text:style-name="T12">documento queue, compares strawberry. Short film.</text:span><text:span text:style-name="T12"/></text:p>
            <text:p text:style-name="P11" loext:marker-style-name="T12"><text:span text:style-name="T12">02:03:10 David A.: Other double policy. A video. So, That's related.</text:span><text:span text:style-name="T12"/></text:p>
            <text:p text:style-name="P11" loext:marker-style-name="T12"><text:soft-page-break/><text:span text:style-name="T12">02:04:33 David A.: The preview to start the procedure, it always because line a</text:span><text:span text:style-name="T12"/></text:p>
            <text:p text:style-name="P11" loext:marker-style-name="T12"><text:span text:style-name="T12">friend. Yeah, last scriptage But you said,</text:span><text:span text:style-name="T12"/></text:p>
            <text:p text:style-name="P11" loext:marker-style-name="T12"><text:span text:style-name="T12">02:04:51 carlos a.b.c.: See a okay. Compartier</text:span><text:span text:style-name="T12"/></text:p>
            <text:p text:style-name="P11" loext:marker-style-name="T12"><text:span text:style-name="T12">02:04:54 David A.: Saying we're doing it already.</text:span><text:span text:style-name="T12"/></text:p>
            <text:p text:style-name="P11" loext:marker-style-name="T12"><text:span text:style-name="T12">02:04:56 carlos a.b.c.: Yeah, nice. Again.</text:span><text:span text:style-name="T12"/></text:p>
            <text:p text:style-name="P11" loext:marker-style-name="T12"><text:span text:style-name="T12">02:05:00 David A.: Don't think facilities.</text:span><text:span text:style-name="T12"/></text:p>
            <text:p text:style-name="P11" loext:marker-style-name="T12"><text:span text:style-name="T12">02:05:03 carlos a.b.c.: Completaros. She was again. Do you completo?</text:span><text:span text:style-name="T12"/></text:p>
            <text:p text:style-name="P11" loext:marker-style-name="T12"><text:span text:style-name="T12">02:05:09 David A.: How can you just say?</text:span><text:span text:style-name="T12"/></text:p>
            <text:p text:style-name="P11" loext:marker-style-name="T12"><text:span text:style-name="T12">02:05:12 carlos a.b.c.: Repeater.</text:span><text:span text:style-name="T12"/></text:p>
            <text:p text:style-name="P11" loext:marker-style-name="T12"><text:span text:style-name="T12">02:05:15 David A.: See. Sequence age.</text:span><text:span text:style-name="T12"/></text:p>
            <text:p text:style-name="P11" loext:marker-style-name="T12"><text:span text:style-name="T12">02:05:18 carlos a.b.c.: See.</text:span><text:span text:style-name="T12"/></text:p>
            <text:p text:style-name="P11" loext:marker-style-name="T12"><text:span text:style-name="T12">02:05:19 David A.: See. Yes, it's a search engine. The Surfing Bridge.</text:span><text:span text:style-name="T12"/></text:p>
            <text:p text:style-name="P11" loext:marker-style-name="T12"><text:span text:style-name="T12">02:05:30 carlos a.b.c.: Concert in.</text:span><text:span text:style-name="T12"/></text:p>
            <text:p text:style-name="P11" loext:marker-style-name="T12"><text:span text:style-name="T12">02:05:32 David A.: Who have been seeing the real? Number 73. Quarter sink</text:span><text:span text:style-name="T12"/></text:p>
            <text:p text:style-name="P11" loext:marker-style-name="T12"><text:span text:style-name="T12">their sink.</text:span><text:span text:style-name="T12"/></text:p>
            <text:p text:style-name="P11" loext:marker-style-name="T12"><text:span text:style-name="T12">02:05:57 carlos a.b.c.: Now, as he</text:span><text:span text:style-name="T12"/></text:p>
            <text:p text:style-name="P11" loext:marker-style-name="T12"><text:span text:style-name="T12">02:06:00 David A.: They say yes, yes.</text:span><text:span text:style-name="T12"/></text:p>
            <text:p text:style-name="P11" loext:marker-style-name="T12"><text:span text:style-name="T12">02:06:05 carlos a.b.c.: Por favor. Carlos.</text:span><text:span text:style-name="T12"/></text:p>
            <text:p text:style-name="P11" loext:marker-style-name="T12"><text:span text:style-name="T12">02:06:09 David A.: Sir. They're not set to. An obsession sage. Spaslove.</text:span><text:span text:style-name="T12"/></text:p>
            <text:p text:style-name="P11" loext:marker-style-name="T12"><text:span text:style-name="T12">02:06:27 carlos a.b.c.: see that, that</text:span><text:span text:style-name="T12"/></text:p>
            <text:p text:style-name="P11" loext:marker-style-name="T12"><text:span text:style-name="T12">02:06:28 David A.: No. Special. No essay, is it? that is that I mean, is Okay, email</text:span><text:span text:style-name="T12"/></text:p>
            <text:p text:style-name="P11" loext:marker-style-name="T12"><text:span text:style-name="T12">and the real Potter.</text:span><text:span text:style-name="T12"/></text:p>
            <text:p text:style-name="P11" loext:marker-style-name="T12"><text:span text:style-name="T12">02:07:01 carlos a.b.c.: Come.</text:span><text:span text:style-name="T12"/></text:p>
            <text:p text:style-name="P11" loext:marker-style-name="T12"><text:span text:style-name="T12">02:07:07 David A.: from okay, it was</text:span><text:span text:style-name="T12"/></text:p>
            <text:p text:style-name="P11" loext:marker-style-name="T12"><text:span text:style-name="T12">02:07:09 carlos a.b.c.: Only.</text:span><text:span text:style-name="T12"/></text:p>
            <text:p text:style-name="P11" loext:marker-style-name="T12"><text:span text:style-name="T12">02:07:26 David A.: Wind was the patrol limited because I saw market limit. Other</text:span><text:span text:style-name="T12"/></text:p>
            <text:p text:style-name="P11" loext:marker-style-name="T12"><text:span text:style-name="T12">noise is a normal person must be tourism.</text:span><text:span text:style-name="T12"/></text:p>
            <text:p text:style-name="P11" loext:marker-style-name="T12"><text:span text:style-name="T12">02:07:35 carlos a.b.c.: Start.</text:span><text:span text:style-name="T12"/></text:p>
            <text:p text:style-name="P11" loext:marker-style-name="T12"><text:span text:style-name="T12">02:07:44 David A.: Chain.</text:span><text:span text:style-name="T12"/></text:p>
            <text:p text:style-name="P11" loext:marker-style-name="T12"><text:span text:style-name="T12">02:07:49 carlos a.b.c.: Semper cleante proprietario. Okay started, she knows</text:span><text:span text:style-name="T12"/></text:p>
            <text:p text:style-name="P11" loext:marker-style-name="T12"><text:span text:style-name="T12">about the start think of percento Quattro me Joyce.</text:span><text:span text:style-name="T12"/></text:p>
            <text:p text:style-name="P11" loext:marker-style-name="T12"><text:span text:style-name="T12">02:08:01 David A.: But that.</text:span><text:span text:style-name="T12"/></text:p>
            <text:p text:style-name="P11" loext:marker-style-name="T12"><text:span text:style-name="T12">02:08:05 carlos a.b.c.: I listen to. Mars no Compromanada. Estar. Continuing</text:span><text:span text:style-name="T12"/></text:p>
            <text:p text:style-name="P11" loext:marker-style-name="T12"><text:span text:style-name="T12">ventanos podemos of referestar. Aça demos. A sinado. Oh, mandato de venta</text:span><text:span text:style-name="T12"/></text:p>
            <text:p text:style-name="P11" loext:marker-style-name="T12"><text:span text:style-name="T12">money.</text:span><text:span text:style-name="T12"/></text:p>
            <text:p text:style-name="P11" loext:marker-style-name="T12"><text:span text:style-name="T12">02:08:19 David A.: Okay.</text:span><text:span text:style-name="T12"/></text:p>
            <text:p text:style-name="P11" loext:marker-style-name="T12"><text:span text:style-name="T12">02:08:21 carlos a.b.c.: Hey, hey you it's a partitions opera Dora Didro</text:span><text:span text:style-name="T12"/></text:p>
            <text:p text:style-name="P11" loext:marker-style-name="T12"><text:span text:style-name="T12">Carmonette is paravinda President Importante romercado the contact us</text:span><text:span text:style-name="T12"/></text:p>
            <text:p text:style-name="P11" loext:marker-style-name="T12"><text:span text:style-name="T12">porque se algees of the new</text:span><text:span text:style-name="T12"/></text:p>
            <text:p text:style-name="P11" loext:marker-style-name="T12"><text:span text:style-name="T12">02:08:38 David A.: But he probably desire, someone you.</text:span><text:span text:style-name="T12"/></text:p>
            <text:p text:style-name="P11" loext:marker-style-name="T12"><text:span text:style-name="T12">02:08:39 carlos a.b.c.: bathroom ideas. Yeah. Well Bali and office. But musla a</text:span><text:span text:style-name="T12"/></text:p>
            <text:p text:style-name="P11" loext:marker-style-name="T12"><text:span text:style-name="T12">cloudless. I want a song. Different definition.</text:span><text:span text:style-name="T12"/></text:p>
            <text:p text:style-name="P11" loext:marker-style-name="T12"><text:span text:style-name="T12">02:08:57 David A.: Right.</text:span><text:span text:style-name="T12"/></text:p>
            <text:p text:style-name="P11" loext:marker-style-name="T12"><text:span text:style-name="T12">02:09:01 carlos a.b.c.: Of the leads. What's a violento everybody?</text:span><text:span text:style-name="T12"/></text:p>
            <text:p text:style-name="P11" loext:marker-style-name="T12"><text:span text:style-name="T12">02:09:17 David A.: Okay, what's up inside?</text:span><text:span text:style-name="T12"/></text:p>
            <text:p text:style-name="P11" loext:marker-style-name="T12"><text:span text:style-name="T12">02:09:49 carlos a.b.c.: Wasn't that he Is okay, okay.</text:span><text:span text:style-name="T12"/></text:p>
            <text:p text:style-name="P11" loext:marker-style-name="T12"><text:span text:style-name="T12">02:09:56 David A.: Actually.</text:span><text:span text:style-name="T12"/></text:p>
            <text:p text:style-name="P11" loext:marker-style-name="T12"><text:span text:style-name="T12">02:10:00 carlos a.b.c.: Cala lead by a Kosovo contrato. Yes, he knows he must</text:span><text:span text:style-name="T12"/></text:p>
            <text:p text:style-name="P11" loext:marker-style-name="T12"><text:span text:style-name="T12">say Good. Condor Ricardo a Trabajardo, Manila Structurada, Professional</text:span><text:span text:style-name="T12"/></text:p>
            <text:p text:style-name="P11" loext:marker-style-name="T12"><text:span text:style-name="T12">Chepositions. As communications electronics. Enough. Resist Ramos. Really I but</text:span><text:span text:style-name="T12"/></text:p>
            <text:p text:style-name="P11" loext:marker-style-name="T12"><text:span text:style-name="T12">I primeda experiencia if I must have a fair shot. Oh, systema your system, a</text:span><text:span text:style-name="T12"/></text:p>
            <text:p text:style-name="P11" loext:marker-style-name="T12"><text:span text:style-name="T12">resistor of the lead. Or continue normally identification or people do Palacio.</text:span><text:span text:style-name="T12"/></text:p>
            <text:p text:style-name="P11" loext:marker-style-name="T12"><text:soft-page-break/><text:span text:style-name="T12">North Korea was Unformative communicar, man. I started. Thank you. See</text:span><text:span text:style-name="T12"/></text:p>
            <text:p text:style-name="P11" loext:marker-style-name="T12"><text:span text:style-name="T12">Brazil. And then getting here.</text:span><text:span text:style-name="T12"/></text:p>
            <text:p text:style-name="P11" loext:marker-style-name="T12"><text:span text:style-name="T12">02:10:49 David A.: That.</text:span><text:span text:style-name="T12"/></text:p>
            <text:p text:style-name="P11" loext:marker-style-name="T12"><text:span text:style-name="T12">02:10:51 carlos a.b.c.: A tank conditional, thank you for car Provos.</text:span><text:span text:style-name="T12"/></text:p>
            <text:p text:style-name="P11" loext:marker-style-name="T12"><text:span text:style-name="T12">02:10:55 David A.: Simple contrast.</text:span><text:span text:style-name="T12"/></text:p>
            <text:p text:style-name="P11" loext:marker-style-name="T12"><text:span text:style-name="T12">02:10:57 carlos a.b.c.: Nobody nobody is here. No, no digamet. Understand us</text:span><text:span text:style-name="T12"/></text:p>
            <text:p text:style-name="P11" loext:marker-style-name="T12"><text:span text:style-name="T12">problems. The Qubo says she started Google. Correcto. Caro, Caro. See. Oh, oh.</text:span><text:span text:style-name="T12"/></text:p>
            <text:p text:style-name="P11" loext:marker-style-name="T12"><text:span text:style-name="T12">Historia Commercial contrary to the presuppose to Qualisa Porque, Estoya</text:span><text:span text:style-name="T12"/></text:p>
            <text:p text:style-name="P11" loext:marker-style-name="T12"><text:span text:style-name="T12">creatures. Okay tour de Castro, his name, quality tourism professional. You have</text:span><text:span text:style-name="T12"/></text:p>
            <text:p text:style-name="P11" loext:marker-style-name="T12"><text:span text:style-name="T12">no social order.</text:span><text:span text:style-name="T12"/></text:p>
            <text:p text:style-name="P11" loext:marker-style-name="T12"><text:span text:style-name="T12">02:11:44 David A.: Italical center field control, okay?</text:span><text:span text:style-name="T12"/></text:p>
            <text:p text:style-name="P11" loext:marker-style-name="T12"><text:span text:style-name="T12">02:11:48 carlos a.b.c.: But they are regresunda. Cielo. No, importa provas.</text:span><text:span text:style-name="T12"/></text:p>
            <text:p text:style-name="P11" loext:marker-style-name="T12"><text:span text:style-name="T12">02:12:03 David A.: excuse me, then we will</text:span><text:span text:style-name="T12"/></text:p>
            <text:p text:style-name="P11" loext:marker-style-name="T12"><text:span text:style-name="T12">02:12:14 carlos a.b.c.: See.</text:span><text:span text:style-name="T12"/></text:p>
            <text:p text:style-name="P11" loext:marker-style-name="T12"><text:span text:style-name="T12">02:12:15 David A.: Change. Well, the question is your personality professors</text:span><text:span text:style-name="T12"/></text:p>
            <text:p text:style-name="P11" loext:marker-style-name="T12"><text:span text:style-name="T12">today? Okay.</text:span><text:span text:style-name="T12"/></text:p>
            <text:p text:style-name="P11" loext:marker-style-name="T12"><text:span text:style-name="T12">02:12:42 carlos a.b.c.: Everybody got audio. Nos de musa Carlos.</text:span><text:span text:style-name="T12"/></text:p>
            <text:p text:style-name="P11" loext:marker-style-name="T12"><text:span text:style-name="T12">02:13:08 David A.: Lot. Let's go by a company.</text:span><text:span text:style-name="T12"/></text:p>
            <text:p text:style-name="P11" loext:marker-style-name="T12"><text:span text:style-name="T12">02:13:13 carlos a.b.c.: The sportster mosaki, a protects our contra Ilizau y</text:span><text:span text:style-name="T12"/></text:p>
            <text:p text:style-name="P11" loext:marker-style-name="T12"><text:span text:style-name="T12">Estrella Contactos.</text:span><text:span text:style-name="T12"/></text:p>
            <text:p text:style-name="P11" loext:marker-style-name="T12"><text:span text:style-name="T12">02:13:39 carlos a.b.c.: Important thing or product economy, a Sofia Esta</text:span><text:span text:style-name="T12"/></text:p>
            <text:p text:style-name="P11" loext:marker-style-name="T12"><text:span text:style-name="T12">compartillado 50%.</text:span><text:span text:style-name="T12"/></text:p>
            <text:p text:style-name="P11" loext:marker-style-name="T12"><text:span text:style-name="T12">02:13:45 carlos a.b.c.:</text:span><text:span text:style-name="T12"/></text:p>
            <text:p text:style-name="P11" loext:marker-style-name="T12"><text:span text:style-name="T12">02:13:46 David A.: Planet.</text:span><text:span text:style-name="T12"/></text:p>
            <text:p text:style-name="P11" loext:marker-style-name="T12"><text:span text:style-name="T12">02:13:46 carlos a.b.c.: One. But most important layer con. Calma de fato, a</text:span><text:span text:style-name="T12"/></text:p>
            <text:p text:style-name="P11" loext:marker-style-name="T12"><text:span text:style-name="T12">person we are pelo correlatronico. He was saying</text:span><text:span text:style-name="T12"/></text:p>
            <text:p text:style-name="P11" loext:marker-style-name="T12"><text:span text:style-name="T12">02:13:57 David A.: Now, there's something you</text:span><text:span text:style-name="T12"/></text:p>
            <text:p text:style-name="P11" loext:marker-style-name="T12"><text:span text:style-name="T12">02:14:01 carlos a.b.c.: No, my still they were Gorak residential status.</text:span><text:span text:style-name="T12"/></text:p>
            <text:p text:style-name="P11" loext:marker-style-name="T12"><text:span text:style-name="T12">02:14:06 David A.: See, bye.</text:span><text:span text:style-name="T12"/></text:p>
            <text:p text:style-name="P11" loext:marker-style-name="T12"><text:span text:style-name="T12">02:14:07 carlos a.b.c.: You know, Carlos so this Koyama says to Timo. Will say</text:span><text:span text:style-name="T12"/></text:p>
            <text:p text:style-name="P11" loext:marker-style-name="T12"><text:span text:style-name="T12">fashion electora? No says, no ashoke. Bastante. Claro and Professor Demento</text:span><text:span text:style-name="T12"/></text:p>
            <text:p text:style-name="P11" loext:marker-style-name="T12"><text:span text:style-name="T12">Regulado Conforming Vamos. A Travis or the Nada. Central response Now that</text:span><text:span text:style-name="T12"/></text:p>
            <text:p text:style-name="P11" loext:marker-style-name="T12"><text:span text:style-name="T12">the Japanese condo respondus you know a synonym now now aquil contacts</text:span><text:span text:style-name="T12"/></text:p>
            <text:p text:style-name="P11" loext:marker-style-name="T12"><text:span text:style-name="T12">you know, see prevent no, perfecto get a registrado conformable say nonposite</text:span><text:span text:style-name="T12"/></text:p>
            <text:p text:style-name="P11" loext:marker-style-name="T12"><text:span text:style-name="T12">for alarcon. Helse nontango contact is post. Areas. Same preparacado,</text:span><text:span text:style-name="T12"/></text:p>
            <text:p text:style-name="P11" loext:marker-style-name="T12"><text:span text:style-name="T12">Operaçao. Facebook and Radios, Dunam cuando Amina Vision. So best Estamos</text:span><text:span text:style-name="T12"/></text:p>
            <text:p text:style-name="P11" loext:marker-style-name="T12"><text:span text:style-name="T12">dando. A</text:span><text:span text:style-name="T12"/></text:p>
            <text:p text:style-name="P11" loext:marker-style-name="T12"><text:span text:style-name="T12">02:15:06 David A.: What?</text:span><text:span text:style-name="T12"/></text:p>
            <text:p text:style-name="P11" loext:marker-style-name="T12"><text:span text:style-name="T12">02:15:11 carlos a.b.c.: Clear. Opportunity. The falaco multitudes. The actor is</text:span><text:span text:style-name="T12"/></text:p>
            <text:p text:style-name="P11" loext:marker-style-name="T12"><text:span text:style-name="T12">those Victor Carmenetis is Amana Moradios. Senior since elementary school.</text:span><text:span text:style-name="T12"/></text:p>
            <text:p text:style-name="P11" loext:marker-style-name="T12"><text:span text:style-name="T12">02:15:31 David A.: oh, Right.</text:span><text:span text:style-name="T12"/></text:p>
            <text:p text:style-name="P11" loext:marker-style-name="T12"><text:span text:style-name="T12">02:15:38 carlos a.b.c.: Battle. But oh, they don't know. Cuando. Quando. Why?</text:span><text:span text:style-name="T12"/></text:p>
            <text:p text:style-name="P11" loext:marker-style-name="T12"><text:span text:style-name="T12">Oh contact to leave. Identification reunion, barnstapathiristas opera. And this is</text:span><text:span text:style-name="T12"/></text:p>
            <text:p text:style-name="P11" loext:marker-style-name="T12"><text:span text:style-name="T12">the most importantly.</text:span><text:span text:style-name="T12"/></text:p>
            <text:p text:style-name="P11" loext:marker-style-name="T12"><text:span text:style-name="T12">02:15:53 carlos a.b.c.: Ali.</text:span><text:span text:style-name="T12"/></text:p>
            <text:p text:style-name="P11" loext:marker-style-name="T12"><text:span text:style-name="T12">02:15:55 David A.: Doing something.</text:span><text:span text:style-name="T12"/></text:p>
            <text:p text:style-name="P11" loext:marker-style-name="T12"><text:span text:style-name="T12">02:15:58 carlos a.b.c.: 1 Resume physical espanya purse in Spanish.</text:span><text:span text:style-name="T12"/></text:p>
            <text:p text:style-name="P11" loext:marker-style-name="T12"><text:span text:style-name="T12">02:16:08 David A.: The notifications.</text:span><text:span text:style-name="T12"/></text:p>
            <text:p text:style-name="P11" loext:marker-style-name="T12"><text:span text:style-name="T12">02:16:11 carlos a.b.c.: He knows I said, I must say that. This boss are</text:span><text:span text:style-name="T12"/></text:p>
            <text:p text:style-name="P11" loext:marker-style-name="T12"><text:span text:style-name="T12">confidentialidadosiquila protein. Contracto mastante. y concreto, only coca fire</text:span><text:span text:style-name="T12"/></text:p>
            <text:p text:style-name="P11" loext:marker-style-name="T12"><text:span text:style-name="T12">protege parties because she will say for them premil Elevar mañana. Ricardo a</text:span><text:span text:style-name="T12"/></text:p>
            <text:p text:style-name="P11" loext:marker-style-name="T12"><text:span text:style-name="T12">formalizarro contrato.</text:span><text:span text:style-name="T12"/></text:p>
            <text:p text:style-name="P11" loext:marker-style-name="T12"><text:soft-page-break/><text:span text:style-name="T12">02:16:39 David A.: Just whoever my hand, the level.</text:span><text:span text:style-name="T12"/></text:p>
            <text:p text:style-name="P11" loext:marker-style-name="T12"><text:span text:style-name="T12">02:16:44 carlos a.b.c.: SCL Technologies Equity. One just electronico. Yeah. One</text:span><text:span text:style-name="T12"/></text:p>
            <text:p text:style-name="P11" loext:marker-style-name="T12"><text:span text:style-name="T12">or a resume and less sure is the film applicable. And Portugal Lisboa. Corretto</text:span><text:span text:style-name="T12"/></text:p>
            <text:p text:style-name="P11" loext:marker-style-name="T12"><text:span text:style-name="T12">02:17:23 David A.: There's a simple. Now, that's a simple market the set. They</text:span><text:span text:style-name="T12"/></text:p>
            <text:p text:style-name="P11" loext:marker-style-name="T12"><text:span text:style-name="T12">praises they present one. There was more elbows for for important reports for</text:span><text:span text:style-name="T12"/></text:p>
            <text:p text:style-name="P11" loext:marker-style-name="T12"><text:span text:style-name="T12">necessary.</text:span><text:span text:style-name="T12"/></text:p>
            <text:p text:style-name="P11" loext:marker-style-name="T12"><text:span text:style-name="T12">02:17:41 carlos a.b.c.: Just that. Sing Coretto. Jose prescribe Documento.</text:span><text:span text:style-name="T12"/></text:p>
            <text:p text:style-name="P11" loext:marker-style-name="T15"><text:span text:style-name="T13">View original transcript at Tactiq.</text:span></text:p>
          </table:table-cell>
        </table:table-row>
        <table:table-row>
          <table:table-cell table:style-name="Tabla1.A1" office:value-type="string">
            <text:p text:style-name="P12">GEM ACTA<text:line-break/>inicia el protocolo /ordeño</text:p>
          </table:table-cell>
        </table:table-row>
        <table:table-row>
          <table:table-cell table:style-name="Tabla1.A1" office:value-type="string">
            <text:p text:style-name="P13">A continuación presento el procesamiento del conocimiento extraído de la reunión entre <text:span text:style-name="T16">David Almeida</text:span> y <text:span text:style-name="T16">Carlos Alberto Balboa Castelo</text:span> del 18 de febrero de 2026.</text:p>
            <text:p text:style-name="P14"/>
            <text:p text:style-name="P15">Nivel 1 — Resumen ejecutivo</text:p>
            <text:p text:style-name="P16"><text:bookmark text:name="p-rc_78b058069cd2d583-41"/>La reunión consolidó la estructura operativa y estratégica de <text:span text:style-name="T16">EXP Portugal Commercial Group</text:span> y el lanzamiento del <text:span text:style-name="T16">Club Privado de Inversores Inmobiliarios (CPII)</text:span>. Se definieron protocolos estrictos de captación y venta (LOI, Mandato, Prueba de Fondos) para diferenciarse de la falta de disciplina del mercado residencial. Estratégicamente, se acordó posicionar a David Almeida como referente de autoridad (Senior) y a Carlos Balboa como especialista tecnológico (Junior) para liderar la expansión en España. El objetivo inmediato es captar 10 fundadores para el webinar del 27 de febrero y formalizar un acuerdo marco con la empresa <text:span text:style-name="T16">Start</text:span> para la gestión profesional de <text:span text:style-name="T17">leads</text:span> de hidrocarburos.</text:p>
            <text:p text:style-name="P13">+4</text:p>
            <text:p text:style-name="P14"/>
            <text:p text:style-name="P15">Nivel 2 — Matriz indexada</text:p>
            <text:p text:style-name="P17">1. Decisiones clave</text:p>
            <text:list text:style-name="L1">
              <text:list-item>
                <text:p text:style-name="P18"><text:bookmark text:name="p-rc_78b058069cd2d583-42"/><text:span text:style-name="T16">Identidad del Club:</text:span> Se cambió el nombre oficial a "Club Privado de Inversores Inmobiliarios" (manteniedo siglas <text:span text:style-name="T16">CPII</text:span>) por disponibilidad de dominio.</text:p>
              </text:list-item>
              <text:list-item>
                <text:p text:style-name="P18"><text:bookmark text:name="p-rc_78b058069cd2d583-43"/><text:span text:style-name="T16">Jerarquía de Autoridad:</text:span> Posicionamiento de David como Agente Senior/Referente y Carlos como Agente Junior/Tecnológico para generar confianza ante inversores y agentes jóvenes.</text:p>
              </text:list-item>
              <text:list-item>
                <text:p text:style-name="P19"><text:bookmark text:name="p-rc_78b058069cd2d583-44"/><text:span text:style-name="T16">Protocolo de Ventas:</text:span> Uso obligatorio de la <text:span text:style-name="T16">Carta de Intención (LOI)</text:span>, <text:span text:style-name="T16">Prueba de Fondos</text:span> y <text:span text:style-name="T16">Mandato de Representación</text:span> antes de compartir información sensible.</text:p>
                <text:p text:style-name="P20">+2</text:p>
              </text:list-item>
              <text:list-item>
                <text:p text:style-name="P19"><text:bookmark text:name="p-rc_78b058069cd2d583-45"/><text:span text:style-name="T16">Acuerdo con Start:</text:span> Formalización de un contrato impreso (dos copias) para regular la colaboración con Ricardo, incluyendo cláusulas de no elusión y registro electrónico de <text:span text:style-name="T17">leads</text:span>.</text:p>
                <text:p text:style-name="P20"><text:soft-page-break/>+3</text:p>
              </text:list-item>
              <text:list-item>
                <text:p text:style-name="P18"><text:bookmark text:name="p-rc_78b058069cd2d583-46"/><text:span text:style-name="T16">Calendario de Lanzamiento:</text:span> Fijación del webinar para fundadores el viernes <text:span text:style-name="T16">27 de febrero</text:span>.</text:p>
              </text:list-item>
            </text:list>
            <text:p text:style-name="P17">2. Aprendizajes y lecciones</text:p>
            <text:list text:style-name="L2">
              <text:list-item>
                <text:p text:style-name="P21"><text:bookmark text:name="p-rc_78b058069cd2d583-47"/><text:span text:style-name="T16">Falla en Cualificación:</text:span> El fracaso previo con agentes como Rodrigo y Maxa se debió a no cualificar al cliente, resultando en tratos con testaferros o clientes inexistentes.</text:p>
                <text:p text:style-name="P22">+1</text:p>
              </text:list-item>
              <text:list-item>
                <text:p text:style-name="P21"><text:bookmark text:name="p-rc_78b058069cd2d583-48"/><text:span text:style-name="T16">Diferenciación Residencial vs. Comercial:</text:span> El área comercial no se basa en portales abiertos para sacar <text:span text:style-name="T17">leads</text:span>, sino en un proceso exigente de captación (estudios de mercado, viabilidad económica y planes de negocio).</text:p>
                <text:p text:style-name="P22">+1</text:p>
              </text:list-item>
              <text:list-item>
                <text:p text:style-name="P21"><text:bookmark text:name="p-rc_78b058069cd2d583-49"/><text:span text:style-name="T16">Propiedad Intelectual:</text:span> La importancia de registrar marcas (EXP Portugal Commercial Group) y alojar sitios en dominios propios para mantener el control y evitar que otros se apropien del trabajo.</text:p>
                <text:p text:style-name="P22">+2</text:p>
              </text:list-item>
            </text:list>
            <text:p text:style-name="P17">3. Debates y perspectivas</text:p>
            <text:list text:style-name="L3">
              <text:list-item>
                <text:p text:style-name="P23"><text:bookmark text:name="p-rc_78b058069cd2d583-50"/><text:span text:style-name="T16">Modelo de Reparto (Split):</text:span> David enfatizó que solo comparte honorarios si el socio colabora y se alinea con el método; si el socio no aporta valor, no hay obligación de compartir.</text:p>
              </text:list-item>
              <text:list-item>
                <text:p text:style-name="P24"><text:bookmark text:name="p-rc_78b058069cd2d583-51"/><text:span text:style-name="T16">Tensión Procedimental:</text:span> Se identificó que los agentes en España suelen enfocarse en "negocios" sin discutir el "procedimiento", lo que genera desorden. La postura de Carlos es no involucrarse si no se siguen las reglas.</text:p>
                <text:p text:style-name="P25">+1</text:p>
              </text:list-item>
              <text:list-item>
                <text:p text:style-name="P24"><text:bookmark text:name="p-rc_78b058069cd2d583-52"/><text:span text:style-name="T16">Evaluación de Activos Hoteleros:</text:span> Debate sobre la necesidad de separar el valor del edificio (activo) del valor de la empresa explotadora (operación).</text:p>
                <text:p text:style-name="P25">+1</text:p>
              </text:list-item>
            </text:list>
            <text:p text:style-name="P17">4. Oportunidades identificadas</text:p>
            <text:list text:style-name="L4">
              <text:list-item>
                <text:p text:style-name="P26"><text:bookmark text:name="p-rc_78b058069cd2d583-53"/><text:span text:style-name="T16">Nichos de Inversión en Portugal:</text:span> Identificación de activos específicos para presentar en España: pequeños emprendimientos (Urban, Nobre), centros comerciales (Matosinhos) y valorización de residuos eléctricos.</text:p>
              </text:list-item>
              <text:list-item>
                <text:p text:style-name="P26"><text:bookmark text:name="p-rc_78b058069cd2d583-54"/><text:span text:style-name="T16">Estatuto de Fundador:</text:span> Posición estratégica para "prescriptores clave" con inversión inicial desde 100 €, con el objetivo de alcanzar 1M € en inversión para ascender a "Gestor".</text:p>
              </text:list-item>
              <text:list-item>
                <text:p text:style-name="P27"><text:bookmark text:name="p-rc_78b058069cd2d583-55"/><text:span text:style-name="T16">Blog y LinkedIn:</text:span> Oportunidad de atraer tráfico orgánico mediante contenido semanal técnico liderado por David como prescriptor.</text:p>
                <text:p text:style-name="P28">+1</text:p>
              </text:list-item>
            </text:list>
            <text:p text:style-name="P17">5. Acciones y compromisos</text:p>
            <text:list text:style-name="L5">
              <text:list-item>
                <text:p text:style-name="P29">David Almeida:</text:p>
                <text:list>
                  <text:list-item>
                    <text:p text:style-name="P30"><text:bookmark text:name="p-rc_78b058069cd2d583-56"/>Enviar Manual de Procedimientos y audios con criterios de estudio de mercado.</text:p>
                    <text:p text:style-name="P31"><text:soft-page-break/>+1</text:p>
                  </text:list-item>
                  <text:list-item>
                    <text:p text:style-name="P30"><text:bookmark text:name="p-rc_78b058069cd2d583-57"/>Completar proceso de verificación KC (subir foto DNI) y llamar al abogado para revisar el contrato.</text:p>
                    <text:p text:style-name="P31">+1</text:p>
                  </text:list-item>
                  <text:list-item>
                    <text:p text:style-name="P30"><text:bookmark text:name="p-rc_78b058069cd2d583-58"/>Imprimir copias del contrato para la reunión en Paços de Ferreira.</text:p>
                    <text:p text:style-name="P31">+1</text:p>
                  </text:list-item>
                </text:list>
              </text:list-item>
              <text:list-item>
                <text:p text:style-name="P29">Carlos Balboa:</text:p>
                <text:list>
                  <text:list-item>
                    <text:p text:style-name="P30"><text:bookmark text:name="p-rc_78b058069cd2d583-59"/>Finalizar la <text:span text:style-name="T17">landing page</text:span> y traducir documentos de fundadores al portugués antes del 27 de febrero.</text:p>
                    <text:p text:style-name="P31">+1</text:p>
                  </text:list-item>
                  <text:list-item>
                    <text:p text:style-name="P30"><text:bookmark text:name="p-rc_78b058069cd2d583-60"/>Crear la presentación de oportunidades para el grupo de agentes en España.</text:p>
                    <text:p text:style-name="P31">+1</text:p>
                  </text:list-item>
                </text:list>
              </text:list-item>
            </text:list>
            <text:p text:style-name="P17">6. Contexto y background</text:p>
            <text:list text:style-name="L6">
              <text:list-item>
                <text:p text:style-name="P32"><text:bookmark text:name="p-rc_78b058069cd2d583-61"/><text:span text:style-name="T16">Métricas de Gestión:</text:span> Uso de rácios estándar para evaluar solidez: costos fijos &lt;10%, operacionales 10-12%, personal &lt;17%.</text:p>
                <text:p text:style-name="P33">+2</text:p>
              </text:list-item>
              <text:list-item>
                <text:p text:style-name="P32"><text:bookmark text:name="p-rc_78b058069cd2d583-62"/><text:span text:style-name="T16">Marco Legal:</text:span> Referencia constante a normativas <text:span text:style-name="T16">KYC</text:span> (Know Your Customer) y <text:span text:style-name="T16">AML</text:span> (Anti-Money Laundering) para establecer una barrera metodológica frente a competidores indisciplinados.</text:p>
                <text:p text:style-name="P33">+1</text:p>
              </text:list-item>
            </text:list>
            <text:p text:style-name="P14"/>
            <text:p text:style-name="P15">Nivel 3 — Taxonomía de temas</text:p>
            <text:list text:style-name="L7">
              <text:list-item>
                <text:p text:style-name="P34"><text:span text:style-name="T16">Estrategia Comercial (XP Portugal/España):</text:span> Decisiones clave #2, Debates #2, Oportunidades #1.</text:p>
              </text:list-item>
              <text:list-item>
                <text:p text:style-name="P34"><text:span text:style-name="T16">Lanzamiento CPII (Club de Inversores):</text:span> Decisiones clave #1, #5, Oportunidades #2.</text:p>
              </text:list-item>
              <text:list-item>
                <text:p text:style-name="P34"><text:span text:style-name="T16">Metodología y Procesos (LOI/KYC):</text:span> Decisiones clave #3, Aprendizajes #2, Contexto #2.</text:p>
              </text:list-item>
              <text:list-item>
                <text:p text:style-name="P34"><text:span text:style-name="T16">Relación con Partners (Start/Ricardo):</text:span> Decisiones clave #4, Acciones #1.</text:p>
              </text:list-item>
              <text:list-item>
                <text:p text:style-name="P34"><text:span text:style-name="T16">Infraestructura Digital (Web/CRM):</text:span> Aprendizajes #3, Acciones #2.</text:p>
              </text:list-item>
            </text:list>
            <text:p text:style-name="P14"/>
            <text:p text:style-name="P17">PROTOCOLO: /ordeño (Ronda 1 de 3)</text:p>
            <text:p text:style-name="P13">Para profundizar en la estrategia y eliminar ambigüedades antes de los entregables finales (webinar y presentación en España), formulo las siguientes preguntas:</text:p>
            <text:list text:style-name="L8">
              <text:list-item>
                <text:p text:style-name="P35"><text:span text:style-name="T16">Sobre la "Autoridad Senior":</text:span> Dado que el éxito en España depende de la percepción de David como referente, ¿qué hitos específicos o métricas de éxito de sus 3 años de operación en Portugal deben ser el eje central de la presentación para desarmar la resistencia de los <text:soft-page-break/>agentes españoles al procedimiento?</text:p>
              </text:list-item>
              <text:list-item>
                <text:p text:style-name="P35"><text:span text:style-name="T16">Sobre el "Estatuto de Fundador":</text:span> Se menciona una inversión flexible de 100 €, pero un objetivo de 1M €. ¿Cuál es el incentivo económico o de gobernanza <text:span text:style-name="T17">inmediato</text:span> (más allá del título simbólico) que garantiza que esos 10 fundadores se conviertan en "prescriptores activos" y no en inversores pasivos?</text:p>
              </text:list-item>
              <text:list-item>
                <text:p text:style-name="P35"><text:span text:style-name="T16">Sobre la "Barrera Start":</text:span> El acuerdo marco busca "educar" a Ricardo. En el tablero de /ajedrez, si Ricardo rechaza la cláusula de confirmación de <text:span text:style-name="T17">leads</text:span> en 24 horas por considerarla demasiado rígida para el sector de hidrocarburos, ¿cuál es el movimiento de repliegue o la restricción innegociable que David y Carlos han definido?</text:p>
              </text:list-item>
            </text:list>
            <text:p text:style-name="P36">¿Deseas responder a estas preguntas para avanzar a la segunda ronda del protocolo?</text:p>
            <text:p text:style-name="Table_20_Contents"/>
          </table:table-cell>
        </table:table-row>
        <table:table-row>
          <table:table-cell table:style-name="Tabla1.A1" office:value-type="string">
            <text:p text:style-name="Table_20_Contents">Punto 0: es importante extraer toda la base de conocimiento de forma meticulosa de la exposición de David ya que es la base para la construcción de las herramientas de comunicación con los colaboradores. </text:p>
            <text:p text:style-name="Table_20_Contents"/>
            <text:p text:style-name="Table_20_Contents">ronda 1:</text:p>
            <text:p text:style-name="Table_20_Contents">pregunta 1: David Almeida ha sido nombrado Agente del año 2025 en Portugal, de los 17 CAP del año 2025 de Portugal 7 están en su equipo, que representa más del 25% de la facturación total de EXP Portugal. Sólo por estos números ya es un referente pero además de eso tiene colaboraciones y participación con diferentes entidades dedicadas a la promoción de Portugal en el área de los negocios y la autorización de EXP Holding para usar la marca EXP Commercial Group Portugal. </text:p>
            <text:p text:style-name="Table_20_Contents"/>
            <text:p text:style-name="Table_20_Contents">pregunta 2: hay que diferenciar entre invertir 100€ como mínimo a ser un Promotor de negocios e inversiones de 1 Millón de Euros</text:p>
            <text:p text:style-name="Table_20_Contents"/>
            <text:p text:style-name="Table_20_Contents">pregunta 3: nosotros siempre estamos abiertos a negociar y a seguir las indicaciones de otros profesionales mientras el espíritu de los acuerdos sea adecuado los intereses a largo plazo. </text:p>
            <text:p text:style-name="Table_20_Contents"/>
            <text:p text:style-name="Table_20_Contents">pasa a la siguiente ronda</text:p>
          </table:table-cell>
        </table:table-row>
        <table:table-row>
          <table:table-cell table:style-name="Tabla1.A1" office:value-type="string">
            <text:p text:style-name="P16"><text:bookmark text:name="p-rc_5bc315c2d3533987-67"/>Gracias por la precisión en los datos. He integrado estos indicadores de éxito y distinciones en la base de conocimiento para robustecer el perfil de autoridad de David Almeida, el cual es fundamental para el posicionamiento estratégico en el mercado español.</text:p>
            <text:p text:style-name="P13">+3</text:p>
            <text:p text:style-name="P13">A continuación, procedo con la segunda ronda del protocolo para profundizar en la mecánica operativa de estos conceptos.</text:p>
            <text:p text:style-name="P14"/>
            <text:p text:style-name="P17">PROTOCOLO: /ordeño (Ronda 2 de 3)</text:p>
            <text:p text:style-name="P16"><text:bookmark text:name="p-rc_5bc315c2d3533987-68"/><text:span text:style-name="T16">1. Sobre la Transferencia de Autoridad a la Metodología:</text:span> Dado que David posee cifras incontestables (Agente del año 2025, 25% de la facturación de eXP Portugal y respaldo de eXP Holding), ¿cómo utilizaremos específicamente este "capital de éxito" para validar la rigurosidad del proceso comercial (LOI, Prueba de Fondos, KYC)? La pregunta es: ¿se presentará el método como la <text:span text:style-name="T17">causa directa</text:span> de esos resultados extraordinarios para evitar que los agentes españoles lo vean como una "carga burocrática" y lo adopten como una "fórmula de éxito"?.</text:p>
            <text:p text:style-name="P13">+4</text:p>
            <text:p text:style-name="P16"><text:bookmark text:name="p-rc_5bc315c2d3533987-69"/><text:soft-page-break/><text:span text:style-name="T16">2. Sobre la Escalada de Compromiso (Fundador a Promotor):</text:span> Entendiendo la distinción entre la inversión simbólica de <text:span text:style-name="T16">100 €</text:span> y el hito de <text:span text:style-name="T16">1 Millón de Euros</text:span> para ser Gestor/Promotor, ¿qué hitos intermedios de formación o de "certificación interna" debe cumplir un Fundador antes de que se le permita liderar activamente la captación de activos de gran volumen? El objetivo es evitar que un Fundador con baja experiencia comprometa la marca eXP Commercial Group Portugal al interactuar con grandes propietarios.</text:p>
            <text:p text:style-name="P13">+4</text:p>
            <text:p text:style-name="P16"><text:bookmark text:name="p-rc_5bc315c2d3533987-70"/><text:span text:style-name="T16">3. Sobre la Flexibilidad Estratégica con Colaboradores (Caso Start):</text:span> Usted menciona que están abiertos a negociar si el "espíritu de los acuerdos" es adecuado. En el contexto del <text:span text:style-name="T16">Acuerdo Marco</text:span> y la protección de <text:span text:style-name="T17">leads</text:span>, ¿cuáles son los "principios innegociables" que definen ese espíritu? Si, por ejemplo, el colaborador insiste en omitir la transparencia sobre la identidad del cliente final (KYC) antes de la LOI, ¿se considera esto una ruptura del "espíritu del acuerdo" o es un área donde la negociación es posible para no perder la oportunidad?.</text:p>
            <text:p text:style-name="P13">+4</text:p>
            <text:p text:style-name="P14"/>
            <text:p text:style-name="P36">¿Cómo desea proceder con estas cuestiones para perfilar la lógica de los acuerdos y herramientas?</text:p>
            <text:p text:style-name="P13">Al finalizar esta ronda, estaremos a un paso de la síntesis final para la construcción de los materiales de comunicación.</text:p>
            <text:p text:style-name="Table_20_Contents"/>
          </table:table-cell>
        </table:table-row>
        <table:table-row>
          <table:table-cell table:style-name="Tabla1.A1" office:value-type="string">
            <text:p text:style-name="Table_20_Contents">ronda 2: </text:p>
            <text:p text:style-name="Table_20_Contents">pregunta 1: es una formula de éxito y es el modelo que David defiende en su grupo, del que han formado parte decenas de agentes y al que se suman cada vez más agentes con interés para participar de los beneficios y los logros. Deben asumir las reglas no como una imposición burocrática sino como una formula de éxito ya que no sólo es reflejo del modelo de EXP Commercial en USA y Canadá sino que es un reflejo de los estandares de comercio internacional. </text:p>
            <text:p text:style-name="Table_20_Contents"/>
            <text:p text:style-name="Table_20_Contents">pregunta 2: uno es obvio, ya que el método de trabajo (que debe ser extraido de forma minuciosa de las palabras de David) es la guía para presentar nuevas propuestas, cualquier Agente que quiera escalar en el Grupo debe de seguir dichas orientaciones y cumplir con las tareas que se les propongan. No hay marca que comprometer, es decir, cada Agente defiende su propia marca personal, EXP Commercial Group Portugal es una Comunidad con Obligaciones y con Privilegios como es presentar productos para el Club Privado de Inversores Inmobiliarios en dónde conseguir atraer micro inversores para productos seleccionados. </text:p>
            <text:p text:style-name="Table_20_Contents"/>
            <text:p text:style-name="Table_20_Contents">pregunta 3: es obvio que todo lo que vaya en contra de cualquier acuerdo o propuesta es discutible. Cuando hablamos de flexibilidad nos referimos a plazos, metricas o hitos que pueden ser adaptados para nos ser excesivamente rígidos pero dejando siempre la "VIsión y Misión" intacta</text:p>
            <text:p text:style-name="Table_20_Contents"/>
            <text:p text:style-name="Table_20_Contents">pasa a la siguiente ronda</text:p>
          </table:table-cell>
        </table:table-row>
        <table:table-row>
          <table:table-cell table:style-name="Tabla1.A1" office:value-type="string">
            <text:p text:style-name="P37">Las aportaciones de la <text:span text:style-name="T16">Ronda 2</text:span> son fundamentales para entender que <text:span text:style-name="T16">EXP Commercial Group Portugal</text:span> no opera como una agencia tradicional, sino como una <text:span text:style-name="T16">Comunidad de Éxito</text:span> basada en estándares internacionales y el prestigio cuantitativo de David Almeida (Agente del año 2025 y líder del 25% de la facturación de eXP Portugal).</text:p>
            <text:p text:style-name="P37">A continuación, presento la actualización del conocimiento y cierro con la <text:span text:style-name="T16">última ronda</text:span> <text:soft-page-break/>del protocolo.</text:p>
            <text:p text:style-name="P14"/>
            <text:p text:style-name="P38">Nivel 1 — Resumen ejecutivo (Actualizado)</text:p>
            <text:p text:style-name="P37"><text:bookmark text:name="p-rc_2c7a91fa6a254ed8-86"/>La estrategia se redefine como la implementación de una <text:span text:style-name="T16">"Fórmula de Éxito"</text:span> probada, que traslada los estándares de <text:span text:style-name="T16">eXP Commercial USA/Canadá</text:span> y el comercio internacional al mercado ibérico . El modelo se apoya en el liderazgo de David Almeida, cuya autoridad emana de resultados incontestables en 2025. El <text:span text:style-name="T16">CPII</text:span> actúa como el privilegio central de una comunidad donde los agentes mantienen su marca personal pero aceptan obligaciones procedimentales estrictas para escalar. La flexibilidad se reserva para la táctica (plazos y métricas), manteniendo la <text:span text:style-name="T16">Misión y Visión</text:span> (KYC/AML y rigor técnico) como pilares innegociables para proteger la integridad de las inversiones.</text:p>
            <text:p text:style-name="P37">+4</text:p>
            <text:p text:style-name="P14"/>
            <text:p text:style-name="P38">Nivel 2 — Matriz indexada</text:p>
            <text:p text:style-name="P39"><text:span text:style-name="Strong_20_Emphasis"><text:span text:style-name="T18">CategoríaConocimiento Extraído y Refinado</text:span></text:span><text:span text:style-name="T19">Decisiones clave</text:span></text:p>
            <text:p text:style-name="P37"><text:bookmark text:name="p-rc_2c7a91fa6a254ed8-87"/>El método de David no es burocracia, es la <text:span text:style-name="T16">herramienta de escalabilidad</text:span> para el agente. Se decide que cada agente defienda su marca personal dentro de la infraestructura del Grupo .</text:p>
            <text:p text:style-name="P37">+2</text:p>
            <text:p text:style-name="P40">Aprendizajes</text:p>
            <text:p text:style-name="P37"><text:bookmark text:name="p-rc_2c7a91fa6a254ed8-88"/>La falta de disciplina en el mercado español es una oportunidad para posicionarse mediante el cumplimiento de estándares internacionales (KYC/AML).</text:p>
            <text:p text:style-name="P37">+4</text:p>
            <text:p text:style-name="P40">Debates y Perspectivas</text:p>
            <text:p text:style-name="P37"><text:bookmark text:name="p-rc_2c7a91fa6a254ed8-89"/><text:span text:style-name="T16">Tensión resuelta:</text:span> La rigidez del contrato marco (24h para leads) se equilibra con flexibilidad en métricas y plazos, siempre que no se comprometa la Visión del negocio.</text:p>
            <text:p text:style-name="P37">+3</text:p>
            <text:p text:style-name="P40">Oportunidades</text:p>
            <text:p text:style-name="P37"><text:bookmark text:name="p-rc_2c7a91fa6a254ed8-90"/>El <text:span text:style-name="T16">CPII</text:span> como imán para micro-inversores, permitiendo a los agentes del grupo presentar productos seleccionados tras pasar el filtro del método David.</text:p>
            <text:p text:style-name="P37">+2</text:p>
            <text:p text:style-name="P40">Acciones y Compromisos</text:p>
            <text:p text:style-name="P37"><text:bookmark text:name="p-rc_2c7a91fa6a254ed8-91"/><text:soft-page-break/>Carlos debe "ordeñar" minuciosamente las métricas de David para que el CRM guíe al agente en la creación de propuestas.</text:p>
            <text:p text:style-name="P37">+1</text:p>
            <text:p text:style-name="P40">Contexto y Background</text:p>
            <text:p text:style-name="P37"><text:bookmark text:name="p-rc_2c7a91fa6a254ed8-92"/>David Almeida: Agente del año 2025, responsable del 25% de la facturación de eXP Portugal. Uso autorizado de la marca <text:span text:style-name="T16">eXP Commercial Group Portugal</text:span>.</text:p>
            <text:p text:style-name="P37">+4</text:p>
            <text:p text:style-name="P14"/>
            <text:p text:style-name="P38">Nivel 3 — Taxonomía de temas</text:p>
            <text:list text:style-name="L9">
              <text:list-item>
                <text:p text:style-name="P41"><text:bookmark text:name="p-rc_2c7a91fa6a254ed8-93"/><text:span text:style-name="T16">Autoridad y Liderazgo (David Almeida):</text:span>.</text:p>
                <text:p text:style-name="P41">+2</text:p>
              </text:list-item>
              <text:list-item>
                <text:p text:style-name="P41"><text:bookmark text:name="p-rc_2c7a91fa6a254ed8-94"/><text:span text:style-name="T16">Estándares Internacionales (Compliance):</text:span>.</text:p>
                <text:p text:style-name="P41">+3</text:p>
              </text:list-item>
              <text:list-item>
                <text:p text:style-name="P41"><text:bookmark text:name="p-rc_2c7a91fa6a254ed8-95"/><text:span text:style-name="T16">Infraestructura de la Comunidad (Obligaciones/Privilegios):</text:span>.</text:p>
                <text:p text:style-name="P41">+3</text:p>
              </text:list-item>
              <text:list-item>
                <text:p text:style-name="P41"><text:bookmark text:name="p-rc_2c7a91fa6a254ed8-96"/><text:span text:style-name="T16">Mecánica del Club (CPII):</text:span>.</text:p>
                <text:p text:style-name="P41">+4</text:p>
              </text:list-item>
              <text:list-item>
                <text:p text:style-name="P41"><text:bookmark text:name="p-rc_2c7a91fa6a254ed8-97"/><text:span text:style-name="T16">Flexibilidad vs. Rigor Estratégico:</text:span>.</text:p>
                <text:p text:style-name="P41">+4</text:p>
              </text:list-item>
            </text:list>
            <text:p text:style-name="P14"/>
            <text:p text:style-name="P14"/>
            <text:p text:style-name="P42">PROTOCOLO: /ordeño (Ronda 3 de 3)</text:p>
            <text:p text:style-name="P37">Para cerrar el proceso y proceder a la síntesis definitiva de los materiales de comunicación:</text:p>
            <text:list text:style-name="L10">
              <text:list-item>
                <text:p text:style-name="P43"><text:bookmark text:name="p-rc_2c7a91fa6a254ed8-98"/><text:span text:style-name="T16">Sistematización de la "Fórmula":</text:span> David detalló métricas de eficiencia muy específicas (costos fijos &lt;10%, operacionales 10-12%, personal &lt;17%) y el análisis de ROI en 4-6 años para empresas/hoteles . Para que esta fórmula sea escalable en la "Comunidad", ¿cómo se transformarán estos parámetros en el CRM para que el agente reciba una validación técnica automática antes de presentar el proyecto al Club?</text:p>
                <text:p text:style-name="P43">+2</text:p>
              </text:list-item>
              <text:list-item>
                <text:p text:style-name="P43"><text:bookmark text:name="p-rc_2c7a91fa6a254ed8-99"/><text:span text:style-name="T16">Mecanismo de Defensa de la Comunidad:</text:span> Si un agente usa su "Privilegio" de presentar un producto al Club pero ignora las "Obligaciones" del método (por ejemplo, omitiendo la Prueba de Fondos o la cualificación del inversor ), ¿cuál es el <text:soft-page-break/>protocolo de corrección o "veto" para proteger la reputación del Club sin fracturar la relación con el agente?</text:p>
                <text:p text:style-name="P43">+1</text:p>
              </text:list-item>
              <text:list-item>
                <text:p text:style-name="P43"><text:bookmark text:name="p-rc_2c7a91fa6a254ed8-100"/><text:span text:style-name="T16">Conversión Inmediata (Webinar 27 Feb):</text:span> Carlos está finalizando la <text:span text:style-name="T17">landing page</text:span> y los documentos de fundadores. En el tablero de /ajedrez del webinar, ¿cuál es el "movimiento de cierre" esperado? ¿Se busca que los 10 fundadores firmen el Acuerdo de Adhesión ese mismo día, o el objetivo es que registren su primer <text:span text:style-name="T17">lead</text:span> para probar la eficacia de la plataforma?.</text:p>
                <text:p text:style-name="P43">+4</text:p>
              </text:list-item>
            </text:list>
            <text:p text:style-name="P40">Una vez respondidas estas preguntas, habremos cerrado el protocolo para la entrega final.</text:p>
            <text:p text:style-name="Table_20_Contents"/>
          </table:table-cell>
        </table:table-row>
        <table:table-row>
          <table:table-cell table:style-name="Tabla1.A1" office:value-type="string">
            <text:p text:style-name="Table_20_Contents">ronda 3:</text:p>
            <text:p text:style-name="Table_20_Contents">pregunta 1: esas métricas son menciones para hacer el trabajo de Calificación de Empresas, es un apartado específico de ESTUDO que está en construccion. Tu extrae todo el conocimiento literal y archivalo. No es ahora el momento de los casos particulares y si es el momento del marco general. </text:p>
            <text:p text:style-name="Table_20_Contents"/>
            <text:p text:style-name="Table_20_Contents">pregunta 2: Para eso estamos los Agentes Senior y de Apoyo Tecnológico, para acompañar y guiar los pasos de cada Agente. En última intancia el Club se hace cargo de la gestión de cada proyecto que llega a su "cola de producción" y sólo pasan a "ronda de financiación" los que están debidamente preparados. Por lo tanto se elimina el riesgo y la cesión de espacio para el Agente Promotor (que se está formando para ser un Agente Gestor de una Sección una vez cumpla con le hito de producción y de formación), es todo un proceso de encuadramiento y formación contínua. </text:p>
            <text:p text:style-name="Table_20_Contents"/>
            <text:p text:style-name="Table_20_Contents">pregunta 3: se busca que los 10 fundadores o la mayoría de ellos accedan al Club y se den de alta, pasen el proceso de KYC y se conviertan en Prescriptores Activos atrayendo nuevos Micro-Inversores. </text:p>
            <text:p text:style-name="Table_20_Contents"/>
            <text:p text:style-name="Table_20_Contents">fin de las rondas de /ordeño</text:p>
          </table:table-cell>
        </table:table-row>
        <table:table-row>
          <table:table-cell table:style-name="Tabla1.A1" office:value-type="string">
            <text:p text:style-name="P13">Tras completar el protocolo <text:span text:style-name="T16">/ordeño</text:span> y procesar meticulosamente la exposición de <text:span text:style-name="T16">David Almeida</text:span> (Agente del año 2025 en Portugal), presento la base de conocimiento estructurada para la construcción de las herramientas de eXP Commercial Group Portugal.</text:p>
            <text:p text:style-name="P14"/>
            <text:p text:style-name="P15">Nivel 1 — Resumen ejecutivo</text:p>
            <text:p text:style-name="P16"><text:bookmark text:name="p-rc_b98cc571c7a69816-101"/>La estrategia consolida a <text:span text:style-name="T16">eXP Portugal Commercial Group</text:span> como una comunidad de alto rendimiento liderada por David Almeida, quien representa el 25% de la facturación de eXP Portugal y lidera a 7 de los 17 CAPs del país. El modelo se fundamenta en una "Fórmula de Éxito" que traslada los estándares de eXP Commercial USA/Canadá y el comercio internacional al mercado ibérico. El sistema opera mediante una "cola de producción" donde los agentes Senior filtran el riesgo técnico, asegurando que solo proyectos con viabilidad económica probada lleguen a la "ronda de financiación" del <text:span text:style-name="T16">CPII</text:span>. El objetivo inmediato es la activación de 10 fundadores el 27 de febrero como prescriptores activos bajo normativas <text:span text:style-name="T16">KYC/AML</text:span>.</text:p>
            <text:p text:style-name="P13"><text:soft-page-break/>+4</text:p>
            <text:p text:style-name="P14"/>
            <text:p text:style-name="P15">Nivel 2 — Matriz indexada</text:p>
            <text:p text:style-name="P17">1. Decisiones clave</text:p>
            <text:list text:style-name="L11">
              <text:list-item>
                <text:p text:style-name="P44"><text:bookmark text:name="p-rc_b98cc571c7a69816-102"/><text:span text:style-name="T16">Identidad y Marca:</text:span> Consolidación de la marca <text:span text:style-name="T16">eXP Portugal Commercial Group</text:span> (autorizada por eXP Holding) y el <text:span text:style-name="T16">Club Privado de Inversores Inmobiliarios (CPII)</text:span>.</text:p>
                <text:p text:style-name="P45">+3</text:p>
              </text:list-item>
              <text:list-item>
                <text:p text:style-name="P44"><text:bookmark text:name="p-rc_b98cc571c7a69816-103"/><text:span text:style-name="T16">Liderazgo Estratégico:</text:span> Posicionamiento de David Almeida como referente de autoridad (Senior) y Carlos Balboa como especialista tecnológico (Junior) .</text:p>
                <text:p text:style-name="P45">+1</text:p>
              </text:list-item>
              <text:list-item>
                <text:p text:style-name="P44"><text:bookmark text:name="p-rc_b98cc571c7a69816-104"/><text:span text:style-name="T16">Protocolo de Captación:</text:span> Obligatoriedad de la <text:span text:style-name="T16">Declaración de Autorización de Venta</text:span> (identificación, condiciones y honorarios) antes de cualquier acción .</text:p>
                <text:p text:style-name="P45">+1</text:p>
              </text:list-item>
              <text:list-item>
                <text:p text:style-name="P44"><text:bookmark text:name="p-rc_b98cc571c7a69816-105"/><text:span text:style-name="T16">Filtro de Inversión:</text:span> Implementación de la <text:span text:style-name="T16">Carta de Intención (LOI)</text:span> y la <text:span text:style-name="T16">Prueba de Fondos</text:span> bancaria como barreras de entrada innegociables para inversores .</text:p>
                <text:p text:style-name="P45">+3</text:p>
              </text:list-item>
              <text:list-item>
                <text:p text:style-name="P44"><text:bookmark text:name="p-rc_b98cc571c7a69816-106"/><text:span text:style-name="T16">Acuerdo Start:</text:span> Formalización del registro electrónico de <text:span text:style-name="T17">leads</text:span> con Ricardo, con un plazo de validación de 24 horas.</text:p>
                <text:p text:style-name="P45">+2</text:p>
              </text:list-item>
            </text:list>
            <text:p text:style-name="P17">2. Aprendizajes y lecciones</text:p>
            <text:list text:style-name="L12">
              <text:list-item>
                <text:p text:style-name="P46"><text:bookmark text:name="p-rc_b98cc571c7a69816-107"/><text:span text:style-name="T16">Cualificación de Clientes:</text:span> La omisión de la cualificación profunda derivó en negociaciones fallidas con testaferros en el pasado; el nuevo método garantiza tratar solo con el "dueño" del negocio.</text:p>
                <text:p text:style-name="P47">+2</text:p>
              </text:list-item>
              <text:list-item>
                <text:p text:style-name="P46"><text:bookmark text:name="p-rc_b98cc571c7a69816-108"/><text:span text:style-name="T16">Diferenciación Operativa:</text:span> El área comercial exige estudios de mercado y análisis de viabilidad que el sector residencial no contempla habitualmente .</text:p>
                <text:p text:style-name="P47">+1</text:p>
              </text:list-item>
              <text:list-item>
                <text:p text:style-name="P46"><text:bookmark text:name="p-rc_b98cc571c7a69816-109"/><text:span text:style-name="T16">Propiedad Intelectual:</text:span> Alojamiento de la infraestructura digital en dominios propios para evitar la apropiación de activos por terceros.</text:p>
                <text:p text:style-name="P47">+2</text:p>
              </text:list-item>
            </text:list>
            <text:p text:style-name="P17">3. Debates y perspectivas</text:p>
            <text:list text:style-name="L13">
              <text:list-item>
                <text:p text:style-name="P48"><text:bookmark text:name="p-rc_b98cc571c7a69816-110"/><text:span text:style-name="T16">Visión vs. Táctica:</text:span> Se determinó que el "espíritu del acuerdo" (Visión y Misión) es rígido en cuanto a cumplimiento legal (KYC), pero flexible en plazos y métricas tácticas.</text:p>
              </text:list-item>
              <text:list-item>
                <text:p text:style-name="P49"><text:bookmark text:name="p-rc_b98cc571c7a69816-111"/><text:span text:style-name="T16">Reparto de Honorarios:</text:span> El socio tiene derecho a <text:span text:style-name="T17">split</text:span> solo si cumple con el procedimiento y objetivos del grupo; no es una obligación automática del Senior.</text:p>
                <text:p text:style-name="P50">+2</text:p>
              </text:list-item>
              <text:list-item>
                <text:p text:style-name="P49"><text:bookmark text:name="p-rc_b98cc571c7a69816-112"/><text:soft-page-break/><text:span text:style-name="T16">Disciplina de Mercado:</text:span> Tensión entre la falta de regulación en España y la metodología disciplinada de David, presentada como la única vía para resultados de CAP.</text:p>
                <text:p text:style-name="P50">+1</text:p>
              </text:list-item>
            </text:list>
            <text:p text:style-name="P17">4. Oportunidades identificadas</text:p>
            <text:list text:style-name="L14">
              <text:list-item>
                <text:p text:style-name="P51"><text:bookmark text:name="p-rc_b98cc571c7a69816-113"/><text:span text:style-name="T16">Activos para España:</text:span> Cartera seleccionada para formación y captación: Urban, Nobre, Centro Comercial Matosinhos y empresa de valorización de residuos .</text:p>
                <text:p text:style-name="P52">+2</text:p>
              </text:list-item>
              <text:list-item>
                <text:p text:style-name="P51"><text:bookmark text:name="p-rc_b98cc571c7a69816-114"/><text:span text:style-name="T16">Escalabilidad de Agentes:</text:span> Proceso de formación continua: Agente Promotor -&gt; Hito de producción/formación -&gt; Agente Gestor de Sección .</text:p>
                <text:p text:style-name="P52">+1</text:p>
              </text:list-item>
              <text:list-item>
                <text:p text:style-name="P51"><text:bookmark text:name="p-rc_b98cc571c7a69816-115"/><text:span text:style-name="T16">Captación de Micro-Inversión:</text:span> El CPII permite participaciones desde 100 €, democratizando el acceso a activos seleccionados .</text:p>
                <text:p text:style-name="P52">+1</text:p>
              </text:list-item>
            </text:list>
            <text:p text:style-name="P17">5. Acciones y compromisos</text:p>
            <text:list text:style-name="L15">
              <text:list-item>
                <text:p text:style-name="P53"><text:bookmark text:name="p-rc_b98cc571c7a69816-116"/><text:span text:style-name="T16">David Almeida:</text:span> Finalizar campos del CPII, audios de criterios de mercado y validación de membresía en la plataforma .</text:p>
                <text:p text:style-name="P54">+2</text:p>
              </text:list-item>
              <text:list-item>
                <text:p text:style-name="P53"><text:bookmark text:name="p-rc_b98cc571c7a69816-117"/><text:span text:style-name="T16">Carlos Balboa:</text:span> Finalizar la <text:span text:style-name="T17">landing page</text:span>, traducir documentos de fundadores y preparar presentación para agentes españoles.</text:p>
                <text:p text:style-name="P54">+2</text:p>
              </text:list-item>
              <text:list-item>
                <text:p text:style-name="P53"><text:bookmark text:name="p-rc_b98cc571c7a69816-118"/><text:span text:style-name="T16">Formalización Legal:</text:span> David debe llevar dos copias impresas del contrato para la firma con Ricardo en Paços de Ferreira .</text:p>
                <text:p text:style-name="P54">+2</text:p>
              </text:list-item>
            </text:list>
            <text:p text:style-name="P17">6. Contexto y Background (Base Literal "ESTUDO")</text:p>
            <text:list text:style-name="L16">
              <text:list-item>
                <text:p text:style-name="P55">Métricas de Evaluación de Empresas/Hoteles:</text:p>
                <text:list>
                  <text:list-item>
                    <text:p text:style-name="P56"><text:bookmark text:name="p-rc_b98cc571c7a69816-119"/><text:span text:style-name="T16">Costos Fijos:</text:span> Excelente &lt;5%; Sólido/Bueno &lt;10%; Riesgo &gt;15% .</text:p>
                    <text:p text:style-name="P57">+2</text:p>
                  </text:list-item>
                  <text:list-item>
                    <text:p text:style-name="P56"><text:bookmark text:name="p-rc_b98cc571c7a69816-120"/><text:span text:style-name="T16">Costos Operacionales (Energía, Agua, Gas):</text:span> No deben exceder el 10-12%.</text:p>
                    <text:p text:style-name="P57">+2</text:p>
                  </text:list-item>
                  <text:list-item>
                    <text:p text:style-name="P56"><text:bookmark text:name="p-rc_b98cc571c7a69816-121"/><text:span text:style-name="T16">Costos de Personal:</text:span> Máximo 17% de la riqueza creada.</text:p>
                    <text:p text:style-name="P57">+1</text:p>
                  </text:list-item>
                </text:list>
              </text:list-item>
              <text:list-item>
                <text:p text:style-name="P55">Métricas de Retorno (ROI):</text:p>
                <text:list>
                  <text:list-item>
                    <text:p text:style-name="P58"><text:bookmark text:name="p-rc_b98cc571c7a69816-122"/><text:span text:style-name="T16">Excelente:</text:span> Recuperación en 4 años.</text:p>
                  </text:list-item>
                  <text:list-item>
                    <text:p text:style-name="P58"><text:bookmark text:name="p-rc_b98cc571c7a69816-123"/><text:span text:style-name="T16">Buena:</text:span> Recuperación en 5 años.</text:p>
                  </text:list-item>
                  <text:list-item>
                    <text:p text:style-name="P58"><text:bookmark text:name="p-rc_b98cc571c7a69816-124"/><text:span text:style-name="T16">Riesgo:</text:span> Superior a 7 años.</text:p>
                  </text:list-item>
                </text:list>
              </text:list-item>
              <text:list-item>
                <text:p text:style-name="P58"><text:bookmark text:name="p-rc_b98cc571c7a69816-125"/><text:span text:style-name="T16">Estatus David:</text:span> Agente del año 2025. Su equipo factura el 25% del total de eXP Portugal.</text:p>
              </text:list-item>
            </text:list>
            <text:p text:style-name="P14"/>
            <text:p text:style-name="P15"><text:soft-page-break/>Nivel 3 — Taxonomía de temas</text:p>
            <text:list text:style-name="L17">
              <text:list-item>
                <text:p text:style-name="P59"><text:span text:style-name="T16">Evaluación de Activos (Métricas ESTUDO):</text:span> Contexto #6.</text:p>
              </text:list-item>
              <text:list-item>
                <text:p text:style-name="P59"><text:span text:style-name="T16">Protocolos de Venta (LOI/KYC):</text:span> Decisiones clave #3, #4; Aprendizajes #1.</text:p>
              </text:list-item>
              <text:list-item>
                <text:p text:style-name="P59"><text:span text:style-name="T16">Estructura de la Comunidad (Promotor/Gestor):</text:span> Oportunidades #2; Decisiones clave #2.</text:p>
              </text:list-item>
              <text:list-item>
                <text:p text:style-name="P59"><text:span text:style-name="T16">Gestión de Leads (Start/Ricardo):</text:span> Decisiones clave #5; Acciones #3.</text:p>
              </text:list-item>
              <text:list-item>
                <text:p text:style-name="P59"><text:span text:style-name="T16">Lanzamiento y Webinar (27 Feb):</text:span> Decisiones clave #4; Acciones #2.</text:p>
              </text:list-item>
              <text:list-item>
                <text:p text:style-name="P59"><text:span text:style-name="T16">Compliance Internacional (AML/KYC):</text:span> Aprendizajes #2; Contexto #6.</text:p>
              </text:list-item>
            </text:list>
            <text:p text:style-name="P14"/>
            <text:p text:style-name="P13"><text:span text:style-name="T16">Siguientes pasos:</text:span> ¿Deseas que proceda con la redacción del <text:span text:style-name="T16">Guion para el Webinar del 27 de febrero</text:span> basado en esta estructura, o prefieres que desarrolle la <text:span text:style-name="T16">Presentación de Oportunidades de Inversión</text:span> para los agentes de España?</text:p>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ext:soft-page-break/>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ext:soft-page-break/>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ext:soft-page-break/>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ext:soft-page-break/>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ystem" style:font-pitch="variable"/>
    <style:font-face style:name="Google Sans" svg:font-family="'Google Sans', sans-serif"/>
    <style:font-face style:name="Google Sans Text" svg:font-family="'Google Sans Text',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boto Medium" svg:font-family="'Roboto Medium'" style:font-family-generic="roman" style:font-pitch="variable"/>
    <style:font-face style:name="Roboto Medium1" svg:font-family="'Roboto Medium'"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normal" style:family="paragraph">
      <style:paragraph-properties fo:margin-top="0cm" fo:margin-bottom="0.141cm" style:contextual-spacing="false" fo:line-height="115%" fo:text-align="start" style:justify-single-word="false" fo:orphans="2" fo:widows="2" style:writing-mode="lr-tb"/>
    </style:style>
    <style:style style:name="Heading_20_2" style:display-name="Heading 2" style:family="paragraph" style:parent-style-name="normal" style:next-style-name="normal" style:class="chapter">
      <style:paragraph-properties fo:margin-top="0.423cm" fo:margin-bottom="0.564cm" style:contextual-spacing="false" fo:line-height="115%" fo:keep-together="always" fo:break-before="auto" fo:break-after="auto" fo:keep-with-next="always"/>
      <style:text-properties style:font-name="Roboto Medium" fo:font-family="'Roboto Medium'" style:font-family-generic="roman" style:font-pitch="variable" fo:font-size="28pt" fo:font-weight="normal" style:font-name-asian="Roboto Medium1" style:font-family-asian="'Roboto Medium'" style:font-family-generic-asian="system" style:font-pitch-asian="variable" style:font-size-asian="28pt" style:font-weight-asian="normal" style:font-name-complex="Roboto Medium1" style:font-family-complex="'Roboto Medium'" style:font-family-generic-complex="system" style:font-pitch-complex="variable" style:font-size-complex="28pt" style:font-weight-complex="normal"/>
    </style:style>
    <style:style style:name="Heading_20_3" style:display-name="Heading 3" style:family="paragraph" style:parent-style-name="normal" style:next-style-name="normal" style:class="chapter">
      <style:paragraph-properties fo:margin-top="0cm" fo:margin-bottom="0.071cm" style:contextual-spacing="false" fo:line-height="115%" fo:keep-together="always" fo:break-before="auto" fo:break-after="auto" fo:keep-with-next="always"/>
      <style:text-properties fo:color="#1f1f1f" loext:opacity="100%" style:font-name="Roboto Medium" fo:font-family="'Roboto Medium'" style:font-family-generic="roman" style:font-pitch="variable" fo:font-size="16pt" fo:font-weight="normal" style:font-name-asian="Roboto Medium1" style:font-family-asian="'Roboto Medium'" style:font-family-generic-asian="system" style:font-pitch-asian="variable" style:font-size-asian="16pt" style:font-weight-asian="normal" style:font-name-complex="Roboto Medium1" style:font-family-complex="'Roboto Medium'" style:font-family-generic-complex="system" style:font-pitch-complex="variable" style:font-size-complex="16pt" style:font-weight-complex="normal"/>
    </style:style>
    <style:style style:name="Title" style:family="paragraph" style:parent-style-name="normal" style:next-style-name="normal" style:class="chapter">
      <style:paragraph-properties fo:margin-top="0cm" fo:margin-bottom="0.106cm" style:contextual-spacing="false" fo:line-height="115%" fo:keep-together="always" fo:break-before="auto" fo:break-after="auto" fo:keep-with-next="always"/>
      <style:text-properties style:font-name="Roboto Medium" fo:font-family="'Roboto Medium'" style:font-family-generic="roman" style:font-pitch="variable" fo:font-size="32pt" style:font-name-asian="Roboto Medium1" style:font-family-asian="'Roboto Medium'" style:font-family-generic-asian="system" style:font-pitch-asian="variable" style:font-size-asian="32pt" style:font-name-complex="Roboto Medium1" style:font-family-complex="'Roboto Medium'" style:font-family-generic-complex="system" style:font-pitch-complex="variable" style:font-size-complex="32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style:text-underline-style="solid" style:text-underline-width="auto" style:text-underline-color="font-color"/>
    </style:style>
    <style:style style:name="ListLabel_20_19" style:display-name="ListLabel 19" style:family="text">
      <style:text-properties fo:color="#0000ee" loext:opacity="100%" style:text-underline-style="solid" style:text-underline-width="auto" style:text-underline-color="font-color"/>
    </style:style>
    <style:style style:name="ListLabel_20_20" style:display-name="ListLabel 20" style:family="text">
      <style:text-properties fo:color="#0000ee" loext:opacity="100%" style:text-underline-style="solid" style:text-underline-width="auto" style:text-underline-color="font-color"/>
    </style:style>
    <style:style style:name="ListLabel_20_10" style:display-name="ListLabel 10"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font-style-complex="normal" style:font-weight-complex="normal"/>
    </style:style>
    <style:style style:name="ListLabel_20_11" style:display-name="ListLabel 11"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font-style-complex="normal" style:font-weight-complex="normal"/>
    </style:style>
    <style:style style:name="ListLabel_20_12" style:display-name="ListLabel 12"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font-style-complex="normal" style:font-weight-complex="normal"/>
    </style:style>
    <style:style style:name="ListLabel_20_13" style:display-name="ListLabel 13"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font-style-complex="normal" style:font-weight-complex="normal"/>
    </style:style>
    <style:style style:name="ListLabel_20_14" style:display-name="ListLabel 14"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font-style-complex="normal" style:font-weight-complex="normal"/>
    </style:style>
    <style:style style:name="ListLabel_20_15" style:display-name="ListLabel 15"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font-style-complex="normal" style:font-weight-complex="normal"/>
    </style:style>
    <style:style style:name="ListLabel_20_16" style:display-name="ListLabel 16"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font-style-complex="normal" style:font-weight-complex="normal"/>
    </style:style>
    <style:style style:name="ListLabel_20_17" style:display-name="ListLabel 17"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font-style-complex="normal" style:font-weight-complex="normal"/>
    </style:style>
    <style:style style:name="ListLabel_20_18" style:display-name="ListLabel 18"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font-style-complex="normal" style:font-weight-complex="normal"/>
    </style:style>
    <style:style style:name="ListLabel_20_21" style:display-name="ListLabel 21" style:family="text">
      <style:text-properties fo:color="#1155cc" loext:opacity="100%" style:text-underline-style="solid" style:text-underline-width="auto" style:text-underline-color="font-color"/>
    </style:style>
    <style:style style:name="ListLabel_20_22" style:display-name="ListLabel 22" style:family="text">
      <style:text-properties fo:color="#1155cc" loext:opacity="100%" style:text-underline-style="solid" style:text-underline-width="auto" style:text-underline-color="font-color"/>
    </style:style>
    <style:style style:name="ListLabel_20_23" style:display-name="ListLabel 23" style:family="text">
      <style:text-properties fo:color="#1155cc" loext:opacity="100%" style:text-underline-style="solid" style:text-underline-width="auto" style:text-underline-color="font-color"/>
    </style:style>
    <style:style style:name="ListLabel_20_24" style:display-name="ListLabel 24" style:family="text">
      <style:text-properties fo:color="#1155cc" loext:opacity="100%" style:text-underline-style="solid" style:text-underline-width="auto" style:text-underline-color="font-color"/>
    </style:style>
    <style:style style:name="ListLabel_20_25" style:display-name="ListLabel 25" style:family="text">
      <style:text-properties fo:color="#1155cc" loext:opacity="100%" style:text-underline-style="solid" style:text-underline-width="auto" style:text-underline-color="font-color"/>
    </style:style>
    <style:style style:name="ListLabel_20_26" style:display-name="ListLabel 26" style:family="text">
      <style:text-properties fo:color="#1155cc" loext:opacity="100%" style:text-underline-style="solid" style:text-underline-width="auto" style:text-underline-color="font-color"/>
    </style:style>
    <style:style style:name="ListLabel_20_27" style:display-name="ListLabel 27" style:family="text">
      <style:text-properties fo:color="#1155cc" loext:opacity="100%" style:text-underline-style="solid" style:text-underline-width="auto" style:text-underline-color="font-color"/>
    </style:style>
    <style:style style:name="ListLabel_20_28" style:display-name="ListLabel 28" style:family="text">
      <style:text-properties fo:color="#1155cc" loext:opacity="100%" style:text-underline-style="solid" style:text-underline-width="auto" style:text-underline-color="font-color"/>
    </style:style>
    <style:style style:name="ListLabel_20_29" style:display-name="ListLabel 29" style:family="text">
      <style:text-properties fo:color="#1155cc" loext:opacity="100%" style:text-underline-style="solid" style:text-underline-width="auto" style:text-underline-color="font-color"/>
    </style:style>
    <style:style style:name="ListLabel_20_30" style:display-name="ListLabel 30" style:family="text">
      <style:text-properties fo:color="#1155cc" loext:opacity="100%" style:text-underline-style="solid" style:text-underline-width="auto" style:text-underline-color="font-color"/>
    </style:style>
    <style:style style:name="ListLabel_20_31" style:display-name="ListLabel 31" style:family="text">
      <style:text-properties fo:color="#1155cc" loext:opacity="100%" style:text-underline-style="solid" style:text-underline-width="auto" style:text-underline-color="font-color"/>
    </style:style>
    <style:style style:name="ListLabel_20_32" style:display-name="ListLabel 32" style:family="text">
      <style:text-properties fo:color="#1155cc" loext:opacity="100%" style:text-underline-style="solid" style:text-underline-width="auto" style:text-underline-color="font-color"/>
    </style:style>
    <style:style style:name="ListLabel_20_33" style:display-name="ListLabel 33" style:family="text">
      <style:text-properties fo:color="#1155cc" loext:opacity="100%" style:text-underline-style="solid" style:text-underline-width="auto" style:text-underline-color="font-color"/>
    </style:style>
    <style:style style:name="ListLabel_20_34" style:display-name="ListLabel 34" style:family="text">
      <style:text-properties fo:color="#1155cc" loext:opacity="100%" style:text-underline-style="solid" style:text-underline-width="auto" style:text-underline-color="font-color"/>
    </style:style>
    <style:style style:name="ListLabel_20_35" style:display-name="ListLabel 35" style:family="text">
      <style:text-properties fo:color="#1155cc" loext:opacity="100%" style:text-underline-style="solid" style:text-underline-width="auto" style:text-underline-color="font-color"/>
    </style:style>
    <style:style style:name="ListLabel_20_36" style:display-name="ListLabel 36" style:family="text">
      <style:text-properties fo:color="#1155cc" loext:opacity="100%" style:text-underline-style="solid" style:text-underline-width="auto" style:text-underline-color="font-color"/>
    </style:style>
    <style:style style:name="ListLabel_20_37" style:display-name="ListLabel 37" style:family="text">
      <style:text-properties fo:color="#1155cc" loext:opacity="100%" style:text-underline-style="solid" style:text-underline-width="auto" style:text-underline-color="font-color"/>
    </style:style>
    <style:style style:name="ListLabel_20_38" style:display-name="ListLabel 38" style:family="text">
      <style:text-properties fo:color="#1155cc" loext:opacity="100%" style:text-underline-style="solid" style:text-underline-width="auto" style:text-underline-color="font-color"/>
    </style:style>
    <style:style style:name="ListLabel_20_39" style:display-name="ListLabel 39" style:family="text">
      <style:text-properties fo:color="#1155cc" loext:opacity="100%" style:text-underline-style="solid" style:text-underline-width="auto" style:text-underline-color="font-color"/>
    </style:style>
    <style:style style:name="ListLabel_20_40" style:display-name="ListLabel 40" style:family="text">
      <style:text-properties fo:color="#1155cc" loext:opacity="100%" style:text-underline-style="solid" style:text-underline-width="auto" style:text-underline-color="font-color"/>
    </style:style>
    <style:style style:name="ListLabel_20_41" style:display-name="ListLabel 41" style:family="text">
      <style:text-properties fo:color="#1155cc" loext:opacity="100%" style:text-underline-style="solid" style:text-underline-width="auto" style:text-underline-color="font-color"/>
    </style:style>
    <style:style style:name="ListLabel_20_42" style:display-name="ListLabel 42" style:family="text">
      <style:text-properties fo:color="#1155cc" loext:opacity="100%" style:text-underline-style="solid" style:text-underline-width="auto" style:text-underline-color="font-color"/>
    </style:style>
    <style:style style:name="ListLabel_20_43" style:display-name="ListLabel 43" style:family="text">
      <style:text-properties fo:color="#1155cc" loext:opacity="100%" style:text-underline-style="solid" style:text-underline-width="auto" style:text-underline-color="font-color"/>
    </style:style>
    <style:style style:name="ListLabel_20_44" style:display-name="ListLabel 44" style:family="text">
      <style:text-properties fo:color="#1155cc" loext:opacity="100%" style:text-underline-style="solid" style:text-underline-width="auto" style:text-underline-color="font-color"/>
    </style:style>
    <style:style style:name="ListLabel_20_45" style:display-name="ListLabel 45" style:family="text">
      <style:text-properties fo:color="#1155cc" loext:opacity="100%" style:text-underline-style="solid" style:text-underline-width="auto" style:text-underline-color="font-color"/>
    </style:style>
    <style:style style:name="ListLabel_20_46" style:display-name="ListLabel 46" style:family="text">
      <style:text-properties fo:color="#1155cc" loext:opacity="100%" style:text-underline-style="solid" style:text-underline-width="auto" style:text-underline-color="font-color"/>
    </style:style>
    <style:style style:name="ListLabel_20_47" style:display-name="ListLabel 47" style:family="text">
      <style:text-properties fo:color="#1155cc" loext:opacity="100%" style:text-underline-style="solid" style:text-underline-width="auto" style:text-underline-color="font-color"/>
    </style:style>
    <style:style style:name="ListLabel_20_48" style:display-name="ListLabel 48" style:family="text">
      <style:text-properties fo:color="#1155cc" loext:opacity="100%" style:text-underline-style="solid" style:text-underline-width="auto" style:text-underline-color="font-color"/>
    </style:style>
    <style:style style:name="ListLabel_20_49" style:display-name="ListLabel 49" style:family="text">
      <style:text-properties fo:color="#1155cc" loext:opacity="100%" style:text-underline-style="solid" style:text-underline-width="auto" style:text-underline-color="font-color"/>
    </style:style>
    <style:style style:name="ListLabel_20_50" style:display-name="ListLabel 50" style:family="text">
      <style:text-properties fo:color="#1155cc" loext:opacity="100%" style:text-underline-style="solid" style:text-underline-width="auto" style:text-underline-color="font-color"/>
    </style:style>
    <style:style style:name="ListLabel_20_51" style:display-name="ListLabel 51" style:family="text">
      <style:text-properties fo:color="#1155cc" loext:opacity="100%" style:text-underline-style="solid" style:text-underline-width="auto" style:text-underline-color="font-color"/>
    </style:style>
    <style:style style:name="ListLabel_20_52" style:display-name="ListLabel 52" style:family="text">
      <style:text-properties fo:color="#1155cc" loext:opacity="100%" style:text-underline-style="solid" style:text-underline-width="auto" style:text-underline-color="font-color"/>
    </style:style>
    <style:style style:name="ListLabel_20_53" style:display-name="ListLabel 53" style:family="text">
      <style:text-properties fo:color="#1155cc" loext:opacity="100%" style:text-underline-style="solid" style:text-underline-width="auto" style:text-underline-color="font-color"/>
    </style:style>
    <style:style style:name="ListLabel_20_54" style:display-name="ListLabel 54" style:family="text">
      <style:text-properties fo:color="#1155cc" loext:opacity="100%" style:text-underline-style="solid" style:text-underline-width="auto" style:text-underline-color="font-color"/>
    </style:style>
    <style:style style:name="ListLabel_20_55" style:display-name="ListLabel 55" style:family="text">
      <style:text-properties fo:color="#1155cc" loext:opacity="100%" style:text-underline-style="solid" style:text-underline-width="auto" style:text-underline-color="font-color"/>
    </style:style>
    <style:style style:name="ListLabel_20_56" style:display-name="ListLabel 56" style:family="text">
      <style:text-properties fo:color="#1155cc" loext:opacity="100%" style:text-underline-style="solid" style:text-underline-width="auto" style:text-underline-color="font-color"/>
    </style:style>
    <style:style style:name="ListLabel_20_57" style:display-name="ListLabel 57" style:family="text">
      <style:text-properties fo:color="#1155cc" loext:opacity="100%" style:text-underline-style="solid" style:text-underline-width="auto" style:text-underline-color="font-color"/>
    </style:style>
    <style:style style:name="ListLabel_20_58" style:display-name="ListLabel 58" style:family="text">
      <style:text-properties fo:color="#1155cc" loext:opacity="100%" style:text-underline-style="solid" style:text-underline-width="auto" style:text-underline-color="font-color"/>
    </style:style>
    <style:style style:name="ListLabel_20_59" style:display-name="ListLabel 59" style:family="text">
      <style:text-properties fo:color="#1155cc" loext:opacity="100%" style:text-underline-style="solid" style:text-underline-width="auto" style:text-underline-color="font-color"/>
    </style:style>
    <style:style style:name="ListLabel_20_60" style:display-name="ListLabel 60" style:family="text">
      <style:text-properties fo:color="#1155cc" loext:opacity="100%" style:text-underline-style="solid" style:text-underline-width="auto" style:text-underline-color="font-color"/>
    </style:style>
    <style:style style:name="ListLabel_20_61" style:display-name="ListLabel 61" style:family="text">
      <style:text-properties fo:color="#1155cc" loext:opacity="100%" style:text-underline-style="solid" style:text-underline-width="auto" style:text-underline-color="font-color"/>
    </style:style>
    <style:style style:name="ListLabel_20_62" style:display-name="ListLabel 62" style:family="text">
      <style:text-properties fo:color="#1155cc" loext:opacity="100%" style:text-underline-style="solid" style:text-underline-width="auto" style:text-underline-color="font-color"/>
    </style:style>
    <style:style style:name="ListLabel_20_63" style:display-name="ListLabel 63" style:family="text">
      <style:text-properties fo:color="#1155cc" loext:opacity="100%" style:text-underline-style="solid" style:text-underline-width="auto" style:text-underline-color="font-color"/>
    </style:style>
    <style:style style:name="ListLabel_20_64" style:display-name="ListLabel 64" style:family="text">
      <style:text-properties fo:color="#1155cc" loext:opacity="100%" style:text-underline-style="solid" style:text-underline-width="auto" style:text-underline-color="font-color"/>
    </style:style>
    <style:style style:name="ListLabel_20_65" style:display-name="ListLabel 65" style:family="text">
      <style:text-properties fo:color="#1155cc" loext:opacity="100%" style:text-underline-style="solid" style:text-underline-width="auto" style:text-underline-color="font-color"/>
    </style:style>
    <style:style style:name="ListLabel_20_66" style:display-name="ListLabel 66" style:family="text">
      <style:text-properties fo:color="#1155cc" loext:opacity="100%" style:text-underline-style="solid" style:text-underline-width="auto" style:text-underline-color="font-color"/>
    </style:style>
    <style:style style:name="ListLabel_20_67" style:display-name="ListLabel 67" style:family="text">
      <style:text-properties fo:color="#1155cc" loext:opacity="100%" style:text-underline-style="solid" style:text-underline-width="auto" style:text-underline-color="font-color"/>
    </style:style>
    <style:style style:name="ListLabel_20_68" style:display-name="ListLabel 68" style:family="text">
      <style:text-properties fo:color="#1155cc" loext:opacity="100%" style:text-underline-style="solid" style:text-underline-width="auto" style:text-underline-color="font-color"/>
    </style:style>
    <style:style style:name="ListLabel_20_69" style:display-name="ListLabel 69" style:family="text">
      <style:text-properties fo:color="#1155cc" loext:opacity="100%" style:text-underline-style="solid" style:text-underline-width="auto" style:text-underline-color="font-color"/>
    </style:style>
    <style:style style:name="ListLabel_20_70" style:display-name="ListLabel 70" style:family="text">
      <style:text-properties fo:color="#1155cc" loext:opacity="100%" style:text-underline-style="solid" style:text-underline-width="auto" style:text-underline-color="font-color"/>
    </style:style>
    <style:style style:name="ListLabel_20_71" style:display-name="ListLabel 71" style:family="text">
      <style:text-properties fo:color="#1155cc" loext:opacity="100%" style:text-underline-style="solid" style:text-underline-width="auto" style:text-underline-color="font-color"/>
    </style:style>
    <style:style style:name="ListLabel_20_72" style:display-name="ListLabel 72" style:family="text">
      <style:text-properties fo:color="#1155cc" loext:opacity="100%" style:text-underline-style="solid" style:text-underline-width="auto" style:text-underline-color="font-color"/>
    </style:style>
    <style:style style:name="ListLabel_20_73" style:display-name="ListLabel 73" style:family="text">
      <style:text-properties fo:color="#1155cc" loext:opacity="100%" style:text-underline-style="solid" style:text-underline-width="auto" style:text-underline-color="font-color"/>
    </style:style>
    <style:style style:name="ListLabel_20_74" style:display-name="ListLabel 74" style:family="text">
      <style:text-properties fo:color="#1155cc" loext:opacity="100%" style:text-underline-style="solid" style:text-underline-width="auto" style:text-underline-color="font-color"/>
    </style:style>
    <style:style style:name="ListLabel_20_75" style:display-name="ListLabel 75" style:family="text">
      <style:text-properties fo:color="#1155cc" loext:opacity="100%" style:text-underline-style="solid" style:text-underline-width="auto" style:text-underline-color="font-color"/>
    </style:style>
    <style:style style:name="ListLabel_20_76" style:display-name="ListLabel 76" style:family="text">
      <style:text-properties fo:color="#1155cc" loext:opacity="100%" style:text-underline-style="solid" style:text-underline-width="auto" style:text-underline-color="font-color"/>
    </style:style>
    <style:style style:name="ListLabel_20_77" style:display-name="ListLabel 77" style:family="text">
      <style:text-properties fo:color="#1155cc" loext:opacity="100%" style:text-underline-style="solid" style:text-underline-width="auto" style:text-underline-color="font-color"/>
    </style:style>
    <style:style style:name="ListLabel_20_78" style:display-name="ListLabel 78" style:family="text">
      <style:text-properties fo:color="#1155cc" loext:opacity="100%" style:text-underline-style="solid" style:text-underline-width="auto" style:text-underline-color="font-color"/>
    </style:style>
    <style:style style:name="ListLabel_20_79" style:display-name="ListLabel 79" style:family="text">
      <style:text-properties fo:color="#1155cc" loext:opacity="100%" style:text-underline-style="solid" style:text-underline-width="auto" style:text-underline-color="font-color"/>
    </style:style>
    <style:style style:name="ListLabel_20_80" style:display-name="ListLabel 80" style:family="text">
      <style:text-properties fo:color="#1155cc" loext:opacity="100%" style:text-underline-style="solid" style:text-underline-width="auto" style:text-underline-color="font-color"/>
    </style:style>
    <style:style style:name="ListLabel_20_81" style:display-name="ListLabel 81" style:family="text">
      <style:text-properties fo:color="#1155cc" loext:opacity="100%" style:text-underline-style="solid" style:text-underline-width="auto" style:text-underline-color="font-color"/>
    </style:style>
    <style:style style:name="ListLabel_20_82" style:display-name="ListLabel 82" style:family="text">
      <style:text-properties fo:color="#1155cc" loext:opacity="100%" style:text-underline-style="solid" style:text-underline-width="auto" style:text-underline-color="font-color"/>
    </style:style>
    <style:style style:name="ListLabel_20_83" style:display-name="ListLabel 83" style:family="text">
      <style:text-properties fo:color="#1155cc" loext:opacity="100%" style:text-underline-style="solid" style:text-underline-width="auto" style:text-underline-color="font-color"/>
    </style:style>
    <style:style style:name="ListLabel_20_84" style:display-name="ListLabel 84" style:family="text">
      <style:text-properties fo:color="#1155cc" loext:opacity="100%" style:text-underline-style="solid" style:text-underline-width="auto" style:text-underline-color="font-color"/>
    </style:style>
    <style:style style:name="ListLabel_20_85" style:display-name="ListLabel 85" style:family="text">
      <style:text-properties fo:color="#1155cc" loext:opacity="100%" style:text-underline-style="solid" style:text-underline-width="auto" style:text-underline-color="font-color"/>
    </style:style>
    <style:style style:name="ListLabel_20_86" style:display-name="ListLabel 86" style:family="text">
      <style:text-properties fo:color="#1155cc" loext:opacity="100%" style:text-underline-style="solid" style:text-underline-width="auto" style:text-underline-color="font-color"/>
    </style:style>
    <style:style style:name="ListLabel_20_87" style:display-name="ListLabel 87" style:family="text">
      <style:text-properties fo:color="#1155cc" loext:opacity="100%" style:text-underline-style="solid" style:text-underline-width="auto" style:text-underline-color="font-color"/>
    </style:style>
    <style:style style:name="ListLabel_20_88" style:display-name="ListLabel 88" style:family="text">
      <style:text-properties fo:color="#1155cc" loext:opacity="100%" style:text-underline-style="solid" style:text-underline-width="auto" style:text-underline-color="font-color"/>
    </style:style>
    <style:style style:name="ListLabel_20_89" style:display-name="ListLabel 89" style:family="text">
      <style:text-properties fo:color="#1155cc" loext:opacity="100%" style:text-underline-style="solid" style:text-underline-width="auto" style:text-underline-color="font-color"/>
    </style:style>
    <style:style style:name="ListLabel_20_1" style:display-name="ListLabel 1"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font-style-complex="normal" style:font-weight-complex="normal"/>
    </style:style>
    <style:style style:name="ListLabel_20_2" style:display-name="ListLabel 2"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font-style-complex="normal" style:font-weight-complex="normal"/>
    </style:style>
    <style:style style:name="ListLabel_20_3" style:display-name="ListLabel 3"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font-style-complex="normal" style:font-weight-complex="normal"/>
    </style:style>
    <style:style style:name="ListLabel_20_4" style:display-name="ListLabel 4"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font-style-complex="normal" style:font-weight-complex="normal"/>
    </style:style>
    <style:style style:name="ListLabel_20_5" style:display-name="ListLabel 5"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font-style-complex="normal" style:font-weight-complex="normal"/>
    </style:style>
    <style:style style:name="ListLabel_20_6" style:display-name="ListLabel 6"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font-style-complex="normal" style:font-weight-complex="normal"/>
    </style:style>
    <style:style style:name="ListLabel_20_7" style:display-name="ListLabel 7"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font-style-complex="normal" style:font-weight-complex="normal"/>
    </style:style>
    <style:style style:name="ListLabel_20_8" style:display-name="ListLabel 8"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font-style-complex="normal" style:font-weight-complex="normal"/>
    </style:style>
    <style:style style:name="ListLabel_20_9" style:display-name="ListLabel 9"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font-style-complex="normal" style:font-weight-complex="normal"/>
    </style:style>
    <style:style style:name="ListLabel_20_90" style:display-name="ListLabel 90" style:family="text">
      <style:text-properties fo:color="#747775" loext:opacity="100%" fo:font-style="italic" style:font-style-asian="italic" style:font-style-complex="italic"/>
    </style:style>
    <style:style style:name="ListLabel_20_91" style:display-name="ListLabel 91" style:family="text">
      <style:text-properties fo:color="#1155cc" loext:opacity="100%" fo:font-style="italic" style:text-underline-style="solid" style:text-underline-width="auto" style:text-underline-color="font-color" style:font-style-asian="italic" style:font-style-complex="italic"/>
    </style:style>
    <style:style style:name="ListLabel_20_92" style:display-name="ListLabel 92" style:family="text">
      <style:text-properties fo:color="#747775" loext:opacity="100%" fo:font-style="italic" style:font-style-asian="italic" style:font-style-complex="italic"/>
    </style:style>
    <style:style style:name="ListLabel_20_93" style:display-name="ListLabel 93" style:family="text">
      <style:text-properties fo:color="#1155cc" loext:opacity="100%" fo:font-style="italic" style:text-underline-style="solid" style:text-underline-width="auto" style:text-underline-color="font-color"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Arial" style:font-style-name="Normal" style:font-family-generic="swiss" style:font-pitch="variable"/>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635cm" fo:margin-left="2.54cm"/>
        </style:list-level-properties>
        <style:text-properties fo:font-family="Arial" style:font-style-name="Normal" style:font-family-generic="swiss" style:font-pitch="variable"/>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Arial" style:font-style-name="Normal" style:font-family-generic="swiss"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Arial" style:font-style-name="Normal" style:font-family-generic="swiss" style:font-pitch="variable"/>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6.35cm"/>
        </style:list-level-properties>
        <style:text-properties fo:font-family="Arial" style:font-style-name="Normal" style:font-family-generic="swiss" style:font-pitch="variable"/>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fo:font-family="Arial" style:font-style-name="Normal" style:font-family-generic="swiss"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fo:font-family="Arial" style:font-style-name="Normal" style:font-family-generic="swiss" style:font-pitch="variable"/>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10.16cm"/>
        </style:list-level-properties>
        <style:text-properties fo:font-family="Arial" style:font-style-name="Normal" style:font-family-generic="swiss" style:font-pitch="variable"/>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fo:font-family="Arial" style:font-style-name="Normal"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Arial" style:font-style-name="Normal" style:font-family-generic="swiss" style:font-pitch="variable"/>
      </text:list-level-style-bullet>
      <text:list-level-style-bullet text:level="2" text:style-name="ListLabel_20_2" text:bullet-char="">
        <style:list-level-properties text:list-level-position-and-space-mode="label-alignment">
          <style:list-level-label-alignment text:label-followed-by="listtab" fo:text-indent="-0.635cm" fo:margin-left="2.54cm"/>
        </style:list-level-properties>
        <style:text-properties fo:font-family="Arial" style:font-style-name="Normal" style:font-family-generic="swiss" style:font-pitch="variable"/>
      </text:list-level-style-bullet>
      <text:list-level-style-bullet text:level="3" text:style-name="ListLabel_20_3" text:bullet-char="">
        <style:list-level-properties text:list-level-position-and-space-mode="label-alignment">
          <style:list-level-label-alignment text:label-followed-by="listtab" fo:text-indent="-0.635cm" fo:margin-left="3.81cm"/>
        </style:list-level-properties>
        <style:text-properties fo:font-family="Arial" style:font-style-name="Normal" style:font-family-generic="swiss" style:font-pitch="variable"/>
      </text:list-level-style-bullet>
      <text:list-level-style-bullet text:level="4" text:style-name="ListLabel_20_4" text:bullet-char="">
        <style:list-level-properties text:list-level-position-and-space-mode="label-alignment">
          <style:list-level-label-alignment text:label-followed-by="listtab" fo:text-indent="-0.635cm" fo:margin-left="5.08cm"/>
        </style:list-level-properties>
        <style:text-properties fo:font-family="Arial" style:font-style-name="Normal" style:font-family-generic="swiss" style:font-pitch="variable"/>
      </text:list-level-style-bullet>
      <text:list-level-style-bullet text:level="5" text:style-name="ListLabel_20_5" text:bullet-char="">
        <style:list-level-properties text:list-level-position-and-space-mode="label-alignment">
          <style:list-level-label-alignment text:label-followed-by="listtab" fo:text-indent="-0.635cm" fo:margin-left="6.35cm"/>
        </style:list-level-properties>
        <style:text-properties fo:font-family="Arial" style:font-style-name="Normal" style:font-family-generic="swiss" style:font-pitch="variable"/>
      </text:list-level-style-bullet>
      <text:list-level-style-bullet text:level="6" text:style-name="ListLabel_20_6" text:bullet-char="">
        <style:list-level-properties text:list-level-position-and-space-mode="label-alignment">
          <style:list-level-label-alignment text:label-followed-by="listtab" fo:text-indent="-0.635cm" fo:margin-left="7.62cm"/>
        </style:list-level-properties>
        <style:text-properties fo:font-family="Arial" style:font-style-name="Normal" style:font-family-generic="swiss" style:font-pitch="variable"/>
      </text:list-level-style-bullet>
      <text:list-level-style-bullet text:level="7" text:style-name="ListLabel_20_7" text:bullet-char="">
        <style:list-level-properties text:list-level-position-and-space-mode="label-alignment">
          <style:list-level-label-alignment text:label-followed-by="listtab" fo:text-indent="-0.635cm" fo:margin-left="8.89cm"/>
        </style:list-level-properties>
        <style:text-properties fo:font-family="Arial" style:font-style-name="Normal" style:font-family-generic="swiss" style:font-pitch="variable"/>
      </text:list-level-style-bullet>
      <text:list-level-style-bullet text:level="8" text:style-name="ListLabel_20_8" text:bullet-char="">
        <style:list-level-properties text:list-level-position-and-space-mode="label-alignment">
          <style:list-level-label-alignment text:label-followed-by="listtab" fo:text-indent="-0.635cm" fo:margin-left="10.16cm"/>
        </style:list-level-properties>
        <style:text-properties fo:font-family="Arial" style:font-style-name="Normal" style:font-family-generic="swiss" style:font-pitch="variable"/>
      </text:list-level-style-bullet>
      <text:list-level-style-bullet text:level="9" text:style-name="ListLabel_20_9" text:bullet-char="">
        <style:list-level-properties text:list-level-position-and-space-mode="label-alignment">
          <style:list-level-label-alignment text:label-followed-by="listtab" fo:text-indent="-0.635cm" fo:margin-left="11.43cm"/>
        </style:list-level-properties>
        <style:text-properties fo:font-family="Arial" style:font-style-name="Normal"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Converted1" style:page-layout-name="Mpm2" draw:style-name="Mdp1"/>
    <style:master-page style:name="Converted2" style:page-layout-name="Mpm2" draw:style-name="Mdp1"/>
    <style:master-page style:name="Converted3"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2-18T23:53:20.475333200</meta:creation-date>
    <dc:date>2026-02-18T23:59:03.294408200</dc:date>
    <meta:editing-duration>PT5M43S</meta:editing-duration>
    <meta:editing-cycles>1</meta:editing-cycles>
    <meta:document-statistic meta:table-count="1" meta:image-count="0" meta:object-count="0" meta:page-count="77" meta:paragraph-count="1347" meta:word-count="34416" meta:character-count="199207" meta:non-whitespace-character-count="165843"/>
    <meta:generator>LibreOffice/25.8.4.2$Windows_X86_64 LibreOffice_project/290daaa01b999472f0c7a3890eb6a550fd74c6df</meta:generator>
  </office:meta>
</office:document-meta>
</file>